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1.321cm"/>
    </style:style>
    <style:style style:name="co3" style:family="table-column">
      <style:table-column-properties fo:break-before="auto" style:column-width="2.267cm"/>
    </style:style>
    <style:style style:name="co17" style:family="table-column">
      <style:table-column-properties fo:break-before="auto" style:column-width="1.663cm"/>
    </style:style>
    <style:style style:name="co18" style:family="table-column">
      <style:table-column-properties fo:break-before="auto" style:column-width="2.775cm"/>
    </style:style>
    <style:style style:name="co19" style:family="table-column">
      <style:table-column-properties fo:break-before="auto" style:column-width="11.737cm"/>
    </style:style>
    <style:style style:name="co7" style:family="table-column">
      <style:table-column-properties fo:break-before="auto" style:column-width="1.693cm"/>
    </style:style>
    <style:style style:name="co8" style:family="table-column">
      <style:table-column-properties fo:break-before="auto" style:column-width="6.35cm"/>
    </style:style>
    <style:style style:name="co9" style:family="table-column">
      <style:table-column-properties fo:break-before="auto" style:column-width="8.546cm"/>
    </style:style>
    <style:style style:name="co10" style:family="table-column">
      <style:table-column-properties fo:break-before="auto" style:column-width="4.688cm"/>
    </style:style>
    <style:style style:name="co11" style:family="table-column">
      <style:table-column-properties fo:break-before="auto" style:column-width="4.662cm"/>
    </style:style>
    <style:style style:name="co12" style:family="table-column">
      <style:table-column-properties fo:break-before="auto" style:column-width="9.961cm"/>
    </style:style>
    <style:style style:name="co13" style:family="table-column">
      <style:table-column-properties fo:break-before="auto" style:column-width="2.196cm"/>
    </style:style>
    <style:style style:name="co14" style:family="table-column">
      <style:table-column-properties fo:break-before="auto" style:column-width="2.358cm"/>
    </style:style>
    <style:style style:name="co15" style:family="table-column">
      <style:table-column-properties fo:break-before="auto" style:column-width="2.441cm"/>
    </style:style>
    <style:style style:name="co20" style:family="table-column">
      <style:table-column-properties fo:break-before="auto" style:column-width="2.746cm"/>
    </style:style>
    <style:style style:name="co21" style:family="table-column">
      <style:table-column-properties fo:break-before="auto" style:column-width="6.826cm"/>
    </style:style>
    <style:style style:name="co22" style:family="table-column">
      <style:table-column-properties fo:break-before="auto" style:column-width="10.462cm"/>
    </style:style>
    <style:style style:name="co23" style:family="table-column">
      <style:table-column-properties fo:break-before="auto" style:column-width="11.271cm"/>
    </style:style>
    <style:style style:name="co24" style:family="table-column">
      <style:table-column-properties fo:break-before="auto" style:column-width="2.969cm"/>
    </style:style>
    <style:style style:name="ro19" style:family="table-row">
      <style:table-row-properties style:row-height="0.921cm" fo:break-before="auto" style:use-optimal-row-height="false"/>
    </style:style>
    <style:style style:name="ro18" style:family="table-row">
      <style:table-row-properties style:row-height="0.453cm" fo:break-before="auto" style:use-optimal-row-height="true"/>
    </style:style>
    <style:style style:name="ro3" style:family="table-row">
      <style:table-row-properties style:row-height="1.316cm" fo:break-before="auto" style:use-optimal-row-height="false"/>
    </style:style>
    <style:style style:name="ro4" style:family="table-row">
      <style:table-row-properties style:row-height="1.734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2.579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3.422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5.528cm" fo:break-before="auto" style:use-optimal-row-height="true"/>
    </style:style>
    <style:style style:name="ro13" style:family="table-row">
      <style:table-row-properties style:row-height="2.157cm" fo:break-before="auto" style:use-optimal-row-height="true"/>
    </style:style>
    <style:style style:name="ro14" style:family="table-row">
      <style:table-row-properties style:row-height="9.319cm" fo:break-before="auto" style:use-optimal-row-height="true"/>
    </style:style>
    <style:style style:name="ro15" style:family="table-row">
      <style:table-row-properties style:row-height="1.316cm" fo:break-before="auto" style:use-optimal-row-height="true"/>
    </style:style>
    <style:style style:name="ro16" style:family="table-row">
      <style:table-row-properties style:row-height="3.127cm" fo:break-before="auto" style:use-optimal-row-height="false"/>
    </style:style>
    <style:style style:name="ro17" style:family="table-row">
      <style:table-row-properties style:row-height="5.106cm" fo:break-before="auto" style:use-optimal-row-height="true"/>
    </style:style>
    <style:style style:name="ro20" style:family="table-row">
      <style:table-row-properties style:row-height="4.685cm" fo:break-before="auto" style:use-optimal-row-height="true"/>
    </style:style>
    <style:style style:name="ro21" style:family="table-row">
      <style:table-row-properties style:row-height="7.213cm" fo:break-before="auto" style:use-optimal-row-height="true"/>
    </style:style>
    <style:style style:name="ro22" style:family="table-row">
      <style:table-row-properties style:row-height="6.369cm" fo:break-before="auto" style:use-optimal-row-height="true"/>
    </style:style>
    <style:style style:name="ro23" style:family="table-row">
      <style:table-row-properties style:row-height="3cm" fo:break-before="auto" style:use-optimal-row-height="true"/>
    </style:style>
    <style:style style:name="ta2" style:family="table" style:master-page-name="Default">
      <style:table-properties table:display="true" style:writing-mode="lr-tb"/>
    </style:style>
    <style:style style:name="ta3" style:family="table" style:master-page-name="Paul">
      <style:table-properties table:display="true" style:writing-mode="lr-tb"/>
    </style:style>
    <style:style style:name="ce24" style:family="table-cell" style:parent-style-name="Default">
      <style:table-cell-properties style:text-align-source="fix" style:repeat-content="false"/>
      <style:paragraph-properties fo:text-align="center" fo:margin-left="0cm"/>
    </style:style>
    <style:style style:name="ce36" style:family="table-cell" style:parent-style-name="Default">
      <style:table-cell-properties fo:border-bottom="0.035cm solid #000000" fo:background-color="#c0c0c0" style:text-align-source="fix" style:repeat-content="false" fo:wrap-option="wrap" fo:border-left="0.002cm solid #000000" fo:border-right="none" fo:border-top="0.002cm solid #000000" style:vertical-align="top"/>
      <style:paragraph-properties fo:text-align="center" fo:margin-left="0c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7" style:family="table-cell" style:parent-style-name="Default">
      <style:table-cell-properties fo:border-bottom="none" style:text-align-source="fix" style:repeat-content="false" fo:border-left="0.002cm solid #000000" fo:border-right="none" fo:border-top="none"/>
      <style:paragraph-properties fo:text-align="center" fo:margin-left="0cm"/>
    </style:style>
    <style:style style:name="ce3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style>
    <style:style style:name="ce39" style:family="table-cell" style:parent-style-name="Default">
      <style:table-cell-properties fo:border-bottom="0.002cm solid #000000" style:text-align-source="fix" style:repeat-content="false" fo:border-left="none" fo:border-right="none" fo:border-top="none"/>
      <style:paragraph-properties fo:text-align="center" fo:margin-left="0cm"/>
    </style:style>
    <style:style style:name="ce40"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1"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style:text-align-source="fix" style:repeat-content="false"/>
      <style:paragraph-properties fo:text-align="end" fo:margin-left="0cm"/>
    </style:style>
    <style:style style:name="ce43"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4" style:family="table-cell" style:parent-style-name="Default">
      <style:table-cell-properties fo:border="none"/>
    </style:style>
    <style:style style:name="ce45" style:family="table-cell" style:parent-style-name="Default">
      <style:table-cell-properties style:text-align-source="fix" style:repeat-content="false" fo:wrap-option="wrap" style:vertical-align="top"/>
      <style:paragraph-properties fo:text-align="start" fo:margin-left="0cm"/>
      <style:text-properties fo:hyphenate="true"/>
    </style:style>
    <style:style style:name="ce12" style:family="table-cell" style:parent-style-name="Default">
      <style:table-cell-properties fo:border-bottom="none" style:text-align-source="fix" style:repeat-content="false" fo:wrap-option="wrap" fo:border-left="none" fo:border-right="0.035cm solid #000000" fo:border-top="none"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3" style:family="table-cell" style:parent-style-name="Default">
      <style:table-cell-properties fo:border-bottom="none" fo:wrap-option="wrap" fo:border-left="none" fo:border-right="0.035cm solid #000000" fo:border-top="none" style:vertical-align="bottom"/>
    </style:style>
    <style:style style:name="ce14" style:family="table-cell" style:parent-style-name="Default">
      <style:table-cell-properties fo:border-bottom="0.035cm solid #000000" fo:background-color="#c0c0c0" style:text-align-source="fix" style:repeat-content="false" fo:wrap-option="wrap" fo:border-left="0.002cm solid #000000" fo:border-right="none" fo:border-top="0.002cm solid #000000" style:vertical-align="top"/>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15" style:family="table-cell" style:parent-style-name="Default">
      <style:table-cell-properties fo:border-bottom="0.035cm solid #000000" style:text-align-source="fix" style:repeat-content="false" fo:wrap-option="wrap" fo:border-left="0.002cm solid #000000" fo:border-right="0.035cm solid #000000" fo:border-top="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6" style:family="table-cell" style:parent-style-name="Default">
      <style:table-cell-properties fo:border-bottom="0.035cm solid #000000" style:text-align-source="fix" style:repeat-content="false" fo:wrap-option="wrap" fo:border-left="0.002cm solid #000000" fo:border-right="0.035cm solid #000000" fo:border-top="0.035cm solid #000000" style:vertical-align="top"/>
      <style:paragraph-properties fo:text-align="star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7" style:family="table-cell" style:parent-style-name="Default">
      <style:table-cell-properties fo:border-bottom="0.035cm solid #000000" style:text-align-source="fix" style:repeat-content="false" fo:wrap-option="wrap" fo:border-left="0.002cm solid #000000" fo:border-right="0.035cm solid #000000" fo:border-top="0.035cm solid #000000" style:vertical-align="top"/>
      <style:paragraph-properties fo:text-align="start"/>
      <style:text-properties style:use-window-font-color="true"/>
    </style:style>
    <style:style style:name="ce18" style:family="table-cell" style:parent-style-name="Default">
      <style:table-cell-properties fo:border-bottom="0.002cm solid #000000" style:text-align-source="fix" style:repeat-content="false" fo:wrap-option="wrap" fo:border-left="0.002cm solid #000000" fo:border-right="0.035cm solid #000000" fo:border-top="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9" style:family="table-cell" style:parent-style-name="Default">
      <style:table-cell-properties fo:border-bottom="0.035cm solid #000000" fo:background-color="#c0c0c0" style:text-align-source="fix" style:repeat-content="false" fo:wrap-option="wrap" fo:border-left="none" fo:border-right="none" fo:border-top="0.002cm solid #000000" style:vertical-align="top"/>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0" style:family="table-cell" style:parent-style-name="Default">
      <style:table-cell-properties style:text-align-source="fix" style:repeat-content="false" fo:wrap-option="wrap" fo:border="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1" style:family="table-cell" style:parent-style-name="Default">
      <style:table-cell-properties style:text-align-source="fix" style:repeat-content="false" fo:wrap-option="wrap" fo:border="0.035cm solid #000000" style:vertical-align="top"/>
      <style:paragraph-properties fo:text-align="star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2" style:family="table-cell" style:parent-style-name="Default">
      <style:table-cell-properties style:text-align-source="fix" style:repeat-content="false" fo:wrap-option="wrap" fo:border="0.035cm solid #000000" style:vertical-align="top"/>
      <style:paragraph-properties fo:text-align="start"/>
      <style:text-properties fo:color="#000000" style:text-line-through-style="none" style:font-name="Arial1" fo:font-size="10pt" fo:font-style="normal" style:text-underline-style="none" fo:font-weight="normal" style:font-name-asian="Arial" style:font-size-asian="10pt" style:font-style-asian="normal" style:font-weight-asian="normal" style:font-style-complex="normal" style:font-weight-complex="normal"/>
    </style:style>
    <style:style style:name="ce23" style:family="table-cell" style:parent-style-name="Default">
      <style:table-cell-properties fo:border-bottom="0.002cm solid #000000" style:text-align-source="fix" style:repeat-content="false" fo:wrap-option="wrap" fo:border-left="0.035cm solid #000000" fo:border-right="0.035cm solid #000000" fo:border-top="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5" style:family="table-cell" style:parent-style-name="Default">
      <style:table-cell-properties style:text-align-source="fix" style:repeat-content="false" fo:wrap-option="wrap" fo:border="0.035cm solid #000000" style:vertical-align="top"/>
      <style:paragraph-properties fo:text-align="start"/>
      <style:text-properties style:use-window-font-color="true"/>
    </style:style>
    <style:style style:name="ce26" style:family="table-cell" style:parent-style-name="Default">
      <style:table-cell-properties style:text-align-source="fix" style:repeat-content="false" fo:wrap-option="wrap" fo:border="0.035cm solid #000000" style:vertical-align="top"/>
      <style:paragraph-properties fo:text-align="start"/>
    </style:style>
    <style:style style:name="ce27" style:family="table-cell" style:parent-style-name="Default">
      <style:table-cell-properties fo:border-bottom="0.035cm solid #000000" fo:background-color="#c0c0c0" style:text-align-source="fix" style:repeat-content="false" fo:wrap-option="wrap" fo:border-left="none" fo:border-right="0.002cm solid #000000" fo:border-top="0.002cm solid #000000" style:vertical-align="top"/>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8" style:family="table-cell" style:parent-style-name="Default">
      <style:table-cell-properties fo:border-bottom="0.035cm solid #000000" style:text-align-source="fix" style:repeat-content="false" fo:wrap-option="wrap" fo:border-left="0.035cm solid #000000" fo:border-right="0.002cm solid #000000" fo:border-top="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9" style:family="table-cell" style:parent-style-name="Default">
      <style:table-cell-properties fo:border-bottom="0.035cm solid #000000" style:text-align-source="fix" style:repeat-content="false" fo:wrap-option="wrap" fo:border-left="0.035cm solid #000000" fo:border-right="0.002cm solid #000000" fo:border-top="0.035cm solid #000000" style:vertical-align="top"/>
      <style:paragraph-properties fo:text-align="start"/>
      <style:text-properties fo:color="#ff3333"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0" style:family="table-cell" style:parent-style-name="Default">
      <style:table-cell-properties fo:border-bottom="0.035cm solid #000000" style:text-align-source="fix" style:repeat-content="false" fo:wrap-option="wrap" fo:border-left="0.035cm solid #000000" fo:border-right="0.002cm solid #000000" fo:border-top="0.035cm solid #000000" style:vertical-align="top"/>
      <style:paragraph-properties fo:text-align="star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1" style:family="table-cell" style:parent-style-name="Default">
      <style:table-cell-properties fo:border-bottom="0.035cm solid #000000" style:text-align-source="fix" style:repeat-content="false" fo:wrap-option="wrap" fo:border-left="0.035cm solid #000000" fo:border-right="0.002cm solid #000000" fo:border-top="0.035cm solid #000000" style:vertical-align="top"/>
      <style:paragraph-properties fo:text-align="start"/>
      <style:text-properties style:use-window-font-color="true"/>
    </style:style>
    <style:style style:name="ce32" style:family="table-cell" style:parent-style-name="Default">
      <style:table-cell-properties fo:border-bottom="0.002cm solid #000000" style:text-align-source="fix" style:repeat-content="false" fo:wrap-option="wrap" fo:border-left="0.035cm solid #000000" fo:border-right="0.002cm solid #000000" fo:border-top="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3" style:family="table-cell" style:parent-style-name="Default">
      <style:table-cell-properties fo:border-bottom="0.035cm solid #000000" fo:background-color="#c0c0c0" style:text-align-source="fix" style:repeat-content="false" fo:wrap-option="wrap" fo:border-left="none" fo:border-right="none" fo:border-top="0.002cm solid #000000" style:vertical-align="top"/>
      <style:paragraph-properties fo:text-align="center" fo:margin-left="0c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4" style:family="table-cell" style:parent-style-name="Default">
      <style:table-cell-properties style:text-align-source="fix" style:repeat-content="false" fo:wrap-option="wrap" fo:border="0.035cm solid #000000" style:vertical-align="top"/>
      <style:paragraph-properties fo:text-align="center" fo:margin-left="0c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5" style:family="table-cell" style:parent-style-name="Default">
      <style:table-cell-properties fo:border-bottom="0.002cm solid #000000" style:text-align-source="fix" style:repeat-content="false" fo:wrap-option="wrap" fo:border-left="0.035cm solid #000000" fo:border-right="0.035cm solid #000000" fo:border-top="0.035cm solid #000000" style:vertical-align="top"/>
      <style:paragraph-properties fo:text-align="center" fo:margin-left="0c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6" style:family="table-cell" style:parent-style-name="Default">
      <style:table-cell-properties fo:border-bottom="0.035cm solid #000000" fo:background-color="#c0c0c0" style:text-align-source="fix" style:repeat-content="false" fo:wrap-option="wrap" fo:border-left="none" fo:border-right="none" fo:border-top="0.002cm solid #000000" style:vertical-align="top"/>
      <style:paragraph-properties fo:text-align="start" fo:margin-left="0c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47" style:family="table-cell" style:parent-style-name="Default">
      <style:table-cell-properties style:text-align-source="fix" style:repeat-content="false" fo:wrap-option="wrap" fo:border="0.035cm solid #000000" style:vertical-align="top"/>
      <style:paragraph-properties fo:text-align="start" fo:margin-left="0c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8" style:family="table-cell" style:parent-style-name="Default">
      <style:table-cell-properties style:text-align-source="fix" style:repeat-content="false"/>
      <style:paragraph-properties fo:text-align="start" fo:margin-left="0cm"/>
    </style:style>
    <style:style style:name="ce49" style:family="table-cell" style:parent-style-name="Default">
      <style:table-cell-properties fo:background-color="#ffff99" style:text-align-source="fix" style:repeat-content="false" fo:border="0.002cm solid #000000"/>
      <style:paragraph-properties fo:text-align="start" fo:margin-left="0cm"/>
    </style:style>
    <style:style style:name="ce50" style:family="table-cell" style:parent-style-name="Default">
      <style:table-cell-properties fo:background-color="#ffff99" fo:border="0.002cm solid #000000"/>
    </style:style>
    <style:style style:name="ce51" style:family="table-cell" style:parent-style-name="Default">
      <style:table-cell-properties fo:background-color="#ccccff"/>
    </style:style>
    <style:style style:name="ce52" style:family="table-cell" style:parent-style-name="Default">
      <style:table-cell-properties fo:background-color="#ffff99" style:text-align-source="fix" style:repeat-content="false" fo:border="0.002cm solid #000000" style:vertical-align="top"/>
      <style:paragraph-properties fo:text-align="start" fo:margin-left="0cm"/>
    </style:style>
    <style:style style:name="ce53" style:family="table-cell" style:parent-style-name="Default">
      <style:table-cell-properties fo:background-color="#ffff99" style:text-align-source="fix" style:repeat-content="false" fo:border="0.002cm solid #000000" style:vertical-align="top"/>
      <style:paragraph-properties fo:text-align="start"/>
    </style:style>
    <style:style style:name="ce54" style:family="table-cell" style:parent-style-name="Default">
      <style:table-cell-properties fo:background-color="#ccccff" style:text-align-source="fix" style:repeat-content="false" style:vertical-align="top"/>
      <style:paragraph-properties fo:text-align="start"/>
    </style:style>
    <style:style style:name="ce55" style:family="table-cell" style:parent-style-name="Default">
      <style:table-cell-properties style:text-align-source="fix" style:repeat-content="false" style:vertical-align="top"/>
      <style:paragraph-properties fo:text-align="start" fo:margin-left="0cm"/>
    </style:style>
    <style:style style:name="ce56" style:family="table-cell" style:parent-style-name="Default">
      <style:table-cell-properties style:text-align-source="fix" style:repeat-content="false" style:vertical-align="top"/>
      <style:paragraph-properties fo:text-align="start"/>
    </style:style>
    <style:style style:name="ce57" style:family="table-cell" style:parent-style-name="Default">
      <style:table-cell-properties fo:border-bottom="none" fo:background-color="#cccccc" style:text-align-source="fix" style:repeat-content="false" fo:border-left="0.002cm solid #000000" fo:border-right="none" fo:border-top="0.002cm solid #000000" style:vertical-align="top"/>
      <style:paragraph-properties fo:text-align="start" fo:margin-left="0cm"/>
      <style:text-properties fo:font-weight="bold" style:font-weight-asian="bold" style:font-weight-complex="bold"/>
    </style:style>
    <style:style style:name="ce58" style:family="table-cell" style:parent-style-name="Default">
      <style:table-cell-properties fo:background-color="#ffff99" style:text-align-source="fix" style:repeat-content="false" style:vertical-align="top"/>
      <style:paragraph-properties fo:text-align="start" fo:margin-left="0cm"/>
    </style:style>
    <style:style style:name="ce59" style:family="table-cell" style:parent-style-name="Default">
      <style:table-cell-properties fo:border-bottom="none" fo:wrap-option="wrap" fo:border-left="0.035cm solid #000000" fo:border-right="none" fo:border-top="none" style:vertical-align="bottom"/>
    </style:style>
    <style:style style:name="ce60" style:family="table-cell" style:parent-style-name="Default">
      <style:table-cell-properties fo:border-bottom="none" style:text-align-source="fix" style:repeat-content="false" fo:wrap-option="wrap" fo:border-left="0.035cm solid #000000" fo:border-right="none" fo:border-top="none"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ta_extref" style:family="table">
      <style:table-properties table:display="false"/>
    </style:style>
    <style:style style:name="T1" style:family="text">
      <style:text-properties style:font-name="Arial1" fo:font-size="10pt" style:font-size-asian="10pt" style:font-size-complex="10pt"/>
    </style:style>
    <style:style style:name="T2" style:family="text">
      <style:text-properties style:use-window-font-color="tru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Command" table:style-name="ta3" table:print-ranges="Command.B1:Command.G80">
        <office:forms form:automatic-focus="false" form:apply-design-mode="false"/>
        <table:table-column table:style-name="co7" table:visibility="collapse"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24"/>
        <table:table-column table:style-name="co14" table:default-cell-style-name="ce48"/>
        <table:table-column table:style-name="co15" table:default-cell-style-name="ce48"/>
        <table:table-column table:style-name="co20" table:default-cell-style-name="ce48"/>
        <table:table-column table:style-name="co14" table:default-cell-style-name="ce55"/>
        <table:table-column table:style-name="co21" table:number-columns-repeated="2" table:default-cell-style-name="ce56"/>
        <table:table-column table:style-name="co22" table:default-cell-style-name="ce55"/>
        <table:table-column table:style-name="co23" table:default-cell-style-name="Default"/>
        <table:table-column table:style-name="co7" table:default-cell-style-name="Default"/>
        <table:table-column table:style-name="co24" table:default-cell-style-name="Default"/>
        <table:table-column table:style-name="co7" table:number-columns-repeated="1006" table:default-cell-style-name="Default"/>
        <table:table-header-rows>
          <table:table-row table:style-name="ro3">
            <table:table-cell/>
            <table:table-cell table:style-name="ce14" office:value-type="string">
              <text:p>Commando:</text:p>
            </table:table-cell>
            <table:table-cell table:style-name="ce14" office:value-type="string">
              <text:p>Type:</text:p>
            </table:table-cell>
            <table:table-cell table:style-name="ce19" office:value-type="string">
              <text:p>Omschrijving:</text:p>
            </table:table-cell>
            <table:table-cell table:style-name="ce19" office:value-type="string">
              <text:p>Parameter_1:</text:p>
            </table:table-cell>
            <table:table-cell table:style-name="ce19" office:value-type="string">
              <text:p>Parameter_2:</text:p>
            </table:table-cell>
            <table:table-cell table:style-name="ce27" office:value-type="string">
              <text:p>Opmerking:</text:p>
            </table:table-cell>
            <table:table-cell table:style-name="ce33" office:value-type="string">
              <text:p>Commando DEC-code:</text:p>
            </table:table-cell>
            <table:table-cell table:style-name="ce46" office:value-type="string">
              <text:p>Commando HEX-code:</text:p>
            </table:table-cell>
            <table:table-cell table:style-name="ce46" office:value-type="string">
              <text:p>User?</text:p>
            </table:table-cell>
            <table:table-cell table:style-name="ce46" office:value-type="string">
              <text:p>RANGE_EVENT</text:p>
            </table:table-cell>
            <table:table-cell table:style-name="ce46" office:value-type="string">
              <text:p>Gebruikt:</text:p>
            </table:table-cell>
            <table:table-cell table:style-name="ce46"/>
            <table:table-cell table:style-name="ce57" office:value-type="string">
              <text:p>#define commando codes:</text:p>
            </table:table-cell>
            <table:table-cell table:style-name="ce57" office:value-type="string">
              <text:p>#define commando codes:</text:p>
            </table:table-cell>
            <table:table-cell table:number-columns-repeated="1009"/>
          </table:table-row>
        </table:table-header-rows>
        <table:table-row table:style-name="ro4">
          <table:table-cell table:style-name="ce12" office:value-type="float" office:value="5">
            <text:p>5</text:p>
          </table:table-cell>
          <table:table-cell table:style-name="ce15" office:value-type="string">
            <text:p>Off</text:p>
          </table:table-cell>
          <table:table-cell table:style-name="ce15" office:value-type="string">
            <text:p>Waarde</text:p>
          </table:table-cell>
          <table:table-cell table:style-name="ce20" office:value-type="string">
            <text:p>Komt overeen met de waarde 0. // 0 tot 6 zijn voor de KAKU, NewKAKU, X10 commandos. Vanaf nul omdat hiervoor maar 4 bits (bit 0-3) beschikbaar zijn (bit 4-7 zijn dan het dim niveau)</text:p>
          </table:table-cell>
          <table:table-cell table:style-name="ce20" office:value-type="string">
            <text:p>-</text:p>
          </table:table-cell>
          <table:table-cell table:style-name="ce20" office:value-type="string">
            <text:p>-</text:p>
          </table:table-cell>
          <table:table-cell table:style-name="ce28"/>
          <table:table-cell table:style-name="ce34" office:value-type="float" office:value="0">
            <text:p>0</text:p>
          </table:table-cell>
          <table:table-cell table:style-name="ce47" table:formula="of:=CONCATENATE(&quot;0x&quot;;DEC2HEX([.H2]))" office:value-type="string" office:string-value="0x0">
            <text:p>0x0</text:p>
          </table:table-cell>
          <table:table-cell table:style-name="ce49" office:value-type="string">
            <text:p>User</text:p>
          </table:table-cell>
          <table:table-cell table:style-name="ce49"/>
          <table:table-cell table:style-name="ce52" table:formula="of:=IF([.B2]=&quot;&quot;;0;1)" office:value-type="float" office:value="1">
            <text:p>1</text:p>
          </table:table-cell>
          <table:table-cell table:style-name="ce53" office:value-type="string">
            <text:p>CMD_OFF</text:p>
          </table:table-cell>
          <table:table-cell table:style-name="ce53" table:formula="of:=CONCATENATE(&quot;#define &quot;;[.M2];&quot; &quot;;[.H2])" office:value-type="string" office:string-value="#define CMD_OFF 0">
            <text:p>#define CMD_OFF 0</text:p>
          </table:table-cell>
          <table:table-cell table:style-name="ce58" table:formula="of:=CONCATENATE(&quot;prog_char PROGMEM Cmd_&quot;;[Command.H2];&quot;[]=&quot;;CHAR(34);[Command.B2];CHAR(34);&quot;;&quot;)" office:value-type="string" office:string-value="prog_char PROGMEM Cmd_0[]=&quot;Off&quot;;">
            <text:p>prog_char PROGMEM Cmd_0[]="Off";</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On</text:p>
          </table:table-cell>
          <table:table-cell table:style-name="ce15" office:value-type="string">
            <text:p>Waarde</text:p>
          </table:table-cell>
          <table:table-cell table:style-name="ce20" office:value-type="string">
            <text:p>Komt overeen met de waarde 1. // 0 tot 6 zij voor de KAKU, NewKAKU, X10 commandos. Vanaf nul omdat hiervoor maar 4 bits (bit 0-3) beschikbaar zijn (bit 4-7 zijn dan het dim niveau)</text:p>
          </table:table-cell>
          <table:table-cell table:style-name="ce20" office:value-type="string">
            <text:p>-</text:p>
          </table:table-cell>
          <table:table-cell table:style-name="ce20" office:value-type="string">
            <text:p>-</text:p>
          </table:table-cell>
          <table:table-cell table:style-name="ce28"/>
          <table:table-cell table:style-name="ce34" office:value-type="float" office:value="1">
            <text:p>1</text:p>
          </table:table-cell>
          <table:table-cell table:style-name="ce47" table:formula="of:=CONCATENATE(&quot;0x&quot;;DEC2HEX([.H3]))" office:value-type="string" office:string-value="0x1">
            <text:p>0x1</text:p>
          </table:table-cell>
          <table:table-cell table:style-name="ce49" office:value-type="string">
            <text:p>User</text:p>
          </table:table-cell>
          <table:table-cell table:style-name="ce49"/>
          <table:table-cell table:style-name="ce52" table:formula="of:=IF([.B3]=&quot;&quot;;0;1)" office:value-type="float" office:value="1">
            <text:p>1</text:p>
          </table:table-cell>
          <table:table-cell table:style-name="ce53" office:value-type="string">
            <text:p>CMD_ON</text:p>
          </table:table-cell>
          <table:table-cell table:style-name="ce53" table:formula="of:=CONCATENATE(&quot;#define &quot;;[.M3];&quot; &quot;;[.H3])" office:value-type="string" office:string-value="#define CMD_ON 1">
            <text:p>#define CMD_ON 1</text:p>
          </table:table-cell>
          <table:table-cell table:style-name="ce58" table:formula="of:=CONCATENATE(&quot;prog_char PROGMEM Cmd_&quot;;[Command.H3];&quot;[]=&quot;;CHAR(34);[Command.B3];CHAR(34);&quot;;&quot;)" office:value-type="string" office:string-value="prog_char PROGMEM Cmd_1[]=&quot;On&quot;;">
            <text:p>prog_char PROGMEM Cmd_1[]="On";</text:p>
          </table:table-cell>
          <table:table-cell/>
          <table:table-cell table:style-name="ce59"/>
          <table:table-cell table:number-columns-repeated="1007"/>
        </table:table-row>
        <table:table-row table:style-name="ro4">
          <table:table-cell table:style-name="ce12" office:value-type="float" office:value="9">
            <text:p>9</text:p>
          </table:table-cell>
          <table:table-cell table:style-name="ce16" office:value-type="string">
            <text:p>AllOff</text:p>
          </table:table-cell>
          <table:table-cell table:style-name="ce15" office:value-type="string">
            <text:p>Waarde</text:p>
          </table:table-cell>
          <table:table-cell table:style-name="ce20" office:value-type="string">
            <text:p>0 tot 6 zijn voor de KAKU, NewKAKU, X10 commandos. Vanaf <text:s/>nul omdat hiervoor maar 4 bits (bit 0-3) beschikbaar zijn (bit 4-7 zijn dan het dim niveau)</text:p>
          </table:table-cell>
          <table:table-cell table:style-name="ce20" table:number-columns-repeated="2"/>
          <table:table-cell table:style-name="ce28"/>
          <table:table-cell table:style-name="ce34" office:value-type="float" office:value="2">
            <text:p>2</text:p>
          </table:table-cell>
          <table:table-cell table:style-name="ce47" table:formula="of:=CONCATENATE(&quot;0x&quot;;DEC2HEX([.H4]))" office:value-type="string" office:string-value="0x2">
            <text:p>0x2</text:p>
          </table:table-cell>
          <table:table-cell table:style-name="ce49" office:value-type="string">
            <text:p>System</text:p>
          </table:table-cell>
          <table:table-cell table:style-name="ce49"/>
          <table:table-cell table:style-name="ce52" table:formula="of:=IF([.B4]=&quot;&quot;;0;1)" office:value-type="float" office:value="1">
            <text:p>1</text:p>
          </table:table-cell>
          <table:table-cell table:style-name="ce53" office:value-type="string">
            <text:p>CMD_ALLOFF</text:p>
          </table:table-cell>
          <table:table-cell table:style-name="ce53" table:formula="of:=CONCATENATE(&quot;#define &quot;;[.M4];&quot; &quot;;[.H4])" office:value-type="string" office:string-value="#define CMD_ALLOFF 2">
            <text:p>#define CMD_ALLOFF 2</text:p>
          </table:table-cell>
          <table:table-cell table:style-name="ce58" table:formula="of:=CONCATENATE(&quot;prog_char PROGMEM Cmd_&quot;;[Command.H83];&quot;[]=&quot;;CHAR(34);[Command.B83];CHAR(34);&quot;;&quot;)" office:value-type="string" office:string-value="prog_char PROGMEM Cmd_81[]=&quot;ClockSun&quot;;">
            <text:p>prog_char PROGMEM Cmd_81[]="ClockSun";</text:p>
          </table:table-cell>
          <table:table-cell/>
          <table:table-cell table:style-name="ce59"/>
          <table:table-cell table:number-columns-repeated="1007"/>
        </table:table-row>
        <table:table-row table:style-name="ro4">
          <table:table-cell table:style-name="ce12" office:value-type="float" office:value="5">
            <text:p>5</text:p>
          </table:table-cell>
          <table:table-cell office:value-type="string">
            <text:p>AllOn</text:p>
          </table:table-cell>
          <table:table-cell table:style-name="ce15" office:value-type="string">
            <text:p>Waarde</text:p>
          </table:table-cell>
          <table:table-cell table:style-name="ce20" office:value-type="string">
            <text:p>0 tot 6 zijn voor de KAKU, NewKAKU, X10 commandos. Vanaf <text:s/>nul omdat hiervoor maar 4 bits (bit 0-3) beschikbaar zijn (bit 4-7 zijn dan het dim niveau)</text:p>
          </table:table-cell>
          <table:table-cell table:style-name="ce20" table:number-columns-repeated="2"/>
          <table:table-cell table:style-name="ce29"/>
          <table:table-cell table:style-name="ce34" office:value-type="float" office:value="3">
            <text:p>3</text:p>
          </table:table-cell>
          <table:table-cell table:style-name="ce47" table:formula="of:=CONCATENATE(&quot;0x&quot;;DEC2HEX([.H5]))" office:value-type="string" office:string-value="0x3">
            <text:p>0x3</text:p>
          </table:table-cell>
          <table:table-cell table:style-name="ce49" office:value-type="string">
            <text:p>System</text:p>
          </table:table-cell>
          <table:table-cell table:style-name="ce49"/>
          <table:table-cell table:style-name="ce52" table:formula="of:=IF([.B5]=&quot;&quot;;0;1)" office:value-type="float" office:value="1">
            <text:p>1</text:p>
          </table:table-cell>
          <table:table-cell table:style-name="ce53" office:value-type="string">
            <text:p>CMD_ALLON</text:p>
          </table:table-cell>
          <table:table-cell table:style-name="ce53" table:formula="of:=CONCATENATE(&quot;#define &quot;;[.M5];&quot; &quot;;[.H5])" office:value-type="string" office:string-value="#define CMD_ALLON 3">
            <text:p>#define CMD_ALLON 3</text:p>
          </table:table-cell>
          <table:table-cell table:style-name="ce58" table:formula="of:=CONCATENATE(&quot;prog_char PROGMEM Cmd_&quot;;[Command.H84];&quot;[]=&quot;;CHAR(34);[Command.B84];CHAR(34);&quot;;&quot;)" office:value-type="string" office:string-value="prog_char PROGMEM Cmd_82[]=&quot;KAKU&quot;;">
            <text:p>prog_char PROGMEM Cmd_82[]="KAKU";</text:p>
          </table:table-cell>
          <table:table-cell/>
          <table:table-cell table:style-name="ce59"/>
          <table:table-cell table:number-columns-repeated="1007"/>
        </table:table-row>
        <table:table-row table:style-name="ro4">
          <table:table-cell table:style-name="ce12" office:value-type="float" office:value="9">
            <text:p>9</text:p>
          </table:table-cell>
          <table:table-cell table:style-name="ce15" office:value-type="string">
            <text:p>Dim</text:p>
          </table:table-cell>
          <table:table-cell table:style-name="ce15" office:value-type="string">
            <text:p>Waarde</text:p>
          </table:table-cell>
          <table:table-cell table:style-name="ce20" office:value-type="string">
            <text:p>0 tot 6 zijn voor de KAKU, NewKAKU, X10 commandos. Vanaf <text:s/>nul omdat hiervoor maar 4 bits (bit 0-3) beschikbaar zijn (bit 4-7 zijn dan het dim niveau)</text:p>
          </table:table-cell>
          <table:table-cell table:style-name="ce20" table:number-columns-repeated="2"/>
          <table:table-cell table:style-name="ce29"/>
          <table:table-cell table:style-name="ce34" office:value-type="float" office:value="4">
            <text:p>4</text:p>
          </table:table-cell>
          <table:table-cell table:style-name="ce47" table:formula="of:=CONCATENATE(&quot;0x&quot;;DEC2HEX([.H6]))" office:value-type="string" office:string-value="0x4">
            <text:p>0x4</text:p>
          </table:table-cell>
          <table:table-cell table:style-name="ce49" office:value-type="string">
            <text:p>System</text:p>
          </table:table-cell>
          <table:table-cell table:style-name="ce49"/>
          <table:table-cell table:style-name="ce52" table:formula="of:=IF([.B6]=&quot;&quot;;0;1)" office:value-type="float" office:value="1">
            <text:p>1</text:p>
          </table:table-cell>
          <table:table-cell table:style-name="ce53" office:value-type="string">
            <text:p>CMD_DIM</text:p>
          </table:table-cell>
          <table:table-cell table:style-name="ce53" table:formula="of:=CONCATENATE(&quot;#define &quot;;[.M6];&quot; &quot;;[.H6])" office:value-type="string" office:string-value="#define CMD_DIM 4">
            <text:p>#define CMD_DIM 4</text:p>
          </table:table-cell>
          <table:table-cell table:style-name="ce58" table:formula="of:=CONCATENATE(&quot;prog_char PROGMEM Cmd_&quot;;[Command.H85];&quot;[]=&quot;;CHAR(34);[Command.B85];CHAR(34);&quot;;&quot;)" office:value-type="string" office:string-value="prog_char PROGMEM Cmd_83[]=&quot;NewKAKU&quot;;">
            <text:p>prog_char PROGMEM Cmd_83[]="NewKAKU";</text:p>
          </table:table-cell>
          <table:table-cell/>
          <table:table-cell table:style-name="ce59"/>
          <table:table-cell table:number-columns-repeated="1007"/>
        </table:table-row>
        <table:table-row table:style-name="ro4">
          <table:table-cell table:style-name="ce13"/>
          <table:table-cell table:style-name="ce16" office:value-type="string">
            <text:p>Bright</text:p>
          </table:table-cell>
          <table:table-cell table:style-name="ce15" office:value-type="string">
            <text:p>Waarde</text:p>
          </table:table-cell>
          <table:table-cell table:style-name="ce20" office:value-type="string">
            <text:p>0 tot 6 zijn voor de KAKU, NewKAKU, X10 commandos. Vanaf <text:s/>nul omdat hiervoor maar 4 bits (bit 0-3) beschikbaar zijn (bit 4-7 zijn dan het dim niveau)</text:p>
          </table:table-cell>
          <table:table-cell table:style-name="ce20" table:number-columns-repeated="2"/>
          <table:table-cell table:style-name="ce28"/>
          <table:table-cell table:style-name="ce34" office:value-type="float" office:value="5">
            <text:p>5</text:p>
          </table:table-cell>
          <table:table-cell table:style-name="ce47" table:formula="of:=CONCATENATE(&quot;0x&quot;;DEC2HEX([.H7]))" office:value-type="string" office:string-value="0x5">
            <text:p>0x5</text:p>
          </table:table-cell>
          <table:table-cell table:style-name="ce49" office:value-type="string">
            <text:p>System</text:p>
          </table:table-cell>
          <table:table-cell table:style-name="ce49"/>
          <table:table-cell table:style-name="ce52" table:formula="of:=IF([.B7]=&quot;&quot;;0;1)" office:value-type="float" office:value="1">
            <text:p>1</text:p>
          </table:table-cell>
          <table:table-cell table:style-name="ce53" office:value-type="string">
            <text:p>CMD_BRIGHT</text:p>
          </table:table-cell>
          <table:table-cell table:style-name="ce53" table:formula="of:=CONCATENATE(&quot;#define &quot;;[.M7];&quot; &quot;;[.H7])" office:value-type="string" office:string-value="#define CMD_BRIGHT 5">
            <text:p>#define CMD_BRIGHT 5</text:p>
          </table:table-cell>
          <table:table-cell table:style-name="ce58" table:formula="of:=CONCATENATE(&quot;prog_char PROGMEM Cmd_&quot;;[Command.H86];&quot;[]=&quot;;CHAR(34);[Command.B86];CHAR(34);&quot;;&quot;)" office:value-type="string" office:string-value="prog_char PROGMEM Cmd_84[]=&quot;Boot&quot;;">
            <text:p>prog_char PROGMEM Cmd_84[]="Boot";</text:p>
          </table:table-cell>
          <table:table-cell/>
          <table:table-cell table:style-name="ce59"/>
          <table:table-cell table:number-columns-repeated="1007"/>
        </table:table-row>
        <table:table-row table:style-name="ro4">
          <table:table-cell table:style-name="ce13"/>
          <table:table-cell table:style-name="ce16" office:value-type="string">
            <text:p>Dim</text:p>
          </table:table-cell>
          <table:table-cell table:style-name="ce15" office:value-type="string">
            <text:p>Waarde</text:p>
          </table:table-cell>
          <table:table-cell table:style-name="ce20" office:value-type="string">
            <text:p>0 tot 6 zijn voor de KAKU, NewKAKU, X10 commandos. Vanaf <text:s/>nul omdat hiervoor maar 4 bits (bit 0-3) beschikbaar zijn (bit 4-7 zijn dan het dim niveau)</text:p>
          </table:table-cell>
          <table:table-cell table:style-name="ce20" table:number-columns-repeated="2"/>
          <table:table-cell table:style-name="ce28"/>
          <table:table-cell table:style-name="ce34" office:value-type="float" office:value="6">
            <text:p>6</text:p>
          </table:table-cell>
          <table:table-cell table:style-name="ce47" table:formula="of:=CONCATENATE(&quot;0x&quot;;DEC2HEX([.H8]))" office:value-type="string" office:string-value="0x6">
            <text:p>0x6</text:p>
          </table:table-cell>
          <table:table-cell table:style-name="ce49" office:value-type="string">
            <text:p>System</text:p>
          </table:table-cell>
          <table:table-cell table:style-name="ce49"/>
          <table:table-cell table:style-name="ce52" table:formula="of:=IF([.B8]=&quot;&quot;;0;1)" office:value-type="float" office:value="1">
            <text:p>1</text:p>
          </table:table-cell>
          <table:table-cell table:style-name="ce53" office:value-type="string">
            <text:p>CMD_DIMLEVEL</text:p>
          </table:table-cell>
          <table:table-cell table:style-name="ce53" table:formula="of:=CONCATENATE(&quot;#define &quot;;[.M8];&quot; &quot;;[.H8])" office:value-type="string" office:string-value="#define CMD_DIMLEVEL 6">
            <text:p>#define CMD_DIMLEVEL 6</text:p>
          </table:table-cell>
          <table:table-cell table:style-name="ce58" table:formula="of:=CONCATENATE(&quot;prog_char PROGMEM Cmd_&quot;;[Command.H87];&quot;[]=&quot;;CHAR(34);[Command.B87];CHAR(34);&quot;;&quot;)" office:value-type="string" office:string-value="prog_char PROGMEM Cmd_85[]=&quot;Wildcard&quot;;">
            <text:p>prog_char PROGMEM Cmd_85[]="Wildcard";</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7" office:value-type="string">
            <text:p>EventUnknown</text:p>
          </table:table-cell>
          <table:table-cell table:style-name="ce15" office:value-type="string">
            <text:p>Waarde</text:p>
          </table:table-cell>
          <table:table-cell table:style-name="ce21" office:value-type="string">
            <text:p>Soort event</text:p>
          </table:table-cell>
          <table:table-cell table:style-name="ce25"/>
          <table:table-cell table:style-name="ce21"/>
          <table:table-cell table:style-name="ce30"/>
          <table:table-cell table:style-name="ce34" office:value-type="float" office:value="7">
            <text:p>7</text:p>
          </table:table-cell>
          <table:table-cell table:style-name="ce47" table:formula="of:=CONCATENATE(&quot;0x&quot;;DEC2HEX([.H9]))" office:value-type="string" office:string-value="0x7">
            <text:p>0x7</text:p>
          </table:table-cell>
          <table:table-cell table:style-name="ce49" office:value-type="string">
            <text:p>System</text:p>
          </table:table-cell>
          <table:table-cell table:style-name="ce49"/>
          <table:table-cell table:style-name="ce52" table:formula="of:=IF([.B9]=&quot;&quot;;0;1)" office:value-type="float" office:value="1">
            <text:p>1</text:p>
          </table:table-cell>
          <table:table-cell table:style-name="ce53" office:value-type="string">
            <text:p>CMD_TYPE_EVENT</text:p>
          </table:table-cell>
          <table:table-cell table:style-name="ce53" table:formula="of:=CONCATENATE(&quot;#define &quot;;[.M9];&quot; &quot;;[.H9])" office:value-type="string" office:string-value="#define CMD_TYPE_EVENT 7">
            <text:p>#define CMD_TYPE_EVENT 7</text:p>
          </table:table-cell>
          <table:table-cell table:style-name="ce58" table:formula="of:=CONCATENATE(&quot;prog_char PROGMEM Cmd_&quot;;[Command.H4];&quot;[]=&quot;;CHAR(34);[Command.B4];CHAR(34);&quot;;&quot;)" office:value-type="string" office:string-value="prog_char PROGMEM Cmd_2[]=&quot;AllOff&quot;;">
            <text:p>prog_char PROGMEM Cmd_2[]="AllOff";</text:p>
          </table:table-cell>
          <table:table-cell/>
          <table:table-cell table:style-name="ce59"/>
          <table:table-cell table:number-columns-repeated="1007"/>
        </table:table-row>
        <table:table-row table:style-name="ro5">
          <table:table-cell table:style-name="ce12" office:value-type="float" office:value="9">
            <text:p>9</text:p>
          </table:table-cell>
          <table:table-cell table:style-name="ce17" office:value-type="string">
            <text:p>Event</text:p>
          </table:table-cell>
          <table:table-cell table:style-name="ce15" office:value-type="string">
            <text:p>Waarde</text:p>
          </table:table-cell>
          <table:table-cell table:style-name="ce21" office:value-type="string">
            <text:p>Soort event</text:p>
          </table:table-cell>
          <table:table-cell table:style-name="ce25"/>
          <table:table-cell table:style-name="ce21"/>
          <table:table-cell table:style-name="ce31"/>
          <table:table-cell table:style-name="ce34" office:value-type="float" office:value="8">
            <text:p>8</text:p>
          </table:table-cell>
          <table:table-cell table:style-name="ce47" table:formula="of:=CONCATENATE(&quot;0x&quot;;DEC2HEX([.H10]))" office:value-type="string" office:string-value="0x8">
            <text:p>0x8</text:p>
          </table:table-cell>
          <table:table-cell table:style-name="ce49" office:value-type="string">
            <text:p>System</text:p>
          </table:table-cell>
          <table:table-cell table:style-name="ce49"/>
          <table:table-cell table:style-name="ce52" table:formula="of:=IF([.B10]=&quot;&quot;;0;1)" office:value-type="float" office:value="1">
            <text:p>1</text:p>
          </table:table-cell>
          <table:table-cell table:style-name="ce53" office:value-type="string">
            <text:p>CMD_TYPE_UNKNOWN</text:p>
          </table:table-cell>
          <table:table-cell table:style-name="ce53" table:formula="of:=CONCATENATE(&quot;#define &quot;;[.M10];&quot; &quot;;[.H10])" office:value-type="string" office:string-value="#define CMD_TYPE_UNKNOWN 8">
            <text:p>#define CMD_TYPE_UNKNOWN 8</text:p>
          </table:table-cell>
          <table:table-cell table:style-name="ce58" table:formula="of:=CONCATENATE(&quot;prog_char PROGMEM Cmd_&quot;;[Command.H5];&quot;[]=&quot;;CHAR(34);[Command.B5];CHAR(34);&quot;;&quot;)" office:value-type="string" office:string-value="prog_char PROGMEM Cmd_3[]=&quot;AllOn&quot;;">
            <text:p>prog_char PROGMEM Cmd_3[]="AllOn";</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IR</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9">
            <text:p>9</text:p>
          </table:table-cell>
          <table:table-cell table:style-name="ce47" table:formula="of:=CONCATENATE(&quot;0x&quot;;DEC2HEX([.H11]))" office:value-type="string" office:string-value="0x9">
            <text:p>0x9</text:p>
          </table:table-cell>
          <table:table-cell table:style-name="ce49" office:value-type="string">
            <text:p>System</text:p>
          </table:table-cell>
          <table:table-cell table:style-name="ce49"/>
          <table:table-cell table:style-name="ce52" table:formula="of:=IF([.B11]=&quot;&quot;;0;1)" office:value-type="float" office:value="1">
            <text:p>1</text:p>
          </table:table-cell>
          <table:table-cell table:style-name="ce53" office:value-type="string">
            <text:p>CMD_PORT_IR</text:p>
          </table:table-cell>
          <table:table-cell table:style-name="ce53" table:formula="of:=CONCATENATE(&quot;#define &quot;;[.M11];&quot; &quot;;[.H11])" office:value-type="string" office:string-value="#define CMD_PORT_IR 9">
            <text:p>#define CMD_PORT_IR 9</text:p>
          </table:table-cell>
          <table:table-cell table:style-name="ce58" table:formula="of:=CONCATENATE(&quot;prog_char PROGMEM Cmd_&quot;;[Command.H6];&quot;[]=&quot;;CHAR(34);[Command.B6];CHAR(34);&quot;;&quot;)" office:value-type="string" office:string-value="prog_char PROGMEM Cmd_4[]=&quot;Dim&quot;;">
            <text:p>prog_char PROGMEM Cmd_4[]="Dim";</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RF</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0">
            <text:p>10</text:p>
          </table:table-cell>
          <table:table-cell table:style-name="ce47" table:formula="of:=CONCATENATE(&quot;0x&quot;;DEC2HEX([.H12]))" office:value-type="string" office:string-value="0xA">
            <text:p>0xA</text:p>
          </table:table-cell>
          <table:table-cell table:style-name="ce49" office:value-type="string">
            <text:p>System</text:p>
          </table:table-cell>
          <table:table-cell table:style-name="ce49"/>
          <table:table-cell table:style-name="ce52" table:formula="of:=IF([.B12]=&quot;&quot;;0;1)" office:value-type="float" office:value="1">
            <text:p>1</text:p>
          </table:table-cell>
          <table:table-cell table:style-name="ce53" office:value-type="string">
            <text:p>CMD_PORT_RF</text:p>
          </table:table-cell>
          <table:table-cell table:style-name="ce53" table:formula="of:=CONCATENATE(&quot;#define &quot;;[.M12];&quot; &quot;;[.H12])" office:value-type="string" office:string-value="#define CMD_PORT_RF 10">
            <text:p>#define CMD_PORT_RF 10</text:p>
          </table:table-cell>
          <table:table-cell table:style-name="ce58" table:formula="of:=CONCATENATE(&quot;prog_char PROGMEM Cmd_&quot;;[Command.H7];&quot;[]=&quot;;CHAR(34);[Command.B7];CHAR(34);&quot;;&quot;)" office:value-type="string" office:string-value="prog_char PROGMEM Cmd_5[]=&quot;Bright&quot;;">
            <text:p>prog_char PROGMEM Cmd_5[]="Bright";</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Clock</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1">
            <text:p>11</text:p>
          </table:table-cell>
          <table:table-cell table:style-name="ce47" table:formula="of:=CONCATENATE(&quot;0x&quot;;DEC2HEX([.H13]))" office:value-type="string" office:string-value="0xB">
            <text:p>0xB</text:p>
          </table:table-cell>
          <table:table-cell table:style-name="ce49" office:value-type="string">
            <text:p>System</text:p>
          </table:table-cell>
          <table:table-cell table:style-name="ce49"/>
          <table:table-cell table:style-name="ce52" table:formula="of:=IF([.B13]=&quot;&quot;;0;1)" office:value-type="float" office:value="1">
            <text:p>1</text:p>
          </table:table-cell>
          <table:table-cell table:style-name="ce53" office:value-type="string">
            <text:p>CMD_SOURCE_CLOCK</text:p>
          </table:table-cell>
          <table:table-cell table:style-name="ce53" table:formula="of:=CONCATENATE(&quot;#define &quot;;[.M13];&quot; &quot;;[.H13])" office:value-type="string" office:string-value="#define CMD_SOURCE_CLOCK 11">
            <text:p>#define CMD_SOURCE_CLOCK 11</text:p>
          </table:table-cell>
          <table:table-cell table:style-name="ce58" table:formula="of:=CONCATENATE(&quot;prog_char PROGMEM Cmd_&quot;;[Command.H8];&quot;[]=&quot;;CHAR(34);[Command.B8];CHAR(34);&quot;;&quot;)" office:value-type="string" office:string-value="prog_char PROGMEM Cmd_6[]=&quot;Dim&quot;;">
            <text:p>prog_char PROGMEM Cmd_6[]="Dim";</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Timers</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2">
            <text:p>12</text:p>
          </table:table-cell>
          <table:table-cell table:style-name="ce47" table:formula="of:=CONCATENATE(&quot;0x&quot;;DEC2HEX([.H14]))" office:value-type="string" office:string-value="0xC">
            <text:p>0xC</text:p>
          </table:table-cell>
          <table:table-cell table:style-name="ce49" office:value-type="string">
            <text:p>System</text:p>
          </table:table-cell>
          <table:table-cell table:style-name="ce49"/>
          <table:table-cell table:style-name="ce52" table:formula="of:=IF([.B14]=&quot;&quot;;0;1)" office:value-type="float" office:value="1">
            <text:p>1</text:p>
          </table:table-cell>
          <table:table-cell table:style-name="ce53" office:value-type="string">
            <text:p>CMD_SOURCE_TIMER</text:p>
          </table:table-cell>
          <table:table-cell table:style-name="ce53" table:formula="of:=CONCATENATE(&quot;#define &quot;;[.M14];&quot; &quot;;[.H14])" office:value-type="string" office:string-value="#define CMD_SOURCE_TIMER 12">
            <text:p>#define CMD_SOURCE_TIMER 12</text:p>
          </table:table-cell>
          <table:table-cell table:style-name="ce58" table:formula="of:=CONCATENATE(&quot;prog_char PROGMEM Cmd_&quot;;[Command.H9];&quot;[]=&quot;;CHAR(34);[Command.B9];CHAR(34);&quot;;&quot;)" office:value-type="string" office:string-value="prog_char PROGMEM Cmd_7[]=&quot;EventUnknown&quot;;">
            <text:p>prog_char PROGMEM Cmd_7[]="EventUnknown";</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Serial</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3">
            <text:p>13</text:p>
          </table:table-cell>
          <table:table-cell table:style-name="ce47" table:formula="of:=CONCATENATE(&quot;0x&quot;;DEC2HEX([.H15]))" office:value-type="string" office:string-value="0xD">
            <text:p>0xD</text:p>
          </table:table-cell>
          <table:table-cell table:style-name="ce49" office:value-type="string">
            <text:p>System</text:p>
          </table:table-cell>
          <table:table-cell table:style-name="ce49"/>
          <table:table-cell table:style-name="ce52" table:formula="of:=IF([.B15]=&quot;&quot;;0;1)" office:value-type="float" office:value="1">
            <text:p>1</text:p>
          </table:table-cell>
          <table:table-cell table:style-name="ce53" office:value-type="string">
            <text:p>CMD_PORT_SERIAL</text:p>
          </table:table-cell>
          <table:table-cell table:style-name="ce53" table:formula="of:=CONCATENATE(&quot;#define &quot;;[.M15];&quot; &quot;;[.H15])" office:value-type="string" office:string-value="#define CMD_PORT_SERIAL 13">
            <text:p>#define CMD_PORT_SERIAL 13</text:p>
          </table:table-cell>
          <table:table-cell table:style-name="ce58" table:formula="of:=CONCATENATE(&quot;prog_char PROGMEM Cmd_&quot;;[Command.H10];&quot;[]=&quot;;CHAR(34);[Command.B10];CHAR(34);&quot;;&quot;)" office:value-type="string" office:string-value="prog_char PROGMEM Cmd_8[]=&quot;Event&quot;;">
            <text:p>prog_char PROGMEM Cmd_8[]="Event";</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Wired</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4">
            <text:p>14</text:p>
          </table:table-cell>
          <table:table-cell table:style-name="ce47" table:formula="of:=CONCATENATE(&quot;0x&quot;;DEC2HEX([.H16]))" office:value-type="string" office:string-value="0xE">
            <text:p>0xE</text:p>
          </table:table-cell>
          <table:table-cell table:style-name="ce49" office:value-type="string">
            <text:p>System</text:p>
          </table:table-cell>
          <table:table-cell table:style-name="ce49"/>
          <table:table-cell table:style-name="ce52" table:formula="of:=IF([.B16]=&quot;&quot;;0;1)" office:value-type="float" office:value="1">
            <text:p>1</text:p>
          </table:table-cell>
          <table:table-cell table:style-name="ce53" office:value-type="string">
            <text:p>CMD_PORT_WIRED</text:p>
          </table:table-cell>
          <table:table-cell table:style-name="ce53" table:formula="of:=CONCATENATE(&quot;#define &quot;;[.M16];&quot; &quot;;[.H16])" office:value-type="string" office:string-value="#define CMD_PORT_WIRED 14">
            <text:p>#define CMD_PORT_WIRED 14</text:p>
          </table:table-cell>
          <table:table-cell table:style-name="ce58" table:formula="of:=CONCATENATE(&quot;prog_char PROGMEM Cmd_&quot;;[Command.H11];&quot;[]=&quot;;CHAR(34);[Command.B11];CHAR(34);&quot;;&quot;)" office:value-type="string" office:string-value="prog_char PROGMEM Cmd_9[]=&quot;IR&quot;;">
            <text:p>prog_char PROGMEM Cmd_9[]="IR";</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Variables</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5">
            <text:p>15</text:p>
          </table:table-cell>
          <table:table-cell table:style-name="ce47" table:formula="of:=CONCATENATE(&quot;0x&quot;;DEC2HEX([.H17]))" office:value-type="string" office:string-value="0xF">
            <text:p>0xF</text:p>
          </table:table-cell>
          <table:table-cell table:style-name="ce49" office:value-type="string">
            <text:p>System</text:p>
          </table:table-cell>
          <table:table-cell table:style-name="ce49"/>
          <table:table-cell table:style-name="ce52" table:formula="of:=IF([.B17]=&quot;&quot;;0;1)" office:value-type="float" office:value="1">
            <text:p>1</text:p>
          </table:table-cell>
          <table:table-cell table:style-name="ce53" office:value-type="string">
            <text:p>CMD_SOURCE_VARIABLE</text:p>
          </table:table-cell>
          <table:table-cell table:style-name="ce53" table:formula="of:=CONCATENATE(&quot;#define &quot;;[.M17];&quot; &quot;;[.H17])" office:value-type="string" office:string-value="#define CMD_SOURCE_VARIABLE 15">
            <text:p>#define CMD_SOURCE_VARIABLE 15</text:p>
          </table:table-cell>
          <table:table-cell table:style-name="ce58" table:formula="of:=CONCATENATE(&quot;prog_char PROGMEM Cmd_&quot;;[Command.H12];&quot;[]=&quot;;CHAR(34);[Command.B12];CHAR(34);&quot;;&quot;)" office:value-type="string" office:string-value="prog_char PROGMEM Cmd_10[]=&quot;RF&quot;;">
            <text:p>prog_char PROGMEM Cmd_10[]="RF";</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EventList</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6">
            <text:p>16</text:p>
          </table:table-cell>
          <table:table-cell table:style-name="ce47" table:formula="of:=CONCATENATE(&quot;0x&quot;;DEC2HEX([.H18]))" office:value-type="string" office:string-value="0x10">
            <text:p>0x10</text:p>
          </table:table-cell>
          <table:table-cell table:style-name="ce49" office:value-type="string">
            <text:p>System</text:p>
          </table:table-cell>
          <table:table-cell table:style-name="ce49"/>
          <table:table-cell table:style-name="ce52" table:formula="of:=IF([.B18]=&quot;&quot;;0;1)" office:value-type="float" office:value="1">
            <text:p>1</text:p>
          </table:table-cell>
          <table:table-cell table:style-name="ce53" office:value-type="string">
            <text:p>CMD_SOURCE_MACRO</text:p>
          </table:table-cell>
          <table:table-cell table:style-name="ce53" table:formula="of:=CONCATENATE(&quot;#define &quot;;[.M18];&quot; &quot;;[.H18])" office:value-type="string" office:string-value="#define CMD_SOURCE_MACRO 16">
            <text:p>#define CMD_SOURCE_MACRO 16</text:p>
          </table:table-cell>
          <table:table-cell table:style-name="ce58" table:formula="of:=CONCATENATE(&quot;prog_char PROGMEM Cmd_&quot;;[Command.H13];&quot;[]=&quot;;CHAR(34);[Command.B13];CHAR(34);&quot;;&quot;)" office:value-type="string" office:string-value="prog_char PROGMEM Cmd_11[]=&quot;Clock&quot;;">
            <text:p>prog_char PROGMEM Cmd_11[]="Clock";</text:p>
          </table:table-cell>
          <table:table-cell/>
          <table:table-cell table:style-name="ce59"/>
          <table:table-cell table:number-columns-repeated="1007"/>
        </table:table-row>
        <table:table-row table:style-name="ro5">
          <table:table-cell table:style-name="ce12" office:value-type="float" office:value="9">
            <text:p>9</text:p>
          </table:table-cell>
          <table:table-cell table:style-name="ce15" office:value-type="string">
            <text:p>System</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7">
            <text:p>17</text:p>
          </table:table-cell>
          <table:table-cell table:style-name="ce47" table:formula="of:=CONCATENATE(&quot;0x&quot;;DEC2HEX([.H19]))" office:value-type="string" office:string-value="0x11">
            <text:p>0x11</text:p>
          </table:table-cell>
          <table:table-cell table:style-name="ce49" office:value-type="string">
            <text:p>System</text:p>
          </table:table-cell>
          <table:table-cell table:style-name="ce49"/>
          <table:table-cell table:style-name="ce52" table:formula="of:=IF([.B19]=&quot;&quot;;0;1)" office:value-type="float" office:value="1">
            <text:p>1</text:p>
          </table:table-cell>
          <table:table-cell table:style-name="ce53" office:value-type="string">
            <text:p>CMD_SOURCE_SYSTEM</text:p>
          </table:table-cell>
          <table:table-cell table:style-name="ce53" table:formula="of:=CONCATENATE(&quot;#define &quot;;[.M19];&quot; &quot;;[.H19])" office:value-type="string" office:string-value="#define CMD_SOURCE_SYSTEM 17">
            <text:p>#define CMD_SOURCE_SYSTEM 17</text:p>
          </table:table-cell>
          <table:table-cell table:style-name="ce58" table:formula="of:=CONCATENATE(&quot;prog_char PROGMEM Cmd_&quot;;[Command.H14];&quot;[]=&quot;;CHAR(34);[Command.B14];CHAR(34);&quot;;&quot;)" office:value-type="string" office:string-value="prog_char PROGMEM Cmd_12[]=&quot;Timers&quot;;">
            <text:p>prog_char PROGMEM Cmd_12[]="Timers";</text:p>
          </table:table-cell>
          <table:table-cell/>
          <table:table-cell table:style-name="ce59"/>
          <table:table-cell table:number-columns-repeated="1007"/>
        </table:table-row>
        <table:table-row table:style-name="ro5">
          <table:table-cell table:style-name="ce12" office:value-type="float" office:value="9">
            <text:p>9</text:p>
          </table:table-cell>
          <table:table-cell table:style-name="ce15" office:value-type="string">
            <text:p>Command</text:p>
          </table:table-cell>
          <table:table-cell table:style-name="ce15" office:value-type="string">
            <text:p>Waarde</text:p>
          </table:table-cell>
          <table:table-cell table:style-name="ce21" office:value-type="string">
            <text:p>Soort event</text:p>
          </table:table-cell>
          <table:table-cell table:style-name="ce20" table:number-columns-repeated="2"/>
          <table:table-cell table:style-name="ce28"/>
          <table:table-cell table:style-name="ce34" office:value-type="float" office:value="18">
            <text:p>18</text:p>
          </table:table-cell>
          <table:table-cell table:style-name="ce47" table:formula="of:=CONCATENATE(&quot;0x&quot;;DEC2HEX([.H20]))" office:value-type="string" office:string-value="0x12">
            <text:p>0x12</text:p>
          </table:table-cell>
          <table:table-cell table:style-name="ce49" office:value-type="string">
            <text:p>System</text:p>
          </table:table-cell>
          <table:table-cell table:style-name="ce49"/>
          <table:table-cell table:style-name="ce52" table:formula="of:=IF([.B20]=&quot;&quot;;0;1)" office:value-type="float" office:value="1">
            <text:p>1</text:p>
          </table:table-cell>
          <table:table-cell table:style-name="ce53" office:value-type="string">
            <text:p>CMD_TYPE_COMMAND</text:p>
          </table:table-cell>
          <table:table-cell table:style-name="ce53" table:formula="of:=CONCATENATE(&quot;#define &quot;;[.M20];&quot; &quot;;[.H20])" office:value-type="string" office:string-value="#define CMD_TYPE_COMMAND 18">
            <text:p>#define CMD_TYPE_COMMAND 18</text:p>
          </table:table-cell>
          <table:table-cell table:style-name="ce58" table:formula="of:=CONCATENATE(&quot;prog_char PROGMEM Cmd_&quot;;[Command.H15];&quot;[]=&quot;;CHAR(34);[Command.B15];CHAR(34);&quot;;&quot;)" office:value-type="string" office:string-value="prog_char PROGMEM Cmd_13[]=&quot;Serial&quot;;">
            <text:p>prog_char PROGMEM Cmd_13[]="Serial";</text:p>
          </table:table-cell>
          <table:table-cell/>
          <table:table-cell table:style-name="ce59"/>
          <table:table-cell table:number-columns-repeated="1007"/>
        </table:table-row>
        <table:table-row table:style-name="ro5">
          <table:table-cell table:style-name="ce13"/>
          <table:table-cell table:style-name="ce15" office:value-type="string">
            <text:p>OtherUnit</text:p>
          </table:table-cell>
          <table:table-cell table:style-name="ce15" office:value-type="string">
            <text:p>Waarde</text:p>
          </table:table-cell>
          <table:table-cell table:style-name="ce21" office:value-type="string">
            <text:p>Soort event</text:p>
          </table:table-cell>
          <table:table-cell table:style-name="ce20" table:number-columns-repeated="2"/>
          <table:table-cell table:style-name="ce28"/>
          <table:table-cell table:style-name="ce34" office:value-type="float" office:value="19">
            <text:p>19</text:p>
          </table:table-cell>
          <table:table-cell table:style-name="ce47" table:formula="of:=CONCATENATE(&quot;0x&quot;;DEC2HEX([.H21]))" office:value-type="string" office:string-value="0x13">
            <text:p>0x13</text:p>
          </table:table-cell>
          <table:table-cell table:style-name="ce49" office:value-type="string">
            <text:p>System</text:p>
          </table:table-cell>
          <table:table-cell table:style-name="ce49"/>
          <table:table-cell table:style-name="ce52" table:formula="of:=IF([.B21]=&quot;&quot;;0;1)" office:value-type="float" office:value="1">
            <text:p>1</text:p>
          </table:table-cell>
          <table:table-cell table:style-name="ce53" office:value-type="string">
            <text:p>CMD_TYPE_OTHERUNIT</text:p>
          </table:table-cell>
          <table:table-cell table:style-name="ce53" table:formula="of:=CONCATENATE(&quot;#define &quot;;[.M21];&quot; &quot;;[.H21])" office:value-type="string" office:string-value="#define CMD_TYPE_OTHERUNIT 19">
            <text:p>#define CMD_TYPE_OTHERUNIT 19</text:p>
          </table:table-cell>
          <table:table-cell table:style-name="ce58" table:formula="of:=CONCATENATE(&quot;prog_char PROGMEM Cmd_&quot;;[Command.H16];&quot;[]=&quot;;CHAR(34);[Command.B16];CHAR(34);&quot;;&quot;)" office:value-type="string" office:string-value="prog_char PROGMEM Cmd_14[]=&quot;Wired&quot;;">
            <text:p>prog_char PROGMEM Cmd_14[]="Wired";</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Forward</text:p>
          </table:table-cell>
          <table:table-cell table:style-name="ce15" office:value-type="string">
            <text:p>Commando</text:p>
          </table:table-cell>
          <table:table-cell table:style-name="ce20" office:value-type="string">
            <text:p>Het éénmalig wordt het eerstvolgende commando na dit commando wordt verstuurd naar een nodo met een ander unit-nummer.</text:p>
          </table:table-cell>
          <table:table-cell table:style-name="ce26" office:value-type="string">
            <text:p>Unitcode [1..15]</text:p>
          </table:table-cell>
          <table:table-cell table:style-name="ce20" office:value-type="string">
            <text:p>-</text:p>
          </table:table-cell>
          <table:table-cell table:style-name="ce28" office:value-type="string">
            <text:p>LET OP: Commando's die alleen via SERIAL kunnen worden ontvangen, kunnen niet worden geforward.</text:p>
            <text:p/>
            <text:p>LET OP: Commando's en events gegenereerd door de Nodo of afkomstig vanuit de verwerking van de Eventlist worden niet doorverzonden naar een andere Nodo.</text:p>
          </table:table-cell>
          <table:table-cell table:style-name="ce34" office:value-type="float" office:value="20">
            <text:p>20</text:p>
          </table:table-cell>
          <table:table-cell table:style-name="ce47" table:formula="of:=CONCATENATE(&quot;0x&quot;;DEC2HEX([.H22]))" office:value-type="string" office:string-value="0x14">
            <text:p>0x14</text:p>
          </table:table-cell>
          <table:table-cell table:style-name="ce49" office:value-type="string">
            <text:p>User</text:p>
          </table:table-cell>
          <table:table-cell table:style-name="ce49"/>
          <table:table-cell table:style-name="ce52" table:formula="of:=IF([.B22]=&quot;&quot;;0;1)" office:value-type="float" office:value="1">
            <text:p>1</text:p>
          </table:table-cell>
          <table:table-cell table:style-name="ce53" office:value-type="string">
            <text:p>CMD_FORWARD</text:p>
          </table:table-cell>
          <table:table-cell table:style-name="ce53" table:formula="of:=CONCATENATE(&quot;#define &quot;;[.M22];&quot; &quot;;[.H22])" office:value-type="string" office:string-value="#define CMD_FORWARD 20">
            <text:p>#define CMD_FORWARD 20</text:p>
          </table:table-cell>
          <table:table-cell table:style-name="ce58" table:formula="of:=CONCATENATE(&quot;prog_char PROGMEM Cmd_&quot;;[Command.H17];&quot;[]=&quot;;CHAR(34);[Command.B17];CHAR(34);&quot;;&quot;)" office:value-type="string" office:string-value="prog_char PROGMEM Cmd_15[]=&quot;Variables&quot;;">
            <text:p>prog_char PROGMEM Cmd_15[]="Variables";</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EventlistShow</text:p>
          </table:table-cell>
          <table:table-cell table:style-name="ce15" office:value-type="string">
            <text:p>Commando</text:p>
          </table:table-cell>
          <table:table-cell table:style-name="ce20" office:value-type="string">
            <text:p>Geeft de inhoud van de Eventlist weer</text:p>
          </table:table-cell>
          <table:table-cell table:style-name="ce20" office:value-type="string">
            <text:p>-</text:p>
          </table:table-cell>
          <table:table-cell table:style-name="ce20" office:value-type="string">
            <text:p>-</text:p>
          </table:table-cell>
          <table:table-cell table:style-name="ce28" office:value-type="string">
            <text:p>LET OP: Dit commando wordt alleen uitgevoerd als afkomstig van SERIAL.</text:p>
          </table:table-cell>
          <table:table-cell table:style-name="ce34" office:value-type="float" office:value="21">
            <text:p>21</text:p>
          </table:table-cell>
          <table:table-cell table:style-name="ce47" table:formula="of:=CONCATENATE(&quot;0x&quot;;DEC2HEX([.H23]))" office:value-type="string" office:string-value="0x15">
            <text:p>0x15</text:p>
          </table:table-cell>
          <table:table-cell table:style-name="ce49" office:value-type="string">
            <text:p>User</text:p>
          </table:table-cell>
          <table:table-cell table:style-name="ce49"/>
          <table:table-cell table:style-name="ce52" table:formula="of:=IF([.B23]=&quot;&quot;;0;1)" office:value-type="float" office:value="1">
            <text:p>1</text:p>
          </table:table-cell>
          <table:table-cell table:style-name="ce53" office:value-type="string">
            <text:p>CMD_EVENTLIST_SHOW</text:p>
          </table:table-cell>
          <table:table-cell table:style-name="ce53" table:formula="of:=CONCATENATE(&quot;#define &quot;;[.M23];&quot; &quot;;[.H23])" office:value-type="string" office:string-value="#define CMD_EVENTLIST_SHOW 21">
            <text:p>#define CMD_EVENTLIST_SHOW 21</text:p>
          </table:table-cell>
          <table:table-cell table:style-name="ce58" table:formula="of:=CONCATENATE(&quot;prog_char PROGMEM Cmd_&quot;;[Command.H18];&quot;[]=&quot;;CHAR(34);[Command.B18];CHAR(34);&quot;;&quot;)" office:value-type="string" office:string-value="prog_char PROGMEM Cmd_16[]=&quot;EventList&quot;;">
            <text:p>prog_char PROGMEM Cmd_16[]="EventList";</text:p>
          </table:table-cell>
          <table:table-cell/>
          <table:table-cell table:style-name="ce59"/>
          <table:table-cell table:number-columns-repeated="1007"/>
        </table:table-row>
        <table:table-row table:style-name="ro7">
          <table:table-cell table:style-name="ce13"/>
          <table:table-cell table:style-name="ce15" office:value-type="string">
            <text:p>EventlistErase</text:p>
          </table:table-cell>
          <table:table-cell table:style-name="ce15" office:value-type="string">
            <text:p>Commando</text:p>
          </table:table-cell>
          <table:table-cell table:style-name="ce20" office:value-type="string">
            <text:p>Wist de gehele macrolijst</text:p>
          </table:table-cell>
          <table:table-cell table:style-name="ce20" office:value-type="string">
            <text:p>-</text:p>
          </table:table-cell>
          <table:table-cell table:style-name="ce20" office:value-type="string">
            <text:p>-</text:p>
          </table:table-cell>
          <table:table-cell table:style-name="ce28" office:value-type="string">
            <text:p>LET OP: Dit commando wordt alleen uitgevoerd als afkomstig van SERIAL.</text:p>
          </table:table-cell>
          <table:table-cell table:style-name="ce34" office:value-type="float" office:value="22">
            <text:p>22</text:p>
          </table:table-cell>
          <table:table-cell table:style-name="ce47" table:formula="of:=CONCATENATE(&quot;0x&quot;;DEC2HEX([.H24]))" office:value-type="string" office:string-value="0x16">
            <text:p>0x16</text:p>
          </table:table-cell>
          <table:table-cell table:style-name="ce49" office:value-type="string">
            <text:p>User</text:p>
          </table:table-cell>
          <table:table-cell table:style-name="ce49"/>
          <table:table-cell table:style-name="ce52" table:formula="of:=IF([.B24]=&quot;&quot;;0;1)" office:value-type="float" office:value="1">
            <text:p>1</text:p>
          </table:table-cell>
          <table:table-cell table:style-name="ce53" office:value-type="string">
            <text:p>CMD_EVENTLIST_ERASE</text:p>
          </table:table-cell>
          <table:table-cell table:style-name="ce53" table:formula="of:=CONCATENATE(&quot;#define &quot;;[.M24];&quot; &quot;;[.H24])" office:value-type="string" office:string-value="#define CMD_EVENTLIST_ERASE 22">
            <text:p>#define CMD_EVENTLIST_ERASE 22</text:p>
          </table:table-cell>
          <table:table-cell table:style-name="ce58" table:formula="of:=CONCATENATE(&quot;prog_char PROGMEM Cmd_&quot;;[Command.H19];&quot;[]=&quot;;CHAR(34);[Command.B19];CHAR(34);&quot;;&quot;)" office:value-type="string" office:string-value="prog_char PROGMEM Cmd_17[]=&quot;System&quot;;">
            <text:p>prog_char PROGMEM Cmd_17[]="System";</text:p>
          </table:table-cell>
          <table:table-cell/>
          <table:table-cell table:style-name="ce59"/>
          <table:table-cell table:number-columns-repeated="1007"/>
        </table:table-row>
        <table:table-row table:style-name="ro8">
          <table:table-cell table:style-name="ce12" office:value-type="float" office:value="9">
            <text:p>9</text:p>
          </table:table-cell>
          <table:table-cell table:style-name="ce15" office:value-type="string">
            <text:p>EventlistWrite</text:p>
          </table:table-cell>
          <table:table-cell table:style-name="ce15" office:value-type="string">
            <text:p>Commando</text:p>
          </table:table-cell>
          <table:table-cell table:style-name="ce20" office:value-type="string">
            <text:p>Programmeert een regel de Eventlist. Na verzenden van deze opdracht moeten er nog twee waarden verzonden worden. Deze laatste twee zijn resp. het Event en de Action van een regel uit de Eventlist</text:p>
          </table:table-cell>
          <table:table-cell table:style-name="ce20" office:value-type="string">
            <text:p>-</text:p>
          </table:table-cell>
          <table:table-cell table:style-name="ce20" office:value-type="string">
            <text:p>-</text:p>
          </table:table-cell>
          <table:table-cell table:style-name="ce28" office:value-type="string">
            <text:p>Er zijn 120 posities beschikbaar. Er verschijnt een melding als het geheugen vol is.</text:p>
            <text:p/>
            <text:p>LET OP: Na dit commando worden altijd twee vervolgcommando's verwacht, gescheiden door een puntkomma! Let hier op om onvoorspelbaar gedrag van de Nodo te voorkomen!.</text:p>
            <text:p/>
            <text:p>LET OP: Dit commando wordt alleen uitgevoerd als afkomstig van SERIAL.</text:p>
          </table:table-cell>
          <table:table-cell table:style-name="ce34" office:value-type="float" office:value="23">
            <text:p>23</text:p>
          </table:table-cell>
          <table:table-cell table:style-name="ce47" table:formula="of:=CONCATENATE(&quot;0x&quot;;DEC2HEX([.H25]))" office:value-type="string" office:string-value="0x17">
            <text:p>0x17</text:p>
          </table:table-cell>
          <table:table-cell table:style-name="ce49" office:value-type="string">
            <text:p>User</text:p>
          </table:table-cell>
          <table:table-cell table:style-name="ce49"/>
          <table:table-cell table:style-name="ce52" table:formula="of:=IF([.B25]=&quot;&quot;;0;1)" office:value-type="float" office:value="1">
            <text:p>1</text:p>
          </table:table-cell>
          <table:table-cell table:style-name="ce53" office:value-type="string">
            <text:p>CMD_EVENTLIST_WRITE</text:p>
          </table:table-cell>
          <table:table-cell table:style-name="ce53" table:formula="of:=CONCATENATE(&quot;#define &quot;;[.M25];&quot; &quot;;[.H25])" office:value-type="string" office:string-value="#define CMD_EVENTLIST_WRITE 23">
            <text:p>#define CMD_EVENTLIST_WRITE 23</text:p>
          </table:table-cell>
          <table:table-cell table:style-name="ce58" table:formula="of:=CONCATENATE(&quot;prog_char PROGMEM Cmd_&quot;;[Command.H20];&quot;[]=&quot;;CHAR(34);[Command.B20];CHAR(34);&quot;;&quot;)" office:value-type="string" office:string-value="prog_char PROGMEM Cmd_18[]=&quot;Command&quot;;">
            <text:p>prog_char PROGMEM Cmd_18[]="Command";</text:p>
          </table:table-cell>
          <table:table-cell/>
          <table:table-cell table:style-name="ce59"/>
          <table:table-cell table:number-columns-repeated="1007"/>
        </table:table-row>
        <table:table-row table:style-name="ro9">
          <table:table-cell table:style-name="ce12" office:value-type="float" office:value="5">
            <text:p>5</text:p>
          </table:table-cell>
          <table:table-cell table:style-name="ce15" office:value-type="string">
            <text:p>RawsignalGet</text:p>
          </table:table-cell>
          <table:table-cell table:style-name="ce15" office:value-type="string">
            <text:p>Commando</text:p>
          </table:table-cell>
          <table:table-cell table:style-name="ce20" office:value-type="string">
            <text:p>Wacht op een IR of RF event en geeft het signaal dat zich vervolgens in de buffer bevindt. De reeks met pulsen kan worden gebruikt om later met bijvoorbeeld EventGhost weer te verzenden.</text:p>
          </table:table-cell>
          <table:table-cell table:style-name="ce20" office:value-type="string">
            <text:p>-</text:p>
          </table:table-cell>
          <table:table-cell table:style-name="ce20" office:value-type="string">
            <text:p>-</text:p>
          </table:table-cell>
          <table:table-cell table:style-name="ce28" office:value-type="string">
            <text:p>Tip: te gebruiken als universele afstandsbediening. Hiermee kan een willekeurig IR of RF ontvanger mee worden bediend.</text:p>
            <text:p>Let op: er wordt net zo lang gewacht tot er een signaal via RF of IR ontvangen is. Het ontvangen signaal wordt niet afgehandeld door de Eventlist.</text:p>
            <text:p/>
            <text:p>LET OP: Dit commando wordt alleen uitgevoerd als afkomstig van SERIAL.</text:p>
          </table:table-cell>
          <table:table-cell table:style-name="ce34" office:value-type="float" office:value="24">
            <text:p>24</text:p>
          </table:table-cell>
          <table:table-cell table:style-name="ce47" table:formula="of:=CONCATENATE(&quot;0x&quot;;DEC2HEX([.H26]))" office:value-type="string" office:string-value="0x18">
            <text:p>0x18</text:p>
          </table:table-cell>
          <table:table-cell table:style-name="ce49" office:value-type="string">
            <text:p>User</text:p>
          </table:table-cell>
          <table:table-cell table:style-name="ce49"/>
          <table:table-cell table:style-name="ce52" table:formula="of:=IF([.B26]=&quot;&quot;;0;1)" office:value-type="float" office:value="1">
            <text:p>1</text:p>
          </table:table-cell>
          <table:table-cell table:style-name="ce53" office:value-type="string">
            <text:p>CMD_RAWSIGNAL_GET</text:p>
          </table:table-cell>
          <table:table-cell table:style-name="ce53" table:formula="of:=CONCATENATE(&quot;#define &quot;;[.M26];&quot; &quot;;[.H26])" office:value-type="string" office:string-value="#define CMD_RAWSIGNAL_GET 24">
            <text:p>#define CMD_RAWSIGNAL_GET 24</text:p>
          </table:table-cell>
          <table:table-cell table:style-name="ce58" table:formula="of:=CONCATENATE(&quot;prog_char PROGMEM Cmd_&quot;;[Command.H21];&quot;[]=&quot;;CHAR(34);[Command.B21];CHAR(34);&quot;;&quot;)" office:value-type="string" office:string-value="prog_char PROGMEM Cmd_19[]=&quot;OtherUnit&quot;;">
            <text:p>prog_char PROGMEM Cmd_19[]="OtherUnit";</text:p>
          </table:table-cell>
          <table:table-cell/>
          <table:table-cell table:style-name="ce59"/>
          <table:table-cell table:number-columns-repeated="1007"/>
        </table:table-row>
        <table:table-row table:style-name="ro10">
          <table:table-cell table:style-name="ce12" office:value-type="float" office:value="5">
            <text:p>5</text:p>
          </table:table-cell>
          <table:table-cell table:style-name="ce15" office:value-type="string">
            <text:p>RawsignalPut</text:p>
          </table:table-cell>
          <table:table-cell table:style-name="ce15" office:value-type="string">
            <text:p>Commando</text:p>
          </table:table-cell>
          <table:table-cell table:style-name="ce20" office:value-type="string">
            <text:p>Met dit commando kunt u de buffer voor verzenden van pulsen rechtstreeks vullen met een eigen pulsreeks. Hiermee is het mogelijk om via RF of IR ieder denkbaar signaal te verzenden. <text:s/>Als volgt verzenden: </text:p>
            <text:p/>
            <text:p>“RAWSIGNAL_PUT;&lt;pulse-1&gt;,&lt;space-1&gt;,&lt;puls-2&gt;,&lt;puls-n&gt;;”</text:p>
          </table:table-cell>
          <table:table-cell table:style-name="ce20" office:value-type="string">
            <text:p>-</text:p>
          </table:table-cell>
          <table:table-cell table:style-name="ce20" office:value-type="string">
            <text:p>-</text:p>
          </table:table-cell>
          <table:table-cell table:style-name="ce28" office:value-type="string">
            <text:p>LET OP: de reeks pulsen moet altijd een even aantal pulsen bevatten. Zorg voor afsluiting met een puntkomma. Zolang nog geen puntkomma ontvangen, worden alle binnenkomende waarden aan de buffer toegevoegd. Er zijn 128 posities. Uitgaande van één pulse en één space per bit, kunnen dit 64-bits worden verzonden.</text:p>
            <text:p/>
            <text:p>LET OP: Dit commando wordt alleen uitgevoerd als afkomstig van SERIAL.</text:p>
          </table:table-cell>
          <table:table-cell table:style-name="ce34" office:value-type="float" office:value="25">
            <text:p>25</text:p>
          </table:table-cell>
          <table:table-cell table:style-name="ce47" table:formula="of:=CONCATENATE(&quot;0x&quot;;DEC2HEX([.H27]))" office:value-type="string" office:string-value="0x19">
            <text:p>0x19</text:p>
          </table:table-cell>
          <table:table-cell table:style-name="ce49" office:value-type="string">
            <text:p>User</text:p>
          </table:table-cell>
          <table:table-cell table:style-name="ce49"/>
          <table:table-cell table:style-name="ce52" table:formula="of:=IF([.B27]=&quot;&quot;;0;1)" office:value-type="float" office:value="1">
            <text:p>1</text:p>
          </table:table-cell>
          <table:table-cell table:style-name="ce53" office:value-type="string">
            <text:p>CMD_RAWSIGNAL_PUT</text:p>
          </table:table-cell>
          <table:table-cell table:style-name="ce53" table:formula="of:=CONCATENATE(&quot;#define &quot;;[.M27];&quot; &quot;;[.H27])" office:value-type="string" office:string-value="#define CMD_RAWSIGNAL_PUT 25">
            <text:p>#define CMD_RAWSIGNAL_PUT 25</text:p>
          </table:table-cell>
          <table:table-cell table:style-name="ce58" table:formula="of:=CONCATENATE(&quot;prog_char PROGMEM Cmd_&quot;;[Command.H22];&quot;[]=&quot;;CHAR(34);[Command.B22];CHAR(34);&quot;;&quot;)" office:value-type="string" office:string-value="prog_char PROGMEM Cmd_20[]=&quot;Forward&quot;;">
            <text:p>prog_char PROGMEM Cmd_20[]="Forward";</text:p>
          </table:table-cell>
          <table:table-cell/>
          <table:table-cell table:style-name="ce59"/>
          <table:table-cell table:number-columns-repeated="1007"/>
        </table:table-row>
        <table:table-row table:style-name="ro11">
          <table:table-cell table:style-name="ce12" office:value-type="float" office:value="5">
            <text:p>5</text:p>
          </table:table-cell>
          <table:table-cell table:style-name="ce15" office:value-type="string">
            <text:p>Reset</text:p>
          </table:table-cell>
          <table:table-cell table:style-name="ce15" office:value-type="string">
            <text:p>Commando</text:p>
          </table:table-cell>
          <table:table-cell table:style-name="ce20" office:value-type="string">
            <text:p>Reset de Nodo. Timers en de inhoud van variabelen worden op nul gezet. Alle settings en de inhoud van de Eventlist blijven behouden. Na de reset vindt er een Boot event plaats.</text:p>
          </table:table-cell>
          <table:table-cell table:style-name="ce20" office:value-type="string">
            <text:p>-</text:p>
          </table:table-cell>
          <table:table-cell table:style-name="ce20" office:value-type="string">
            <text:p>-</text:p>
          </table:table-cell>
          <table:table-cell table:style-name="ce28" office:value-type="string">
            <text:p>LET OP: dat de Nodo even de tijd heeft om op te starten, dus even wachten met versturen van nieuwe commando's.</text:p>
          </table:table-cell>
          <table:table-cell table:style-name="ce34" office:value-type="float" office:value="26">
            <text:p>26</text:p>
          </table:table-cell>
          <table:table-cell table:style-name="ce47" table:formula="of:=CONCATENATE(&quot;0x&quot;;DEC2HEX([.H28]))" office:value-type="string" office:string-value="0x1A">
            <text:p>0x1A</text:p>
          </table:table-cell>
          <table:table-cell table:style-name="ce49" office:value-type="string">
            <text:p>User</text:p>
          </table:table-cell>
          <table:table-cell table:style-name="ce49"/>
          <table:table-cell table:style-name="ce52" table:formula="of:=IF([.B28]=&quot;&quot;;0;1)" office:value-type="float" office:value="1">
            <text:p>1</text:p>
          </table:table-cell>
          <table:table-cell table:style-name="ce53" office:value-type="string">
            <text:p>CMD_RESET</text:p>
          </table:table-cell>
          <table:table-cell table:style-name="ce53" table:formula="of:=CONCATENATE(&quot;#define &quot;;[.M28];&quot; &quot;;[.H28])" office:value-type="string" office:string-value="#define CMD_RESET 26">
            <text:p>#define CMD_RESET 26</text:p>
          </table:table-cell>
          <table:table-cell table:style-name="ce58" table:formula="of:=CONCATENATE(&quot;prog_char PROGMEM Cmd_&quot;;[Command.H23];&quot;[]=&quot;;CHAR(34);[Command.B23];CHAR(34);&quot;;&quot;)" office:value-type="string" office:string-value="prog_char PROGMEM Cmd_21[]=&quot;EventlistShow&quot;;">
            <text:p>prog_char PROGMEM Cmd_21[]="EventlistShow";</text:p>
          </table:table-cell>
          <table:table-cell/>
          <table:table-cell table:style-name="ce59"/>
          <table:table-cell table:number-columns-repeated="1007"/>
        </table:table-row>
        <table:table-row table:style-name="ro12">
          <table:table-cell table:style-name="ce13"/>
          <table:table-cell table:style-name="ce15" office:value-type="string">
            <text:p>ResetFactory</text:p>
          </table:table-cell>
          <table:table-cell table:style-name="ce15" office:value-type="string">
            <text:p>Commando</text:p>
          </table:table-cell>
          <table:table-cell table:style-name="ce20" office:value-type="string">
            <text:p>Zet alle settings worden op default, alle variabelen worden op nul gezet, alle timers gereset, de gehele Eventlist wordt gewist en teruggezet naar default en alle WIRED_OUT op laag gezet. </text:p>
          </table:table-cell>
          <table:table-cell table:style-name="ce20" office:value-type="string">
            <text:p>-</text:p>
          </table:table-cell>
          <table:table-cell table:style-name="ce20" office:value-type="string">
            <text:p>-</text:p>
          </table:table-cell>
          <table:table-cell table:style-name="ce28" office:value-type="string">
            <text:p>Tijdens een factory reset niet de spanning van de Arduino uitschakelen zolang de status-led nog brand. Voorafgaand aan een FactoryReset wordt een lange pieptoon weergegeven.</text:p>
            <text:p/>
            <text:p>LET OP: Ook de zomertijd instelling gaat verloren. Controleer altijd de actuele tijd. Zie tevens opmerkingen bij ClockDLS.</text:p>
            <text:p/>
            <text:p>LET OP: Na installatie van een nieuwe versie van de Nodo software, wordt er altijd een ResetFactory uitgevoerd.</text:p>
            <text:p/>
            <text:p>LET OP: Dit commando kan alleen via SERAIL worden verzonden.</text:p>
          </table:table-cell>
          <table:table-cell table:style-name="ce34" office:value-type="float" office:value="27">
            <text:p>27</text:p>
          </table:table-cell>
          <table:table-cell table:style-name="ce47" table:formula="of:=CONCATENATE(&quot;0x&quot;;DEC2HEX([.H29]))" office:value-type="string" office:string-value="0x1B">
            <text:p>0x1B</text:p>
          </table:table-cell>
          <table:table-cell table:style-name="ce49" office:value-type="string">
            <text:p>User</text:p>
          </table:table-cell>
          <table:table-cell table:style-name="ce49"/>
          <table:table-cell table:style-name="ce52" table:formula="of:=IF([.B29]=&quot;&quot;;0;1)" office:value-type="float" office:value="1">
            <text:p>1</text:p>
          </table:table-cell>
          <table:table-cell table:style-name="ce53" office:value-type="string">
            <text:p>CMD_RESET_FACTORY</text:p>
          </table:table-cell>
          <table:table-cell table:style-name="ce53" table:formula="of:=CONCATENATE(&quot;#define &quot;;[.M29];&quot; &quot;;[.H29])" office:value-type="string" office:string-value="#define CMD_RESET_FACTORY 27">
            <text:p>#define CMD_RESET_FACTORY 27</text:p>
          </table:table-cell>
          <table:table-cell table:style-name="ce58" table:formula="of:=CONCATENATE(&quot;prog_char PROGMEM Cmd_&quot;;[Command.H24];&quot;[]=&quot;;CHAR(34);[Command.B24];CHAR(34);&quot;;&quot;)" office:value-type="string" office:string-value="prog_char PROGMEM Cmd_22[]=&quot;EventlistErase&quot;;">
            <text:p>prog_char PROGMEM Cmd_22[]="EventlistErase";</text:p>
          </table:table-cell>
          <table:table-cell/>
          <table:table-cell table:style-name="ce59"/>
          <table:table-cell table:number-columns-repeated="1007"/>
        </table:table-row>
        <table:table-row table:style-name="ro13">
          <table:table-cell table:style-name="ce12" office:value-type="float" office:value="5">
            <text:p>5</text:p>
          </table:table-cell>
          <table:table-cell table:style-name="ce15" office:value-type="string">
            <text:p>Simulate</text:p>
          </table:table-cell>
          <table:table-cell table:style-name="ce15" office:value-type="string">
            <text:p>Commando</text:p>
          </table:table-cell>
          <table:table-cell table:style-name="ce20" office:value-type="string">
            <text:p>Tijdens de simulatie modus worden IR en RF opdrachten niet verzonden. Handig om te gebruiken bij testen.</text:p>
          </table:table-cell>
          <table:table-cell table:style-name="ce20" office:value-type="string">
            <text:p>[ON, OFF]</text:p>
          </table:table-cell>
          <table:table-cell table:style-name="ce20" office:value-type="string">
            <text:p>-</text:p>
          </table:table-cell>
          <table:table-cell table:style-name="ce28" office:value-type="string">
            <text:p>LET OP: Dit commando wordt alleen uitgevoerd als afkomstig is van SERIAL.</text:p>
            <text:p/>
            <text:p>LET OP: Deze setting wordt niet opgeslagen. Na een reset wordt simulatie weer uitgeschakeld.</text:p>
          </table:table-cell>
          <table:table-cell table:style-name="ce34" office:value-type="float" office:value="28">
            <text:p>28</text:p>
          </table:table-cell>
          <table:table-cell table:style-name="ce47" table:formula="of:=CONCATENATE(&quot;0x&quot;;DEC2HEX([.H30]))" office:value-type="string" office:string-value="0x1C">
            <text:p>0x1C</text:p>
          </table:table-cell>
          <table:table-cell table:style-name="ce49" office:value-type="string">
            <text:p>User</text:p>
          </table:table-cell>
          <table:table-cell table:style-name="ce49"/>
          <table:table-cell table:style-name="ce52" table:formula="of:=IF([.B30]=&quot;&quot;;0;1)" office:value-type="float" office:value="1">
            <text:p>1</text:p>
          </table:table-cell>
          <table:table-cell table:style-name="ce53" office:value-type="string">
            <text:p>CMD_SIMULATE</text:p>
          </table:table-cell>
          <table:table-cell table:style-name="ce53" table:formula="of:=CONCATENATE(&quot;#define &quot;;[.M30];&quot; &quot;;[.H30])" office:value-type="string" office:string-value="#define CMD_SIMULATE 28">
            <text:p>#define CMD_SIMULATE 28</text:p>
          </table:table-cell>
          <table:table-cell table:style-name="ce58" table:formula="of:=CONCATENATE(&quot;prog_char PROGMEM Cmd_&quot;;[Command.H25];&quot;[]=&quot;;CHAR(34);[Command.B25];CHAR(34);&quot;;&quot;)" office:value-type="string" office:string-value="prog_char PROGMEM Cmd_23[]=&quot;EventlistWrite&quot;;">
            <text:p>prog_char PROGMEM Cmd_23[]="EventlistWrite";</text:p>
          </table:table-cell>
          <table:table-cell/>
          <table:table-cell table:style-name="ce59"/>
          <table:table-cell table:number-columns-repeated="1007"/>
        </table:table-row>
        <table:table-row table:style-name="ro14">
          <table:table-cell table:style-name="ce13"/>
          <table:table-cell table:style-name="ce15" office:value-type="string">
            <text:p>Status</text:p>
          </table:table-cell>
          <table:table-cell table:style-name="ce15" office:value-type="string">
            <text:p>Commando</text:p>
          </table:table-cell>
          <table:table-cell table:style-name="ce20" office:value-type="string">
            <text:p>Verzendt settings en instellingen van de Nodo naar de seriele uitgang. Op deze wijze kan een setting van de Nodo worden uitgevraagd.</text:p>
          </table:table-cell>
          <table:table-cell table:style-name="ce20" office:value-type="string">
            <text:p>Nodo commando:</text:p>
            <text:p/>
            <text:p>Unit,</text:p>
            <text:p>Home,</text:p>
            <text:p>Build,</text:p>
            <text:p>Simulate,</text:p>
            <text:p>Trace,</text:p>
            <text:p>ClockDaylight,</text:p>
            <text:p>ClockDLS,</text:p>
            <text:p>ReceiveRepeatsIR,</text:p>
            <text:p>ReceiveRepeatsRF,</text:p>
            <text:p>VariableSet,</text:p>
            <text:p>ClockDate,</text:p>
            <text:p>ClockTime,</text:p>
            <text:p>ClockYear,</text:p>
            <text:p>TimerSet,</text:p>
            <text:p>WiredOut,</text:p>
            <text:p>WiredAnalog</text:p>
            <text:p>WiredIn,</text:p>
            <text:p>WiredPullup,</text:p>
            <text:p>WiredSmittTrigger,</text:p>
            <text:p>WiredThreshold.</text:p>
          </table:table-cell>
          <table:table-cell table:style-name="ce20" office:value-type="string">
            <text:p>Parameter-1 behorend bij Nodo commando.</text:p>
          </table:table-cell>
          <table:table-cell table:style-name="ce28" office:value-type="string">
            <text:p>LET OP: Dit commando wordt alleen uitgevoerd als afkomstig is van SERIAL.</text:p>
          </table:table-cell>
          <table:table-cell table:style-name="ce34" office:value-type="float" office:value="29">
            <text:p>29</text:p>
          </table:table-cell>
          <table:table-cell table:style-name="ce47" table:formula="of:=CONCATENATE(&quot;0x&quot;;DEC2HEX([.H31]))" office:value-type="string" office:string-value="0x1D">
            <text:p>0x1D</text:p>
          </table:table-cell>
          <table:table-cell table:style-name="ce49" office:value-type="string">
            <text:p>User</text:p>
          </table:table-cell>
          <table:table-cell table:style-name="ce49"/>
          <table:table-cell table:style-name="ce52" table:formula="of:=IF([.B31]=&quot;&quot;;0;1)" office:value-type="float" office:value="1">
            <text:p>1</text:p>
          </table:table-cell>
          <table:table-cell table:style-name="ce53" office:value-type="string">
            <text:p>CMD_STATUS</text:p>
          </table:table-cell>
          <table:table-cell table:style-name="ce53" table:formula="of:=CONCATENATE(&quot;#define &quot;;[.M31];&quot; &quot;;[.H31])" office:value-type="string" office:string-value="#define CMD_STATUS 29">
            <text:p>#define CMD_STATUS 29</text:p>
          </table:table-cell>
          <table:table-cell table:style-name="ce58" table:formula="of:=CONCATENATE(&quot;prog_char PROGMEM Cmd_&quot;;[Command.H26];&quot;[]=&quot;;CHAR(34);[Command.B26];CHAR(34);&quot;;&quot;)" office:value-type="string" office:string-value="prog_char PROGMEM Cmd_24[]=&quot;RawsignalGet&quot;;">
            <text:p>prog_char PROGMEM Cmd_24[]="RawsignalGet";</text:p>
          </table:table-cell>
          <table:table-cell/>
          <table:table-cell table:style-name="ce59"/>
          <table:table-cell table:number-columns-repeated="1007"/>
        </table:table-row>
        <table:table-row table:style-name="ro15">
          <table:table-cell table:style-name="ce12" office:value-type="float" office:value="5">
            <text:p>5</text:p>
          </table:table-cell>
          <table:table-cell table:style-name="ce15" office:value-type="string">
            <text:p>StatusList</text:p>
          </table:table-cell>
          <table:table-cell table:style-name="ce15" office:value-type="string">
            <text:p>Commando</text:p>
          </table:table-cell>
          <table:table-cell table:style-name="ce20" office:value-type="string">
            <text:p>Geeft en komma gescheiden lijst weer met alle settings. Deze kan worden gebruikt om aan de PC zijde te parsen.</text:p>
          </table:table-cell>
          <table:table-cell table:style-name="ce20" office:value-type="string">
            <text:p>-</text:p>
          </table:table-cell>
          <table:table-cell table:style-name="ce20" office:value-type="string">
            <text:p>-</text:p>
          </table:table-cell>
          <table:table-cell table:style-name="ce28" office:value-type="string">
            <text:p>LET OP: Dit commando wordt alleen uitgevoerd als afkomstig is van SERIAL.</text:p>
          </table:table-cell>
          <table:table-cell table:style-name="ce34" office:value-type="float" office:value="30">
            <text:p>30</text:p>
          </table:table-cell>
          <table:table-cell table:style-name="ce47" table:formula="of:=CONCATENATE(&quot;0x&quot;;DEC2HEX([.H32]))" office:value-type="string" office:string-value="0x1E">
            <text:p>0x1E</text:p>
          </table:table-cell>
          <table:table-cell table:style-name="ce49" office:value-type="string">
            <text:p>User</text:p>
          </table:table-cell>
          <table:table-cell table:style-name="ce49"/>
          <table:table-cell table:style-name="ce52" table:formula="of:=IF([.B32]=&quot;&quot;;0;1)" office:value-type="float" office:value="1">
            <text:p>1</text:p>
          </table:table-cell>
          <table:table-cell table:style-name="ce53" office:value-type="string">
            <text:p>CMD_STATUS_LIST</text:p>
          </table:table-cell>
          <table:table-cell table:style-name="ce53" table:formula="of:=CONCATENATE(&quot;#define &quot;;[.M32];&quot; &quot;;[.H32])" office:value-type="string" office:string-value="#define CMD_STATUS_LIST 30">
            <text:p>#define CMD_STATUS_LIST 30</text:p>
          </table:table-cell>
          <table:table-cell table:style-name="ce58" table:formula="of:=CONCATENATE(&quot;prog_char PROGMEM Cmd_&quot;;[Command.H27];&quot;[]=&quot;;CHAR(34);[Command.B27];CHAR(34);&quot;;&quot;)" office:value-type="string" office:string-value="prog_char PROGMEM Cmd_25[]=&quot;RawsignalPut&quot;;">
            <text:p>prog_char PROGMEM Cmd_25[]="RawsignalPut";</text:p>
          </table:table-cell>
          <table:table-cell/>
          <table:table-cell table:style-name="ce59"/>
          <table:table-cell table:number-columns-repeated="1007"/>
        </table:table-row>
        <table:table-row table:style-name="ro15">
          <table:table-cell table:style-name="ce12" office:value-type="float" office:value="5">
            <text:p>5</text:p>
          </table:table-cell>
          <table:table-cell table:style-name="ce15" office:value-type="string">
            <text:p>StatusEvent</text:p>
          </table:table-cell>
          <table:table-cell table:style-name="ce15" office:value-type="string">
            <text:p>Commando</text:p>
          </table:table-cell>
          <table:table-cell table:style-name="ce20" office:value-type="string">
            <text:p>Genereert een event met een setting van de Nodo. (zie voor verdere toelichting bij het commando Status)</text:p>
          </table:table-cell>
          <table:table-cell table:style-name="ce20" office:value-type="string">
            <text:p>Nodo commando.</text:p>
          </table:table-cell>
          <table:table-cell table:style-name="ce20" office:value-type="string">
            <text:p>Parameter-1 behorend bij Nodo commando</text:p>
          </table:table-cell>
          <table:table-cell table:style-name="ce28" office:value-type="string">
            <text:p>-</text:p>
          </table:table-cell>
          <table:table-cell table:style-name="ce34" office:value-type="float" office:value="31">
            <text:p>31</text:p>
          </table:table-cell>
          <table:table-cell table:style-name="ce47" table:formula="of:=CONCATENATE(&quot;0x&quot;;DEC2HEX([.H33]))" office:value-type="string" office:string-value="0x1F">
            <text:p>0x1F</text:p>
          </table:table-cell>
          <table:table-cell table:style-name="ce49" office:value-type="string">
            <text:p>User</text:p>
          </table:table-cell>
          <table:table-cell table:style-name="ce49"/>
          <table:table-cell table:style-name="ce52" table:formula="of:=IF([.B33]=&quot;&quot;;0;1)" office:value-type="float" office:value="1">
            <text:p>1</text:p>
          </table:table-cell>
          <table:table-cell table:style-name="ce53" office:value-type="string">
            <text:p>CMD_STATUS_EVENT</text:p>
          </table:table-cell>
          <table:table-cell table:style-name="ce53" table:formula="of:=CONCATENATE(&quot;#define &quot;;[.M33];&quot; &quot;;[.H33])" office:value-type="string" office:string-value="#define CMD_STATUS_EVENT 31">
            <text:p>#define CMD_STATUS_EVENT 31</text:p>
          </table:table-cell>
          <table:table-cell table:style-name="ce58" table:formula="of:=CONCATENATE(&quot;prog_char PROGMEM Cmd_&quot;;[Command.H28];&quot;[]=&quot;;CHAR(34);[Command.B28];CHAR(34);&quot;;&quot;)" office:value-type="string" office:string-value="prog_char PROGMEM Cmd_26[]=&quot;Reset&quot;;">
            <text:p>prog_char PROGMEM Cmd_26[]="Reset";</text:p>
          </table:table-cell>
          <table:table-cell/>
          <table:table-cell table:style-name="ce59"/>
          <table:table-cell table:number-columns-repeated="1007"/>
        </table:table-row>
        <table:table-row table:style-name="ro16">
          <table:table-cell table:style-name="ce12" office:value-type="float" office:value="5">
            <text:p>5</text:p>
          </table:table-cell>
          <table:table-cell table:style-name="ce15" office:value-type="string">
            <text:p>Trace</text:p>
          </table:table-cell>
          <table:table-cell table:style-name="ce15" office:value-type="string">
            <text:p>Commando</text:p>
          </table:table-cell>
          <table:table-cell table:style-name="ce20" office:value-type="string">
            <text:p>Traceer informatie over versturen van codes, acties en macro's in of uitschakelen.</text:p>
          </table:table-cell>
          <table:table-cell table:style-name="ce20" office:value-type="string">
            <text:p>[ON, OFF]</text:p>
          </table:table-cell>
          <table:table-cell table:style-name="ce20" office:value-type="string">
            <text:p>-</text:p>
          </table:table-cell>
          <table:table-cell table:style-name="ce28" office:value-type="string">
            <text:p>Foutmeldingen worden wel altijd weergegeven.</text:p>
            <text:p>Trace instelling wordt niet opgeslagen. Na een reset is deze functie dus weer uitgeschakeld.</text:p>
            <text:p/>
            <text:p>LET OP: Dit commando wordt alleen uitgevoerd als afkomstig is van SERIAL.</text:p>
          </table:table-cell>
          <table:table-cell table:style-name="ce34" office:value-type="float" office:value="32">
            <text:p>32</text:p>
          </table:table-cell>
          <table:table-cell table:style-name="ce47" table:formula="of:=CONCATENATE(&quot;0x&quot;;DEC2HEX([.H34]))" office:value-type="string" office:string-value="0x20">
            <text:p>0x20</text:p>
          </table:table-cell>
          <table:table-cell table:style-name="ce49" office:value-type="string">
            <text:p>User</text:p>
          </table:table-cell>
          <table:table-cell table:style-name="ce49"/>
          <table:table-cell table:style-name="ce52" table:formula="of:=IF([.B34]=&quot;&quot;;0;1)" office:value-type="float" office:value="1">
            <text:p>1</text:p>
          </table:table-cell>
          <table:table-cell table:style-name="ce53" office:value-type="string">
            <text:p>CMD_TRACE</text:p>
          </table:table-cell>
          <table:table-cell table:style-name="ce53" table:formula="of:=CONCATENATE(&quot;#define &quot;;[.M34];&quot; &quot;;[.H34])" office:value-type="string" office:string-value="#define CMD_TRACE 32">
            <text:p>#define CMD_TRACE 32</text:p>
          </table:table-cell>
          <table:table-cell table:style-name="ce58" table:formula="of:=CONCATENATE(&quot;prog_char PROGMEM Cmd_&quot;;[Command.H29];&quot;[]=&quot;;CHAR(34);[Command.B29];CHAR(34);&quot;;&quot;)" office:value-type="string" office:string-value="prog_char PROGMEM Cmd_27[]=&quot;ResetFactory&quot;;">
            <text:p>prog_char PROGMEM Cmd_27[]="ResetFactory";</text:p>
          </table:table-cell>
          <table:table-cell/>
          <table:table-cell table:style-name="ce60"/>
          <table:table-cell table:number-columns-repeated="1007"/>
        </table:table-row>
        <table:table-row table:style-name="ro9">
          <table:table-cell table:style-name="ce12" office:value-type="float" office:value="9">
            <text:p>9</text:p>
          </table:table-cell>
          <table:table-cell table:style-name="ce15" office:value-type="string">
            <text:p>Unit</text:p>
          </table:table-cell>
          <table:table-cell table:style-name="ce15" office:value-type="string">
            <text:p>Commando</text:p>
          </table:table-cell>
          <table:table-cell table:style-name="ce20" office:value-type="string">
            <text:p>De Nodo kent een eigen Unit adres. In een omgeving met meerdere Nodo's moeten Nodo's ieder een uniek unit adres toegewezen krijgen. </text:p>
          </table:table-cell>
          <table:table-cell table:style-name="ce26" office:value-type="string">
            <text:p>Unit adres [0..15]</text:p>
            <text:p>15=default</text:p>
          </table:table-cell>
          <table:table-cell table:style-name="ce20" office:value-type="string">
            <text:p>-</text:p>
          </table:table-cell>
          <table:table-cell table:style-name="ce28" office:value-type="string">
            <text:p>LET OP: Na veranderen van de unitcode moet de Eventlist opnieuw geprogrammeerd worden omdat deze mogelijk commando's of events bevat die gebaseerd zijn op de oude Unit adres. De Eventlist bevat na uitvoer van dit commando de default inhoud.</text:p>
            <text:p/>
            <text:p>LET OP: Dit commando wordt alleen uitgevoerd als afkomstig is van SERIAL.</text:p>
          </table:table-cell>
          <table:table-cell table:style-name="ce34" office:value-type="float" office:value="33">
            <text:p>33</text:p>
          </table:table-cell>
          <table:table-cell table:style-name="ce47" table:formula="of:=CONCATENATE(&quot;0x&quot;;DEC2HEX([.H35]))" office:value-type="string" office:string-value="0x21">
            <text:p>0x21</text:p>
          </table:table-cell>
          <table:table-cell table:style-name="ce49" office:value-type="string">
            <text:p>User</text:p>
          </table:table-cell>
          <table:table-cell table:style-name="ce49"/>
          <table:table-cell table:style-name="ce52" table:formula="of:=IF([.B35]=&quot;&quot;;0;1)" office:value-type="float" office:value="1">
            <text:p>1</text:p>
          </table:table-cell>
          <table:table-cell table:style-name="ce53" office:value-type="string">
            <text:p>CMD_UNIT</text:p>
          </table:table-cell>
          <table:table-cell table:style-name="ce53" table:formula="of:=CONCATENATE(&quot;#define &quot;;[.M35];&quot; &quot;;[.H35])" office:value-type="string" office:string-value="#define CMD_UNIT 33">
            <text:p>#define CMD_UNIT 33</text:p>
          </table:table-cell>
          <table:table-cell table:style-name="ce58" table:formula="of:=CONCATENATE(&quot;prog_char PROGMEM Cmd_&quot;;[Command.H30];&quot;[]=&quot;;CHAR(34);[Command.B30];CHAR(34);&quot;;&quot;)" office:value-type="string" office:string-value="prog_char PROGMEM Cmd_28[]=&quot;Simulate&quot;;">
            <text:p>prog_char PROGMEM Cmd_28[]="Simulate";</text:p>
          </table:table-cell>
          <table:table-cell/>
          <table:table-cell table:style-name="ce59"/>
          <table:table-cell table:number-columns-repeated="1007"/>
        </table:table-row>
        <table:table-row table:style-name="ro9">
          <table:table-cell table:style-name="ce12" office:value-type="float" office:value="9">
            <text:p>9</text:p>
          </table:table-cell>
          <table:table-cell table:style-name="ce15" office:value-type="string">
            <text:p>Home</text:p>
          </table:table-cell>
          <table:table-cell table:style-name="ce15" office:value-type="string">
            <text:p>Commando</text:p>
          </table:table-cell>
          <table:table-cell table:style-name="ce20" office:value-type="string">
            <text:p>De Nodo kent een eigen Home adres. In een omgeving met meerdere Nodo's moeten Nodo's die met elkaar commando's of events uitwisselen behoren tot hetzelfde Home adres.</text:p>
          </table:table-cell>
          <table:table-cell table:style-name="ce26" office:value-type="string">
            <text:p>Home adres [0..15]</text:p>
            <text:p>15=default</text:p>
          </table:table-cell>
          <table:table-cell table:style-name="ce20"/>
          <table:table-cell table:style-name="ce28" office:value-type="string">
            <text:p>LET OP: Na veranderen van de unitcode moet de Eventlist opnieuw geprogrammeerd worden omdat deze mogelijk commando's of events bevat die gebaseerd zijn op de oude Home adres. De Eventlist bevat na uitvoer van dit commando de default inhoud.</text:p>
            <text:p/>
            <text:p>LET OP: Dit commando kan alleen via SERAIL worden verzonden.</text:p>
          </table:table-cell>
          <table:table-cell table:style-name="ce34" office:value-type="float" office:value="34">
            <text:p>34</text:p>
          </table:table-cell>
          <table:table-cell table:style-name="ce47" table:formula="of:=CONCATENATE(&quot;0x&quot;;DEC2HEX([.H36]))" office:value-type="string" office:string-value="0x22">
            <text:p>0x22</text:p>
          </table:table-cell>
          <table:table-cell table:style-name="ce49" office:value-type="string">
            <text:p>User</text:p>
          </table:table-cell>
          <table:table-cell table:style-name="ce49"/>
          <table:table-cell table:style-name="ce52" table:formula="of:=IF([.B36]=&quot;&quot;;0;1)" office:value-type="float" office:value="1">
            <text:p>1</text:p>
          </table:table-cell>
          <table:table-cell table:style-name="ce53" office:value-type="string">
            <text:p>CMD_HOME</text:p>
          </table:table-cell>
          <table:table-cell table:style-name="ce53" table:formula="of:=CONCATENATE(&quot;#define &quot;;[.M36];&quot; &quot;;[.H36])" office:value-type="string" office:string-value="#define CMD_HOME 34">
            <text:p>#define CMD_HOME 34</text:p>
          </table:table-cell>
          <table:table-cell table:style-name="ce58" table:formula="of:=CONCATENATE(&quot;prog_char PROGMEM Cmd_&quot;;[Command.H31];&quot;[]=&quot;;CHAR(34);[Command.B31];CHAR(34);&quot;;&quot;)" office:value-type="string" office:string-value="prog_char PROGMEM Cmd_29[]=&quot;Status&quot;;">
            <text:p>prog_char PROGMEM Cmd_29[]="Status";</text:p>
          </table:table-cell>
          <table:table-cell/>
          <table:table-cell table:style-name="ce59"/>
          <table:table-cell table:number-columns-repeated="1007"/>
        </table:table-row>
        <table:table-row table:style-name="ro7">
          <table:table-cell table:style-name="ce12" office:value-type="float" office:value="9">
            <text:p>9</text:p>
          </table:table-cell>
          <table:table-cell table:style-name="ce15" office:value-type="string">
            <text:p>Build</text:p>
          </table:table-cell>
          <table:table-cell table:style-name="ce15" office:value-type="string">
            <text:p>Waarde</text:p>
          </table:table-cell>
          <table:table-cell table:style-name="ce20" office:value-type="string">
            <text:p>Dit is geen commando maar een waarde die kan worden opgegeven bij het opvragen van een status.</text:p>
          </table:table-cell>
          <table:table-cell table:style-name="ce20" table:number-columns-repeated="2"/>
          <table:table-cell table:style-name="ce28"/>
          <table:table-cell table:style-name="ce34" office:value-type="float" office:value="35">
            <text:p>35</text:p>
          </table:table-cell>
          <table:table-cell table:style-name="ce47" table:formula="of:=CONCATENATE(&quot;0x&quot;;DEC2HEX([.H37]))" office:value-type="string" office:string-value="0x23">
            <text:p>0x23</text:p>
          </table:table-cell>
          <table:table-cell table:style-name="ce49" office:value-type="string">
            <text:p>User</text:p>
          </table:table-cell>
          <table:table-cell table:style-name="ce49"/>
          <table:table-cell table:style-name="ce52" table:formula="of:=IF([.B37]=&quot;&quot;;0;1)" office:value-type="float" office:value="1">
            <text:p>1</text:p>
          </table:table-cell>
          <table:table-cell table:style-name="ce53" office:value-type="string">
            <text:p>CMD_BUILD</text:p>
          </table:table-cell>
          <table:table-cell table:style-name="ce53" table:formula="of:=CONCATENATE(&quot;#define &quot;;[.M37];&quot; &quot;;[.H37])" office:value-type="string" office:string-value="#define CMD_BUILD 35">
            <text:p>#define CMD_BUILD 35</text:p>
          </table:table-cell>
          <table:table-cell table:style-name="ce58" table:formula="of:=CONCATENATE(&quot;prog_char PROGMEM Cmd_&quot;;[Command.H32];&quot;[]=&quot;;CHAR(34);[Command.B32];CHAR(34);&quot;;&quot;)" office:value-type="string" office:string-value="prog_char PROGMEM Cmd_30[]=&quot;StatusList&quot;;">
            <text:p>prog_char PROGMEM Cmd_30[]="StatusList";</text:p>
          </table:table-cell>
          <table:table-cell/>
          <table:table-cell table:style-name="ce59"/>
          <table:table-cell table:number-columns-repeated="1007"/>
        </table:table-row>
        <table:table-row table:style-name="ro8">
          <table:table-cell table:style-name="ce12" office:value-type="float" office:value="9">
            <text:p>9</text:p>
          </table:table-cell>
          <table:table-cell table:style-name="ce15" office:value-type="string">
            <text:p>Sound</text:p>
          </table:table-cell>
          <table:table-cell table:style-name="ce15" office:value-type="string">
            <text:p>Commando</text:p>
          </table:table-cell>
          <table:table-cell table:style-name="ce20" office:value-type="string">
            <text:p>Geeft een geluidsignaal. Kan worden gebruikt voor diverse signaleringen. Er zijn meerdere soorten geluidssignalen te selecteren.</text:p>
          </table:table-cell>
          <table:table-cell table:style-name="ce20" office:value-type="string">
            <text:p>Soort signaal. [0..7]</text:p>
            <text:p/>
            <text:p>0=short beep</text:p>
            <text:p>1=four beeps</text:p>
            <text:p>2=whoop up</text:p>
            <text:p>3=whoop down</text:p>
            <text:p>4=S.O.S.</text:p>
            <text:p>5=ding-dong</text:p>
            <text:p>6=phone ring</text:p>
            <text:p>7=boot</text:p>
          </table:table-cell>
          <table:table-cell table:style-name="ce20" office:value-type="string">
            <text:p>Aantal herhalingen. [0..255]</text:p>
          </table:table-cell>
          <table:table-cell table:style-name="ce28" office:value-type="string">
            <text:p>Tijdens uitvoer van geluidssignaal kunnen zich geen events voordoen. Bij lange herhalingen is de Nodo dus enige tijd niet in staat om binnenkomende signalen te ontvangen en verwerken.</text:p>
          </table:table-cell>
          <table:table-cell table:style-name="ce34" office:value-type="float" office:value="36">
            <text:p>36</text:p>
          </table:table-cell>
          <table:table-cell table:style-name="ce47" table:formula="of:=CONCATENATE(&quot;0x&quot;;DEC2HEX([.H38]))" office:value-type="string" office:string-value="0x24">
            <text:p>0x24</text:p>
          </table:table-cell>
          <table:table-cell table:style-name="ce49" office:value-type="string">
            <text:p>User</text:p>
          </table:table-cell>
          <table:table-cell table:style-name="ce49"/>
          <table:table-cell table:style-name="ce52" table:formula="of:=IF([.B38]=&quot;&quot;;0;1)" office:value-type="float" office:value="1">
            <text:p>1</text:p>
          </table:table-cell>
          <table:table-cell table:style-name="ce53" office:value-type="string">
            <text:p>CMD_SOUND</text:p>
          </table:table-cell>
          <table:table-cell table:style-name="ce53" table:formula="of:=CONCATENATE(&quot;#define &quot;;[.M38];&quot; &quot;;[.H38])" office:value-type="string" office:string-value="#define CMD_SOUND 36">
            <text:p>#define CMD_SOUND 36</text:p>
          </table:table-cell>
          <table:table-cell table:style-name="ce58" table:formula="of:=CONCATENATE(&quot;prog_char PROGMEM Cmd_&quot;;[Command.H33];&quot;[]=&quot;;CHAR(34);[Command.B33];CHAR(34);&quot;;&quot;)" office:value-type="string" office:string-value="prog_char PROGMEM Cmd_31[]=&quot;StatusEvent&quot;;">
            <text:p>prog_char PROGMEM Cmd_31[]="StatusEvent";</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6" office:value-type="string">
            <text:p>UserCmd</text:p>
          </table:table-cell>
          <table:table-cell table:style-name="ce15" office:value-type="string">
            <text:p>Commando</text:p>
          </table:table-cell>
          <table:table-cell table:style-name="ce20" office:value-type="string">
            <text:p>Met UserCmd kunnen commando's naar eigen ontwerp worden gemaakt. De twee parameters</text:p>
            <text:p>zijn volkomen vrije keus, bereik is 0-255. Nodo zal niets doen met het commando,</text:p>
            <text:p>behalve scannen of er in de Eventlist een match is en dan die regel uitvoeren.</text:p>
          </table:table-cell>
          <table:table-cell table:style-name="ce20" office:value-type="string">
            <text:p>Vrij door gebruiker te bepalen [0..255]</text:p>
          </table:table-cell>
          <table:table-cell table:style-name="ce20" office:value-type="string">
            <text:p>Vrij door gebruiker te bepalen [0..255]</text:p>
          </table:table-cell>
          <table:table-cell table:style-name="ce28"/>
          <table:table-cell table:style-name="ce34" office:value-type="float" office:value="37">
            <text:p>37</text:p>
          </table:table-cell>
          <table:table-cell table:style-name="ce47" table:formula="of:=CONCATENATE(&quot;0x&quot;;DEC2HEX([.H39]))" office:value-type="string" office:string-value="0x25">
            <text:p>0x25</text:p>
          </table:table-cell>
          <table:table-cell table:style-name="ce49" office:value-type="string">
            <text:p>User</text:p>
          </table:table-cell>
          <table:table-cell table:style-name="ce49"/>
          <table:table-cell table:style-name="ce52" table:formula="of:=IF([.B39]=&quot;&quot;;0;1)" office:value-type="float" office:value="1">
            <text:p>1</text:p>
          </table:table-cell>
          <table:table-cell table:style-name="ce53" office:value-type="string">
            <text:p>CMD_USER</text:p>
          </table:table-cell>
          <table:table-cell table:style-name="ce53" table:formula="of:=CONCATENATE(&quot;#define &quot;;[.M39];&quot; &quot;;[.H39])" office:value-type="string" office:string-value="#define CMD_USER 37">
            <text:p>#define CMD_USER 37</text:p>
          </table:table-cell>
          <table:table-cell table:style-name="ce58" table:formula="of:=CONCATENATE(&quot;prog_char PROGMEM Cmd_&quot;;[Command.H34];&quot;[]=&quot;;CHAR(34);[Command.B34];CHAR(34);&quot;;&quot;)" office:value-type="string" office:string-value="prog_char PROGMEM Cmd_32[]=&quot;Trace&quot;;">
            <text:p>prog_char PROGMEM Cmd_32[]="Trace";</text:p>
          </table:table-cell>
          <table:table-cell/>
          <table:table-cell table:style-name="ce59"/>
          <table:table-cell table:number-columns-repeated="1007"/>
        </table:table-row>
        <table:table-row table:style-name="ro7">
          <table:table-cell table:style-name="ce12" office:value-type="float" office:value="9">
            <text:p>9</text:p>
          </table:table-cell>
          <table:table-cell table:style-name="ce15" office:value-type="string">
            <text:p>BreakOnVarEqu</text:p>
          </table:table-cell>
          <table:table-cell table:style-name="ce15" office:value-type="string">
            <text:p>Commando</text:p>
          </table:table-cell>
          <table:table-cell table:style-name="ce20" office:value-type="string">
            <text:p>Stop huidige macro als variabele Parameter-1 = waarde Parameter-2</text:p>
          </table:table-cell>
          <table:table-cell table:style-name="ce20" office:value-type="string">
            <text:p>Variabele [1..15]</text:p>
          </table:table-cell>
          <table:table-cell table:style-name="ce20" office:value-type="string">
            <text:p>Waarde [0..255]</text:p>
          </table:table-cell>
          <table:table-cell table:style-name="ce28" office:value-type="string">
            <text:p>Alleen te gebruiken in Macro's</text:p>
          </table:table-cell>
          <table:table-cell table:style-name="ce34" office:value-type="float" office:value="38">
            <text:p>38</text:p>
          </table:table-cell>
          <table:table-cell table:style-name="ce47" table:formula="of:=CONCATENATE(&quot;0x&quot;;DEC2HEX([.H40]))" office:value-type="string" office:string-value="0x26">
            <text:p>0x26</text:p>
          </table:table-cell>
          <table:table-cell table:style-name="ce49" office:value-type="string">
            <text:p>User</text:p>
          </table:table-cell>
          <table:table-cell table:style-name="ce49"/>
          <table:table-cell table:style-name="ce52" table:formula="of:=IF([.B40]=&quot;&quot;;0;1)" office:value-type="float" office:value="1">
            <text:p>1</text:p>
          </table:table-cell>
          <table:table-cell table:style-name="ce53" office:value-type="string">
            <text:p>CMD_BREAK_ON_VAR_EQU</text:p>
          </table:table-cell>
          <table:table-cell table:style-name="ce53" table:formula="of:=CONCATENATE(&quot;#define &quot;;[.M40];&quot; &quot;;[.H40])" office:value-type="string" office:string-value="#define CMD_BREAK_ON_VAR_EQU 38">
            <text:p>#define CMD_BREAK_ON_VAR_EQU 38</text:p>
          </table:table-cell>
          <table:table-cell table:style-name="ce58" table:formula="of:=CONCATENATE(&quot;prog_char PROGMEM Cmd_&quot;;[Command.H35];&quot;[]=&quot;;CHAR(34);[Command.B35];CHAR(34);&quot;;&quot;)" office:value-type="string" office:string-value="prog_char PROGMEM Cmd_33[]=&quot;Unit&quot;;">
            <text:p>prog_char PROGMEM Cmd_33[]="Unit";</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BreakOnVarLess</text:p>
          </table:table-cell>
          <table:table-cell table:style-name="ce15" office:value-type="string">
            <text:p>Commando</text:p>
          </table:table-cell>
          <table:table-cell table:style-name="ce20" office:value-type="string">
            <text:p>Stop huidige macro als variabele Parameter-1 &lt; waarde Parameter-2</text:p>
          </table:table-cell>
          <table:table-cell table:style-name="ce20" office:value-type="string">
            <text:p>Variabele [1..15]</text:p>
          </table:table-cell>
          <table:table-cell table:style-name="ce20" office:value-type="string">
            <text:p>Waarde [0..255]</text:p>
          </table:table-cell>
          <table:table-cell table:style-name="ce28" office:value-type="string">
            <text:p>Alleen te gebruiken in Macro's</text:p>
          </table:table-cell>
          <table:table-cell table:style-name="ce34" office:value-type="float" office:value="39">
            <text:p>39</text:p>
          </table:table-cell>
          <table:table-cell table:style-name="ce47" table:formula="of:=CONCATENATE(&quot;0x&quot;;DEC2HEX([.H41]))" office:value-type="string" office:string-value="0x27">
            <text:p>0x27</text:p>
          </table:table-cell>
          <table:table-cell table:style-name="ce49" office:value-type="string">
            <text:p>User</text:p>
          </table:table-cell>
          <table:table-cell table:style-name="ce49"/>
          <table:table-cell table:style-name="ce52" table:formula="of:=IF([.B41]=&quot;&quot;;0;1)" office:value-type="float" office:value="1">
            <text:p>1</text:p>
          </table:table-cell>
          <table:table-cell table:style-name="ce53" office:value-type="string">
            <text:p>CMD_BREAK_ON_VAR_LESS</text:p>
          </table:table-cell>
          <table:table-cell table:style-name="ce53" table:formula="of:=CONCATENATE(&quot;#define &quot;;[.M41];&quot; &quot;;[.H41])" office:value-type="string" office:string-value="#define CMD_BREAK_ON_VAR_LESS 39">
            <text:p>#define CMD_BREAK_ON_VAR_LESS 39</text:p>
          </table:table-cell>
          <table:table-cell table:style-name="ce58" table:formula="of:=CONCATENATE(&quot;prog_char PROGMEM Cmd_&quot;;[Command.H36];&quot;[]=&quot;;CHAR(34);[Command.B36];CHAR(34);&quot;;&quot;)" office:value-type="string" office:string-value="prog_char PROGMEM Cmd_34[]=&quot;Home&quot;;">
            <text:p>prog_char PROGMEM Cmd_34[]="Home";</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BreakOnVarMore</text:p>
          </table:table-cell>
          <table:table-cell table:style-name="ce15" office:value-type="string">
            <text:p>Commando</text:p>
          </table:table-cell>
          <table:table-cell table:style-name="ce20" office:value-type="string">
            <text:p>Stop huidige macro als variabele Parameter-1 &gt; waarde Parameter-2</text:p>
          </table:table-cell>
          <table:table-cell table:style-name="ce20" office:value-type="string">
            <text:p>Variabele [1..15]</text:p>
          </table:table-cell>
          <table:table-cell table:style-name="ce20" office:value-type="string">
            <text:p>Waarde [0..255]</text:p>
          </table:table-cell>
          <table:table-cell table:style-name="ce28" office:value-type="string">
            <text:p>Alleen te gebruiken in Macro's</text:p>
          </table:table-cell>
          <table:table-cell table:style-name="ce34" office:value-type="float" office:value="40">
            <text:p>40</text:p>
          </table:table-cell>
          <table:table-cell table:style-name="ce47" table:formula="of:=CONCATENATE(&quot;0x&quot;;DEC2HEX([.H42]))" office:value-type="string" office:string-value="0x28">
            <text:p>0x28</text:p>
          </table:table-cell>
          <table:table-cell table:style-name="ce49" office:value-type="string">
            <text:p>User</text:p>
          </table:table-cell>
          <table:table-cell table:style-name="ce49"/>
          <table:table-cell table:style-name="ce52" table:formula="of:=IF([.B42]=&quot;&quot;;0;1)" office:value-type="float" office:value="1">
            <text:p>1</text:p>
          </table:table-cell>
          <table:table-cell table:style-name="ce53" office:value-type="string">
            <text:p>CMD_BREAK_ON_VAR_MORE</text:p>
          </table:table-cell>
          <table:table-cell table:style-name="ce53" table:formula="of:=CONCATENATE(&quot;#define &quot;;[.M42];&quot; &quot;;[.H42])" office:value-type="string" office:string-value="#define CMD_BREAK_ON_VAR_MORE 40">
            <text:p>#define CMD_BREAK_ON_VAR_MORE 40</text:p>
          </table:table-cell>
          <table:table-cell table:style-name="ce58" table:formula="of:=CONCATENATE(&quot;prog_char PROGMEM Cmd_&quot;;[Command.H37];&quot;[]=&quot;;CHAR(34);[Command.B37];CHAR(34);&quot;;&quot;)" office:value-type="string" office:string-value="prog_char PROGMEM Cmd_35[]=&quot;Build&quot;;">
            <text:p>prog_char PROGMEM Cmd_35[]="Build";</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BreakOnVarNEqu</text:p>
          </table:table-cell>
          <table:table-cell table:style-name="ce15" office:value-type="string">
            <text:p>Commando</text:p>
          </table:table-cell>
          <table:table-cell table:style-name="ce20" office:value-type="string">
            <text:p>Stop huidige macro als variabele Parameter-1 &lt;&gt; waarde Parameter-2</text:p>
          </table:table-cell>
          <table:table-cell table:style-name="ce20" office:value-type="string">
            <text:p>Variabele [1..15]</text:p>
          </table:table-cell>
          <table:table-cell table:style-name="ce20" office:value-type="string">
            <text:p>Waarde [0..255]</text:p>
          </table:table-cell>
          <table:table-cell table:style-name="ce28" office:value-type="string">
            <text:p>Alleen te gebruiken in Macro's</text:p>
          </table:table-cell>
          <table:table-cell table:style-name="ce34" office:value-type="float" office:value="41">
            <text:p>41</text:p>
          </table:table-cell>
          <table:table-cell table:style-name="ce47" table:formula="of:=CONCATENATE(&quot;0x&quot;;DEC2HEX([.H43]))" office:value-type="string" office:string-value="0x29">
            <text:p>0x29</text:p>
          </table:table-cell>
          <table:table-cell table:style-name="ce49" office:value-type="string">
            <text:p>User</text:p>
          </table:table-cell>
          <table:table-cell table:style-name="ce49"/>
          <table:table-cell table:style-name="ce52" table:formula="of:=IF([.B43]=&quot;&quot;;0;1)" office:value-type="float" office:value="1">
            <text:p>1</text:p>
          </table:table-cell>
          <table:table-cell table:style-name="ce53" office:value-type="string">
            <text:p>CMD_BREAK_ON_VAR_NEQU</text:p>
          </table:table-cell>
          <table:table-cell table:style-name="ce53" table:formula="of:=CONCATENATE(&quot;#define &quot;;[.M43];&quot; &quot;;[.H43])" office:value-type="string" office:string-value="#define CMD_BREAK_ON_VAR_NEQU 41">
            <text:p>#define CMD_BREAK_ON_VAR_NEQU 41</text:p>
          </table:table-cell>
          <table:table-cell table:style-name="ce58" table:formula="of:=CONCATENATE(&quot;prog_char PROGMEM Cmd_&quot;;[Command.H38];&quot;[]=&quot;;CHAR(34);[Command.B38];CHAR(34);&quot;;&quot;)" office:value-type="string" office:string-value="prog_char PROGMEM Cmd_36[]=&quot;Sound&quot;;">
            <text:p>prog_char PROGMEM Cmd_36[]="Sound";</text:p>
          </table:table-cell>
          <table:table-cell/>
          <table:table-cell table:style-name="ce59"/>
          <table:table-cell table:number-columns-repeated="1007"/>
        </table:table-row>
        <table:table-row table:style-name="ro7">
          <table:table-cell table:style-name="ce13"/>
          <table:table-cell table:style-name="ce15" office:value-type="string">
            <text:p>ClockDate</text:p>
          </table:table-cell>
          <table:table-cell table:style-name="ce15" office:value-type="string">
            <text:p>Commando</text:p>
          </table:table-cell>
          <table:table-cell table:style-name="ce20" office:value-type="string">
            <text:p>Zet de datum van de realtime clock.</text:p>
          </table:table-cell>
          <table:table-cell table:style-name="ce20" office:value-type="string">
            <text:p>Datum</text:p>
          </table:table-cell>
          <table:table-cell table:style-name="ce20" office:value-type="string">
            <text:p>Maand</text:p>
          </table:table-cell>
          <table:table-cell table:style-name="ce28" office:value-type="string">
            <text:p>Er wordt niet gecontroleerd op juistheid van de datum. (b.v. 30 februari)</text:p>
          </table:table-cell>
          <table:table-cell table:style-name="ce34" office:value-type="float" office:value="42">
            <text:p>42</text:p>
          </table:table-cell>
          <table:table-cell table:style-name="ce47" table:formula="of:=CONCATENATE(&quot;0x&quot;;DEC2HEX([.H44]))" office:value-type="string" office:string-value="0x2A">
            <text:p>0x2A</text:p>
          </table:table-cell>
          <table:table-cell table:style-name="ce49" office:value-type="string">
            <text:p>User</text:p>
          </table:table-cell>
          <table:table-cell table:style-name="ce49"/>
          <table:table-cell table:style-name="ce52" table:formula="of:=IF([.B44]=&quot;&quot;;0;1)" office:value-type="float" office:value="1">
            <text:p>1</text:p>
          </table:table-cell>
          <table:table-cell table:style-name="ce53" office:value-type="string">
            <text:p>CMD_CLOCK_DATE</text:p>
          </table:table-cell>
          <table:table-cell table:style-name="ce53" table:formula="of:=CONCATENATE(&quot;#define &quot;;[.M44];&quot; &quot;;[.H44])" office:value-type="string" office:string-value="#define CMD_CLOCK_DATE 42">
            <text:p>#define CMD_CLOCK_DATE 42</text:p>
          </table:table-cell>
          <table:table-cell table:style-name="ce58" table:formula="of:=CONCATENATE(&quot;prog_char PROGMEM Cmd_&quot;;[Command.H39];&quot;[]=&quot;;CHAR(34);[Command.B39];CHAR(34);&quot;;&quot;)" office:value-type="string" office:string-value="prog_char PROGMEM Cmd_37[]=&quot;UserCmd&quot;;">
            <text:p>prog_char PROGMEM Cmd_37[]="UserCmd";</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ClockYear</text:p>
          </table:table-cell>
          <table:table-cell table:style-name="ce15" office:value-type="string">
            <text:p>Commando</text:p>
          </table:table-cell>
          <table:table-cell table:style-name="ce20" office:value-type="string">
            <text:p>Zet het jaar van de realtime clock.</text:p>
          </table:table-cell>
          <table:table-cell table:style-name="ce20" office:value-type="string">
            <text:p>Jaar</text:p>
          </table:table-cell>
          <table:table-cell table:style-name="ce20" office:value-type="string">
            <text:p>Jaar</text:p>
          </table:table-cell>
          <table:table-cell table:style-name="ce28"/>
          <table:table-cell table:style-name="ce34" office:value-type="float" office:value="43">
            <text:p>43</text:p>
          </table:table-cell>
          <table:table-cell table:style-name="ce47" table:formula="of:=CONCATENATE(&quot;0x&quot;;DEC2HEX([.H45]))" office:value-type="string" office:string-value="0x2B">
            <text:p>0x2B</text:p>
          </table:table-cell>
          <table:table-cell table:style-name="ce49" office:value-type="string">
            <text:p>User</text:p>
          </table:table-cell>
          <table:table-cell table:style-name="ce49"/>
          <table:table-cell table:style-name="ce52" table:formula="of:=IF([.B45]=&quot;&quot;;0;1)" office:value-type="float" office:value="1">
            <text:p>1</text:p>
          </table:table-cell>
          <table:table-cell table:style-name="ce53" office:value-type="string">
            <text:p>CMD_CLOCK_YEAR</text:p>
          </table:table-cell>
          <table:table-cell table:style-name="ce53" table:formula="of:=CONCATENATE(&quot;#define &quot;;[.M45];&quot; &quot;;[.H45])" office:value-type="string" office:string-value="#define CMD_CLOCK_YEAR 43">
            <text:p>#define CMD_CLOCK_YEAR 43</text:p>
          </table:table-cell>
          <table:table-cell table:style-name="ce58" table:formula="of:=CONCATENATE(&quot;prog_char PROGMEM Cmd_&quot;;[Command.H40];&quot;[]=&quot;;CHAR(34);[Command.B40];CHAR(34);&quot;;&quot;)" office:value-type="string" office:string-value="prog_char PROGMEM Cmd_38[]=&quot;BreakOnVarEqu&quot;;">
            <text:p>prog_char PROGMEM Cmd_38[]="BreakOnVarEqu";</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ClockTime</text:p>
          </table:table-cell>
          <table:table-cell table:style-name="ce15" office:value-type="string">
            <text:p>Commando</text:p>
          </table:table-cell>
          <table:table-cell table:style-name="ce20" office:value-type="string">
            <text:p>Zet de tijd van de realtime clock.</text:p>
          </table:table-cell>
          <table:table-cell table:style-name="ce20" office:value-type="string">
            <text:p>Uren</text:p>
          </table:table-cell>
          <table:table-cell table:style-name="ce20" office:value-type="string">
            <text:p>Minuten</text:p>
          </table:table-cell>
          <table:table-cell table:style-name="ce28" office:value-type="string">
            <text:p>Bij verzetten van de klok wordt de secondenteller op 0 gezet.</text:p>
          </table:table-cell>
          <table:table-cell table:style-name="ce34" office:value-type="float" office:value="44">
            <text:p>44</text:p>
          </table:table-cell>
          <table:table-cell table:style-name="ce47" table:formula="of:=CONCATENATE(&quot;0x&quot;;DEC2HEX([.H46]))" office:value-type="string" office:string-value="0x2C">
            <text:p>0x2C</text:p>
          </table:table-cell>
          <table:table-cell table:style-name="ce49" office:value-type="string">
            <text:p>User</text:p>
          </table:table-cell>
          <table:table-cell table:style-name="ce49"/>
          <table:table-cell table:style-name="ce52" table:formula="of:=IF([.B46]=&quot;&quot;;0;1)" office:value-type="float" office:value="1">
            <text:p>1</text:p>
          </table:table-cell>
          <table:table-cell table:style-name="ce53" office:value-type="string">
            <text:p>CMD_CLOCK_TIME</text:p>
          </table:table-cell>
          <table:table-cell table:style-name="ce53" table:formula="of:=CONCATENATE(&quot;#define &quot;;[.M46];&quot; &quot;;[.H46])" office:value-type="string" office:string-value="#define CMD_CLOCK_TIME 44">
            <text:p>#define CMD_CLOCK_TIME 44</text:p>
          </table:table-cell>
          <table:table-cell table:style-name="ce58" table:formula="of:=CONCATENATE(&quot;prog_char PROGMEM Cmd_&quot;;[Command.H41];&quot;[]=&quot;;CHAR(34);[Command.B41];CHAR(34);&quot;;&quot;)" office:value-type="string" office:string-value="prog_char PROGMEM Cmd_39[]=&quot;BreakOnVarLess&quot;;">
            <text:p>prog_char PROGMEM Cmd_39[]="BreakOnVarLess";</text:p>
          </table:table-cell>
          <table:table-cell/>
          <table:table-cell table:style-name="ce59"/>
          <table:table-cell table:number-columns-repeated="1007"/>
        </table:table-row>
        <table:table-row table:style-name="ro8">
          <table:table-cell table:style-name="ce12" office:value-type="float" office:value="9">
            <text:p>9</text:p>
          </table:table-cell>
          <table:table-cell table:style-name="ce15" office:value-type="string">
            <text:p>ClockDLS</text:p>
          </table:table-cell>
          <table:table-cell table:style-name="ce15" office:value-type="string">
            <text:p>Commando</text:p>
          </table:table-cell>
          <table:table-cell table:style-name="ce20" office:value-type="string">
            <text:p>De Nodo moet handmatig op zomertijd /wintertijd worden gezet (daylightsaving). Dit vindt plaats met dit commando.</text:p>
          </table:table-cell>
          <table:table-cell table:style-name="ce20" office:value-type="string">
            <text:p>OFF=Wintertijd</text:p>
            <text:p>ON=Zomertijd</text:p>
            <text:p/>
          </table:table-cell>
          <table:table-cell table:style-name="ce20" office:value-type="string">
            <text:p>-</text:p>
          </table:table-cell>
          <table:table-cell table:style-name="ce28" office:value-type="string">
            <text:p>LET OP: Als er een ResetFactory wordt uitgevoerd, dan gaat deze instelling verloren. Als u wederom dit commando geeft, wordt de klok onterecht nogmaals een uur verzet. Controleer dus na een ReseyFactory altijd de ClockDLS status en de actuele tijd!</text:p>
            <text:p/>
            <text:p>LET OP: Formeel hoort zomertijd/wintertijd te worden verzet tussen 02:00 uur en 03:00 uur. Als de zomertijd/wintertijd wordt verzet tussen 23:00 uur en 01:00 uur dan wordt de datum niet gewijzigd.</text:p>
          </table:table-cell>
          <table:table-cell table:style-name="ce34" office:value-type="float" office:value="45">
            <text:p>45</text:p>
          </table:table-cell>
          <table:table-cell table:style-name="ce47" table:formula="of:=CONCATENATE(&quot;0x&quot;;DEC2HEX([.H47]))" office:value-type="string" office:string-value="0x2D">
            <text:p>0x2D</text:p>
          </table:table-cell>
          <table:table-cell table:style-name="ce49" office:value-type="string">
            <text:p>User</text:p>
          </table:table-cell>
          <table:table-cell table:style-name="ce49"/>
          <table:table-cell table:style-name="ce52" table:formula="of:=IF([.B47]=&quot;&quot;;0;1)" office:value-type="float" office:value="1">
            <text:p>1</text:p>
          </table:table-cell>
          <table:table-cell table:style-name="ce53" office:value-type="string">
            <text:p>CMD_CLOCK_DLS</text:p>
          </table:table-cell>
          <table:table-cell table:style-name="ce53" table:formula="of:=CONCATENATE(&quot;#define &quot;;[.M47];&quot; &quot;;[.H47])" office:value-type="string" office:string-value="#define CMD_CLOCK_DLS 45">
            <text:p>#define CMD_CLOCK_DLS 45</text:p>
          </table:table-cell>
          <table:table-cell table:style-name="ce58" table:formula="of:=CONCATENATE(&quot;prog_char PROGMEM Cmd_&quot;;[Command.H42];&quot;[]=&quot;;CHAR(34);[Command.B42];CHAR(34);&quot;;&quot;)" office:value-type="string" office:string-value="prog_char PROGMEM Cmd_40[]=&quot;BreakOnVarMore&quot;;">
            <text:p>prog_char PROGMEM Cmd_40[]="BreakOnVarMore";</text:p>
          </table:table-cell>
          <table:table-cell/>
          <table:table-cell table:style-name="ce59"/>
          <table:table-cell table:number-columns-repeated="1007"/>
        </table:table-row>
        <table:table-row table:style-name="ro13">
          <table:table-cell table:style-name="ce12" office:value-type="float" office:value="5">
            <text:p>5</text:p>
          </table:table-cell>
          <table:table-cell table:style-name="ce15" office:value-type="string">
            <text:p>Delay</text:p>
          </table:table-cell>
          <table:table-cell table:style-name="ce15" office:value-type="string">
            <text:p>Commando</text:p>
          </table:table-cell>
          <table:table-cell table:style-name="ce20" office:value-type="string">
            <text:p>Wacht het opgegeven aantal seconden met verwerking.</text:p>
          </table:table-cell>
          <table:table-cell table:style-name="ce20" office:value-type="string">
            <text:p>Tijd in seconden [1..255]</text:p>
          </table:table-cell>
          <table:table-cell table:style-name="ce20" office:value-type="string">
            <text:p>-</text:p>
          </table:table-cell>
          <table:table-cell table:style-name="ce28" office:value-type="string">
            <text:p>Tijdens uitvoer van dit commando ligt de gehele verwerking stil. Gebruik deze alleen voor korte pauzes. Let op: Pauzes langer dan één minuut leiden tot het niet opmerken van tijd-events gegenereerd door de realtime clock. Maak bij langere pauzes altijd gebruik van timers.</text:p>
          </table:table-cell>
          <table:table-cell table:style-name="ce34" office:value-type="float" office:value="46">
            <text:p>46</text:p>
          </table:table-cell>
          <table:table-cell table:style-name="ce47" table:formula="of:=CONCATENATE(&quot;0x&quot;;DEC2HEX([.H48]))" office:value-type="string" office:string-value="0x2E">
            <text:p>0x2E</text:p>
          </table:table-cell>
          <table:table-cell table:style-name="ce49" office:value-type="string">
            <text:p>User</text:p>
          </table:table-cell>
          <table:table-cell table:style-name="ce49"/>
          <table:table-cell table:style-name="ce52" table:formula="of:=IF([.B48]=&quot;&quot;;0;1)" office:value-type="float" office:value="1">
            <text:p>1</text:p>
          </table:table-cell>
          <table:table-cell table:style-name="ce53" office:value-type="string">
            <text:p>CMD_DELAY</text:p>
          </table:table-cell>
          <table:table-cell table:style-name="ce53" table:formula="of:=CONCATENATE(&quot;#define &quot;;[.M48];&quot; &quot;;[.H48])" office:value-type="string" office:string-value="#define CMD_DELAY 46">
            <text:p>#define CMD_DELAY 46</text:p>
          </table:table-cell>
          <table:table-cell table:style-name="ce58" table:formula="of:=CONCATENATE(&quot;prog_char PROGMEM Cmd_&quot;;[Command.H43];&quot;[]=&quot;;CHAR(34);[Command.B43];CHAR(34);&quot;;&quot;)" office:value-type="string" office:string-value="prog_char PROGMEM Cmd_41[]=&quot;BreakOnVarNEqu&quot;;">
            <text:p>prog_char PROGMEM Cmd_41[]="BreakOnVarNEqu";</text:p>
          </table:table-cell>
          <table:table-cell/>
          <table:table-cell table:style-name="ce59"/>
          <table:table-cell table:number-columns-repeated="1007"/>
        </table:table-row>
        <table:table-row table:style-name="ro17">
          <table:table-cell table:style-name="ce13"/>
          <table:table-cell table:style-name="ce15" office:value-type="string">
            <text:p>ReceiveRepeatsIR</text:p>
          </table:table-cell>
          <table:table-cell table:style-name="ce15" office:value-type="string">
            <text:p>Commando</text:p>
          </table:table-cell>
          <table:table-cell table:style-name="ce20" office:value-type="string">
            <text:p>Met dit commando kan worden ingesteld hoe wordt omgegaan met signalen die herhaald binnenkomen. Vrijwel alle IR afstandsbedieningen herhalen het commando om er zo zeker van te zijn dat een commando aankomt bij de ontvanger. Met Data-1 kunt u opgeven of u de herhaalde codes die binnenkomen wilt gebruiken als checksum. Dit zorgt ervoor dat ontvangst van foutieve codes vrijwel uitgesloten wordt. Met Data-2 kan worden ingesteld of herhalingen met dezelfde code al dan niet leiden tot meerdere events die door de Nodo verwerkt moeten worden.</text:p>
          </table:table-cell>
          <table:table-cell table:style-name="ce20" office:value-type="string">
            <text:p>Checksum:</text:p>
            <text:p/>
            <text:p>[ON, OFF]</text:p>
          </table:table-cell>
          <table:table-cell table:style-name="ce20" office:value-type="string">
            <text:p>Onderdrukken (suppress) herhaalde events:</text:p>
            <text:p/>
            <text:p>[ON, OFF]</text:p>
          </table:table-cell>
          <table:table-cell table:style-name="ce28" office:value-type="string">
            <text:p>Als het langer dan 1,5 seconde geleden is dat een code is ontvangen, dan wordt het altijd beschouwd als een nieuw event.</text:p>
          </table:table-cell>
          <table:table-cell table:style-name="ce34" office:value-type="float" office:value="47">
            <text:p>47</text:p>
          </table:table-cell>
          <table:table-cell table:style-name="ce47" table:formula="of:=CONCATENATE(&quot;0x&quot;;DEC2HEX([.H49]))" office:value-type="string" office:string-value="0x2F">
            <text:p>0x2F</text:p>
          </table:table-cell>
          <table:table-cell table:style-name="ce49" office:value-type="string">
            <text:p>User</text:p>
          </table:table-cell>
          <table:table-cell table:style-name="ce49"/>
          <table:table-cell table:style-name="ce52" table:formula="of:=IF([.B49]=&quot;&quot;;0;1)" office:value-type="float" office:value="1">
            <text:p>1</text:p>
          </table:table-cell>
          <table:table-cell table:style-name="ce53" office:value-type="string">
            <text:p>CMD_RECEIVE_REPEATS_IR</text:p>
          </table:table-cell>
          <table:table-cell table:style-name="ce53" table:formula="of:=CONCATENATE(&quot;#define &quot;;[.M49];&quot; &quot;;[.H49])" office:value-type="string" office:string-value="#define CMD_RECEIVE_REPEATS_IR 47">
            <text:p>#define CMD_RECEIVE_REPEATS_IR 47</text:p>
          </table:table-cell>
          <table:table-cell table:style-name="ce58" table:formula="of:=CONCATENATE(&quot;prog_char PROGMEM Cmd_&quot;;[Command.H44];&quot;[]=&quot;;CHAR(34);[Command.B44];CHAR(34);&quot;;&quot;)" office:value-type="string" office:string-value="prog_char PROGMEM Cmd_42[]=&quot;ClockDate&quot;;">
            <text:p>prog_char PROGMEM Cmd_42[]="ClockDate";</text:p>
          </table:table-cell>
          <table:table-cell/>
          <table:table-cell table:style-name="ce59"/>
          <table:table-cell table:number-columns-repeated="1007"/>
        </table:table-row>
        <table:table-row table:style-name="ro20">
          <table:table-cell table:style-name="ce13"/>
          <table:table-cell table:style-name="ce15" office:value-type="string">
            <text:p>ReceiveRepeatsRF</text:p>
          </table:table-cell>
          <table:table-cell table:style-name="ce15" office:value-type="string">
            <text:p>Commando</text:p>
          </table:table-cell>
          <table:table-cell table:style-name="ce20" office:value-type="string">
            <text:p>Met dit commando kan worden ingesteld hoe wordt omgegaan met signalen die herhaald binnenkomen. Vrijwel alle 433 zenders herhalen het commando om er zo zeker van te zijn dat een commando aankomt bij de ontvanger. Met Data-1 kunt u opgeven of u de herhaalde codes die binnenkomen wilt gebruiken als checksum. Dit zorgt ervoor dat ontvangst van foutieve codes vrijwel uitgesloten wordt. Met Data-2 kan worden ingesteld of herhalingen met dezelfde code al dan niet leiden tot meerdere events die door de Nodo verwerkt moeten worden.</text:p>
          </table:table-cell>
          <table:table-cell table:style-name="ce20" office:value-type="string">
            <text:p>Checksum:</text:p>
            <text:p/>
            <text:p>[ON, OFF]</text:p>
            <text:p/>
            <text:p>Default ON</text:p>
          </table:table-cell>
          <table:table-cell table:style-name="ce20" office:value-type="string">
            <text:p>Onderdrukken (suppress) herhaalde events:</text:p>
            <text:p/>
            <text:p>0=UIT</text:p>
            <text:p>1=AAN (default&gt;</text:p>
          </table:table-cell>
          <table:table-cell table:style-name="ce28" office:value-type="string">
            <text:p>Als het langer dan 1,5 seconde geleden is dat een code is ontvangen, dan wordt het altijd beschouwd als een nieuw event.</text:p>
          </table:table-cell>
          <table:table-cell table:style-name="ce34" office:value-type="float" office:value="48">
            <text:p>48</text:p>
          </table:table-cell>
          <table:table-cell table:style-name="ce47" table:formula="of:=CONCATENATE(&quot;0x&quot;;DEC2HEX([.H50]))" office:value-type="string" office:string-value="0x30">
            <text:p>0x30</text:p>
          </table:table-cell>
          <table:table-cell table:style-name="ce49" office:value-type="string">
            <text:p>User</text:p>
          </table:table-cell>
          <table:table-cell table:style-name="ce49"/>
          <table:table-cell table:style-name="ce52" table:formula="of:=IF([.B50]=&quot;&quot;;0;1)" office:value-type="float" office:value="1">
            <text:p>1</text:p>
          </table:table-cell>
          <table:table-cell table:style-name="ce53" office:value-type="string">
            <text:p>CMD_RECEIVE_REPEATS_RF</text:p>
          </table:table-cell>
          <table:table-cell table:style-name="ce53" table:formula="of:=CONCATENATE(&quot;#define &quot;;[.M50];&quot; &quot;;[.H50])" office:value-type="string" office:string-value="#define CMD_RECEIVE_REPEATS_RF 48">
            <text:p>#define CMD_RECEIVE_REPEATS_RF 48</text:p>
          </table:table-cell>
          <table:table-cell table:style-name="ce58" table:formula="of:=CONCATENATE(&quot;prog_char PROGMEM Cmd_&quot;;[Command.H45];&quot;[]=&quot;;CHAR(34);[Command.B45];CHAR(34);&quot;;&quot;)" office:value-type="string" office:string-value="prog_char PROGMEM Cmd_43[]=&quot;ClockYear&quot;;">
            <text:p>prog_char PROGMEM Cmd_43[]="ClockYear";</text:p>
          </table:table-cell>
          <table:table-cell/>
          <table:table-cell table:style-name="ce59"/>
          <table:table-cell table:number-columns-repeated="1007"/>
        </table:table-row>
        <table:table-row table:style-name="ro11">
          <table:table-cell table:style-name="ce13"/>
          <table:table-cell table:style-name="ce15" office:value-type="string">
            <text:p>SendIR</text:p>
          </table:table-cell>
          <table:table-cell table:style-name="ce15" office:value-type="string">
            <text:p>Commando</text:p>
          </table:table-cell>
          <table:table-cell table:style-name="ce20" office:value-type="string">
            <text:p>Verzend laatst ontvangen Event als IR signaal. Kan met event-wildcard worden gebruikt in de MarcoList. Zodat default ieder bindengekomen event wordt verzonden als IR</text:p>
          </table:table-cell>
          <table:table-cell table:style-name="ce26" office:value-type="string">
            <text:p>Aantal herhalingen [1..255]</text:p>
            <text:p>5=default</text:p>
          </table:table-cell>
          <table:table-cell table:style-name="ce20" office:value-type="string">
            <text:p>-</text:p>
          </table:table-cell>
          <table:table-cell table:style-name="ce28" office:value-type="string">
            <text:p>Nodo commando's worden niet verzonden.</text:p>
          </table:table-cell>
          <table:table-cell table:style-name="ce34" office:value-type="float" office:value="49">
            <text:p>49</text:p>
          </table:table-cell>
          <table:table-cell table:style-name="ce47" table:formula="of:=CONCATENATE(&quot;0x&quot;;DEC2HEX([.H51]))" office:value-type="string" office:string-value="0x31">
            <text:p>0x31</text:p>
          </table:table-cell>
          <table:table-cell table:style-name="ce49" office:value-type="string">
            <text:p>User</text:p>
          </table:table-cell>
          <table:table-cell table:style-name="ce49"/>
          <table:table-cell table:style-name="ce52" table:formula="of:=IF([.B51]=&quot;&quot;;0;1)" office:value-type="float" office:value="1">
            <text:p>1</text:p>
          </table:table-cell>
          <table:table-cell table:style-name="ce53" office:value-type="string">
            <text:p>CMD_SEND_IR</text:p>
          </table:table-cell>
          <table:table-cell table:style-name="ce53" table:formula="of:=CONCATENATE(&quot;#define &quot;;[.M51];&quot; &quot;;[.H51])" office:value-type="string" office:string-value="#define CMD_SEND_IR 49">
            <text:p>#define CMD_SEND_IR 49</text:p>
          </table:table-cell>
          <table:table-cell table:style-name="ce58" table:formula="of:=CONCATENATE(&quot;prog_char PROGMEM Cmd_&quot;;[Command.H46];&quot;[]=&quot;;CHAR(34);[Command.B46];CHAR(34);&quot;;&quot;)" office:value-type="string" office:string-value="prog_char PROGMEM Cmd_44[]=&quot;ClockTime&quot;;">
            <text:p>prog_char PROGMEM Cmd_44[]="ClockTime";</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SendRawIR</text:p>
          </table:table-cell>
          <table:table-cell table:style-name="ce15" office:value-type="string">
            <text:p>Commando</text:p>
          </table:table-cell>
          <table:table-cell table:style-name="ce20" office:value-type="string">
            <text:p>Zendt via IR de inhoud van de RAWSIGNAL buffer.</text:p>
          </table:table-cell>
          <table:table-cell table:style-name="ce26" office:value-type="string">
            <text:p>Aantal herhalingen [1..255]</text:p>
            <text:p>5=default</text:p>
          </table:table-cell>
          <table:table-cell table:style-name="ce20" office:value-type="string">
            <text:p>-</text:p>
          </table:table-cell>
          <table:table-cell table:style-name="ce28" office:value-type="string">
            <text:p>SEND_RAW_IR werkt ook als het oorspronkelijke signaal van IR afkomstig was.</text:p>
          </table:table-cell>
          <table:table-cell table:style-name="ce34" office:value-type="float" office:value="50">
            <text:p>50</text:p>
          </table:table-cell>
          <table:table-cell table:style-name="ce47" table:formula="of:=CONCATENATE(&quot;0x&quot;;DEC2HEX([.H52]))" office:value-type="string" office:string-value="0x32">
            <text:p>0x32</text:p>
          </table:table-cell>
          <table:table-cell table:style-name="ce49" office:value-type="string">
            <text:p>User</text:p>
          </table:table-cell>
          <table:table-cell table:style-name="ce49"/>
          <table:table-cell table:style-name="ce52" table:formula="of:=IF([.B52]=&quot;&quot;;0;1)" office:value-type="float" office:value="1">
            <text:p>1</text:p>
          </table:table-cell>
          <table:table-cell table:style-name="ce53" office:value-type="string">
            <text:p>CMD_SEND_RAW_IR</text:p>
          </table:table-cell>
          <table:table-cell table:style-name="ce53" table:formula="of:=CONCATENATE(&quot;#define &quot;;[.M52];&quot; &quot;;[.H52])" office:value-type="string" office:string-value="#define CMD_SEND_RAW_IR 50">
            <text:p>#define CMD_SEND_RAW_IR 50</text:p>
          </table:table-cell>
          <table:table-cell table:style-name="ce58" table:formula="of:=CONCATENATE(&quot;prog_char PROGMEM Cmd_&quot;;[Command.H47];&quot;[]=&quot;;CHAR(34);[Command.B47];CHAR(34);&quot;;&quot;)" office:value-type="string" office:string-value="prog_char PROGMEM Cmd_45[]=&quot;ClockDLS&quot;;">
            <text:p>prog_char PROGMEM Cmd_45[]="ClockDLS";</text:p>
          </table:table-cell>
          <table:table-cell/>
          <table:table-cell table:style-name="ce59"/>
          <table:table-cell table:number-columns-repeated="1007"/>
        </table:table-row>
        <table:table-row table:style-name="ro21">
          <table:table-cell table:style-name="ce13"/>
          <table:table-cell table:style-name="ce15" office:value-type="string">
            <text:p>SendRF</text:p>
          </table:table-cell>
          <table:table-cell table:style-name="ce15" office:value-type="string">
            <text:p>Commando</text:p>
          </table:table-cell>
          <table:table-cell table:style-name="ce20" office:value-type="string">
            <text:p>Verzend laatst ontvangen event als RF signaal. Kan met event-wildcard worden gebruikt in de MarcoList, zodat default ieder binengekomen event wordt verzonden. </text:p>
          </table:table-cell>
          <table:table-cell table:style-name="ce26" office:value-type="string">
            <text:p>Aantal herhalingen [1..255]</text:p>
            <text:p>5=default</text:p>
          </table:table-cell>
          <table:table-cell table:style-name="ce20" office:value-type="string">
            <text:p>0=Direct (default)</text:p>
            <text:p>1=Wacht vrije ether</text:p>
            <text:p/>
            <text:p>Wacht totdat de ether vrij is van signaal alvorens starten met zenden RF codes. Handig voor gebruikt in een omgeving met meerdere Nodo's of omgeving met meerdere 433 zenders.</text:p>
            <text:p/>
            <text:p>Nodo's met een lagere Unit adres hebben een hogere prioriteit bij verzenden.</text:p>
          </table:table-cell>
          <table:table-cell table:style-name="ce30" office:value-type="string">
            <text:p><text:span text:style-name="T2">Gebruik de optie om alle events te verzenden niet </text:span><text:span text:style-name="T2">als u deze niet echt nodig heeft. Een overvolle 433 </text:span><text:span text:style-name="T2">band kan leiden tot communicatieproblemen </text:span><text:span text:style-name="T2">tussen andere zenders/ontvangers. Nodo </text:span><text:span text:style-name="T2">commando's worden niet verzonden.</text:span></text:p>
            <text:p><text:span text:style-name="T2"/></text:p>
            <text:p><text:span text:style-name="T2">LET OP: Als geen storingsvrije omgeving of </text:span><text:span text:style-name="T2">hardware is, <text:s/>zal de optie om te wachten op vrije </text:span><text:span text:style-name="T2">ether zorgen voor lange wachttijden en/of erg trage </text:span><text:span text:style-name="T2">verwerking. Deze functie werkt alleen bij kwalitatief </text:span><text:span text:style-name="T2">goede 433 ontvangers waarbij het basis ruisniveau </text:span><text:span text:style-name="T2">niet wordt doorgegeven als singaal.</text:span></text:p>
            <text:p><text:span text:style-name="T2"/></text:p>
            <text:p><text:span text:style-name="T2">LET OP: KAKU ontvangers reageren pas als ten </text:span><text:span text:style-name="T2">minste 3 maal dezelfde code wordt ontvangen. Dit </text:span><text:span text:style-name="T2">is een soort checksum controle. Verhogen is aantal </text:span><text:span text:style-name="T2">herhalingen is geen effectieve maatregel om de </text:span><text:span text:style-name="T2">afstand te vergroten tussen Nodo en ontvangers. </text:span><text:span text:style-name="T2">Extreem vaak herhalen heeft geen zin en vervuild </text:span><text:span text:style-name="T2">de ether.</text:span></text:p>
          </table:table-cell>
          <table:table-cell table:style-name="ce34" office:value-type="float" office:value="51">
            <text:p>51</text:p>
          </table:table-cell>
          <table:table-cell table:style-name="ce47" table:formula="of:=CONCATENATE(&quot;0x&quot;;DEC2HEX([.H53]))" office:value-type="string" office:string-value="0x33">
            <text:p>0x33</text:p>
          </table:table-cell>
          <table:table-cell table:style-name="ce49" office:value-type="string">
            <text:p>User</text:p>
          </table:table-cell>
          <table:table-cell table:style-name="ce49"/>
          <table:table-cell table:style-name="ce52" table:formula="of:=IF([.B53]=&quot;&quot;;0;1)" office:value-type="float" office:value="1">
            <text:p>1</text:p>
          </table:table-cell>
          <table:table-cell table:style-name="ce53" office:value-type="string">
            <text:p>CMD_SEND_RF</text:p>
          </table:table-cell>
          <table:table-cell table:style-name="ce53" table:formula="of:=CONCATENATE(&quot;#define &quot;;[.M53];&quot; &quot;;[.H53])" office:value-type="string" office:string-value="#define CMD_SEND_RF 51">
            <text:p>#define CMD_SEND_RF 51</text:p>
          </table:table-cell>
          <table:table-cell table:style-name="ce58" table:formula="of:=CONCATENATE(&quot;prog_char PROGMEM Cmd_&quot;;[Command.H48];&quot;[]=&quot;;CHAR(34);[Command.B48];CHAR(34);&quot;;&quot;)" office:value-type="string" office:string-value="prog_char PROGMEM Cmd_46[]=&quot;Delay&quot;;">
            <text:p>prog_char PROGMEM Cmd_46[]="Delay";</text:p>
          </table:table-cell>
          <table:table-cell/>
          <table:table-cell table:style-name="ce59"/>
          <table:table-cell table:number-columns-repeated="1007"/>
        </table:table-row>
        <table:table-row table:style-name="ro21">
          <table:table-cell table:style-name="ce13"/>
          <table:table-cell table:style-name="ce15" office:value-type="string">
            <text:p>SendRawRF</text:p>
          </table:table-cell>
          <table:table-cell table:style-name="ce15" office:value-type="string">
            <text:p>Commando</text:p>
          </table:table-cell>
          <table:table-cell table:style-name="ce20" office:value-type="string">
            <text:p>Zendt via RF de inhoud van de RAWSIGNAL buffer.</text:p>
          </table:table-cell>
          <table:table-cell table:style-name="ce26" office:value-type="string">
            <text:p>Aantal herhalingen [1..255]</text:p>
            <text:p>5=default</text:p>
          </table:table-cell>
          <table:table-cell table:style-name="ce20" office:value-type="string">
            <text:p>0=Direct (default)</text:p>
            <text:p>1=Wacht vrije ether</text:p>
            <text:p/>
            <text:p>Wacht totdat de ether vrij is van signaal alvorens starten met zenden RF codes. Handig voor gebruikt in een omgeving met meerdere Nodo's of omgeving met meerdere 433 zenders.</text:p>
            <text:p/>
            <text:p>Nodo's met een lagere Unit adres hebben een hogere prioriteit bij verzenden.</text:p>
          </table:table-cell>
          <table:table-cell table:style-name="ce30" office:value-type="string">
            <text:p><text:span text:style-name="T2">Gebruik de optie om alle events te verzenden niet </text:span><text:span text:style-name="T2">als u deze niet echt nodig heeft. Een overvolle 433 </text:span><text:span text:style-name="T2">band kan leiden tot communicatieproblemen </text:span><text:span text:style-name="T2">tussen andere zenders/ontvangers. Nodo </text:span><text:span text:style-name="T2">commando's worden niet verzonden.</text:span></text:p>
            <text:p><text:span text:style-name="T2"/></text:p>
            <text:p><text:span text:style-name="T2">LET OP: Als geen storingsvrije omgeving of </text:span><text:span text:style-name="T2">hardware is, <text:s/>zal de optie om te wachten op vrije </text:span><text:span text:style-name="T2">ether zorgen voor lange wachttijden en/of erg trage </text:span><text:span text:style-name="T2">verwerking. Deze functie werkt alleen bij kwalitatief </text:span><text:span text:style-name="T2">goede 433 ontvangers waarbij het basis ruisniveau </text:span><text:span text:style-name="T2">niet wordt doorgegeven als singaal.</text:span></text:p>
            <text:p><text:span text:style-name="T2"/></text:p>
            <text:p><text:span text:style-name="T2">LET OP: KAKU ontvangers reageren pas als ten </text:span><text:span text:style-name="T2">minste 3 maal dezelfde code wordt ontvangen. Dit </text:span><text:span text:style-name="T2">is een soort checksum controle. Verhogen is aantal </text:span><text:span text:style-name="T2">herhalingen is geen effectieve maatregel om de </text:span><text:span text:style-name="T2">afstand te vergroten tussen Nodo en ontvangers. </text:span><text:span text:style-name="T2">Extreem vaak herhalen heeft geen zin en vervuild </text:span><text:span text:style-name="T2">de ether.</text:span></text:p>
          </table:table-cell>
          <table:table-cell table:style-name="ce34" office:value-type="float" office:value="52">
            <text:p>52</text:p>
          </table:table-cell>
          <table:table-cell table:style-name="ce47" table:formula="of:=CONCATENATE(&quot;0x&quot;;DEC2HEX([.H54]))" office:value-type="string" office:string-value="0x34">
            <text:p>0x34</text:p>
          </table:table-cell>
          <table:table-cell table:style-name="ce49" office:value-type="string">
            <text:p>User</text:p>
          </table:table-cell>
          <table:table-cell table:style-name="ce49"/>
          <table:table-cell table:style-name="ce52" table:formula="of:=IF([.B54]=&quot;&quot;;0;1)" office:value-type="float" office:value="1">
            <text:p>1</text:p>
          </table:table-cell>
          <table:table-cell table:style-name="ce53" office:value-type="string">
            <text:p>CMD_SEND_RAW_RF</text:p>
          </table:table-cell>
          <table:table-cell table:style-name="ce53" table:formula="of:=CONCATENATE(&quot;#define &quot;;[.M54];&quot; &quot;;[.H54])" office:value-type="string" office:string-value="#define CMD_SEND_RAW_RF 52">
            <text:p>#define CMD_SEND_RAW_RF 52</text:p>
          </table:table-cell>
          <table:table-cell table:style-name="ce58" table:formula="of:=CONCATENATE(&quot;prog_char PROGMEM Cmd_&quot;;[Command.H49];&quot;[]=&quot;;CHAR(34);[Command.B49];CHAR(34);&quot;;&quot;)" office:value-type="string" office:string-value="prog_char PROGMEM Cmd_47[]=&quot;ReceiveRepeatsIR&quot;;">
            <text:p>prog_char PROGMEM Cmd_47[]="ReceiveRepeatsIR";</text:p>
          </table:table-cell>
          <table:table-cell/>
          <table:table-cell table:style-name="ce59"/>
          <table:table-cell table:number-columns-repeated="1007"/>
        </table:table-row>
        <table:table-row table:style-name="ro8">
          <table:table-cell table:style-name="ce12"/>
          <table:table-cell table:style-name="ce15" office:value-type="string">
            <text:p>SimulateDay</text:p>
          </table:table-cell>
          <table:table-cell table:style-name="ce15" office:value-type="string">
            <text:p>Commando</text:p>
          </table:table-cell>
          <table:table-cell table:style-name="ce20" office:value-type="string">
            <text:p>Alle klok events van één of meerdere etmalen worden gegenereerd. Hiermee kan worden getest of het programma in uw Eventlist juist verloopt. Het etmaal wordt doorlopen vanaf 0:00 uur voor de huidige dag, datum en jaar.</text:p>
          </table:table-cell>
          <table:table-cell table:style-name="ce20" office:value-type="string">
            <text:p>Aantal etmalen. 1 of 7</text:p>
            <text:p>Default 1</text:p>
          </table:table-cell>
          <table:table-cell table:style-name="ce20" office:value-type="string">
            <text:p>-</text:p>
          </table:table-cell>
          <table:table-cell table:style-name="ce28" office:value-type="string">
            <text:p>Dit comando heeft enige verwerkingstijd nodig. </text:p>
            <text:p/>
            <text:p>LET OP: Tijdens de simulatie wordt uitsluitend gerekend met de tijden van zonsopkomst en zonsondergang van de huidige dag. Deze tijd zal dus met de etmalen niet verschuiven tijdens simulatie.</text:p>
            <text:p/>
            <text:p>LET OP: De timers lopen niet mee in de simulatie. Deze blijven ongewijzigd. Houd hier rekening mee met beoordelen van resultaten tijdens simulatie van een etmaal.</text:p>
          </table:table-cell>
          <table:table-cell table:style-name="ce34" office:value-type="float" office:value="53">
            <text:p>53</text:p>
          </table:table-cell>
          <table:table-cell table:style-name="ce47" table:formula="of:=CONCATENATE(&quot;0x&quot;;DEC2HEX([.H55]))" office:value-type="string" office:string-value="0x35">
            <text:p>0x35</text:p>
          </table:table-cell>
          <table:table-cell table:style-name="ce49" office:value-type="string">
            <text:p>User</text:p>
          </table:table-cell>
          <table:table-cell table:style-name="ce49"/>
          <table:table-cell table:style-name="ce52" table:formula="of:=IF([.B55]=&quot;&quot;;0;1)" office:value-type="float" office:value="1">
            <text:p>1</text:p>
          </table:table-cell>
          <table:table-cell table:style-name="ce53" office:value-type="string">
            <text:p>CMD_SIMULATE_DAY</text:p>
          </table:table-cell>
          <table:table-cell table:style-name="ce53" table:formula="of:=CONCATENATE(&quot;#define &quot;;[.M55];&quot; &quot;;[.H55])" office:value-type="string" office:string-value="#define CMD_SIMULATE_DAY 53">
            <text:p>#define CMD_SIMULATE_DAY 53</text:p>
          </table:table-cell>
          <table:table-cell table:style-name="ce58" table:formula="of:=CONCATENATE(&quot;prog_char PROGMEM Cmd_&quot;;[Command.H50];&quot;[]=&quot;;CHAR(34);[Command.B50];CHAR(34);&quot;;&quot;)" office:value-type="string" office:string-value="prog_char PROGMEM Cmd_48[]=&quot;ReceiveRepeatsRF&quot;;">
            <text:p>prog_char PROGMEM Cmd_48[]="ReceiveRepeatsRF";</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TimerSet</text:p>
          </table:table-cell>
          <table:table-cell table:style-name="ce15" office:value-type="string">
            <text:p>Commando</text:p>
          </table:table-cell>
          <table:table-cell table:style-name="ce20" office:value-type="string">
            <text:p>Timers worden gebruikt voor lange pauzes. Na zetten van een timer telt deze af tot 0. Als de timer afgelopen is wordt er en Event gegenereerd die weer kan wordan opgevangen <text:s/>in de Eventlist</text:p>
          </table:table-cell>
          <table:table-cell table:style-name="ce20" office:value-type="string">
            <text:p>Timer nummer. [1..15]</text:p>
          </table:table-cell>
          <table:table-cell table:style-name="ce20" office:value-type="string">
            <text:p>Tijd in minuten. [1..255]</text:p>
          </table:table-cell>
          <table:table-cell table:style-name="ce28" office:value-type="string">
            <text:p>Met timers kunnen lange pauzes gerealiseerd worden terwijl de verwerking van de Nodo gewoon doorgaat. Nog langere tijden kunnen worden gerealiseerd m.b.v. variabelen in combinatie met timers. De nauwkeurigheid van deze timers is ongeveer enkele seconden per etmaal. Maak voor nauwkeurige events gebruik van de real-time clock.</text:p>
          </table:table-cell>
          <table:table-cell table:style-name="ce34" office:value-type="float" office:value="54">
            <text:p>54</text:p>
          </table:table-cell>
          <table:table-cell table:style-name="ce47" table:formula="of:=CONCATENATE(&quot;0x&quot;;DEC2HEX([.H56]))" office:value-type="string" office:string-value="0x36">
            <text:p>0x36</text:p>
          </table:table-cell>
          <table:table-cell table:style-name="ce49" office:value-type="string">
            <text:p>User</text:p>
          </table:table-cell>
          <table:table-cell table:style-name="ce49"/>
          <table:table-cell table:style-name="ce52" table:formula="of:=IF([.B56]=&quot;&quot;;0;1)" office:value-type="float" office:value="1">
            <text:p>1</text:p>
          </table:table-cell>
          <table:table-cell table:style-name="ce53" office:value-type="string">
            <text:p>CMD_TIMER_SET</text:p>
          </table:table-cell>
          <table:table-cell table:style-name="ce53" table:formula="of:=CONCATENATE(&quot;#define &quot;;[.M56];&quot; &quot;;[.H56])" office:value-type="string" office:string-value="#define CMD_TIMER_SET 54">
            <text:p>#define CMD_TIMER_SET 54</text:p>
          </table:table-cell>
          <table:table-cell table:style-name="ce58" table:formula="of:=CONCATENATE(&quot;prog_char PROGMEM Cmd_&quot;;[Command.H51];&quot;[]=&quot;;CHAR(34);[Command.B51];CHAR(34);&quot;;&quot;)" office:value-type="string" office:string-value="prog_char PROGMEM Cmd_49[]=&quot;SendIR&quot;;">
            <text:p>prog_char PROGMEM Cmd_49[]="SendIR";</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TimerRandom</text:p>
          </table:table-cell>
          <table:table-cell table:style-name="ce15" office:value-type="string">
            <text:p>Commando</text:p>
          </table:table-cell>
          <table:table-cell table:style-name="ce20" office:value-type="string">
            <text:p>Zet timer Parameter-1 op een willekeurige tijd met een maximem van Parameter-2 minuten.</text:p>
          </table:table-cell>
          <table:table-cell table:style-name="ce20" office:value-type="string">
            <text:p>Timer nummer. [1..15]</text:p>
          </table:table-cell>
          <table:table-cell table:style-name="ce20" office:value-type="string">
            <text:p>Maximaal aantal minuten. [1...255]</text:p>
          </table:table-cell>
          <table:table-cell table:style-name="ce28" office:value-type="string">
            <text:p>Kan worden gebruikt voor aanwezigheidssimulatie in een woning.</text:p>
          </table:table-cell>
          <table:table-cell table:style-name="ce34" office:value-type="float" office:value="55">
            <text:p>55</text:p>
          </table:table-cell>
          <table:table-cell table:style-name="ce47" table:formula="of:=CONCATENATE(&quot;0x&quot;;DEC2HEX([.H57]))" office:value-type="string" office:string-value="0x37">
            <text:p>0x37</text:p>
          </table:table-cell>
          <table:table-cell table:style-name="ce49" office:value-type="string">
            <text:p>User</text:p>
          </table:table-cell>
          <table:table-cell table:style-name="ce49"/>
          <table:table-cell table:style-name="ce52" table:formula="of:=IF([.B57]=&quot;&quot;;0;1)" office:value-type="float" office:value="1">
            <text:p>1</text:p>
          </table:table-cell>
          <table:table-cell table:style-name="ce53" office:value-type="string">
            <text:p>CMD_TIMER_RANDOM</text:p>
          </table:table-cell>
          <table:table-cell table:style-name="ce53" table:formula="of:=CONCATENATE(&quot;#define &quot;;[.M57];&quot; &quot;;[.H57])" office:value-type="string" office:string-value="#define CMD_TIMER_RANDOM 55">
            <text:p>#define CMD_TIMER_RANDOM 55</text:p>
          </table:table-cell>
          <table:table-cell table:style-name="ce58" table:formula="of:=CONCATENATE(&quot;prog_char PROGMEM Cmd_&quot;;[Command.H52];&quot;[]=&quot;;CHAR(34);[Command.B52];CHAR(34);&quot;;&quot;)" office:value-type="string" office:string-value="prog_char PROGMEM Cmd_50[]=&quot;SendRawIR&quot;;">
            <text:p>prog_char PROGMEM Cmd_50[]="SendRawIR";</text:p>
          </table:table-cell>
          <table:table-cell/>
          <table:table-cell table:style-name="ce59"/>
          <table:table-cell table:number-columns-repeated="1007"/>
        </table:table-row>
        <table:table-row table:style-name="ro15">
          <table:table-cell table:style-name="ce12" office:value-type="float" office:value="5">
            <text:p>5</text:p>
          </table:table-cell>
          <table:table-cell table:style-name="ce15" office:value-type="string">
            <text:p>TimerReset</text:p>
          </table:table-cell>
          <table:table-cell table:style-name="ce15" office:value-type="string">
            <text:p>Commando</text:p>
          </table:table-cell>
          <table:table-cell table:style-name="ce20" office:value-type="string">
            <text:p>Zet één of alle timers op nul zonder een event te genereren.</text:p>
          </table:table-cell>
          <table:table-cell table:style-name="ce20" office:value-type="string">
            <text:p>Timer [0,1...15]</text:p>
            <text:p>0 = alle timers wissen (default)</text:p>
          </table:table-cell>
          <table:table-cell table:style-name="ce20" office:value-type="string">
            <text:p>-</text:p>
          </table:table-cell>
          <table:table-cell table:style-name="ce28" office:value-type="string">
            <text:p>-</text:p>
          </table:table-cell>
          <table:table-cell table:style-name="ce34" office:value-type="float" office:value="56">
            <text:p>56</text:p>
          </table:table-cell>
          <table:table-cell table:style-name="ce47" table:formula="of:=CONCATENATE(&quot;0x&quot;;DEC2HEX([.H58]))" office:value-type="string" office:string-value="0x38">
            <text:p>0x38</text:p>
          </table:table-cell>
          <table:table-cell table:style-name="ce49" office:value-type="string">
            <text:p>User</text:p>
          </table:table-cell>
          <table:table-cell table:style-name="ce49"/>
          <table:table-cell table:style-name="ce52" table:formula="of:=IF([.B58]=&quot;&quot;;0;1)" office:value-type="float" office:value="1">
            <text:p>1</text:p>
          </table:table-cell>
          <table:table-cell table:style-name="ce53" office:value-type="string">
            <text:p>CMD_TIMER_RESET</text:p>
          </table:table-cell>
          <table:table-cell table:style-name="ce53" table:formula="of:=CONCATENATE(&quot;#define &quot;;[.M58];&quot; &quot;;[.H58])" office:value-type="string" office:string-value="#define CMD_TIMER_RESET 56">
            <text:p>#define CMD_TIMER_RESET 56</text:p>
          </table:table-cell>
          <table:table-cell table:style-name="ce58" table:formula="of:=CONCATENATE(&quot;prog_char PROGMEM Cmd_&quot;;[Command.H53];&quot;[]=&quot;;CHAR(34);[Command.B53];CHAR(34);&quot;;&quot;)" office:value-type="string" office:string-value="prog_char PROGMEM Cmd_51[]=&quot;SendRF&quot;;">
            <text:p>prog_char PROGMEM Cmd_51[]="SendRF";</text:p>
          </table:table-cell>
          <table:table-cell/>
          <table:table-cell table:style-name="ce59"/>
          <table:table-cell table:number-columns-repeated="1007"/>
        </table:table-row>
        <table:table-row table:style-name="ro7">
          <table:table-cell table:style-name="ce13"/>
          <table:table-cell table:style-name="ce15" office:value-type="string">
            <text:p>VariableSet</text:p>
          </table:table-cell>
          <table:table-cell table:style-name="ce15" office:value-type="string">
            <text:p>Commando</text:p>
          </table:table-cell>
          <table:table-cell table:style-name="ce20" office:value-type="string">
            <text:p>Ken een waarde toe aan een variabele.</text:p>
          </table:table-cell>
          <table:table-cell table:style-name="ce20" office:value-type="string">
            <text:p>Variabele [1..15]</text:p>
          </table:table-cell>
          <table:table-cell table:style-name="ce20" office:value-type="string">
            <text:p>Waarde [0..255]</text:p>
          </table:table-cell>
          <table:table-cell table:style-name="ce28" office:value-type="string">
            <text:p>Tijdens uitvoer van een macro: Het event wordt pas gegenereerd en uitgevoerd als de huidige macro is afgerond.</text:p>
          </table:table-cell>
          <table:table-cell table:style-name="ce34" office:value-type="float" office:value="57">
            <text:p>57</text:p>
          </table:table-cell>
          <table:table-cell table:style-name="ce47" table:formula="of:=CONCATENATE(&quot;0x&quot;;DEC2HEX([.H59]))" office:value-type="string" office:string-value="0x39">
            <text:p>0x39</text:p>
          </table:table-cell>
          <table:table-cell table:style-name="ce49" office:value-type="string">
            <text:p>User</text:p>
          </table:table-cell>
          <table:table-cell table:style-name="ce49"/>
          <table:table-cell table:style-name="ce52" table:formula="of:=IF([.B59]=&quot;&quot;;0;1)" office:value-type="float" office:value="1">
            <text:p>1</text:p>
          </table:table-cell>
          <table:table-cell table:style-name="ce53" office:value-type="string">
            <text:p>CMD_VARIABLE_SET</text:p>
          </table:table-cell>
          <table:table-cell table:style-name="ce53" table:formula="of:=CONCATENATE(&quot;#define &quot;;[.M59];&quot; &quot;;[.H59])" office:value-type="string" office:string-value="#define CMD_VARIABLE_SET 57">
            <text:p>#define CMD_VARIABLE_SET 57</text:p>
          </table:table-cell>
          <table:table-cell table:style-name="ce58" table:formula="of:=CONCATENATE(&quot;prog_char PROGMEM Cmd_&quot;;[Command.H54];&quot;[]=&quot;;CHAR(34);[Command.B54];CHAR(34);&quot;;&quot;)" office:value-type="string" office:string-value="prog_char PROGMEM Cmd_52[]=&quot;SendRawRF&quot;;">
            <text:p>prog_char PROGMEM Cmd_52[]="SendRawRF";</text:p>
          </table:table-cell>
          <table:table-cell/>
          <table:table-cell table:style-name="ce59"/>
          <table:table-cell table:number-columns-repeated="1007"/>
        </table:table-row>
        <table:table-row table:style-name="ro15">
          <table:table-cell table:style-name="ce12" office:value-type="float" office:value="5">
            <text:p>5</text:p>
          </table:table-cell>
          <table:table-cell table:style-name="ce15" office:value-type="string">
            <text:p>VariableClear</text:p>
          </table:table-cell>
          <table:table-cell table:style-name="ce15" office:value-type="string">
            <text:p>Commando</text:p>
          </table:table-cell>
          <table:table-cell table:style-name="ce20" office:value-type="string">
            <text:p>Wist een variabele zonder een event te genereren</text:p>
          </table:table-cell>
          <table:table-cell table:style-name="ce20" office:value-type="string">
            <text:p>Variabele [0,1...15]</text:p>
            <text:p>0 = alle variabele wissen (default)</text:p>
          </table:table-cell>
          <table:table-cell table:style-name="ce20" office:value-type="string">
            <text:p>-</text:p>
          </table:table-cell>
          <table:table-cell table:style-name="ce28" office:value-type="string">
            <text:p>Tijdens uitvoer van een macro: Het event wordt pas gegenereerd en uitgevoerd als de huidige macro is afgerond.</text:p>
          </table:table-cell>
          <table:table-cell table:style-name="ce34" office:value-type="float" office:value="58">
            <text:p>58</text:p>
          </table:table-cell>
          <table:table-cell table:style-name="ce47" table:formula="of:=CONCATENATE(&quot;0x&quot;;DEC2HEX([.H60]))" office:value-type="string" office:string-value="0x3A">
            <text:p>0x3A</text:p>
          </table:table-cell>
          <table:table-cell table:style-name="ce49" office:value-type="string">
            <text:p>User</text:p>
          </table:table-cell>
          <table:table-cell table:style-name="ce49"/>
          <table:table-cell table:style-name="ce52" table:formula="of:=IF([.B60]=&quot;&quot;;0;1)" office:value-type="float" office:value="1">
            <text:p>1</text:p>
          </table:table-cell>
          <table:table-cell table:style-name="ce53" office:value-type="string">
            <text:p>CMD_VARIABLE_CLEAR</text:p>
          </table:table-cell>
          <table:table-cell table:style-name="ce53" table:formula="of:=CONCATENATE(&quot;#define &quot;;[.M60];&quot; &quot;;[.H60])" office:value-type="string" office:string-value="#define CMD_VARIABLE_CLEAR 58">
            <text:p>#define CMD_VARIABLE_CLEAR 58</text:p>
          </table:table-cell>
          <table:table-cell table:style-name="ce58" table:formula="of:=CONCATENATE(&quot;prog_char PROGMEM Cmd_&quot;;[Command.H55];&quot;[]=&quot;;CHAR(34);[Command.B55];CHAR(34);&quot;;&quot;)" office:value-type="string" office:string-value="prog_char PROGMEM Cmd_53[]=&quot;SimulateDay&quot;;">
            <text:p>prog_char PROGMEM Cmd_53[]="SimulateDay";</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VariableDaylight</text:p>
          </table:table-cell>
          <table:table-cell table:style-name="ce15" office:value-type="string">
            <text:p>Commando</text:p>
          </table:table-cell>
          <table:table-cell table:style-name="ce20" office:value-type="string">
            <text:p>Kent de huidige daglicht status toe aan een variabele</text:p>
          </table:table-cell>
          <table:table-cell table:style-name="ce20" office:value-type="string">
            <text:p>Variabele [1..15]</text:p>
          </table:table-cell>
          <table:table-cell table:style-name="ce20" office:value-type="string">
            <text:p>-</text:p>
          </table:table-cell>
          <table:table-cell table:style-name="ce28"/>
          <table:table-cell table:style-name="ce34" office:value-type="float" office:value="59">
            <text:p>59</text:p>
          </table:table-cell>
          <table:table-cell table:style-name="ce47" table:formula="of:=CONCATENATE(&quot;0x&quot;;DEC2HEX([.H61]))" office:value-type="string" office:string-value="0x3B">
            <text:p>0x3B</text:p>
          </table:table-cell>
          <table:table-cell table:style-name="ce49" office:value-type="string">
            <text:p>User</text:p>
          </table:table-cell>
          <table:table-cell table:style-name="ce49"/>
          <table:table-cell table:style-name="ce52" table:formula="of:=IF([.B61]=&quot;&quot;;0;1)" office:value-type="float" office:value="1">
            <text:p>1</text:p>
          </table:table-cell>
          <table:table-cell table:style-name="ce53" office:value-type="string">
            <text:p>CMD_VARIABLE_DAYLIGHT</text:p>
          </table:table-cell>
          <table:table-cell table:style-name="ce53" table:formula="of:=CONCATENATE(&quot;#define &quot;;[.M61];&quot; &quot;;[.H61])" office:value-type="string" office:string-value="#define CMD_VARIABLE_DAYLIGHT 59">
            <text:p>#define CMD_VARIABLE_DAYLIGHT 59</text:p>
          </table:table-cell>
          <table:table-cell table:style-name="ce58" table:formula="of:=CONCATENATE(&quot;prog_char PROGMEM Cmd_&quot;;[Command.H56];&quot;[]=&quot;;CHAR(34);[Command.B56];CHAR(34);&quot;;&quot;)" office:value-type="string" office:string-value="prog_char PROGMEM Cmd_54[]=&quot;TimerSet&quot;;">
            <text:p>prog_char PROGMEM Cmd_54[]="TimerSet";</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VariableDec</text:p>
          </table:table-cell>
          <table:table-cell table:style-name="ce15" office:value-type="string">
            <text:p>Commando</text:p>
          </table:table-cell>
          <table:table-cell table:style-name="ce20" office:value-type="string">
            <text:p>verlaagt de variabele data-1 met data-2.</text:p>
          </table:table-cell>
          <table:table-cell table:style-name="ce20" office:value-type="string">
            <text:p>Variabele [1..15]</text:p>
          </table:table-cell>
          <table:table-cell table:style-name="ce20" office:value-type="string">
            <text:p>-</text:p>
          </table:table-cell>
          <table:table-cell table:style-name="ce28" office:value-type="string">
            <text:p>Tijdens uitvoer van een macro: Het event wordt pas gegenereerd en uitgevoerd als de huidige macro is afgerond.</text:p>
          </table:table-cell>
          <table:table-cell table:style-name="ce34" office:value-type="float" office:value="60">
            <text:p>60</text:p>
          </table:table-cell>
          <table:table-cell table:style-name="ce47" table:formula="of:=CONCATENATE(&quot;0x&quot;;DEC2HEX([.H62]))" office:value-type="string" office:string-value="0x3C">
            <text:p>0x3C</text:p>
          </table:table-cell>
          <table:table-cell table:style-name="ce49" office:value-type="string">
            <text:p>User</text:p>
          </table:table-cell>
          <table:table-cell table:style-name="ce49"/>
          <table:table-cell table:style-name="ce52" table:formula="of:=IF([.B62]=&quot;&quot;;0;1)" office:value-type="float" office:value="1">
            <text:p>1</text:p>
          </table:table-cell>
          <table:table-cell table:style-name="ce53" office:value-type="string">
            <text:p>CMD_VARIABLE_DEC</text:p>
          </table:table-cell>
          <table:table-cell table:style-name="ce53" table:formula="of:=CONCATENATE(&quot;#define &quot;;[.M62];&quot; &quot;;[.H62])" office:value-type="string" office:string-value="#define CMD_VARIABLE_DEC 60">
            <text:p>#define CMD_VARIABLE_DEC 60</text:p>
          </table:table-cell>
          <table:table-cell table:style-name="ce58" table:formula="of:=CONCATENATE(&quot;prog_char PROGMEM Cmd_&quot;;[Command.H57];&quot;[]=&quot;;CHAR(34);[Command.B57];CHAR(34);&quot;;&quot;)" office:value-type="string" office:string-value="prog_char PROGMEM Cmd_55[]=&quot;TimerRandom&quot;;">
            <text:p>prog_char PROGMEM Cmd_55[]="TimerRandom";</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VariableInc</text:p>
          </table:table-cell>
          <table:table-cell table:style-name="ce15" office:value-type="string">
            <text:p>Commando</text:p>
          </table:table-cell>
          <table:table-cell table:style-name="ce20" office:value-type="string">
            <text:p>verhoogt de variabele data-1 met data-2.</text:p>
          </table:table-cell>
          <table:table-cell table:style-name="ce20" office:value-type="string">
            <text:p>Variabele [1..15]</text:p>
          </table:table-cell>
          <table:table-cell table:style-name="ce20" office:value-type="string">
            <text:p>-</text:p>
          </table:table-cell>
          <table:table-cell table:style-name="ce28" office:value-type="string">
            <text:p>Tijdens uitvoer van een macro: Het event wordt pas gegenereerd en uitgevoerd als de huidige macro is afgerond.</text:p>
          </table:table-cell>
          <table:table-cell table:style-name="ce34" office:value-type="float" office:value="61">
            <text:p>61</text:p>
          </table:table-cell>
          <table:table-cell table:style-name="ce47" table:formula="of:=CONCATENATE(&quot;0x&quot;;DEC2HEX([.H63]))" office:value-type="string" office:string-value="0x3D">
            <text:p>0x3D</text:p>
          </table:table-cell>
          <table:table-cell table:style-name="ce49" office:value-type="string">
            <text:p>User</text:p>
          </table:table-cell>
          <table:table-cell table:style-name="ce49"/>
          <table:table-cell table:style-name="ce52" table:formula="of:=IF([.B63]=&quot;&quot;;0;1)" office:value-type="float" office:value="1">
            <text:p>1</text:p>
          </table:table-cell>
          <table:table-cell table:style-name="ce53" office:value-type="string">
            <text:p>CMD_VARIABLE_INC</text:p>
          </table:table-cell>
          <table:table-cell table:style-name="ce53" table:formula="of:=CONCATENATE(&quot;#define &quot;;[.M63];&quot; &quot;;[.H63])" office:value-type="string" office:string-value="#define CMD_VARIABLE_INC 61">
            <text:p>#define CMD_VARIABLE_INC 61</text:p>
          </table:table-cell>
          <table:table-cell table:style-name="ce58" table:formula="of:=CONCATENATE(&quot;prog_char PROGMEM Cmd_&quot;;[Command.H58];&quot;[]=&quot;;CHAR(34);[Command.B58];CHAR(34);&quot;;&quot;)" office:value-type="string" office:string-value="prog_char PROGMEM Cmd_56[]=&quot;TimerReset&quot;;">
            <text:p>prog_char PROGMEM Cmd_56[]="TimerReset";</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VariableVariable</text:p>
          </table:table-cell>
          <table:table-cell table:style-name="ce15" office:value-type="string">
            <text:p>Commando</text:p>
          </table:table-cell>
          <table:table-cell table:style-name="ce20" office:value-type="string">
            <text:p>Ken aan een variabele de waarde toe van een andere variabele</text:p>
          </table:table-cell>
          <table:table-cell table:style-name="ce20" office:value-type="string">
            <text:p>Variabele [1..15]</text:p>
          </table:table-cell>
          <table:table-cell table:style-name="ce20" office:value-type="string">
            <text:p>Variabele [1..15]</text:p>
          </table:table-cell>
          <table:table-cell table:style-name="ce28" office:value-type="string">
            <text:p>Tijdens uitvoer van een macro: Het event wordt pas gegenereerd en uitgevoerd als de huidige macro is afgerond.</text:p>
          </table:table-cell>
          <table:table-cell table:style-name="ce34" office:value-type="float" office:value="62">
            <text:p>62</text:p>
          </table:table-cell>
          <table:table-cell table:style-name="ce47" table:formula="of:=CONCATENATE(&quot;0x&quot;;DEC2HEX([.H64]))" office:value-type="string" office:string-value="0x3E">
            <text:p>0x3E</text:p>
          </table:table-cell>
          <table:table-cell table:style-name="ce49" office:value-type="string">
            <text:p>User</text:p>
          </table:table-cell>
          <table:table-cell table:style-name="ce49"/>
          <table:table-cell table:style-name="ce52" table:formula="of:=IF([.B64]=&quot;&quot;;0;1)" office:value-type="float" office:value="1">
            <text:p>1</text:p>
          </table:table-cell>
          <table:table-cell table:style-name="ce53" office:value-type="string">
            <text:p>CMD_VARIABLE_VARIABLE</text:p>
          </table:table-cell>
          <table:table-cell table:style-name="ce53" table:formula="of:=CONCATENATE(&quot;#define &quot;;[.M64];&quot; &quot;;[.H64])" office:value-type="string" office:string-value="#define CMD_VARIABLE_VARIABLE 62">
            <text:p>#define CMD_VARIABLE_VARIABLE 62</text:p>
          </table:table-cell>
          <table:table-cell table:style-name="ce58" table:formula="of:=CONCATENATE(&quot;prog_char PROGMEM Cmd_&quot;;[Command.H59];&quot;[]=&quot;;CHAR(34);[Command.B59];CHAR(34);&quot;;&quot;)" office:value-type="string" office:string-value="prog_char PROGMEM Cmd_57[]=&quot;VariableSet&quot;;">
            <text:p>prog_char PROGMEM Cmd_57[]="VariableSet";</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VariableWiredAnalog</text:p>
          </table:table-cell>
          <table:table-cell table:style-name="ce15" office:value-type="string">
            <text:p>Commando</text:p>
          </table:table-cell>
          <table:table-cell table:style-name="ce20" office:value-type="string">
            <text:p>Variabele data-1 gelijk maken aan de analoge waarde van een WIRED_IN poort</text:p>
          </table:table-cell>
          <table:table-cell table:style-name="ce20" office:value-type="string">
            <text:p>Variabele [1..15]</text:p>
          </table:table-cell>
          <table:table-cell table:style-name="ce20" office:value-type="string">
            <text:p>Poort [1..4]</text:p>
          </table:table-cell>
          <table:table-cell table:style-name="ce28" office:value-type="string">
            <text:p>-</text:p>
          </table:table-cell>
          <table:table-cell table:style-name="ce34" office:value-type="float" office:value="63">
            <text:p>63</text:p>
          </table:table-cell>
          <table:table-cell table:style-name="ce47" table:formula="of:=CONCATENATE(&quot;0x&quot;;DEC2HEX([.H65]))" office:value-type="string" office:string-value="0x3F">
            <text:p>0x3F</text:p>
          </table:table-cell>
          <table:table-cell table:style-name="ce49" office:value-type="string">
            <text:p>User</text:p>
          </table:table-cell>
          <table:table-cell table:style-name="ce49"/>
          <table:table-cell table:style-name="ce52" table:formula="of:=IF([.B65]=&quot;&quot;;0;1)" office:value-type="float" office:value="1">
            <text:p>1</text:p>
          </table:table-cell>
          <table:table-cell table:style-name="ce53" office:value-type="string">
            <text:p>CMD_VARIABLE_WIRED_ANALOG</text:p>
          </table:table-cell>
          <table:table-cell table:style-name="ce53" table:formula="of:=CONCATENATE(&quot;#define &quot;;[.M65];&quot; &quot;;[.H65])" office:value-type="string" office:string-value="#define CMD_VARIABLE_WIRED_ANALOG 63">
            <text:p>#define CMD_VARIABLE_WIRED_ANALOG 63</text:p>
          </table:table-cell>
          <table:table-cell table:style-name="ce58" table:formula="of:=CONCATENATE(&quot;prog_char PROGMEM Cmd_&quot;;[Command.H60];&quot;[]=&quot;;CHAR(34);[Command.B60];CHAR(34);&quot;;&quot;)" office:value-type="string" office:string-value="prog_char PROGMEM Cmd_58[]=&quot;VariableClear&quot;;">
            <text:p>prog_char PROGMEM Cmd_58[]="VariableClear";</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WiredAnalog</text:p>
          </table:table-cell>
          <table:table-cell table:style-name="ce15" office:value-type="string">
            <text:p>Commando</text:p>
          </table:table-cell>
          <table:table-cell table:style-name="ce20" office:value-type="string">
            <text:p>Te gebruiken in combinatie met STATUS_EVENT: Geeft de analoge waarde van een WIRED_IN poort</text:p>
          </table:table-cell>
          <table:table-cell table:style-name="ce20" office:value-type="string">
            <text:p>Poort [1..4]</text:p>
          </table:table-cell>
          <table:table-cell table:style-name="ce20" office:value-type="string">
            <text:p>-</text:p>
          </table:table-cell>
          <table:table-cell table:style-name="ce28"/>
          <table:table-cell table:style-name="ce34" office:value-type="float" office:value="64">
            <text:p>64</text:p>
          </table:table-cell>
          <table:table-cell table:style-name="ce47" table:formula="of:=CONCATENATE(&quot;0x&quot;;DEC2HEX([.H66]))" office:value-type="string" office:string-value="0x40">
            <text:p>0x40</text:p>
          </table:table-cell>
          <table:table-cell table:style-name="ce49" office:value-type="string">
            <text:p>User</text:p>
          </table:table-cell>
          <table:table-cell table:style-name="ce49"/>
          <table:table-cell table:style-name="ce52" table:formula="of:=IF([.B66]=&quot;&quot;;0;1)" office:value-type="float" office:value="1">
            <text:p>1</text:p>
          </table:table-cell>
          <table:table-cell table:style-name="ce53" office:value-type="string">
            <text:p>CMD_WIRED_ANALOG</text:p>
          </table:table-cell>
          <table:table-cell table:style-name="ce53" table:formula="of:=CONCATENATE(&quot;#define &quot;;[.M66];&quot; &quot;;[.H66])" office:value-type="string" office:string-value="#define CMD_WIRED_ANALOG 64">
            <text:p>#define CMD_WIRED_ANALOG 64</text:p>
          </table:table-cell>
          <table:table-cell table:style-name="ce58" table:formula="of:=CONCATENATE(&quot;prog_char PROGMEM Cmd_&quot;;[Command.H61];&quot;[]=&quot;;CHAR(34);[Command.B61];CHAR(34);&quot;;&quot;)" office:value-type="string" office:string-value="prog_char PROGMEM Cmd_59[]=&quot;VariableDaylight&quot;;">
            <text:p>prog_char PROGMEM Cmd_59[]="VariableDaylight";</text:p>
          </table:table-cell>
          <table:table-cell/>
          <table:table-cell table:style-name="ce59"/>
          <table:table-cell table:number-columns-repeated="1007"/>
        </table:table-row>
        <table:table-row table:style-name="ro15">
          <table:table-cell table:style-name="ce12" office:value-type="float" office:value="5">
            <text:p>5</text:p>
          </table:table-cell>
          <table:table-cell table:style-name="ce15" office:value-type="string">
            <text:p>WiredOut</text:p>
          </table:table-cell>
          <table:table-cell table:style-name="ce15" office:value-type="string">
            <text:p>Commando</text:p>
          </table:table-cell>
          <table:table-cell table:style-name="ce20" office:value-type="string">
            <text:p>Schakelen van WIRED-OUT Parameter-1 naar status Parameter-2</text:p>
          </table:table-cell>
          <table:table-cell table:style-name="ce20" office:value-type="string">
            <text:p>Poort [1..4]</text:p>
          </table:table-cell>
          <table:table-cell table:style-name="ce20" office:value-type="string">
            <text:p>Status: </text:p>
            <text:p>1=Aan, </text:p>
            <text:p>0=Uit.</text:p>
          </table:table-cell>
          <table:table-cell table:style-name="ce28" office:value-type="string">
            <text:p>-</text:p>
          </table:table-cell>
          <table:table-cell table:style-name="ce34" office:value-type="float" office:value="65">
            <text:p>65</text:p>
          </table:table-cell>
          <table:table-cell table:style-name="ce47" table:formula="of:=CONCATENATE(&quot;0x&quot;;DEC2HEX([.H67]))" office:value-type="string" office:string-value="0x41">
            <text:p>0x41</text:p>
          </table:table-cell>
          <table:table-cell table:style-name="ce49" office:value-type="string">
            <text:p>User</text:p>
          </table:table-cell>
          <table:table-cell table:style-name="ce49"/>
          <table:table-cell table:style-name="ce52" table:formula="of:=IF([.B67]=&quot;&quot;;0;1)" office:value-type="float" office:value="1">
            <text:p>1</text:p>
          </table:table-cell>
          <table:table-cell table:style-name="ce53" office:value-type="string">
            <text:p>CMD_WIRED_OUT</text:p>
          </table:table-cell>
          <table:table-cell table:style-name="ce53" table:formula="of:=CONCATENATE(&quot;#define &quot;;[.M67];&quot; &quot;;[.H67])" office:value-type="string" office:string-value="#define CMD_WIRED_OUT 65">
            <text:p>#define CMD_WIRED_OUT 65</text:p>
          </table:table-cell>
          <table:table-cell table:style-name="ce58" table:formula="of:=CONCATENATE(&quot;prog_char PROGMEM Cmd_&quot;;[Command.H62];&quot;[]=&quot;;CHAR(34);[Command.B62];CHAR(34);&quot;;&quot;)" office:value-type="string" office:string-value="prog_char PROGMEM Cmd_60[]=&quot;VariableDec&quot;;">
            <text:p>prog_char PROGMEM Cmd_60[]="VariableDec";</text:p>
          </table:table-cell>
          <table:table-cell/>
          <table:table-cell table:style-name="ce59"/>
          <table:table-cell table:number-columns-repeated="1007"/>
        </table:table-row>
        <table:table-row table:style-name="ro11">
          <table:table-cell table:style-name="ce12" office:value-type="float" office:value="5">
            <text:p>5</text:p>
          </table:table-cell>
          <table:table-cell table:style-name="ce15" office:value-type="string">
            <text:p>WiredPullup</text:p>
          </table:table-cell>
          <table:table-cell table:style-name="ce15" office:value-type="string">
            <text:p>Commando</text:p>
          </table:table-cell>
          <table:table-cell table:style-name="ce20" office:value-type="string">
            <text:p>Activeren van de 20K pull-up weerstand. Tevens zorgen deze ervoor dat de gevoelige inputs geen <text:s/>stoorsignalen oppikken van niet aangeloten pennen.</text:p>
          </table:table-cell>
          <table:table-cell table:style-name="ce20" office:value-type="string">
            <text:p>Poort [1..4]</text:p>
          </table:table-cell>
          <table:table-cell table:style-name="ce20" office:value-type="string">
            <text:p>Pull-up status. [0..1]. Default = 1, pull-up ingeschakeld</text:p>
          </table:table-cell>
          <table:table-cell table:style-name="ce28" office:value-type="string">
            <text:p>De ingangen van de Arduino zijn zeer gevoelig. Niet aangesloten WIRED-IN ingangen waar de pull-up van is uitgeschakeld zullen leiden tot ongecontroleerd genereren van veel zinloze events.</text:p>
          </table:table-cell>
          <table:table-cell table:style-name="ce34" office:value-type="float" office:value="66">
            <text:p>66</text:p>
          </table:table-cell>
          <table:table-cell table:style-name="ce47" table:formula="of:=CONCATENATE(&quot;0x&quot;;DEC2HEX([.H68]))" office:value-type="string" office:string-value="0x42">
            <text:p>0x42</text:p>
          </table:table-cell>
          <table:table-cell table:style-name="ce49" office:value-type="string">
            <text:p>User</text:p>
          </table:table-cell>
          <table:table-cell table:style-name="ce49"/>
          <table:table-cell table:style-name="ce52" table:formula="of:=IF([.B68]=&quot;&quot;;0;1)" office:value-type="float" office:value="1">
            <text:p>1</text:p>
          </table:table-cell>
          <table:table-cell table:style-name="ce53" office:value-type="string">
            <text:p>CMD_WIRED_PULLUP</text:p>
          </table:table-cell>
          <table:table-cell table:style-name="ce53" table:formula="of:=CONCATENATE(&quot;#define &quot;;[.M68];&quot; &quot;;[.H68])" office:value-type="string" office:string-value="#define CMD_WIRED_PULLUP 66">
            <text:p>#define CMD_WIRED_PULLUP 66</text:p>
          </table:table-cell>
          <table:table-cell table:style-name="ce58" table:formula="of:=CONCATENATE(&quot;prog_char PROGMEM Cmd_&quot;;[Command.H63];&quot;[]=&quot;;CHAR(34);[Command.B63];CHAR(34);&quot;;&quot;)" office:value-type="string" office:string-value="prog_char PROGMEM Cmd_61[]=&quot;VariableInc&quot;;">
            <text:p>prog_char PROGMEM Cmd_61[]="VariableInc";</text:p>
          </table:table-cell>
          <table:table-cell/>
          <table:table-cell table:style-name="ce59"/>
          <table:table-cell table:number-columns-repeated="1007"/>
        </table:table-row>
        <table:table-row table:style-name="ro10">
          <table:table-cell table:style-name="ce12" office:value-type="float" office:value="5">
            <text:p>5</text:p>
          </table:table-cell>
          <table:table-cell table:style-name="ce15" office:value-type="string">
            <text:p>WiredSmittTrigger</text:p>
          </table:table-cell>
          <table:table-cell table:style-name="ce15" office:value-type="string">
            <text:p>Commando</text:p>
          </table:table-cell>
          <table:table-cell table:style-name="ce20" office:value-type="string">
            <text:p>SmittTrigger marge voor analoge inputs. Voorkomt 'twijfelen' tussen logische '1' of '0'. Poort:Parameter-1 met waarde Parameter-2. Rond het ingestelde omslagpunt (Threshold) kan er bij analoge signalen een 'twijfelsituatie' ontstaan die herhaaldelijk aan/uitschakelen veroorzaakt. Met de SmittTrigger kan een schakelloze drempel worden ingesteld. Als Threshold=100, dan schakelt de output bij een SmittTrigger van 5 pas bij 95 en 105</text:p>
          </table:table-cell>
          <table:table-cell table:style-name="ce20" office:value-type="string">
            <text:p>Poort [1..4]</text:p>
          </table:table-cell>
          <table:table-cell table:style-name="ce20" office:value-type="string">
            <text:p>Smitt-trigger marge [0..255], Default = 5</text:p>
          </table:table-cell>
          <table:table-cell table:style-name="ce28" office:value-type="string">
            <text:p>-</text:p>
          </table:table-cell>
          <table:table-cell table:style-name="ce34" office:value-type="float" office:value="67">
            <text:p>67</text:p>
          </table:table-cell>
          <table:table-cell table:style-name="ce47" table:formula="of:=CONCATENATE(&quot;0x&quot;;DEC2HEX([.H69]))" office:value-type="string" office:string-value="0x43">
            <text:p>0x43</text:p>
          </table:table-cell>
          <table:table-cell table:style-name="ce49" office:value-type="string">
            <text:p>User</text:p>
          </table:table-cell>
          <table:table-cell table:style-name="ce49"/>
          <table:table-cell table:style-name="ce52" table:formula="of:=IF([.B69]=&quot;&quot;;0;1)" office:value-type="float" office:value="1">
            <text:p>1</text:p>
          </table:table-cell>
          <table:table-cell table:style-name="ce53" office:value-type="string">
            <text:p>CMD_WIRED_SMITTTRIGGER</text:p>
          </table:table-cell>
          <table:table-cell table:style-name="ce53" table:formula="of:=CONCATENATE(&quot;#define &quot;;[.M69];&quot; &quot;;[.H69])" office:value-type="string" office:string-value="#define CMD_WIRED_SMITTTRIGGER 67">
            <text:p>#define CMD_WIRED_SMITTTRIGGER 67</text:p>
          </table:table-cell>
          <table:table-cell table:style-name="ce58" table:formula="of:=CONCATENATE(&quot;prog_char PROGMEM Cmd_&quot;;[Command.H64];&quot;[]=&quot;;CHAR(34);[Command.B64];CHAR(34);&quot;;&quot;)" office:value-type="string" office:string-value="prog_char PROGMEM Cmd_62[]=&quot;VariableVariable&quot;;">
            <text:p>prog_char PROGMEM Cmd_62[]="VariableVariable";</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WiredThreshold</text:p>
          </table:table-cell>
          <table:table-cell table:style-name="ce15" office:value-type="string">
            <text:p>Commando</text:p>
          </table:table-cell>
          <table:table-cell table:style-name="ce20" office:value-type="string">
            <text:p>Stel threshold waarde in voor poort:Parameter-1 met waarde Parameter-2. De analoge inputs hebben een instelbare omslagwaarde (threshold). Als de gemeten analoge waarde hoger of lager wordt dan de ingestelde waarde dan zal er een event gegenereerd worden worden verzonden.</text:p>
          </table:table-cell>
          <table:table-cell table:style-name="ce20" office:value-type="string">
            <text:p>Poort [1..4]</text:p>
          </table:table-cell>
          <table:table-cell table:style-name="ce20" office:value-type="string">
            <text:p>Threshold waarde [0..255]</text:p>
          </table:table-cell>
          <table:table-cell table:style-name="ce28" office:value-type="string">
            <text:p>Sla voor permanent gebruik de threshold waarde op als macro met een BOOT_EVENT.</text:p>
          </table:table-cell>
          <table:table-cell table:style-name="ce34" office:value-type="float" office:value="68">
            <text:p>68</text:p>
          </table:table-cell>
          <table:table-cell table:style-name="ce47" table:formula="of:=CONCATENATE(&quot;0x&quot;;DEC2HEX([.H70]))" office:value-type="string" office:string-value="0x44">
            <text:p>0x44</text:p>
          </table:table-cell>
          <table:table-cell table:style-name="ce49" office:value-type="string">
            <text:p>User</text:p>
          </table:table-cell>
          <table:table-cell table:style-name="ce49"/>
          <table:table-cell table:style-name="ce52" table:formula="of:=IF([.B70]=&quot;&quot;;0;1)" office:value-type="float" office:value="1">
            <text:p>1</text:p>
          </table:table-cell>
          <table:table-cell table:style-name="ce53" office:value-type="string">
            <text:p>CMD_WIRED_THRESHOLD</text:p>
          </table:table-cell>
          <table:table-cell table:style-name="ce53" table:formula="of:=CONCATENATE(&quot;#define &quot;;[.M70];&quot; &quot;;[.H70])" office:value-type="string" office:string-value="#define CMD_WIRED_THRESHOLD 68">
            <text:p>#define CMD_WIRED_THRESHOLD 68</text:p>
          </table:table-cell>
          <table:table-cell table:style-name="ce58" table:formula="of:=CONCATENATE(&quot;prog_char PROGMEM Cmd_&quot;;[Command.H65];&quot;[]=&quot;;CHAR(34);[Command.B65];CHAR(34);&quot;;&quot;)" office:value-type="string" office:string-value="prog_char PROGMEM Cmd_63[]=&quot;VariableWiredAnalog&quot;;">
            <text:p>prog_char PROGMEM Cmd_63[]="VariableWiredAnalog";</text:p>
          </table:table-cell>
          <table:table-cell/>
          <table:table-cell table:style-name="ce59"/>
          <table:table-cell table:number-columns-repeated="1007"/>
        </table:table-row>
        <table:table-row table:style-name="ro22">
          <table:table-cell table:style-name="ce13"/>
          <table:table-cell table:style-name="ce15" office:value-type="string">
            <text:p>ClockDaylight</text:p>
          </table:table-cell>
          <table:table-cell table:style-name="ce15" office:value-type="string">
            <text:p>Event</text:p>
          </table:table-cell>
          <table:table-cell table:style-name="ce20" office:value-type="string">
            <text:p>Gegenereerd event dat plaats vindt op de zons-opkomst en -ondergang momenten</text:p>
          </table:table-cell>
          <table:table-cell table:style-name="ce20" office:value-type="string">
            <text:p>0=Na middernacht</text:p>
            <text:p>1=één uur voor zon op</text:p>
            <text:p>2=zon op</text:p>
            <text:p>3=één uur voor zon onder</text:p>
            <text:p>4=zon onder</text:p>
            <text:p/>
          </table:table-cell>
          <table:table-cell table:style-name="ce20" office:value-type="string">
            <text:p>-</text:p>
          </table:table-cell>
          <table:table-cell table:style-name="ce28" office:value-type="string">
            <text:p>Tijden worden berekend aan de hand van een referentietabel van het KNMI, geldig als gemiddelde voor Nederland. <text:s/>Dit houdt in dat er een kleine afwijking kan zijn ten opzichte van de werkelijke zop-op-zon-onder voor andere coördinaten dan midden Nederland. </text:p>
            <text:p>Deze events werken alleen indien de real-time klok aanwezig is en jaar, maand, datum, uren en minuten correct zijn ingevuld. TIP: Events op tussenliggende tijdstippen kunnen worden verkregen door te combineren met een timer. </text:p>
            <text:p/>
            <text:p>LET OP: Zon-op en zon-onder zijn doorgaans geen perfecte indicatie voor schakeen van verlichting omdat weersomstandigheden grote invloed hebben op de hoeveelheid daglicht. Meten van lichtsterkte met b.v. Een LDR is een veel betere manier.</text:p>
          </table:table-cell>
          <table:table-cell table:style-name="ce34" office:value-type="float" office:value="69">
            <text:p>69</text:p>
          </table:table-cell>
          <table:table-cell table:style-name="ce47" table:formula="of:=CONCATENATE(&quot;0x&quot;;DEC2HEX([.H71]))" office:value-type="string" office:string-value="0x45">
            <text:p>0x45</text:p>
          </table:table-cell>
          <table:table-cell table:style-name="ce49" office:value-type="string">
            <text:p>User</text:p>
          </table:table-cell>
          <table:table-cell table:style-name="ce49" office:value-type="float" office:value="1">
            <text:p>1</text:p>
          </table:table-cell>
          <table:table-cell table:style-name="ce52" table:formula="of:=IF([.B71]=&quot;&quot;;0;1)" office:value-type="float" office:value="1">
            <text:p>1</text:p>
          </table:table-cell>
          <table:table-cell table:style-name="ce53" office:value-type="string">
            <text:p>CMD_CLOCK_EVENT_DAYLIGHT</text:p>
          </table:table-cell>
          <table:table-cell table:style-name="ce53" table:formula="of:=CONCATENATE(&quot;#define &quot;;[.M71];&quot; &quot;;[.H71])" office:value-type="string" office:string-value="#define CMD_CLOCK_EVENT_DAYLIGHT 69">
            <text:p>#define CMD_CLOCK_EVENT_DAYLIGHT 69</text:p>
          </table:table-cell>
          <table:table-cell table:style-name="ce58" table:formula="of:=CONCATENATE(&quot;prog_char PROGMEM Cmd_&quot;;[Command.H66];&quot;[]=&quot;;CHAR(34);[Command.B66];CHAR(34);&quot;;&quot;)" office:value-type="string" office:string-value="prog_char PROGMEM Cmd_64[]=&quot;WiredAnalog&quot;;">
            <text:p>prog_char PROGMEM Cmd_64[]="WiredAnalog";</text:p>
          </table:table-cell>
          <table:table-cell/>
          <table:table-cell table:style-name="ce59"/>
          <table:table-cell table:number-columns-repeated="1007"/>
        </table:table-row>
        <table:table-row table:style-name="ro15">
          <table:table-cell table:style-name="ce12" office:value-type="float" office:value="5">
            <text:p>5</text:p>
          </table:table-cell>
          <table:table-cell table:style-name="ce15" office:value-type="string">
            <text:p>EventStatus</text:p>
          </table:table-cell>
          <table:table-cell table:style-name="ce15" office:value-type="string">
            <text:p>Event</text:p>
          </table:table-cell>
          <table:table-cell table:style-name="ce20" office:value-type="string">
            <text:p>Dit event wordt gegenereerd door het commando StatusEvent</text:p>
          </table:table-cell>
          <table:table-cell table:style-name="ce20" office:value-type="string">
            <text:p>Parameter-1 van de setting waar de status van is opgevraagd</text:p>
          </table:table-cell>
          <table:table-cell table:style-name="ce20" office:value-type="string">
            <text:p>Parameter-2 van de setting waar de status van is opgevraagd</text:p>
          </table:table-cell>
          <table:table-cell table:style-name="ce28"/>
          <table:table-cell table:style-name="ce34" office:value-type="float" office:value="70">
            <text:p>70</text:p>
          </table:table-cell>
          <table:table-cell table:style-name="ce47" table:formula="of:=CONCATENATE(&quot;0x&quot;;DEC2HEX([.H72]))" office:value-type="string" office:string-value="0x46">
            <text:p>0x46</text:p>
          </table:table-cell>
          <table:table-cell table:style-name="ce49" office:value-type="string">
            <text:p>User</text:p>
          </table:table-cell>
          <table:table-cell table:style-name="ce49" office:value-type="float" office:value="1">
            <text:p>1</text:p>
          </table:table-cell>
          <table:table-cell table:style-name="ce52" table:formula="of:=IF([.B72]=&quot;&quot;;0;1)" office:value-type="float" office:value="1">
            <text:p>1</text:p>
          </table:table-cell>
          <table:table-cell table:style-name="ce53" office:value-type="string">
            <text:p>CMD_EVENT_STATUS</text:p>
          </table:table-cell>
          <table:table-cell table:style-name="ce53" table:formula="of:=CONCATENATE(&quot;#define &quot;;[.M72];&quot; &quot;;[.H72])" office:value-type="string" office:string-value="#define CMD_EVENT_STATUS 70">
            <text:p>#define CMD_EVENT_STATUS 70</text:p>
          </table:table-cell>
          <table:table-cell table:style-name="ce58" table:formula="of:=CONCATENATE(&quot;prog_char PROGMEM Cmd_&quot;;[Command.H67];&quot;[]=&quot;;CHAR(34);[Command.B67];CHAR(34);&quot;;&quot;)" office:value-type="string" office:string-value="prog_char PROGMEM Cmd_65[]=&quot;WiredOut&quot;;">
            <text:p>prog_char PROGMEM Cmd_65[]="WiredOut";</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Timer</text:p>
          </table:table-cell>
          <table:table-cell table:style-name="ce15" office:value-type="string">
            <text:p>Event</text:p>
          </table:table-cell>
          <table:table-cell table:style-name="ce20" office:value-type="string">
            <text:p>Event dat zich voordoet als één van de timers is afgelopen. </text:p>
          </table:table-cell>
          <table:table-cell table:style-name="ce20" office:value-type="string">
            <text:p>Timer nummer. [1..15]</text:p>
          </table:table-cell>
          <table:table-cell table:style-name="ce20" office:value-type="string">
            <text:p>-</text:p>
          </table:table-cell>
          <table:table-cell table:style-name="ce28" office:value-type="string">
            <text:p>-</text:p>
          </table:table-cell>
          <table:table-cell table:style-name="ce34" office:value-type="float" office:value="71">
            <text:p>71</text:p>
          </table:table-cell>
          <table:table-cell table:style-name="ce47" table:formula="of:=CONCATENATE(&quot;0x&quot;;DEC2HEX([.H73]))" office:value-type="string" office:string-value="0x47">
            <text:p>0x47</text:p>
          </table:table-cell>
          <table:table-cell table:style-name="ce49" office:value-type="string">
            <text:p>User</text:p>
          </table:table-cell>
          <table:table-cell table:style-name="ce49" office:value-type="float" office:value="1">
            <text:p>1</text:p>
          </table:table-cell>
          <table:table-cell table:style-name="ce52" table:formula="of:=IF([.B73]=&quot;&quot;;0;1)" office:value-type="float" office:value="1">
            <text:p>1</text:p>
          </table:table-cell>
          <table:table-cell table:style-name="ce53" office:value-type="string">
            <text:p>CMD_TIMER_EVENT</text:p>
          </table:table-cell>
          <table:table-cell table:style-name="ce53" table:formula="of:=CONCATENATE(&quot;#define &quot;;[.M73];&quot; &quot;;[.H73])" office:value-type="string" office:string-value="#define CMD_TIMER_EVENT 71">
            <text:p>#define CMD_TIMER_EVENT 71</text:p>
          </table:table-cell>
          <table:table-cell table:style-name="ce58" table:formula="of:=CONCATENATE(&quot;prog_char PROGMEM Cmd_&quot;;[Command.H68];&quot;[]=&quot;;CHAR(34);[Command.B68];CHAR(34);&quot;;&quot;)" office:value-type="string" office:string-value="prog_char PROGMEM Cmd_66[]=&quot;WiredPullup&quot;;">
            <text:p>prog_char PROGMEM Cmd_66[]="WiredPullup";</text:p>
          </table:table-cell>
          <table:table-cell/>
          <table:table-cell table:style-name="ce59"/>
          <table:table-cell table:number-columns-repeated="1007"/>
        </table:table-row>
        <table:table-row table:style-name="ro7">
          <table:table-cell table:style-name="ce13"/>
          <table:table-cell table:style-name="ce15" office:value-type="string">
            <text:p>Variable</text:p>
          </table:table-cell>
          <table:table-cell table:style-name="ce15" office:value-type="string">
            <text:p>Event</text:p>
          </table:table-cell>
          <table:table-cell table:style-name="ce20" office:value-type="string">
            <text:p>Event gegenereerd door de Nodo naar aanleiding van het wijzigen van een variabele</text:p>
          </table:table-cell>
          <table:table-cell table:style-name="ce20" office:value-type="string">
            <text:p>Variabele [1..15]</text:p>
          </table:table-cell>
          <table:table-cell table:style-name="ce20" office:value-type="string">
            <text:p>Waarde [0..255]</text:p>
          </table:table-cell>
          <table:table-cell table:style-name="ce28" office:value-type="string">
            <text:p>Tijdens uitvoer van een macro: Het event wordt pas gegenereerd en uitgevoerd als de huidige macro is afgerond.</text:p>
          </table:table-cell>
          <table:table-cell table:style-name="ce34" office:value-type="float" office:value="72">
            <text:p>72</text:p>
          </table:table-cell>
          <table:table-cell table:style-name="ce47" table:formula="of:=CONCATENATE(&quot;0x&quot;;DEC2HEX([.H74]))" office:value-type="string" office:string-value="0x48">
            <text:p>0x48</text:p>
          </table:table-cell>
          <table:table-cell table:style-name="ce49" office:value-type="string">
            <text:p>User</text:p>
          </table:table-cell>
          <table:table-cell table:style-name="ce49" office:value-type="float" office:value="1">
            <text:p>1</text:p>
          </table:table-cell>
          <table:table-cell table:style-name="ce52" table:formula="of:=IF([.B74]=&quot;&quot;;0;1)" office:value-type="float" office:value="1">
            <text:p>1</text:p>
          </table:table-cell>
          <table:table-cell table:style-name="ce53" office:value-type="string">
            <text:p>CMD_VARIABLE_EVENT</text:p>
          </table:table-cell>
          <table:table-cell table:style-name="ce53" table:formula="of:=CONCATENATE(&quot;#define &quot;;[.M74];&quot; &quot;;[.H74])" office:value-type="string" office:string-value="#define CMD_VARIABLE_EVENT 72">
            <text:p>#define CMD_VARIABLE_EVENT 72</text:p>
          </table:table-cell>
          <table:table-cell table:style-name="ce58" table:formula="of:=CONCATENATE(&quot;prog_char PROGMEM Cmd_&quot;;[Command.H69];&quot;[]=&quot;;CHAR(34);[Command.B69];CHAR(34);&quot;;&quot;)" office:value-type="string" office:string-value="prog_char PROGMEM Cmd_67[]=&quot;WiredSmittTrigger&quot;;">
            <text:p>prog_char PROGMEM Cmd_67[]="WiredSmittTrigger";</text:p>
          </table:table-cell>
          <table:table-cell/>
          <table:table-cell table:style-name="ce59"/>
          <table:table-cell table:number-columns-repeated="1007"/>
        </table:table-row>
        <table:table-row table:style-name="ro15">
          <table:table-cell table:style-name="ce12" office:value-type="float" office:value="5">
            <text:p>5</text:p>
          </table:table-cell>
          <table:table-cell table:style-name="ce15" office:value-type="string">
            <text:p>WiredIn</text:p>
          </table:table-cell>
          <table:table-cell table:style-name="ce15" office:value-type="string">
            <text:p>Event</text:p>
          </table:table-cell>
          <table:table-cell table:style-name="ce20" office:value-type="string">
            <text:p>Event gegenereerd door Nodo naar aanleiding van een event op WIRED-IN. Geeft de status van de WIRED-IN poort waar het event zich voordeed.</text:p>
          </table:table-cell>
          <table:table-cell table:style-name="ce20" office:value-type="string">
            <text:p>Poort [1..4]</text:p>
          </table:table-cell>
          <table:table-cell table:style-name="ce20" office:value-type="string">
            <text:p>Waarde [0..1]</text:p>
          </table:table-cell>
          <table:table-cell table:style-name="ce28"/>
          <table:table-cell table:style-name="ce34" office:value-type="float" office:value="73">
            <text:p>73</text:p>
          </table:table-cell>
          <table:table-cell table:style-name="ce47" table:formula="of:=CONCATENATE(&quot;0x&quot;;DEC2HEX([.H75]))" office:value-type="string" office:string-value="0x49">
            <text:p>0x49</text:p>
          </table:table-cell>
          <table:table-cell table:style-name="ce49" office:value-type="string">
            <text:p>User</text:p>
          </table:table-cell>
          <table:table-cell table:style-name="ce49" office:value-type="float" office:value="1">
            <text:p>1</text:p>
          </table:table-cell>
          <table:table-cell table:style-name="ce52" table:formula="of:=IF([.B75]=&quot;&quot;;0;1)" office:value-type="float" office:value="1">
            <text:p>1</text:p>
          </table:table-cell>
          <table:table-cell table:style-name="ce53" office:value-type="string">
            <text:p>CMD_WIRED_IN_EVENT</text:p>
          </table:table-cell>
          <table:table-cell table:style-name="ce53" table:formula="of:=CONCATENATE(&quot;#define &quot;;[.M75];&quot; &quot;;[.H75])" office:value-type="string" office:string-value="#define CMD_WIRED_IN_EVENT 73">
            <text:p>#define CMD_WIRED_IN_EVENT 73</text:p>
          </table:table-cell>
          <table:table-cell table:style-name="ce58" table:formula="of:=CONCATENATE(&quot;prog_char PROGMEM Cmd_&quot;;[Command.H70];&quot;[]=&quot;;CHAR(34);[Command.B70];CHAR(34);&quot;;&quot;)" office:value-type="string" office:string-value="prog_char PROGMEM Cmd_68[]=&quot;WiredThreshold&quot;;">
            <text:p>prog_char PROGMEM Cmd_68[]="WiredThreshold";</text:p>
          </table:table-cell>
          <table:table-cell/>
          <table:table-cell table:style-name="ce59"/>
          <table:table-cell table:number-columns-repeated="1007"/>
        </table:table-row>
        <table:table-row table:style-name="ro7">
          <table:table-cell table:style-name="ce12" office:value-type="float" office:value="5">
            <text:p>5</text:p>
          </table:table-cell>
          <table:table-cell table:style-name="ce15" office:value-type="string">
            <text:p>ClockAll</text:p>
          </table:table-cell>
          <table:table-cell table:style-name="ce15" office:value-type="string">
            <text:p>Event</text:p>
          </table:table-cell>
          <table:table-cell table:style-name="ce20" office:value-type="string">
            <text:p>Gegenereerd event dat zich iedere dag voordoet op opgegeven tijdstip.</text:p>
          </table:table-cell>
          <table:table-cell table:style-name="ce20" office:value-type="string">
            <text:p>Uren</text:p>
          </table:table-cell>
          <table:table-cell table:style-name="ce20" office:value-type="string">
            <text:p>Minuten</text:p>
          </table:table-cell>
          <table:table-cell table:style-name="ce28" office:value-type="string">
            <text:p>Werkt alleen als er een realtimeclock verbonden is aan de Nodo. Werkt uitsluitend als Event in de Eventlist. </text:p>
          </table:table-cell>
          <table:table-cell table:style-name="ce34" office:value-type="float" office:value="74">
            <text:p>74</text:p>
          </table:table-cell>
          <table:table-cell table:style-name="ce47" table:formula="of:=CONCATENATE(&quot;0x&quot;;DEC2HEX([.H76]))" office:value-type="string" office:string-value="0x4A">
            <text:p>0x4A</text:p>
          </table:table-cell>
          <table:table-cell table:style-name="ce49" office:value-type="string">
            <text:p>User</text:p>
          </table:table-cell>
          <table:table-cell table:style-name="ce49" office:value-type="float" office:value="1">
            <text:p>1</text:p>
          </table:table-cell>
          <table:table-cell table:style-name="ce52" table:formula="of:=IF([.B76]=&quot;&quot;;0;1)" office:value-type="float" office:value="1">
            <text:p>1</text:p>
          </table:table-cell>
          <table:table-cell table:style-name="ce53" office:value-type="string">
            <text:p>CMD_CLOCK_EVENT_ALL</text:p>
          </table:table-cell>
          <table:table-cell table:style-name="ce53" table:formula="of:=CONCATENATE(&quot;#define &quot;;[.M76];&quot; &quot;;[.H76])" office:value-type="string" office:string-value="#define CMD_CLOCK_EVENT_ALL 74">
            <text:p>#define CMD_CLOCK_EVENT_ALL 74</text:p>
          </table:table-cell>
          <table:table-cell table:style-name="ce58" table:formula="of:=CONCATENATE(&quot;prog_char PROGMEM Cmd_&quot;;[Command.H71];&quot;[]=&quot;;CHAR(34);[Command.B71];CHAR(34);&quot;;&quot;)" office:value-type="string" office:string-value="prog_char PROGMEM Cmd_69[]=&quot;ClockDaylight&quot;;">
            <text:p>prog_char PROGMEM Cmd_69[]="ClockDaylight";</text:p>
          </table:table-cell>
          <table:table-cell/>
          <table:table-cell table:style-name="ce59"/>
          <table:table-cell table:number-columns-repeated="1007"/>
        </table:table-row>
        <table:table-row table:style-name="ro5">
          <table:table-cell table:style-name="ce12" office:value-type="float" office:value="9">
            <text:p>9</text:p>
          </table:table-cell>
          <table:table-cell table:style-name="ce15" office:value-type="string">
            <text:p>ClockMon</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5">
            <text:p>75</text:p>
          </table:table-cell>
          <table:table-cell table:style-name="ce47" table:formula="of:=CONCATENATE(&quot;0x&quot;;DEC2HEX([.H77]))" office:value-type="string" office:string-value="0x4B">
            <text:p>0x4B</text:p>
          </table:table-cell>
          <table:table-cell table:style-name="ce49" office:value-type="string">
            <text:p>User</text:p>
          </table:table-cell>
          <table:table-cell table:style-name="ce49" office:value-type="float" office:value="1">
            <text:p>1</text:p>
          </table:table-cell>
          <table:table-cell table:style-name="ce52" table:formula="of:=IF([.B77]=&quot;&quot;;0;1)" office:value-type="float" office:value="1">
            <text:p>1</text:p>
          </table:table-cell>
          <table:table-cell table:style-name="ce53" office:value-type="string">
            <text:p>CMD_CLOCK_EVENT_MON</text:p>
          </table:table-cell>
          <table:table-cell table:style-name="ce53" table:formula="of:=CONCATENATE(&quot;#define &quot;;[.M77];&quot; &quot;;[.H77])" office:value-type="string" office:string-value="#define CMD_CLOCK_EVENT_MON 75">
            <text:p>#define CMD_CLOCK_EVENT_MON 75</text:p>
          </table:table-cell>
          <table:table-cell table:style-name="ce58" table:formula="of:=CONCATENATE(&quot;prog_char PROGMEM Cmd_&quot;;[Command.H72];&quot;[]=&quot;;CHAR(34);[Command.B72];CHAR(34);&quot;;&quot;)" office:value-type="string" office:string-value="prog_char PROGMEM Cmd_70[]=&quot;EventStatus&quot;;">
            <text:p>prog_char PROGMEM Cmd_70[]="EventStatus";</text:p>
          </table:table-cell>
          <table:table-cell/>
          <table:table-cell table:style-name="ce59"/>
          <table:table-cell table:number-columns-repeated="1007"/>
        </table:table-row>
        <table:table-row table:style-name="ro5">
          <table:table-cell table:style-name="ce12" office:value-type="float" office:value="9">
            <text:p>9</text:p>
          </table:table-cell>
          <table:table-cell table:style-name="ce15" office:value-type="string">
            <text:p>ClockTue</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6">
            <text:p>76</text:p>
          </table:table-cell>
          <table:table-cell table:style-name="ce47" table:formula="of:=CONCATENATE(&quot;0x&quot;;DEC2HEX([.H78]))" office:value-type="string" office:string-value="0x4C">
            <text:p>0x4C</text:p>
          </table:table-cell>
          <table:table-cell table:style-name="ce49" office:value-type="string">
            <text:p>User</text:p>
          </table:table-cell>
          <table:table-cell table:style-name="ce49" office:value-type="float" office:value="1">
            <text:p>1</text:p>
          </table:table-cell>
          <table:table-cell table:style-name="ce52" table:formula="of:=IF([.B78]=&quot;&quot;;0;1)" office:value-type="float" office:value="1">
            <text:p>1</text:p>
          </table:table-cell>
          <table:table-cell table:style-name="ce53" office:value-type="string">
            <text:p>CMD_CLOCK_EVENT_TUE</text:p>
          </table:table-cell>
          <table:table-cell table:style-name="ce53" table:formula="of:=CONCATENATE(&quot;#define &quot;;[.M78];&quot; &quot;;[.H78])" office:value-type="string" office:string-value="#define CMD_CLOCK_EVENT_TUE 76">
            <text:p>#define CMD_CLOCK_EVENT_TUE 76</text:p>
          </table:table-cell>
          <table:table-cell table:style-name="ce58" table:formula="of:=CONCATENATE(&quot;prog_char PROGMEM Cmd_&quot;;[Command.H73];&quot;[]=&quot;;CHAR(34);[Command.B73];CHAR(34);&quot;;&quot;)" office:value-type="string" office:string-value="prog_char PROGMEM Cmd_71[]=&quot;Timer&quot;;">
            <text:p>prog_char PROGMEM Cmd_71[]="Timer";</text:p>
          </table:table-cell>
          <table:table-cell/>
          <table:table-cell table:style-name="ce59"/>
          <table:table-cell table:number-columns-repeated="1007"/>
        </table:table-row>
        <table:table-row table:style-name="ro5">
          <table:table-cell table:style-name="ce13"/>
          <table:table-cell table:style-name="ce15" office:value-type="string">
            <text:p>ClockWed</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7">
            <text:p>77</text:p>
          </table:table-cell>
          <table:table-cell table:style-name="ce47" table:formula="of:=CONCATENATE(&quot;0x&quot;;DEC2HEX([.H79]))" office:value-type="string" office:string-value="0x4D">
            <text:p>0x4D</text:p>
          </table:table-cell>
          <table:table-cell table:style-name="ce49" office:value-type="string">
            <text:p>User</text:p>
          </table:table-cell>
          <table:table-cell table:style-name="ce49" office:value-type="float" office:value="1">
            <text:p>1</text:p>
          </table:table-cell>
          <table:table-cell table:style-name="ce52" table:formula="of:=IF([.B79]=&quot;&quot;;0;1)" office:value-type="float" office:value="1">
            <text:p>1</text:p>
          </table:table-cell>
          <table:table-cell table:style-name="ce53" office:value-type="string">
            <text:p>CMD_CLOCK_EVENT_WED</text:p>
          </table:table-cell>
          <table:table-cell table:style-name="ce53" table:formula="of:=CONCATENATE(&quot;#define &quot;;[.M79];&quot; &quot;;[.H79])" office:value-type="string" office:string-value="#define CMD_CLOCK_EVENT_WED 77">
            <text:p>#define CMD_CLOCK_EVENT_WED 77</text:p>
          </table:table-cell>
          <table:table-cell table:style-name="ce58" table:formula="of:=CONCATENATE(&quot;prog_char PROGMEM Cmd_&quot;;[Command.H74];&quot;[]=&quot;;CHAR(34);[Command.B74];CHAR(34);&quot;;&quot;)" office:value-type="string" office:string-value="prog_char PROGMEM Cmd_72[]=&quot;Variable&quot;;">
            <text:p>prog_char PROGMEM Cmd_72[]="Variable";</text:p>
          </table:table-cell>
          <table:table-cell/>
          <table:table-cell table:style-name="ce59"/>
          <table:table-cell table:number-columns-repeated="1007"/>
        </table:table-row>
        <table:table-row table:style-name="ro5">
          <table:table-cell table:style-name="ce13"/>
          <table:table-cell table:style-name="ce15" office:value-type="string">
            <text:p>ClockThu</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8">
            <text:p>78</text:p>
          </table:table-cell>
          <table:table-cell table:style-name="ce47" table:formula="of:=CONCATENATE(&quot;0x&quot;;DEC2HEX([.H80]))" office:value-type="string" office:string-value="0x4E">
            <text:p>0x4E</text:p>
          </table:table-cell>
          <table:table-cell table:style-name="ce49" office:value-type="string">
            <text:p>User</text:p>
          </table:table-cell>
          <table:table-cell table:style-name="ce49" office:value-type="float" office:value="1">
            <text:p>1</text:p>
          </table:table-cell>
          <table:table-cell table:style-name="ce52" table:formula="of:=IF([.B80]=&quot;&quot;;0;1)" office:value-type="float" office:value="1">
            <text:p>1</text:p>
          </table:table-cell>
          <table:table-cell table:style-name="ce53" office:value-type="string">
            <text:p>CMD_CLOCK_EVENT_THU</text:p>
          </table:table-cell>
          <table:table-cell table:style-name="ce53" table:formula="of:=CONCATENATE(&quot;#define &quot;;[.M80];&quot; &quot;;[.H80])" office:value-type="string" office:string-value="#define CMD_CLOCK_EVENT_THU 78">
            <text:p>#define CMD_CLOCK_EVENT_THU 78</text:p>
          </table:table-cell>
          <table:table-cell table:style-name="ce58" table:formula="of:=CONCATENATE(&quot;prog_char PROGMEM Cmd_&quot;;[Command.H75];&quot;[]=&quot;;CHAR(34);[Command.B75];CHAR(34);&quot;;&quot;)" office:value-type="string" office:string-value="prog_char PROGMEM Cmd_73[]=&quot;WiredIn&quot;;">
            <text:p>prog_char PROGMEM Cmd_73[]="WiredIn";</text:p>
          </table:table-cell>
          <table:table-cell/>
          <table:table-cell table:style-name="ce59"/>
          <table:table-cell table:number-columns-repeated="1007"/>
        </table:table-row>
        <table:table-row table:style-name="ro5">
          <table:table-cell table:style-name="ce13"/>
          <table:table-cell table:style-name="ce15" office:value-type="string">
            <text:p>ClockFri</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9">
            <text:p>79</text:p>
          </table:table-cell>
          <table:table-cell table:style-name="ce47" table:formula="of:=CONCATENATE(&quot;0x&quot;;DEC2HEX([.H81]))" office:value-type="string" office:string-value="0x4F">
            <text:p>0x4F</text:p>
          </table:table-cell>
          <table:table-cell table:style-name="ce49" office:value-type="string">
            <text:p>User</text:p>
          </table:table-cell>
          <table:table-cell table:style-name="ce49" office:value-type="float" office:value="1">
            <text:p>1</text:p>
          </table:table-cell>
          <table:table-cell table:style-name="ce52" table:formula="of:=IF([.B81]=&quot;&quot;;0;1)" office:value-type="float" office:value="1">
            <text:p>1</text:p>
          </table:table-cell>
          <table:table-cell table:style-name="ce53" office:value-type="string">
            <text:p>CMD_CLOCK_EVENT_FRI</text:p>
          </table:table-cell>
          <table:table-cell table:style-name="ce53" table:formula="of:=CONCATENATE(&quot;#define &quot;;[.M81];&quot; &quot;;[.H81])" office:value-type="string" office:string-value="#define CMD_CLOCK_EVENT_FRI 79">
            <text:p>#define CMD_CLOCK_EVENT_FRI 79</text:p>
          </table:table-cell>
          <table:table-cell table:style-name="ce58" table:formula="of:=CONCATENATE(&quot;prog_char PROGMEM Cmd_&quot;;[Command.H76];&quot;[]=&quot;;CHAR(34);[Command.B76];CHAR(34);&quot;;&quot;)" office:value-type="string" office:string-value="prog_char PROGMEM Cmd_74[]=&quot;ClockAll&quot;;">
            <text:p>prog_char PROGMEM Cmd_74[]="ClockAll";</text:p>
          </table:table-cell>
          <table:table-cell/>
          <table:table-cell table:style-name="ce59"/>
          <table:table-cell table:number-columns-repeated="1007"/>
        </table:table-row>
        <table:table-row table:style-name="ro5">
          <table:table-cell table:style-name="ce13"/>
          <table:table-cell table:style-name="ce15" office:value-type="string">
            <text:p>ClockSat</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80">
            <text:p>80</text:p>
          </table:table-cell>
          <table:table-cell table:style-name="ce47" table:formula="of:=CONCATENATE(&quot;0x&quot;;DEC2HEX([.H82]))" office:value-type="string" office:string-value="0x50">
            <text:p>0x50</text:p>
          </table:table-cell>
          <table:table-cell table:style-name="ce49" office:value-type="string">
            <text:p>User</text:p>
          </table:table-cell>
          <table:table-cell table:style-name="ce49" office:value-type="float" office:value="1">
            <text:p>1</text:p>
          </table:table-cell>
          <table:table-cell table:style-name="ce52" table:formula="of:=IF([.B82]=&quot;&quot;;0;1)" office:value-type="float" office:value="1">
            <text:p>1</text:p>
          </table:table-cell>
          <table:table-cell table:style-name="ce53" office:value-type="string">
            <text:p>CMD_CLOCK_EVENT_SAT</text:p>
          </table:table-cell>
          <table:table-cell table:style-name="ce53" table:formula="of:=CONCATENATE(&quot;#define &quot;;[.M82];&quot; &quot;;[.H82])" office:value-type="string" office:string-value="#define CMD_CLOCK_EVENT_SAT 80">
            <text:p>#define CMD_CLOCK_EVENT_SAT 80</text:p>
          </table:table-cell>
          <table:table-cell table:style-name="ce58" table:formula="of:=CONCATENATE(&quot;prog_char PROGMEM Cmd_&quot;;[Command.H77];&quot;[]=&quot;;CHAR(34);[Command.B77];CHAR(34);&quot;;&quot;)" office:value-type="string" office:string-value="prog_char PROGMEM Cmd_75[]=&quot;ClockMon&quot;;">
            <text:p>prog_char PROGMEM Cmd_75[]="ClockMon";</text:p>
          </table:table-cell>
          <table:table-cell/>
          <table:table-cell table:style-name="ce59"/>
          <table:table-cell table:number-columns-repeated="1007"/>
        </table:table-row>
        <table:table-row table:style-name="ro6">
          <table:table-cell table:style-name="ce13"/>
          <table:table-cell table:style-name="ce15" office:value-type="string">
            <text:p>ClockSun</text:p>
          </table:table-cell>
          <table:table-cell table:style-name="ce15" office:value-type="string">
            <text:p>Event</text:p>
          </table:table-cell>
          <table:table-cell table:style-name="ce20" office:value-type="string">
            <text:p>Dit event vindt iedere zondag plaats op opgegeven tijdstip</text:p>
          </table:table-cell>
          <table:table-cell table:style-name="ce20" office:value-type="string">
            <text:p>Uren</text:p>
          </table:table-cell>
          <table:table-cell table:style-name="ce20" office:value-type="string">
            <text:p>Minuten</text:p>
          </table:table-cell>
          <table:table-cell table:style-name="ce28" office:value-type="string">
            <text:p>Werkt alleen als er een realtimeclock verbonden is aan de Nodo. Werkt uitsluitend als Event in de Eventlist. Voor de leesbaarheid niet in HEX-notatie. 23:59 uur wordt weergegeven met Data-1=23 en Data-2=59. Let op: Weekdag events werken alleen correct als jaar, maand, datum, uren en minuten alle vijf correct zijn ingesteld.</text:p>
          </table:table-cell>
          <table:table-cell table:style-name="ce34" office:value-type="float" office:value="81">
            <text:p>81</text:p>
          </table:table-cell>
          <table:table-cell table:style-name="ce47" table:formula="of:=CONCATENATE(&quot;0x&quot;;DEC2HEX([.H83]))" office:value-type="string" office:string-value="0x51">
            <text:p>0x51</text:p>
          </table:table-cell>
          <table:table-cell table:style-name="ce49" office:value-type="string">
            <text:p>User</text:p>
          </table:table-cell>
          <table:table-cell table:style-name="ce49" office:value-type="float" office:value="1">
            <text:p>1</text:p>
          </table:table-cell>
          <table:table-cell table:style-name="ce52" table:formula="of:=IF([.B83]=&quot;&quot;;0;1)" office:value-type="float" office:value="1">
            <text:p>1</text:p>
          </table:table-cell>
          <table:table-cell table:style-name="ce53" office:value-type="string">
            <text:p>CMD_CLOCK_EVENT_SUN</text:p>
          </table:table-cell>
          <table:table-cell table:style-name="ce53" table:formula="of:=CONCATENATE(&quot;#define &quot;;[.M83];&quot; &quot;;[.H83])" office:value-type="string" office:string-value="#define CMD_CLOCK_EVENT_SUN 81">
            <text:p>#define CMD_CLOCK_EVENT_SUN 81</text:p>
          </table:table-cell>
          <table:table-cell table:style-name="ce58" table:formula="of:=CONCATENATE(&quot;prog_char PROGMEM Cmd_&quot;;[Command.H78];&quot;[]=&quot;;CHAR(34);[Command.B78];CHAR(34);&quot;;&quot;)" office:value-type="string" office:string-value="prog_char PROGMEM Cmd_76[]=&quot;ClockTue&quot;;">
            <text:p>prog_char PROGMEM Cmd_76[]="ClockTue";</text:p>
          </table:table-cell>
          <table:table-cell/>
          <table:table-cell table:style-name="ce59"/>
          <table:table-cell table:number-columns-repeated="1007"/>
        </table:table-row>
        <table:table-row table:style-name="ro6">
          <table:table-cell table:style-name="ce13"/>
          <table:table-cell table:style-name="ce16" office:value-type="string">
            <text:p>KAKU</text:p>
          </table:table-cell>
          <table:table-cell table:style-name="ce15" office:value-type="string">
            <text:p>Event</text:p>
          </table:table-cell>
          <table:table-cell table:style-name="ce20" office:value-type="string">
            <text:p>Klik-aan-klik-uit event volgens conventionele codering</text:p>
          </table:table-cell>
          <table:table-cell table:style-name="ce20" office:value-type="string">
            <text:p>Absoluut adres [0..255]</text:p>
            <text:p/>
            <text:p>Of</text:p>
            <text:p/>
            <text:p>KAKU adres [A1..P16]</text:p>
          </table:table-cell>
          <table:table-cell table:style-name="ce20" office:value-type="string">
            <text:p>Status: [ON,OFF]</text:p>
            <text:p/>
            <text:p>0=OFF</text:p>
            <text:p>1=ON</text:p>
            <text:p/>
          </table:table-cell>
          <table:table-cell table:style-name="ce28" office:value-type="string">
            <text:p>LET OP: Het naar de Nodo vesturen van dit event zal pas leiden tot het schakelen van KAKU ontvangers na uitvoer van het commando SendRF. </text:p>
            <text:p/>
            <text:p>LET OP: Het absolute adres kan niet in HEX formaat worden opgegeven.</text:p>
          </table:table-cell>
          <table:table-cell table:style-name="ce34" office:value-type="float" office:value="82">
            <text:p>82</text:p>
          </table:table-cell>
          <table:table-cell table:style-name="ce47" table:formula="of:=CONCATENATE(&quot;0x&quot;;DEC2HEX([.H84]))" office:value-type="string" office:string-value="0x52">
            <text:p>0x52</text:p>
          </table:table-cell>
          <table:table-cell table:style-name="ce49" office:value-type="string">
            <text:p>User</text:p>
          </table:table-cell>
          <table:table-cell table:style-name="ce49" office:value-type="float" office:value="1">
            <text:p>1</text:p>
          </table:table-cell>
          <table:table-cell table:style-name="ce52" table:formula="of:=IF([.B84]=&quot;&quot;;0;1)" office:value-type="float" office:value="1">
            <text:p>1</text:p>
          </table:table-cell>
          <table:table-cell table:style-name="ce53" office:value-type="string">
            <text:p>CMD_KAKU</text:p>
          </table:table-cell>
          <table:table-cell table:style-name="ce53" table:formula="of:=CONCATENATE(&quot;#define &quot;;[.M84];&quot; &quot;;[.H84])" office:value-type="string" office:string-value="#define CMD_KAKU 82">
            <text:p>#define CMD_KAKU 82</text:p>
          </table:table-cell>
          <table:table-cell table:style-name="ce58" table:formula="of:=CONCATENATE(&quot;prog_char PROGMEM Cmd_&quot;;[Command.H79];&quot;[]=&quot;;CHAR(34);[Command.B79];CHAR(34);&quot;;&quot;)" office:value-type="string" office:string-value="prog_char PROGMEM Cmd_77[]=&quot;ClockWed&quot;;">
            <text:p>prog_char PROGMEM Cmd_77[]="ClockWed";</text:p>
          </table:table-cell>
          <table:table-cell/>
          <table:table-cell table:style-name="ce59"/>
          <table:table-cell table:number-columns-repeated="1007"/>
        </table:table-row>
        <table:table-row table:style-name="ro23">
          <table:table-cell table:style-name="ce13"/>
          <table:table-cell table:style-name="ce16" office:value-type="string">
            <text:p>NewKAKU</text:p>
          </table:table-cell>
          <table:table-cell table:style-name="ce15" office:value-type="string">
            <text:p>Event</text:p>
          </table:table-cell>
          <table:table-cell table:style-name="ce20" office:value-type="string">
            <text:p>Klik-aan-klik-uit event volgens de nieuwe automatische codering. Volgens deze codering heeft iedere KAKU zender een uniek adres. Het adres zoals de Nodo dit verzendt wordt samengesteld uit o.a. het UNIT-nummer van de Nodo en de met parameter-1 opgegeven adres. Hiermee zijn dus 65536 adressen mogelijk.</text:p>
          </table:table-cell>
          <table:table-cell table:style-name="ce20" office:value-type="string">
            <text:p>Adres [0..255]</text:p>
          </table:table-cell>
          <table:table-cell table:style-name="ce20" office:value-type="string">
            <text:p>Commando: [ON,OFF]</text:p>
            <text:p/>
            <text:p>Dim niveau: [1..15]</text:p>
          </table:table-cell>
          <table:table-cell table:style-name="ce29" office:value-type="string">
            <text:p>Nog niet functioneel in Nodo Due.</text:p>
          </table:table-cell>
          <table:table-cell table:style-name="ce34" office:value-type="float" office:value="83">
            <text:p>83</text:p>
          </table:table-cell>
          <table:table-cell table:style-name="ce47" table:formula="of:=CONCATENATE(&quot;0x&quot;;DEC2HEX([.H85]))" office:value-type="string" office:string-value="0x53">
            <text:p>0x53</text:p>
          </table:table-cell>
          <table:table-cell table:style-name="ce49" office:value-type="string">
            <text:p>User</text:p>
          </table:table-cell>
          <table:table-cell table:style-name="ce49" office:value-type="float" office:value="1">
            <text:p>1</text:p>
          </table:table-cell>
          <table:table-cell table:style-name="ce52" table:formula="of:=IF([.B85]=&quot;&quot;;0;1)" office:value-type="float" office:value="1">
            <text:p>1</text:p>
          </table:table-cell>
          <table:table-cell table:style-name="ce53" office:value-type="string">
            <text:p>CMD_KAKU_NEW</text:p>
          </table:table-cell>
          <table:table-cell table:style-name="ce53" table:formula="of:=CONCATENATE(&quot;#define &quot;;[.M85];&quot; &quot;;[.H85])" office:value-type="string" office:string-value="#define CMD_KAKU_NEW 83">
            <text:p>#define CMD_KAKU_NEW 83</text:p>
          </table:table-cell>
          <table:table-cell table:style-name="ce58" table:formula="of:=CONCATENATE(&quot;prog_char PROGMEM Cmd_&quot;;[Command.H80];&quot;[]=&quot;;CHAR(34);[Command.B80];CHAR(34);&quot;;&quot;)" office:value-type="string" office:string-value="prog_char PROGMEM Cmd_78[]=&quot;ClockThu&quot;;">
            <text:p>prog_char PROGMEM Cmd_78[]="ClockThu";</text:p>
          </table:table-cell>
          <table:table-cell/>
          <table:table-cell table:style-name="ce59"/>
          <table:table-cell table:number-columns-repeated="1007"/>
        </table:table-row>
        <table:table-row table:style-name="ro13">
          <table:table-cell table:style-name="ce13"/>
          <table:table-cell table:style-name="ce15" office:value-type="string">
            <text:p>Boot</text:p>
          </table:table-cell>
          <table:table-cell table:style-name="ce15" office:value-type="string">
            <text:p>Event</text:p>
          </table:table-cell>
          <table:table-cell table:style-name="ce20" office:value-type="string">
            <text:p>Dit is een event dat altijd eenmalig plaatsvindt na opstarten van de Nodo. In de eventlist kan deze worden gebruikt om een macro te maken die bij opstarten automatisch settings laadt of commando's uitvoert. </text:p>
          </table:table-cell>
          <table:table-cell table:style-name="ce20" office:value-type="string">
            <text:p>-</text:p>
          </table:table-cell>
          <table:table-cell table:style-name="ce20" office:value-type="string">
            <text:p>-</text:p>
          </table:table-cell>
          <table:table-cell table:style-name="ce28" office:value-type="string">
            <text:p>Kan worden gebruikt om bij opstarten de Nodo bepaalde instellingen te laten maken, timers te zetten en variabelen te vullen. </text:p>
          </table:table-cell>
          <table:table-cell table:style-name="ce34" office:value-type="float" office:value="84">
            <text:p>84</text:p>
          </table:table-cell>
          <table:table-cell table:style-name="ce47" table:formula="of:=CONCATENATE(&quot;0x&quot;;DEC2HEX([.H86]))" office:value-type="string" office:string-value="0x54">
            <text:p>0x54</text:p>
          </table:table-cell>
          <table:table-cell table:style-name="ce49" office:value-type="string">
            <text:p>User</text:p>
          </table:table-cell>
          <table:table-cell table:style-name="ce49" office:value-type="float" office:value="1">
            <text:p>1</text:p>
          </table:table-cell>
          <table:table-cell table:style-name="ce52" table:formula="of:=IF([.B86]=&quot;&quot;;0;1)" office:value-type="float" office:value="1">
            <text:p>1</text:p>
          </table:table-cell>
          <table:table-cell table:style-name="ce53" office:value-type="string">
            <text:p>CMD_BOOT_EVENT</text:p>
          </table:table-cell>
          <table:table-cell table:style-name="ce53" table:formula="of:=CONCATENATE(&quot;#define &quot;;[.M86];&quot; &quot;;[.H86])" office:value-type="string" office:string-value="#define CMD_BOOT_EVENT 84">
            <text:p>#define CMD_BOOT_EVENT 84</text:p>
          </table:table-cell>
          <table:table-cell table:style-name="ce58" table:formula="of:=CONCATENATE(&quot;prog_char PROGMEM Cmd_&quot;;[Command.H81];&quot;[]=&quot;;CHAR(34);[Command.B81];CHAR(34);&quot;;&quot;)" office:value-type="string" office:string-value="prog_char PROGMEM Cmd_79[]=&quot;ClockFri&quot;;">
            <text:p>prog_char PROGMEM Cmd_79[]="ClockFri";</text:p>
          </table:table-cell>
          <table:table-cell/>
          <table:table-cell table:style-name="ce59"/>
          <table:table-cell table:number-columns-repeated="1007"/>
        </table:table-row>
        <table:table-row table:style-name="ro17">
          <table:table-cell table:style-name="ce13"/>
          <table:table-cell table:style-name="ce15" office:value-type="string">
            <text:p>Wildcard</text:p>
          </table:table-cell>
          <table:table-cell table:style-name="ce15" office:value-type="string">
            <text:p>Event</text:p>
          </table:table-cell>
          <table:table-cell table:style-name="ce22"/>
          <table:table-cell table:style-name="ce22" office:value-type="string">
            <text:p>Herkomst van het event:</text:p>
            <text:p/>
            <text:p>0 (=alle)</text:p>
            <text:p>IR,</text:p>
            <text:p>RF,</text:p>
            <text:p>Serial,</text:p>
            <text:p>Wired,</text:p>
            <text:p>Clock,</text:p>
            <text:p>Timer,</text:p>
            <text:p>Variable,</text:p>
            <text:p>Eventlist,</text:p>
            <text:p>System.</text:p>
          </table:table-cell>
          <table:table-cell table:style-name="ce22" office:value-type="string">
            <text:p>Type event:</text:p>
            <text:p><text:span text:style-name="T1"/></text:p>
            <text:p><text:span text:style-name="T1">0 (=alle)</text:span></text:p>
            <text:p><text:span text:style-name="T1">Event</text:span></text:p>
            <text:p><text:span text:style-name="T1">KAKU</text:span></text:p>
            <text:p><text:span text:style-name="T1">NewKAKU</text:span></text:p>
            <text:p><text:span text:style-name="T1"/></text:p>
            <text:p><text:span text:style-name="T1"/></text:p>
          </table:table-cell>
          <table:table-cell table:style-name="ce28" office:value-type="string">
            <text:p>LET OP: Sommige combinaties parameters zijn ongeldig, een event met type 'KAKU' kan nooit een herkomst 'Clock' hebben.</text:p>
            <text:p/>
            <text:p>LET OP: Er kan slechts één Eventtype of poort worden opgegeven. Uitsluitend <text:span text:style-name="T3">die</text:span><text:span text:style-name="T4"> events die </text:span><text:span text:style-name="T4">hieraan voldoen worden verwerkt. Neem eventueel </text:span><text:span text:style-name="T4">meerdere </text:span>EventWildCard regels in de eventlist op voor ieder type. Let hierbij speciaal op times, variabelen en clock-events.</text:p>
          </table:table-cell>
          <table:table-cell table:style-name="ce34" office:value-type="float" office:value="85">
            <text:p>85</text:p>
          </table:table-cell>
          <table:table-cell table:style-name="ce47" table:formula="of:=CONCATENATE(&quot;0x&quot;;DEC2HEX([.H87]))" office:value-type="string" office:string-value="0x55">
            <text:p>0x55</text:p>
          </table:table-cell>
          <table:table-cell table:style-name="ce49" office:value-type="string">
            <text:p>User</text:p>
          </table:table-cell>
          <table:table-cell table:style-name="ce49" office:value-type="float" office:value="1">
            <text:p>1</text:p>
          </table:table-cell>
          <table:table-cell table:style-name="ce52" table:formula="of:=IF([.B87]=&quot;&quot;;0;1)" office:value-type="float" office:value="1">
            <text:p>1</text:p>
          </table:table-cell>
          <table:table-cell table:style-name="ce53" office:value-type="string">
            <text:p>CMD_WILDCARD_EVENT</text:p>
          </table:table-cell>
          <table:table-cell table:style-name="ce53" table:formula="of:=CONCATENATE(&quot;#define &quot;;[.M87];&quot; &quot;;[.H87])" office:value-type="string" office:string-value="#define CMD_WILDCARD_EVENT 85">
            <text:p>#define CMD_WILDCARD_EVENT 85</text:p>
          </table:table-cell>
          <table:table-cell table:style-name="ce58" table:formula="of:=CONCATENATE(&quot;prog_char PROGMEM Cmd_&quot;;[Command.H82];&quot;[]=&quot;;CHAR(34);[Command.B82];CHAR(34);&quot;;&quot;)" office:value-type="string" office:string-value="prog_char PROGMEM Cmd_80[]=&quot;ClockSat&quot;;">
            <text:p>prog_char PROGMEM Cmd_80[]="ClockSat";</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47" table:formula="of:=CONCATENATE(&quot;0x&quot;;DEC2HEX([.H88]))" office:value-type="string" office:string-value="0x0">
            <text:p>0x0</text:p>
          </table:table-cell>
          <table:table-cell table:style-name="ce49" office:value-type="string">
            <text:p>System</text:p>
          </table:table-cell>
          <table:table-cell table:style-name="ce49"/>
          <table:table-cell table:style-name="ce52" table:formula="of:=IF([.B88]=&quot;&quot;;0;1)" office:value-type="float" office:value="0">
            <text:p>0</text:p>
          </table:table-cell>
          <table:table-cell table:style-name="ce53"/>
          <table:table-cell table:style-name="ce53" table:formula="of:=CONCATENATE(&quot;#define &quot;;[.M88];&quot; &quot;;[.H88])" office:value-type="string" office:string-value="#define  ">
            <text:p>#define <text:s/></text:p>
          </table:table-cell>
          <table:table-cell table:style-name="ce58" table:formula="of:=CONCATENATE(&quot;prog_char PROGMEM Cmd_&quot;;[Command.H88];&quot;[]=&quot;;CHAR(34);[Command.B88];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89]))" office:value-type="string" office:string-value="0x0">
            <text:p>0x0</text:p>
          </table:table-cell>
          <table:table-cell table:style-name="ce50" table:number-columns-repeated="2"/>
          <table:table-cell table:style-name="ce53" table:formula="of:=IF([.B89]=&quot;&quot;;0;1)" office:value-type="float" office:value="0">
            <text:p>0</text:p>
          </table:table-cell>
          <table:table-cell table:style-name="ce53"/>
          <table:table-cell table:style-name="ce53" table:formula="of:=CONCATENATE(&quot;#define &quot;;[.M89];&quot; &quot;;[.H89])" office:value-type="string" office:string-value="#define  ">
            <text:p>#define <text:s/></text:p>
          </table:table-cell>
          <table:table-cell table:style-name="ce58" table:formula="of:=CONCATENATE(&quot;prog_char PROGMEM Cmd_&quot;;[Command.H89];&quot;[]=&quot;;CHAR(34);[Command.B89];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0]))" office:value-type="string" office:string-value="0x0">
            <text:p>0x0</text:p>
          </table:table-cell>
          <table:table-cell table:style-name="ce50" table:number-columns-repeated="2"/>
          <table:table-cell table:style-name="ce53" table:formula="of:=IF([.B90]=&quot;&quot;;0;1)" office:value-type="float" office:value="0">
            <text:p>0</text:p>
          </table:table-cell>
          <table:table-cell table:style-name="ce53"/>
          <table:table-cell table:style-name="ce53" table:formula="of:=CONCATENATE(&quot;#define &quot;;[.M90];&quot; &quot;;[.H90])" office:value-type="string" office:string-value="#define  ">
            <text:p>#define <text:s/></text:p>
          </table:table-cell>
          <table:table-cell table:style-name="ce58" table:formula="of:=CONCATENATE(&quot;prog_char PROGMEM Cmd_&quot;;[Command.H90];&quot;[]=&quot;;CHAR(34);[Command.B90];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1]))" office:value-type="string" office:string-value="0x0">
            <text:p>0x0</text:p>
          </table:table-cell>
          <table:table-cell table:style-name="ce50" table:number-columns-repeated="2"/>
          <table:table-cell table:style-name="ce53" table:formula="of:=IF([.B91]=&quot;&quot;;0;1)" office:value-type="float" office:value="0">
            <text:p>0</text:p>
          </table:table-cell>
          <table:table-cell table:style-name="ce53"/>
          <table:table-cell table:style-name="ce53" table:formula="of:=CONCATENATE(&quot;#define &quot;;[.M91];&quot; &quot;;[.H91])" office:value-type="string" office:string-value="#define  ">
            <text:p>#define <text:s/></text:p>
          </table:table-cell>
          <table:table-cell table:style-name="ce58" table:formula="of:=CONCATENATE(&quot;prog_char PROGMEM Cmd_&quot;;[Command.H91];&quot;[]=&quot;;CHAR(34);[Command.B91];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2]))" office:value-type="string" office:string-value="0x0">
            <text:p>0x0</text:p>
          </table:table-cell>
          <table:table-cell table:style-name="ce50" table:number-columns-repeated="2"/>
          <table:table-cell table:style-name="ce53" table:formula="of:=IF([.B92]=&quot;&quot;;0;1)" office:value-type="float" office:value="0">
            <text:p>0</text:p>
          </table:table-cell>
          <table:table-cell table:style-name="ce53"/>
          <table:table-cell table:style-name="ce53" table:formula="of:=CONCATENATE(&quot;#define &quot;;[.M92];&quot; &quot;;[.H92])" office:value-type="string" office:string-value="#define  ">
            <text:p>#define <text:s/></text:p>
          </table:table-cell>
          <table:table-cell table:style-name="ce58" table:formula="of:=CONCATENATE(&quot;prog_char PROGMEM Cmd_&quot;;[Command.H92];&quot;[]=&quot;;CHAR(34);[Command.B92];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3]))" office:value-type="string" office:string-value="0x0">
            <text:p>0x0</text:p>
          </table:table-cell>
          <table:table-cell table:style-name="ce50" table:number-columns-repeated="2"/>
          <table:table-cell table:style-name="ce53" table:formula="of:=IF([.B93]=&quot;&quot;;0;1)" office:value-type="float" office:value="0">
            <text:p>0</text:p>
          </table:table-cell>
          <table:table-cell table:style-name="ce53"/>
          <table:table-cell table:style-name="ce53" table:formula="of:=CONCATENATE(&quot;#define &quot;;[.M93];&quot; &quot;;[.H93])" office:value-type="string" office:string-value="#define  ">
            <text:p>#define <text:s/></text:p>
          </table:table-cell>
          <table:table-cell table:style-name="ce58" table:formula="of:=CONCATENATE(&quot;prog_char PROGMEM Cmd_&quot;;[Command.H93];&quot;[]=&quot;;CHAR(34);[Command.B93];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4]))" office:value-type="string" office:string-value="0x0">
            <text:p>0x0</text:p>
          </table:table-cell>
          <table:table-cell table:style-name="ce50" table:number-columns-repeated="2"/>
          <table:table-cell table:style-name="ce53" table:formula="of:=IF([.B94]=&quot;&quot;;0;1)" office:value-type="float" office:value="0">
            <text:p>0</text:p>
          </table:table-cell>
          <table:table-cell table:style-name="ce53"/>
          <table:table-cell table:style-name="ce53" table:formula="of:=CONCATENATE(&quot;#define &quot;;[.M94];&quot; &quot;;[.H94])" office:value-type="string" office:string-value="#define  ">
            <text:p>#define <text:s/></text:p>
          </table:table-cell>
          <table:table-cell table:style-name="ce58" table:formula="of:=CONCATENATE(&quot;prog_char PROGMEM Cmd_&quot;;[Command.H94];&quot;[]=&quot;;CHAR(34);[Command.B94];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5]))" office:value-type="string" office:string-value="0x0">
            <text:p>0x0</text:p>
          </table:table-cell>
          <table:table-cell table:style-name="ce50" table:number-columns-repeated="2"/>
          <table:table-cell table:style-name="ce53" table:formula="of:=IF([.B95]=&quot;&quot;;0;1)" office:value-type="float" office:value="0">
            <text:p>0</text:p>
          </table:table-cell>
          <table:table-cell table:style-name="ce53"/>
          <table:table-cell table:style-name="ce53" table:formula="of:=CONCATENATE(&quot;#define &quot;;[.M95];&quot; &quot;;[.H95])" office:value-type="string" office:string-value="#define  ">
            <text:p>#define <text:s/></text:p>
          </table:table-cell>
          <table:table-cell table:style-name="ce58" table:formula="of:=CONCATENATE(&quot;prog_char PROGMEM Cmd_&quot;;[Command.H95];&quot;[]=&quot;;CHAR(34);[Command.B95];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6]))" office:value-type="string" office:string-value="0x0">
            <text:p>0x0</text:p>
          </table:table-cell>
          <table:table-cell table:style-name="ce50" table:number-columns-repeated="2"/>
          <table:table-cell table:style-name="ce53" table:formula="of:=IF([.B96]=&quot;&quot;;0;1)" office:value-type="float" office:value="0">
            <text:p>0</text:p>
          </table:table-cell>
          <table:table-cell table:style-name="ce53"/>
          <table:table-cell table:style-name="ce53" table:formula="of:=CONCATENATE(&quot;#define &quot;;[.M96];&quot; &quot;;[.H96])" office:value-type="string" office:string-value="#define  ">
            <text:p>#define <text:s/></text:p>
          </table:table-cell>
          <table:table-cell table:style-name="ce58" table:formula="of:=CONCATENATE(&quot;prog_char PROGMEM Cmd_&quot;;[Command.H96];&quot;[]=&quot;;CHAR(34);[Command.B96];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7]))" office:value-type="string" office:string-value="0x0">
            <text:p>0x0</text:p>
          </table:table-cell>
          <table:table-cell table:style-name="ce50" table:number-columns-repeated="2"/>
          <table:table-cell table:style-name="ce53" table:formula="of:=IF([.B97]=&quot;&quot;;0;1)" office:value-type="float" office:value="0">
            <text:p>0</text:p>
          </table:table-cell>
          <table:table-cell table:style-name="ce53"/>
          <table:table-cell table:style-name="ce53" table:formula="of:=CONCATENATE(&quot;#define &quot;;[.M97];&quot; &quot;;[.H97])" office:value-type="string" office:string-value="#define  ">
            <text:p>#define <text:s/></text:p>
          </table:table-cell>
          <table:table-cell table:style-name="ce58" table:formula="of:=CONCATENATE(&quot;prog_char PROGMEM Cmd_&quot;;[Command.H97];&quot;[]=&quot;;CHAR(34);[Command.B97];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8]))" office:value-type="string" office:string-value="0x0">
            <text:p>0x0</text:p>
          </table:table-cell>
          <table:table-cell table:style-name="ce50" table:number-columns-repeated="2"/>
          <table:table-cell table:style-name="ce53" table:formula="of:=IF([.B98]=&quot;&quot;;0;1)" office:value-type="float" office:value="0">
            <text:p>0</text:p>
          </table:table-cell>
          <table:table-cell table:style-name="ce53"/>
          <table:table-cell table:style-name="ce53" table:formula="of:=CONCATENATE(&quot;#define &quot;;[.M98];&quot; &quot;;[.H98])" office:value-type="string" office:string-value="#define  ">
            <text:p>#define <text:s/></text:p>
          </table:table-cell>
          <table:table-cell table:style-name="ce58" table:formula="of:=CONCATENATE(&quot;prog_char PROGMEM Cmd_&quot;;[Command.H98];&quot;[]=&quot;;CHAR(34);[Command.B98];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9]))" office:value-type="string" office:string-value="0x0">
            <text:p>0x0</text:p>
          </table:table-cell>
          <table:table-cell table:style-name="ce50" table:number-columns-repeated="2"/>
          <table:table-cell table:style-name="ce53" table:formula="of:=IF([.B99]=&quot;&quot;;0;1)" office:value-type="float" office:value="0">
            <text:p>0</text:p>
          </table:table-cell>
          <table:table-cell table:style-name="ce53"/>
          <table:table-cell table:style-name="ce53" table:formula="of:=CONCATENATE(&quot;#define &quot;;[.M99];&quot; &quot;;[.H99])" office:value-type="string" office:string-value="#define  ">
            <text:p>#define <text:s/></text:p>
          </table:table-cell>
          <table:table-cell table:style-name="ce58" table:formula="of:=CONCATENATE(&quot;prog_char PROGMEM Cmd_&quot;;[Command.H99];&quot;[]=&quot;;CHAR(34);[Command.B99];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100]))" office:value-type="string" office:string-value="0x0">
            <text:p>0x0</text:p>
          </table:table-cell>
          <table:table-cell table:style-name="ce50" table:number-columns-repeated="2"/>
          <table:table-cell table:style-name="ce53" table:formula="of:=IF([.B100]=&quot;&quot;;0;1)" office:value-type="float" office:value="0">
            <text:p>0</text:p>
          </table:table-cell>
          <table:table-cell table:style-name="ce53"/>
          <table:table-cell table:style-name="ce53" table:formula="of:=CONCATENATE(&quot;#define &quot;;[.M100];&quot; &quot;;[.H100])" office:value-type="string" office:string-value="#define  ">
            <text:p>#define <text:s/></text:p>
          </table:table-cell>
          <table:table-cell table:style-name="ce58" table:formula="of:=CONCATENATE(&quot;prog_char PROGMEM Cmd_&quot;;[Command.H100];&quot;[]=&quot;;CHAR(34);[Command.B100];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101]))" office:value-type="string" office:string-value="0x0">
            <text:p>0x0</text:p>
          </table:table-cell>
          <table:table-cell table:style-name="ce50" table:number-columns-repeated="2"/>
          <table:table-cell table:style-name="ce53" table:formula="of:=IF([.B101]=&quot;&quot;;0;1)" office:value-type="float" office:value="0">
            <text:p>0</text:p>
          </table:table-cell>
          <table:table-cell table:style-name="ce53"/>
          <table:table-cell table:style-name="ce53" table:formula="of:=CONCATENATE(&quot;#define &quot;;[.M101];&quot; &quot;;[.H101])" office:value-type="string" office:string-value="#define  ">
            <text:p>#define <text:s/></text:p>
          </table:table-cell>
          <table:table-cell table:style-name="ce58" table:formula="of:=CONCATENATE(&quot;prog_char PROGMEM Cmd_&quot;;[Command.H101];&quot;[]=&quot;;CHAR(34);[Command.B101];CHAR(34);&quot;;&quot;)" office:value-type="string" office:string-value="prog_char PROGMEM Cmd_[]=&quot;&quot;;">
            <text:p>prog_char PROGMEM Cmd_[]="";</text:p>
          </table:table-cell>
          <table:table-cell/>
          <table:table-cell table:style-name="ce59"/>
          <table:table-cell table:number-columns-repeated="1007"/>
        </table:table-row>
        <table:table-row table:style-name="ro5">
          <table:table-cell table:style-name="ce13"/>
          <table:table-cell table:style-name="ce18"/>
          <table:table-cell table:style-name="ce18"/>
          <table:table-cell table:style-name="ce23" table:number-columns-repeated="3"/>
          <table:table-cell table:style-name="ce32"/>
          <table:table-cell table:style-name="ce35"/>
          <table:table-cell table:style-name="ce34" table:formula="of:=CONCATENATE(&quot;0x&quot;;DEC2HEX([.H102]))" office:value-type="string" office:string-value="0x0">
            <text:p>0x0</text:p>
          </table:table-cell>
          <table:table-cell table:style-name="ce50" table:number-columns-repeated="2"/>
          <table:table-cell table:style-name="ce53" table:formula="of:=IF([.B102]=&quot;&quot;;0;1)" office:value-type="float" office:value="0">
            <text:p>0</text:p>
          </table:table-cell>
          <table:table-cell table:style-name="ce53"/>
          <table:table-cell table:style-name="ce53" table:formula="of:=CONCATENATE(&quot;#define &quot;;[.M102];&quot; &quot;;[.H102])" office:value-type="string" office:string-value="#define  ">
            <text:p>#define <text:s/></text:p>
          </table:table-cell>
          <table:table-cell table:style-name="ce58" table:formula="of:=CONCATENATE(&quot;prog_char PROGMEM Cmd_&quot;;[Command.H102];&quot;[]=&quot;;CHAR(34);[Command.B102];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table-cell table:number-columns-repeated="8"/>
          <table:table-cell table:style-name="ce24"/>
          <table:table-cell table:style-name="ce51"/>
          <table:table-cell table:style-name="ce51" table:formula="of:=SUM([.K2:.K102])" office:value-type="float" office:value="17">
            <text:p>17</text:p>
          </table:table-cell>
          <table:table-cell table:style-name="ce54" table:formula="of:=SUM([.L2:.L102])" office:value-type="float" office:value="86">
            <text:p>86</text:p>
          </table:table-cell>
          <table:table-cell table:style-name="ce54" table:number-columns-repeated="2"/>
          <table:table-cell table:number-columns-repeated="1010"/>
        </table:table-row>
        <table:table-row table:style-name="ro18">
          <table:table-cell table:number-columns-repeated="1024"/>
        </table:table-row>
        <table:table-row table:style-name="ro18">
          <table:table-cell/>
          <table:table-cell table:formula="of:=CONCATENATE(&quot;#define RANGE_EVENT &quot;;[.L103]-[Command.K103];&quot; // alle codes groter of gelijk aan deze waarde zijn een event.&quot;)" office:value-type="string" office:string-value="#define RANGE_EVENT 69 // alle codes groter of gelijk aan deze waarde zijn een event.">
            <text:p>#define RANGE_EVENT 69 // alle codes groter of gelijk aan deze waarde zijn een event.</text:p>
          </table:table-cell>
          <table:table-cell table:number-columns-repeated="1022"/>
        </table:table-row>
        <table:table-row table:style-name="ro18">
          <table:table-cell/>
          <table:table-cell table:formula="of:=CONCATENATE(&quot;#define COMMAND_MAX &quot;;[.L103];&quot; // aantal commando's&quot;)" office:value-type="string" office:string-value="#define COMMAND_MAX 86 // aantal commando's">
            <text:p>#define COMMAND_MAX 86 // aantal commando's</text:p>
          </table:table-cell>
          <table:table-cell table:number-columns-repeated="1022"/>
        </table:table-row>
        <table:table-row table:style-name="ro18" table:number-rows-repeated="65429">
          <table:table-cell table:number-columns-repeated="1024"/>
        </table:table-row>
        <table:table-row table:style-name="ro18">
          <table:table-cell table:number-columns-repeated="1024"/>
        </table:table-row>
      </table:table>
      <table:table table:name="KAKU adressen" table:style-name="ta2" table:print="false">
        <office:forms form:automatic-focus="false" form:apply-design-mode="false"/>
        <table:table-column table:style-name="co16" table:default-cell-style-name="ce24"/>
        <table:table-column table:style-name="co3" table:default-cell-style-name="ce24"/>
        <table:table-column table:style-name="co17" table:default-cell-style-name="ce24"/>
        <table:table-column table:style-name="co3" table:default-cell-style-name="Default"/>
        <table:table-column table:style-name="co3" table:visibility="collapse" table:default-cell-style-name="Default"/>
        <table:table-column table:style-name="co18" table:default-cell-style-name="ce42"/>
        <table:table-column table:style-name="co19" table:default-cell-style-name="Default"/>
        <table:table-column table:style-name="co3" table:number-columns-repeated="1017" table:default-cell-style-name="Default"/>
        <table:table-row table:style-name="ro19">
          <table:table-cell table:style-name="ce36" office:value-type="string">
            <text:p>Home:</text:p>
          </table:table-cell>
          <table:table-cell table:style-name="ce36" office:value-type="string">
            <text:p>KAKU</text:p>
            <text:p>Adres:</text:p>
          </table:table-cell>
          <table:table-cell table:style-name="ce36" office:value-type="string">
            <text:p>Adres:</text:p>
          </table:table-cell>
          <table:table-cell table:number-columns-repeated="3"/>
          <table:table-cell table:style-name="ce44" table:number-columns-repeated="1018"/>
        </table:table-row>
        <table:table-row table:style-name="ro18">
          <table:table-cell table:style-name="ce37" table:formula="of:=UPPER(CHAR(TRUNC([.C2]/16)+97))" office:value-type="string" office:string-value="A">
            <text:p>A</text:p>
          </table:table-cell>
          <table:table-cell table:formula="of:=MOD([.C2];16)+1" office:value-type="float" office:value="1">
            <text:p>1</text:p>
          </table:table-cell>
          <table:table-cell table:style-name="ce40" office:value-type="float" office:value="0">
            <text:p>0</text:p>
          </table:table-cell>
          <table:table-cell table:number-columns-repeated="2"/>
          <table:table-cell table:style-name="ce43" office:value-type="string">
            <text:p>Home:</text:p>
          </table:table-cell>
          <table:table-cell table:style-name="ce45" office:value-type="string" table:number-columns-spanned="1" table:number-rows-spanned="3">
            <text:p>Home adres zoals gebruikt door Klik-Aan-Klik-Uit. Bij oude model ontvangers komt deze overeen met de stand van de draaischakelaar.</text:p>
          </table:table-cell>
          <table:table-cell table:number-columns-repeated="1017"/>
        </table:table-row>
        <table:table-row table:style-name="ro18">
          <table:table-cell table:style-name="ce37" table:formula="of:=UPPER(CHAR(TRUNC([.C3]/16)+97))" office:value-type="string" office:string-value="A">
            <text:p>A</text:p>
          </table:table-cell>
          <table:table-cell table:formula="of:=MOD([.C3];16)+1" office:value-type="float" office:value="2">
            <text:p>2</text:p>
          </table:table-cell>
          <table:table-cell table:style-name="ce40" office:value-type="float" office:value="1">
            <text:p>1</text:p>
          </table:table-cell>
          <table:table-cell table:number-columns-repeated="2"/>
          <table:table-cell table:style-name="Default"/>
          <table:covered-table-cell/>
          <table:table-cell table:number-columns-repeated="1017"/>
        </table:table-row>
        <table:table-row table:style-name="ro18">
          <table:table-cell table:style-name="ce37" table:formula="of:=UPPER(CHAR(TRUNC([.C4]/16)+97))" office:value-type="string" office:string-value="A">
            <text:p>A</text:p>
          </table:table-cell>
          <table:table-cell table:formula="of:=MOD([.C4];16)+1" office:value-type="float" office:value="3">
            <text:p>3</text:p>
          </table:table-cell>
          <table:table-cell table:style-name="ce40" office:value-type="float" office:value="2">
            <text:p>2</text:p>
          </table:table-cell>
          <table:table-cell table:number-columns-repeated="2"/>
          <table:table-cell table:style-name="Default"/>
          <table:covered-table-cell/>
          <table:table-cell table:number-columns-repeated="1017"/>
        </table:table-row>
        <table:table-row table:style-name="ro18">
          <table:table-cell table:style-name="ce37" table:formula="of:=UPPER(CHAR(TRUNC([.C5]/16)+97))" office:value-type="string" office:string-value="A">
            <text:p>A</text:p>
          </table:table-cell>
          <table:table-cell table:formula="of:=MOD([.C5];16)+1" office:value-type="float" office:value="4">
            <text:p>4</text:p>
          </table:table-cell>
          <table:table-cell table:style-name="ce40" office:value-type="float" office:value="3">
            <text:p>3</text:p>
          </table:table-cell>
          <table:table-cell table:number-columns-repeated="2"/>
          <table:table-cell table:style-name="ce43" office:value-type="string">
            <text:p>KAKU Adres:</text:p>
          </table:table-cell>
          <table:table-cell table:style-name="ce45" office:value-type="string" table:number-columns-spanned="1" table:number-rows-spanned="3">
            <text:p>Device of adres zoals gebruikt door Klik-Aan-Klik-Uit. Komt overeen met de knoppen van de afstandsbediening.</text:p>
          </table:table-cell>
          <table:table-cell table:number-columns-repeated="1017"/>
        </table:table-row>
        <table:table-row table:style-name="ro18">
          <table:table-cell table:style-name="ce37" table:formula="of:=UPPER(CHAR(TRUNC([.C6]/16)+97))" office:value-type="string" office:string-value="A">
            <text:p>A</text:p>
          </table:table-cell>
          <table:table-cell table:formula="of:=MOD([.C6];16)+1" office:value-type="float" office:value="5">
            <text:p>5</text:p>
          </table:table-cell>
          <table:table-cell table:style-name="ce40" office:value-type="float" office:value="4">
            <text:p>4</text:p>
          </table:table-cell>
          <table:table-cell table:number-columns-repeated="3"/>
          <table:covered-table-cell/>
          <table:table-cell table:number-columns-repeated="1017"/>
        </table:table-row>
        <table:table-row table:style-name="ro18">
          <table:table-cell table:style-name="ce37" table:formula="of:=UPPER(CHAR(TRUNC([.C7]/16)+97))" office:value-type="string" office:string-value="A">
            <text:p>A</text:p>
          </table:table-cell>
          <table:table-cell table:formula="of:=MOD([.C7];16)+1" office:value-type="float" office:value="6">
            <text:p>6</text:p>
          </table:table-cell>
          <table:table-cell table:style-name="ce40" office:value-type="float" office:value="5">
            <text:p>5</text:p>
          </table:table-cell>
          <table:table-cell table:number-columns-repeated="2"/>
          <table:table-cell table:style-name="Default"/>
          <table:covered-table-cell/>
          <table:table-cell table:number-columns-repeated="1017"/>
        </table:table-row>
        <table:table-row table:style-name="ro18">
          <table:table-cell table:style-name="ce37" table:formula="of:=UPPER(CHAR(TRUNC([.C8]/16)+97))" office:value-type="string" office:string-value="A">
            <text:p>A</text:p>
          </table:table-cell>
          <table:table-cell table:formula="of:=MOD([.C8];16)+1" office:value-type="float" office:value="7">
            <text:p>7</text:p>
          </table:table-cell>
          <table:table-cell table:style-name="ce40" office:value-type="float" office:value="6">
            <text:p>6</text:p>
          </table:table-cell>
          <table:table-cell table:number-columns-repeated="2"/>
          <table:table-cell table:style-name="ce43" office:value-type="string">
            <text:p>Adres:</text:p>
          </table:table-cell>
          <table:table-cell table:style-name="ce45" office:value-type="string" table:number-columns-spanned="1" table:number-rows-spanned="3">
            <text:p>Werkelijke adres van de Klik-Aan-Klik-Uit ontvangers. Hierbij zijn Home en KAKU-adres samen gevoegd tot een 8-bit waarde. Er zijn dus in werkelijkheid 256 combinaties mogelijk.</text:p>
          </table:table-cell>
          <table:table-cell table:number-columns-repeated="1017"/>
        </table:table-row>
        <table:table-row table:style-name="ro18">
          <table:table-cell table:style-name="ce37" table:formula="of:=UPPER(CHAR(TRUNC([.C9]/16)+97))" office:value-type="string" office:string-value="A">
            <text:p>A</text:p>
          </table:table-cell>
          <table:table-cell table:formula="of:=MOD([.C9];16)+1" office:value-type="float" office:value="8">
            <text:p>8</text:p>
          </table:table-cell>
          <table:table-cell table:style-name="ce40" office:value-type="float" office:value="7">
            <text:p>7</text:p>
          </table:table-cell>
          <table:table-cell table:number-columns-repeated="3"/>
          <table:covered-table-cell/>
          <table:table-cell table:number-columns-repeated="1017"/>
        </table:table-row>
        <table:table-row table:style-name="ro18">
          <table:table-cell table:style-name="ce37" table:formula="of:=UPPER(CHAR(TRUNC([.C10]/16)+97))" office:value-type="string" office:string-value="A">
            <text:p>A</text:p>
          </table:table-cell>
          <table:table-cell table:formula="of:=MOD([.C10];16)+1" office:value-type="float" office:value="9">
            <text:p>9</text:p>
          </table:table-cell>
          <table:table-cell table:style-name="ce40" office:value-type="float" office:value="8">
            <text:p>8</text:p>
          </table:table-cell>
          <table:table-cell table:number-columns-repeated="3"/>
          <table:covered-table-cell/>
          <table:table-cell table:number-columns-repeated="1017"/>
        </table:table-row>
        <table:table-row table:style-name="ro18">
          <table:table-cell table:style-name="ce37" table:formula="of:=UPPER(CHAR(TRUNC([.C11]/16)+97))" office:value-type="string" office:string-value="A">
            <text:p>A</text:p>
          </table:table-cell>
          <table:table-cell table:formula="of:=MOD([.C11];16)+1" office:value-type="float" office:value="10">
            <text:p>10</text:p>
          </table:table-cell>
          <table:table-cell table:style-name="ce40" office:value-type="float" office:value="9">
            <text:p>9</text:p>
          </table:table-cell>
          <table:table-cell table:number-columns-repeated="1021"/>
        </table:table-row>
        <table:table-row table:style-name="ro18">
          <table:table-cell table:style-name="ce37" table:formula="of:=UPPER(CHAR(TRUNC([.C12]/16)+97))" office:value-type="string" office:string-value="A">
            <text:p>A</text:p>
          </table:table-cell>
          <table:table-cell table:formula="of:=MOD([.C12];16)+1" office:value-type="float" office:value="11">
            <text:p>11</text:p>
          </table:table-cell>
          <table:table-cell table:style-name="ce40" office:value-type="float" office:value="10">
            <text:p>10</text:p>
          </table:table-cell>
          <table:table-cell table:number-columns-repeated="1021"/>
        </table:table-row>
        <table:table-row table:style-name="ro18">
          <table:table-cell table:style-name="ce37" table:formula="of:=UPPER(CHAR(TRUNC([.C13]/16)+97))" office:value-type="string" office:string-value="A">
            <text:p>A</text:p>
          </table:table-cell>
          <table:table-cell table:formula="of:=MOD([.C13];16)+1" office:value-type="float" office:value="12">
            <text:p>12</text:p>
          </table:table-cell>
          <table:table-cell table:style-name="ce40" office:value-type="float" office:value="11">
            <text:p>11</text:p>
          </table:table-cell>
          <table:table-cell table:number-columns-repeated="2"/>
          <table:table-cell table:style-name="ce43" office:value-type="string">
            <text:p>Oude notatie:</text:p>
          </table:table-cell>
          <table:table-cell office:value-type="string">
            <text:p>B1=1</text:p>
          </table:table-cell>
          <table:table-cell table:number-columns-repeated="1017"/>
        </table:table-row>
        <table:table-row table:style-name="ro18">
          <table:table-cell table:style-name="ce37" table:formula="of:=UPPER(CHAR(TRUNC([.C14]/16)+97))" office:value-type="string" office:string-value="A">
            <text:p>A</text:p>
          </table:table-cell>
          <table:table-cell table:formula="of:=MOD([.C14];16)+1" office:value-type="float" office:value="13">
            <text:p>13</text:p>
          </table:table-cell>
          <table:table-cell table:style-name="ce40" office:value-type="float" office:value="12">
            <text:p>12</text:p>
          </table:table-cell>
          <table:table-cell table:number-columns-repeated="1021"/>
        </table:table-row>
        <table:table-row table:style-name="ro18">
          <table:table-cell table:style-name="ce37" table:formula="of:=UPPER(CHAR(TRUNC([.C15]/16)+97))" office:value-type="string" office:string-value="A">
            <text:p>A</text:p>
          </table:table-cell>
          <table:table-cell table:formula="of:=MOD([.C15];16)+1" office:value-type="float" office:value="14">
            <text:p>14</text:p>
          </table:table-cell>
          <table:table-cell table:style-name="ce40" office:value-type="float" office:value="13">
            <text:p>13</text:p>
          </table:table-cell>
          <table:table-cell table:number-columns-repeated="2"/>
          <table:table-cell table:style-name="ce43" office:value-type="string">
            <text:p>Nieuwe notatie:</text:p>
          </table:table-cell>
          <table:table-cell office:value-type="string">
            <text:p>KAKU 16,On</text:p>
          </table:table-cell>
          <table:table-cell table:number-columns-repeated="1017"/>
        </table:table-row>
        <table:table-row table:style-name="ro18">
          <table:table-cell table:style-name="ce37" table:formula="of:=UPPER(CHAR(TRUNC([.C16]/16)+97))" office:value-type="string" office:string-value="A">
            <text:p>A</text:p>
          </table:table-cell>
          <table:table-cell table:formula="of:=MOD([.C16];16)+1" office:value-type="float" office:value="15">
            <text:p>15</text:p>
          </table:table-cell>
          <table:table-cell table:style-name="ce40" office:value-type="float" office:value="14">
            <text:p>14</text:p>
          </table:table-cell>
          <table:table-cell table:number-columns-repeated="1021"/>
        </table:table-row>
        <table:table-row table:style-name="ro18">
          <table:table-cell table:style-name="ce37" table:formula="of:=UPPER(CHAR(TRUNC([.C17]/16)+97))" office:value-type="string" office:string-value="A">
            <text:p>A</text:p>
          </table:table-cell>
          <table:table-cell table:formula="of:=MOD([.C17];16)+1" office:value-type="float" office:value="16">
            <text:p>16</text:p>
          </table:table-cell>
          <table:table-cell table:style-name="ce40" office:value-type="float" office:value="15">
            <text:p>15</text:p>
          </table:table-cell>
          <table:table-cell table:number-columns-repeated="1021"/>
        </table:table-row>
        <table:table-row table:style-name="ro18">
          <table:table-cell table:style-name="ce37" table:formula="of:=UPPER(CHAR(TRUNC([.C18]/16)+97))" office:value-type="string" office:string-value="B">
            <text:p>B</text:p>
          </table:table-cell>
          <table:table-cell table:formula="of:=MOD([.C18];16)+1" office:value-type="float" office:value="1">
            <text:p>1</text:p>
          </table:table-cell>
          <table:table-cell table:style-name="ce40" office:value-type="float" office:value="16">
            <text:p>16</text:p>
          </table:table-cell>
          <table:table-cell table:number-columns-repeated="1021"/>
        </table:table-row>
        <table:table-row table:style-name="ro18">
          <table:table-cell table:style-name="ce37" table:formula="of:=UPPER(CHAR(TRUNC([.C19]/16)+97))" office:value-type="string" office:string-value="B">
            <text:p>B</text:p>
          </table:table-cell>
          <table:table-cell table:formula="of:=MOD([.C19];16)+1" office:value-type="float" office:value="2">
            <text:p>2</text:p>
          </table:table-cell>
          <table:table-cell table:style-name="ce40" office:value-type="float" office:value="17">
            <text:p>17</text:p>
          </table:table-cell>
          <table:table-cell table:number-columns-repeated="1021"/>
        </table:table-row>
        <table:table-row table:style-name="ro18">
          <table:table-cell table:style-name="ce37" table:formula="of:=UPPER(CHAR(TRUNC([.C20]/16)+97))" office:value-type="string" office:string-value="B">
            <text:p>B</text:p>
          </table:table-cell>
          <table:table-cell table:formula="of:=MOD([.C20];16)+1" office:value-type="float" office:value="3">
            <text:p>3</text:p>
          </table:table-cell>
          <table:table-cell table:style-name="ce40" office:value-type="float" office:value="18">
            <text:p>18</text:p>
          </table:table-cell>
          <table:table-cell table:number-columns-repeated="1021"/>
        </table:table-row>
        <table:table-row table:style-name="ro18">
          <table:table-cell table:style-name="ce37" table:formula="of:=UPPER(CHAR(TRUNC([.C21]/16)+97))" office:value-type="string" office:string-value="B">
            <text:p>B</text:p>
          </table:table-cell>
          <table:table-cell table:formula="of:=MOD([.C21];16)+1" office:value-type="float" office:value="4">
            <text:p>4</text:p>
          </table:table-cell>
          <table:table-cell table:style-name="ce40" office:value-type="float" office:value="19">
            <text:p>19</text:p>
          </table:table-cell>
          <table:table-cell table:number-columns-repeated="1021"/>
        </table:table-row>
        <table:table-row table:style-name="ro18">
          <table:table-cell table:style-name="ce37" table:formula="of:=UPPER(CHAR(TRUNC([.C22]/16)+97))" office:value-type="string" office:string-value="B">
            <text:p>B</text:p>
          </table:table-cell>
          <table:table-cell table:formula="of:=MOD([.C22];16)+1" office:value-type="float" office:value="5">
            <text:p>5</text:p>
          </table:table-cell>
          <table:table-cell table:style-name="ce40" office:value-type="float" office:value="20">
            <text:p>20</text:p>
          </table:table-cell>
          <table:table-cell table:number-columns-repeated="1021"/>
        </table:table-row>
        <table:table-row table:style-name="ro18">
          <table:table-cell table:style-name="ce37" table:formula="of:=UPPER(CHAR(TRUNC([.C23]/16)+97))" office:value-type="string" office:string-value="B">
            <text:p>B</text:p>
          </table:table-cell>
          <table:table-cell table:formula="of:=MOD([.C23];16)+1" office:value-type="float" office:value="6">
            <text:p>6</text:p>
          </table:table-cell>
          <table:table-cell table:style-name="ce40" office:value-type="float" office:value="21">
            <text:p>21</text:p>
          </table:table-cell>
          <table:table-cell table:number-columns-repeated="1021"/>
        </table:table-row>
        <table:table-row table:style-name="ro18">
          <table:table-cell table:style-name="ce37" table:formula="of:=UPPER(CHAR(TRUNC([.C24]/16)+97))" office:value-type="string" office:string-value="B">
            <text:p>B</text:p>
          </table:table-cell>
          <table:table-cell table:formula="of:=MOD([.C24];16)+1" office:value-type="float" office:value="7">
            <text:p>7</text:p>
          </table:table-cell>
          <table:table-cell table:style-name="ce40" office:value-type="float" office:value="22">
            <text:p>22</text:p>
          </table:table-cell>
          <table:table-cell table:number-columns-repeated="1021"/>
        </table:table-row>
        <table:table-row table:style-name="ro18">
          <table:table-cell table:style-name="ce37" table:formula="of:=UPPER(CHAR(TRUNC([.C25]/16)+97))" office:value-type="string" office:string-value="B">
            <text:p>B</text:p>
          </table:table-cell>
          <table:table-cell table:formula="of:=MOD([.C25];16)+1" office:value-type="float" office:value="8">
            <text:p>8</text:p>
          </table:table-cell>
          <table:table-cell table:style-name="ce40" office:value-type="float" office:value="23">
            <text:p>23</text:p>
          </table:table-cell>
          <table:table-cell table:number-columns-repeated="1021"/>
        </table:table-row>
        <table:table-row table:style-name="ro18">
          <table:table-cell table:style-name="ce37" table:formula="of:=UPPER(CHAR(TRUNC([.C26]/16)+97))" office:value-type="string" office:string-value="B">
            <text:p>B</text:p>
          </table:table-cell>
          <table:table-cell table:formula="of:=MOD([.C26];16)+1" office:value-type="float" office:value="9">
            <text:p>9</text:p>
          </table:table-cell>
          <table:table-cell table:style-name="ce40" office:value-type="float" office:value="24">
            <text:p>24</text:p>
          </table:table-cell>
          <table:table-cell table:number-columns-repeated="1021"/>
        </table:table-row>
        <table:table-row table:style-name="ro18">
          <table:table-cell table:style-name="ce37" table:formula="of:=UPPER(CHAR(TRUNC([.C27]/16)+97))" office:value-type="string" office:string-value="B">
            <text:p>B</text:p>
          </table:table-cell>
          <table:table-cell table:formula="of:=MOD([.C27];16)+1" office:value-type="float" office:value="10">
            <text:p>10</text:p>
          </table:table-cell>
          <table:table-cell table:style-name="ce40" office:value-type="float" office:value="25">
            <text:p>25</text:p>
          </table:table-cell>
          <table:table-cell table:number-columns-repeated="1021"/>
        </table:table-row>
        <table:table-row table:style-name="ro18">
          <table:table-cell table:style-name="ce37" table:formula="of:=UPPER(CHAR(TRUNC([.C28]/16)+97))" office:value-type="string" office:string-value="B">
            <text:p>B</text:p>
          </table:table-cell>
          <table:table-cell table:formula="of:=MOD([.C28];16)+1" office:value-type="float" office:value="11">
            <text:p>11</text:p>
          </table:table-cell>
          <table:table-cell table:style-name="ce40" office:value-type="float" office:value="26">
            <text:p>26</text:p>
          </table:table-cell>
          <table:table-cell table:number-columns-repeated="1021"/>
        </table:table-row>
        <table:table-row table:style-name="ro18">
          <table:table-cell table:style-name="ce37" table:formula="of:=UPPER(CHAR(TRUNC([.C29]/16)+97))" office:value-type="string" office:string-value="B">
            <text:p>B</text:p>
          </table:table-cell>
          <table:table-cell table:formula="of:=MOD([.C29];16)+1" office:value-type="float" office:value="12">
            <text:p>12</text:p>
          </table:table-cell>
          <table:table-cell table:style-name="ce40" office:value-type="float" office:value="27">
            <text:p>27</text:p>
          </table:table-cell>
          <table:table-cell table:number-columns-repeated="1021"/>
        </table:table-row>
        <table:table-row table:style-name="ro18">
          <table:table-cell table:style-name="ce37" table:formula="of:=UPPER(CHAR(TRUNC([.C30]/16)+97))" office:value-type="string" office:string-value="B">
            <text:p>B</text:p>
          </table:table-cell>
          <table:table-cell table:formula="of:=MOD([.C30];16)+1" office:value-type="float" office:value="13">
            <text:p>13</text:p>
          </table:table-cell>
          <table:table-cell table:style-name="ce40" office:value-type="float" office:value="28">
            <text:p>28</text:p>
          </table:table-cell>
          <table:table-cell table:number-columns-repeated="1021"/>
        </table:table-row>
        <table:table-row table:style-name="ro18">
          <table:table-cell table:style-name="ce37" table:formula="of:=UPPER(CHAR(TRUNC([.C31]/16)+97))" office:value-type="string" office:string-value="B">
            <text:p>B</text:p>
          </table:table-cell>
          <table:table-cell table:formula="of:=MOD([.C31];16)+1" office:value-type="float" office:value="14">
            <text:p>14</text:p>
          </table:table-cell>
          <table:table-cell table:style-name="ce40" office:value-type="float" office:value="29">
            <text:p>29</text:p>
          </table:table-cell>
          <table:table-cell table:number-columns-repeated="1021"/>
        </table:table-row>
        <table:table-row table:style-name="ro18">
          <table:table-cell table:style-name="ce37" table:formula="of:=UPPER(CHAR(TRUNC([.C32]/16)+97))" office:value-type="string" office:string-value="B">
            <text:p>B</text:p>
          </table:table-cell>
          <table:table-cell table:formula="of:=MOD([.C32];16)+1" office:value-type="float" office:value="15">
            <text:p>15</text:p>
          </table:table-cell>
          <table:table-cell table:style-name="ce40" office:value-type="float" office:value="30">
            <text:p>30</text:p>
          </table:table-cell>
          <table:table-cell table:number-columns-repeated="1021"/>
        </table:table-row>
        <table:table-row table:style-name="ro18">
          <table:table-cell table:style-name="ce37" table:formula="of:=UPPER(CHAR(TRUNC([.C33]/16)+97))" office:value-type="string" office:string-value="B">
            <text:p>B</text:p>
          </table:table-cell>
          <table:table-cell table:formula="of:=MOD([.C33];16)+1" office:value-type="float" office:value="16">
            <text:p>16</text:p>
          </table:table-cell>
          <table:table-cell table:style-name="ce40" office:value-type="float" office:value="31">
            <text:p>31</text:p>
          </table:table-cell>
          <table:table-cell table:number-columns-repeated="1021"/>
        </table:table-row>
        <table:table-row table:style-name="ro18">
          <table:table-cell table:style-name="ce37" table:formula="of:=UPPER(CHAR(TRUNC([.C34]/16)+97))" office:value-type="string" office:string-value="C">
            <text:p>C</text:p>
          </table:table-cell>
          <table:table-cell table:formula="of:=MOD([.C34];16)+1" office:value-type="float" office:value="1">
            <text:p>1</text:p>
          </table:table-cell>
          <table:table-cell table:style-name="ce40" office:value-type="float" office:value="32">
            <text:p>32</text:p>
          </table:table-cell>
          <table:table-cell table:number-columns-repeated="1021"/>
        </table:table-row>
        <table:table-row table:style-name="ro18">
          <table:table-cell table:style-name="ce37" table:formula="of:=UPPER(CHAR(TRUNC([.C35]/16)+97))" office:value-type="string" office:string-value="C">
            <text:p>C</text:p>
          </table:table-cell>
          <table:table-cell table:formula="of:=MOD([.C35];16)+1" office:value-type="float" office:value="2">
            <text:p>2</text:p>
          </table:table-cell>
          <table:table-cell table:style-name="ce40" office:value-type="float" office:value="33">
            <text:p>33</text:p>
          </table:table-cell>
          <table:table-cell table:number-columns-repeated="1021"/>
        </table:table-row>
        <table:table-row table:style-name="ro18">
          <table:table-cell table:style-name="ce37" table:formula="of:=UPPER(CHAR(TRUNC([.C36]/16)+97))" office:value-type="string" office:string-value="C">
            <text:p>C</text:p>
          </table:table-cell>
          <table:table-cell table:formula="of:=MOD([.C36];16)+1" office:value-type="float" office:value="3">
            <text:p>3</text:p>
          </table:table-cell>
          <table:table-cell table:style-name="ce40" office:value-type="float" office:value="34">
            <text:p>34</text:p>
          </table:table-cell>
          <table:table-cell table:number-columns-repeated="1021"/>
        </table:table-row>
        <table:table-row table:style-name="ro18">
          <table:table-cell table:style-name="ce37" table:formula="of:=UPPER(CHAR(TRUNC([.C37]/16)+97))" office:value-type="string" office:string-value="C">
            <text:p>C</text:p>
          </table:table-cell>
          <table:table-cell table:formula="of:=MOD([.C37];16)+1" office:value-type="float" office:value="4">
            <text:p>4</text:p>
          </table:table-cell>
          <table:table-cell table:style-name="ce40" office:value-type="float" office:value="35">
            <text:p>35</text:p>
          </table:table-cell>
          <table:table-cell table:number-columns-repeated="1021"/>
        </table:table-row>
        <table:table-row table:style-name="ro18">
          <table:table-cell table:style-name="ce37" table:formula="of:=UPPER(CHAR(TRUNC([.C38]/16)+97))" office:value-type="string" office:string-value="C">
            <text:p>C</text:p>
          </table:table-cell>
          <table:table-cell table:formula="of:=MOD([.C38];16)+1" office:value-type="float" office:value="5">
            <text:p>5</text:p>
          </table:table-cell>
          <table:table-cell table:style-name="ce40" office:value-type="float" office:value="36">
            <text:p>36</text:p>
          </table:table-cell>
          <table:table-cell table:number-columns-repeated="1021"/>
        </table:table-row>
        <table:table-row table:style-name="ro18">
          <table:table-cell table:style-name="ce37" table:formula="of:=UPPER(CHAR(TRUNC([.C39]/16)+97))" office:value-type="string" office:string-value="C">
            <text:p>C</text:p>
          </table:table-cell>
          <table:table-cell table:formula="of:=MOD([.C39];16)+1" office:value-type="float" office:value="6">
            <text:p>6</text:p>
          </table:table-cell>
          <table:table-cell table:style-name="ce40" office:value-type="float" office:value="37">
            <text:p>37</text:p>
          </table:table-cell>
          <table:table-cell table:number-columns-repeated="1021"/>
        </table:table-row>
        <table:table-row table:style-name="ro18">
          <table:table-cell table:style-name="ce37" table:formula="of:=UPPER(CHAR(TRUNC([.C40]/16)+97))" office:value-type="string" office:string-value="C">
            <text:p>C</text:p>
          </table:table-cell>
          <table:table-cell table:formula="of:=MOD([.C40];16)+1" office:value-type="float" office:value="7">
            <text:p>7</text:p>
          </table:table-cell>
          <table:table-cell table:style-name="ce40" office:value-type="float" office:value="38">
            <text:p>38</text:p>
          </table:table-cell>
          <table:table-cell table:number-columns-repeated="1021"/>
        </table:table-row>
        <table:table-row table:style-name="ro18">
          <table:table-cell table:style-name="ce37" table:formula="of:=UPPER(CHAR(TRUNC([.C41]/16)+97))" office:value-type="string" office:string-value="C">
            <text:p>C</text:p>
          </table:table-cell>
          <table:table-cell table:formula="of:=MOD([.C41];16)+1" office:value-type="float" office:value="8">
            <text:p>8</text:p>
          </table:table-cell>
          <table:table-cell table:style-name="ce40" office:value-type="float" office:value="39">
            <text:p>39</text:p>
          </table:table-cell>
          <table:table-cell table:number-columns-repeated="1021"/>
        </table:table-row>
        <table:table-row table:style-name="ro18">
          <table:table-cell table:style-name="ce37" table:formula="of:=UPPER(CHAR(TRUNC([.C42]/16)+97))" office:value-type="string" office:string-value="C">
            <text:p>C</text:p>
          </table:table-cell>
          <table:table-cell table:formula="of:=MOD([.C42];16)+1" office:value-type="float" office:value="9">
            <text:p>9</text:p>
          </table:table-cell>
          <table:table-cell table:style-name="ce40" office:value-type="float" office:value="40">
            <text:p>40</text:p>
          </table:table-cell>
          <table:table-cell table:number-columns-repeated="1021"/>
        </table:table-row>
        <table:table-row table:style-name="ro18">
          <table:table-cell table:style-name="ce37" table:formula="of:=UPPER(CHAR(TRUNC([.C43]/16)+97))" office:value-type="string" office:string-value="C">
            <text:p>C</text:p>
          </table:table-cell>
          <table:table-cell table:formula="of:=MOD([.C43];16)+1" office:value-type="float" office:value="10">
            <text:p>10</text:p>
          </table:table-cell>
          <table:table-cell table:style-name="ce40" office:value-type="float" office:value="41">
            <text:p>41</text:p>
          </table:table-cell>
          <table:table-cell table:number-columns-repeated="1021"/>
        </table:table-row>
        <table:table-row table:style-name="ro18">
          <table:table-cell table:style-name="ce37" table:formula="of:=UPPER(CHAR(TRUNC([.C44]/16)+97))" office:value-type="string" office:string-value="C">
            <text:p>C</text:p>
          </table:table-cell>
          <table:table-cell table:formula="of:=MOD([.C44];16)+1" office:value-type="float" office:value="11">
            <text:p>11</text:p>
          </table:table-cell>
          <table:table-cell table:style-name="ce40" office:value-type="float" office:value="42">
            <text:p>42</text:p>
          </table:table-cell>
          <table:table-cell table:number-columns-repeated="1021"/>
        </table:table-row>
        <table:table-row table:style-name="ro18">
          <table:table-cell table:style-name="ce37" table:formula="of:=UPPER(CHAR(TRUNC([.C45]/16)+97))" office:value-type="string" office:string-value="C">
            <text:p>C</text:p>
          </table:table-cell>
          <table:table-cell table:formula="of:=MOD([.C45];16)+1" office:value-type="float" office:value="12">
            <text:p>12</text:p>
          </table:table-cell>
          <table:table-cell table:style-name="ce40" office:value-type="float" office:value="43">
            <text:p>43</text:p>
          </table:table-cell>
          <table:table-cell table:number-columns-repeated="1021"/>
        </table:table-row>
        <table:table-row table:style-name="ro18">
          <table:table-cell table:style-name="ce37" table:formula="of:=UPPER(CHAR(TRUNC([.C46]/16)+97))" office:value-type="string" office:string-value="C">
            <text:p>C</text:p>
          </table:table-cell>
          <table:table-cell table:formula="of:=MOD([.C46];16)+1" office:value-type="float" office:value="13">
            <text:p>13</text:p>
          </table:table-cell>
          <table:table-cell table:style-name="ce40" office:value-type="float" office:value="44">
            <text:p>44</text:p>
          </table:table-cell>
          <table:table-cell table:number-columns-repeated="1021"/>
        </table:table-row>
        <table:table-row table:style-name="ro18">
          <table:table-cell table:style-name="ce37" table:formula="of:=UPPER(CHAR(TRUNC([.C47]/16)+97))" office:value-type="string" office:string-value="C">
            <text:p>C</text:p>
          </table:table-cell>
          <table:table-cell table:formula="of:=MOD([.C47];16)+1" office:value-type="float" office:value="14">
            <text:p>14</text:p>
          </table:table-cell>
          <table:table-cell table:style-name="ce40" office:value-type="float" office:value="45">
            <text:p>45</text:p>
          </table:table-cell>
          <table:table-cell table:number-columns-repeated="1021"/>
        </table:table-row>
        <table:table-row table:style-name="ro18">
          <table:table-cell table:style-name="ce37" table:formula="of:=UPPER(CHAR(TRUNC([.C48]/16)+97))" office:value-type="string" office:string-value="C">
            <text:p>C</text:p>
          </table:table-cell>
          <table:table-cell table:formula="of:=MOD([.C48];16)+1" office:value-type="float" office:value="15">
            <text:p>15</text:p>
          </table:table-cell>
          <table:table-cell table:style-name="ce40" office:value-type="float" office:value="46">
            <text:p>46</text:p>
          </table:table-cell>
          <table:table-cell table:number-columns-repeated="1021"/>
        </table:table-row>
        <table:table-row table:style-name="ro18">
          <table:table-cell table:style-name="ce37" table:formula="of:=UPPER(CHAR(TRUNC([.C49]/16)+97))" office:value-type="string" office:string-value="C">
            <text:p>C</text:p>
          </table:table-cell>
          <table:table-cell table:formula="of:=MOD([.C49];16)+1" office:value-type="float" office:value="16">
            <text:p>16</text:p>
          </table:table-cell>
          <table:table-cell table:style-name="ce40" office:value-type="float" office:value="47">
            <text:p>47</text:p>
          </table:table-cell>
          <table:table-cell table:number-columns-repeated="1021"/>
        </table:table-row>
        <table:table-row table:style-name="ro18">
          <table:table-cell table:style-name="ce37" table:formula="of:=UPPER(CHAR(TRUNC([.C50]/16)+97))" office:value-type="string" office:string-value="D">
            <text:p>D</text:p>
          </table:table-cell>
          <table:table-cell table:formula="of:=MOD([.C50];16)+1" office:value-type="float" office:value="1">
            <text:p>1</text:p>
          </table:table-cell>
          <table:table-cell table:style-name="ce40" office:value-type="float" office:value="48">
            <text:p>48</text:p>
          </table:table-cell>
          <table:table-cell table:number-columns-repeated="1021"/>
        </table:table-row>
        <table:table-row table:style-name="ro18">
          <table:table-cell table:style-name="ce37" table:formula="of:=UPPER(CHAR(TRUNC([.C51]/16)+97))" office:value-type="string" office:string-value="D">
            <text:p>D</text:p>
          </table:table-cell>
          <table:table-cell table:formula="of:=MOD([.C51];16)+1" office:value-type="float" office:value="2">
            <text:p>2</text:p>
          </table:table-cell>
          <table:table-cell table:style-name="ce40" office:value-type="float" office:value="49">
            <text:p>49</text:p>
          </table:table-cell>
          <table:table-cell table:number-columns-repeated="1021"/>
        </table:table-row>
        <table:table-row table:style-name="ro18">
          <table:table-cell table:style-name="ce37" table:formula="of:=UPPER(CHAR(TRUNC([.C52]/16)+97))" office:value-type="string" office:string-value="D">
            <text:p>D</text:p>
          </table:table-cell>
          <table:table-cell table:formula="of:=MOD([.C52];16)+1" office:value-type="float" office:value="3">
            <text:p>3</text:p>
          </table:table-cell>
          <table:table-cell table:style-name="ce40" office:value-type="float" office:value="50">
            <text:p>50</text:p>
          </table:table-cell>
          <table:table-cell table:number-columns-repeated="1021"/>
        </table:table-row>
        <table:table-row table:style-name="ro18">
          <table:table-cell table:style-name="ce37" table:formula="of:=UPPER(CHAR(TRUNC([.C53]/16)+97))" office:value-type="string" office:string-value="D">
            <text:p>D</text:p>
          </table:table-cell>
          <table:table-cell table:formula="of:=MOD([.C53];16)+1" office:value-type="float" office:value="4">
            <text:p>4</text:p>
          </table:table-cell>
          <table:table-cell table:style-name="ce40" office:value-type="float" office:value="51">
            <text:p>51</text:p>
          </table:table-cell>
          <table:table-cell table:number-columns-repeated="1021"/>
        </table:table-row>
        <table:table-row table:style-name="ro18">
          <table:table-cell table:style-name="ce37" table:formula="of:=UPPER(CHAR(TRUNC([.C54]/16)+97))" office:value-type="string" office:string-value="D">
            <text:p>D</text:p>
          </table:table-cell>
          <table:table-cell table:formula="of:=MOD([.C54];16)+1" office:value-type="float" office:value="5">
            <text:p>5</text:p>
          </table:table-cell>
          <table:table-cell table:style-name="ce40" office:value-type="float" office:value="52">
            <text:p>52</text:p>
          </table:table-cell>
          <table:table-cell table:number-columns-repeated="1021"/>
        </table:table-row>
        <table:table-row table:style-name="ro18">
          <table:table-cell table:style-name="ce37" table:formula="of:=UPPER(CHAR(TRUNC([.C55]/16)+97))" office:value-type="string" office:string-value="D">
            <text:p>D</text:p>
          </table:table-cell>
          <table:table-cell table:formula="of:=MOD([.C55];16)+1" office:value-type="float" office:value="6">
            <text:p>6</text:p>
          </table:table-cell>
          <table:table-cell table:style-name="ce40" office:value-type="float" office:value="53">
            <text:p>53</text:p>
          </table:table-cell>
          <table:table-cell table:number-columns-repeated="1021"/>
        </table:table-row>
        <table:table-row table:style-name="ro18">
          <table:table-cell table:style-name="ce37" table:formula="of:=UPPER(CHAR(TRUNC([.C56]/16)+97))" office:value-type="string" office:string-value="D">
            <text:p>D</text:p>
          </table:table-cell>
          <table:table-cell table:formula="of:=MOD([.C56];16)+1" office:value-type="float" office:value="7">
            <text:p>7</text:p>
          </table:table-cell>
          <table:table-cell table:style-name="ce40" office:value-type="float" office:value="54">
            <text:p>54</text:p>
          </table:table-cell>
          <table:table-cell table:number-columns-repeated="1021"/>
        </table:table-row>
        <table:table-row table:style-name="ro18">
          <table:table-cell table:style-name="ce37" table:formula="of:=UPPER(CHAR(TRUNC([.C57]/16)+97))" office:value-type="string" office:string-value="D">
            <text:p>D</text:p>
          </table:table-cell>
          <table:table-cell table:formula="of:=MOD([.C57];16)+1" office:value-type="float" office:value="8">
            <text:p>8</text:p>
          </table:table-cell>
          <table:table-cell table:style-name="ce40" office:value-type="float" office:value="55">
            <text:p>55</text:p>
          </table:table-cell>
          <table:table-cell table:number-columns-repeated="1021"/>
        </table:table-row>
        <table:table-row table:style-name="ro18">
          <table:table-cell table:style-name="ce37" table:formula="of:=UPPER(CHAR(TRUNC([.C58]/16)+97))" office:value-type="string" office:string-value="D">
            <text:p>D</text:p>
          </table:table-cell>
          <table:table-cell table:formula="of:=MOD([.C58];16)+1" office:value-type="float" office:value="9">
            <text:p>9</text:p>
          </table:table-cell>
          <table:table-cell table:style-name="ce40" office:value-type="float" office:value="56">
            <text:p>56</text:p>
          </table:table-cell>
          <table:table-cell table:number-columns-repeated="1021"/>
        </table:table-row>
        <table:table-row table:style-name="ro18">
          <table:table-cell table:style-name="ce37" table:formula="of:=UPPER(CHAR(TRUNC([.C59]/16)+97))" office:value-type="string" office:string-value="D">
            <text:p>D</text:p>
          </table:table-cell>
          <table:table-cell table:formula="of:=MOD([.C59];16)+1" office:value-type="float" office:value="10">
            <text:p>10</text:p>
          </table:table-cell>
          <table:table-cell table:style-name="ce40" office:value-type="float" office:value="57">
            <text:p>57</text:p>
          </table:table-cell>
          <table:table-cell table:number-columns-repeated="1021"/>
        </table:table-row>
        <table:table-row table:style-name="ro18">
          <table:table-cell table:style-name="ce37" table:formula="of:=UPPER(CHAR(TRUNC([.C60]/16)+97))" office:value-type="string" office:string-value="D">
            <text:p>D</text:p>
          </table:table-cell>
          <table:table-cell table:formula="of:=MOD([.C60];16)+1" office:value-type="float" office:value="11">
            <text:p>11</text:p>
          </table:table-cell>
          <table:table-cell table:style-name="ce40" office:value-type="float" office:value="58">
            <text:p>58</text:p>
          </table:table-cell>
          <table:table-cell table:number-columns-repeated="1021"/>
        </table:table-row>
        <table:table-row table:style-name="ro18">
          <table:table-cell table:style-name="ce37" table:formula="of:=UPPER(CHAR(TRUNC([.C61]/16)+97))" office:value-type="string" office:string-value="D">
            <text:p>D</text:p>
          </table:table-cell>
          <table:table-cell table:formula="of:=MOD([.C61];16)+1" office:value-type="float" office:value="12">
            <text:p>12</text:p>
          </table:table-cell>
          <table:table-cell table:style-name="ce40" office:value-type="float" office:value="59">
            <text:p>59</text:p>
          </table:table-cell>
          <table:table-cell table:number-columns-repeated="1021"/>
        </table:table-row>
        <table:table-row table:style-name="ro18">
          <table:table-cell table:style-name="ce37" table:formula="of:=UPPER(CHAR(TRUNC([.C62]/16)+97))" office:value-type="string" office:string-value="D">
            <text:p>D</text:p>
          </table:table-cell>
          <table:table-cell table:formula="of:=MOD([.C62];16)+1" office:value-type="float" office:value="13">
            <text:p>13</text:p>
          </table:table-cell>
          <table:table-cell table:style-name="ce40" office:value-type="float" office:value="60">
            <text:p>60</text:p>
          </table:table-cell>
          <table:table-cell table:number-columns-repeated="1021"/>
        </table:table-row>
        <table:table-row table:style-name="ro18">
          <table:table-cell table:style-name="ce37" table:formula="of:=UPPER(CHAR(TRUNC([.C63]/16)+97))" office:value-type="string" office:string-value="D">
            <text:p>D</text:p>
          </table:table-cell>
          <table:table-cell table:formula="of:=MOD([.C63];16)+1" office:value-type="float" office:value="14">
            <text:p>14</text:p>
          </table:table-cell>
          <table:table-cell table:style-name="ce40" office:value-type="float" office:value="61">
            <text:p>61</text:p>
          </table:table-cell>
          <table:table-cell table:number-columns-repeated="1021"/>
        </table:table-row>
        <table:table-row table:style-name="ro18">
          <table:table-cell table:style-name="ce37" table:formula="of:=UPPER(CHAR(TRUNC([.C64]/16)+97))" office:value-type="string" office:string-value="D">
            <text:p>D</text:p>
          </table:table-cell>
          <table:table-cell table:formula="of:=MOD([.C64];16)+1" office:value-type="float" office:value="15">
            <text:p>15</text:p>
          </table:table-cell>
          <table:table-cell table:style-name="ce40" office:value-type="float" office:value="62">
            <text:p>62</text:p>
          </table:table-cell>
          <table:table-cell table:number-columns-repeated="1021"/>
        </table:table-row>
        <table:table-row table:style-name="ro18">
          <table:table-cell table:style-name="ce37" table:formula="of:=UPPER(CHAR(TRUNC([.C65]/16)+97))" office:value-type="string" office:string-value="D">
            <text:p>D</text:p>
          </table:table-cell>
          <table:table-cell table:formula="of:=MOD([.C65];16)+1" office:value-type="float" office:value="16">
            <text:p>16</text:p>
          </table:table-cell>
          <table:table-cell table:style-name="ce40" office:value-type="float" office:value="63">
            <text:p>63</text:p>
          </table:table-cell>
          <table:table-cell table:number-columns-repeated="1021"/>
        </table:table-row>
        <table:table-row table:style-name="ro18">
          <table:table-cell table:style-name="ce37" table:formula="of:=UPPER(CHAR(TRUNC([.C66]/16)+97))" office:value-type="string" office:string-value="E">
            <text:p>E</text:p>
          </table:table-cell>
          <table:table-cell table:formula="of:=MOD([.C66];16)+1" office:value-type="float" office:value="1">
            <text:p>1</text:p>
          </table:table-cell>
          <table:table-cell table:style-name="ce40" office:value-type="float" office:value="64">
            <text:p>64</text:p>
          </table:table-cell>
          <table:table-cell table:number-columns-repeated="1021"/>
        </table:table-row>
        <table:table-row table:style-name="ro18">
          <table:table-cell table:style-name="ce37" table:formula="of:=UPPER(CHAR(TRUNC([.C67]/16)+97))" office:value-type="string" office:string-value="E">
            <text:p>E</text:p>
          </table:table-cell>
          <table:table-cell table:formula="of:=MOD([.C67];16)+1" office:value-type="float" office:value="2">
            <text:p>2</text:p>
          </table:table-cell>
          <table:table-cell table:style-name="ce40" office:value-type="float" office:value="65">
            <text:p>65</text:p>
          </table:table-cell>
          <table:table-cell table:number-columns-repeated="1021"/>
        </table:table-row>
        <table:table-row table:style-name="ro18">
          <table:table-cell table:style-name="ce37" table:formula="of:=UPPER(CHAR(TRUNC([.C68]/16)+97))" office:value-type="string" office:string-value="E">
            <text:p>E</text:p>
          </table:table-cell>
          <table:table-cell table:formula="of:=MOD([.C68];16)+1" office:value-type="float" office:value="3">
            <text:p>3</text:p>
          </table:table-cell>
          <table:table-cell table:style-name="ce40" office:value-type="float" office:value="66">
            <text:p>66</text:p>
          </table:table-cell>
          <table:table-cell table:number-columns-repeated="1021"/>
        </table:table-row>
        <table:table-row table:style-name="ro18">
          <table:table-cell table:style-name="ce37" table:formula="of:=UPPER(CHAR(TRUNC([.C69]/16)+97))" office:value-type="string" office:string-value="E">
            <text:p>E</text:p>
          </table:table-cell>
          <table:table-cell table:formula="of:=MOD([.C69];16)+1" office:value-type="float" office:value="4">
            <text:p>4</text:p>
          </table:table-cell>
          <table:table-cell table:style-name="ce40" office:value-type="float" office:value="67">
            <text:p>67</text:p>
          </table:table-cell>
          <table:table-cell table:number-columns-repeated="1021"/>
        </table:table-row>
        <table:table-row table:style-name="ro18">
          <table:table-cell table:style-name="ce37" table:formula="of:=UPPER(CHAR(TRUNC([.C70]/16)+97))" office:value-type="string" office:string-value="E">
            <text:p>E</text:p>
          </table:table-cell>
          <table:table-cell table:formula="of:=MOD([.C70];16)+1" office:value-type="float" office:value="5">
            <text:p>5</text:p>
          </table:table-cell>
          <table:table-cell table:style-name="ce40" office:value-type="float" office:value="68">
            <text:p>68</text:p>
          </table:table-cell>
          <table:table-cell table:number-columns-repeated="1021"/>
        </table:table-row>
        <table:table-row table:style-name="ro18">
          <table:table-cell table:style-name="ce37" table:formula="of:=UPPER(CHAR(TRUNC([.C71]/16)+97))" office:value-type="string" office:string-value="E">
            <text:p>E</text:p>
          </table:table-cell>
          <table:table-cell table:formula="of:=MOD([.C71];16)+1" office:value-type="float" office:value="6">
            <text:p>6</text:p>
          </table:table-cell>
          <table:table-cell table:style-name="ce40" office:value-type="float" office:value="69">
            <text:p>69</text:p>
          </table:table-cell>
          <table:table-cell table:number-columns-repeated="1021"/>
        </table:table-row>
        <table:table-row table:style-name="ro18">
          <table:table-cell table:style-name="ce37" table:formula="of:=UPPER(CHAR(TRUNC([.C72]/16)+97))" office:value-type="string" office:string-value="E">
            <text:p>E</text:p>
          </table:table-cell>
          <table:table-cell table:formula="of:=MOD([.C72];16)+1" office:value-type="float" office:value="7">
            <text:p>7</text:p>
          </table:table-cell>
          <table:table-cell table:style-name="ce40" office:value-type="float" office:value="70">
            <text:p>70</text:p>
          </table:table-cell>
          <table:table-cell table:number-columns-repeated="1021"/>
        </table:table-row>
        <table:table-row table:style-name="ro18">
          <table:table-cell table:style-name="ce37" table:formula="of:=UPPER(CHAR(TRUNC([.C73]/16)+97))" office:value-type="string" office:string-value="E">
            <text:p>E</text:p>
          </table:table-cell>
          <table:table-cell table:formula="of:=MOD([.C73];16)+1" office:value-type="float" office:value="8">
            <text:p>8</text:p>
          </table:table-cell>
          <table:table-cell table:style-name="ce40" office:value-type="float" office:value="71">
            <text:p>71</text:p>
          </table:table-cell>
          <table:table-cell table:number-columns-repeated="1021"/>
        </table:table-row>
        <table:table-row table:style-name="ro18">
          <table:table-cell table:style-name="ce37" table:formula="of:=UPPER(CHAR(TRUNC([.C74]/16)+97))" office:value-type="string" office:string-value="E">
            <text:p>E</text:p>
          </table:table-cell>
          <table:table-cell table:formula="of:=MOD([.C74];16)+1" office:value-type="float" office:value="9">
            <text:p>9</text:p>
          </table:table-cell>
          <table:table-cell table:style-name="ce40" office:value-type="float" office:value="72">
            <text:p>72</text:p>
          </table:table-cell>
          <table:table-cell table:number-columns-repeated="1021"/>
        </table:table-row>
        <table:table-row table:style-name="ro18">
          <table:table-cell table:style-name="ce37" table:formula="of:=UPPER(CHAR(TRUNC([.C75]/16)+97))" office:value-type="string" office:string-value="E">
            <text:p>E</text:p>
          </table:table-cell>
          <table:table-cell table:formula="of:=MOD([.C75];16)+1" office:value-type="float" office:value="10">
            <text:p>10</text:p>
          </table:table-cell>
          <table:table-cell table:style-name="ce40" office:value-type="float" office:value="73">
            <text:p>73</text:p>
          </table:table-cell>
          <table:table-cell table:number-columns-repeated="1021"/>
        </table:table-row>
        <table:table-row table:style-name="ro18">
          <table:table-cell table:style-name="ce37" table:formula="of:=UPPER(CHAR(TRUNC([.C76]/16)+97))" office:value-type="string" office:string-value="E">
            <text:p>E</text:p>
          </table:table-cell>
          <table:table-cell table:formula="of:=MOD([.C76];16)+1" office:value-type="float" office:value="11">
            <text:p>11</text:p>
          </table:table-cell>
          <table:table-cell table:style-name="ce40" office:value-type="float" office:value="74">
            <text:p>74</text:p>
          </table:table-cell>
          <table:table-cell table:number-columns-repeated="1021"/>
        </table:table-row>
        <table:table-row table:style-name="ro18">
          <table:table-cell table:style-name="ce37" table:formula="of:=UPPER(CHAR(TRUNC([.C77]/16)+97))" office:value-type="string" office:string-value="E">
            <text:p>E</text:p>
          </table:table-cell>
          <table:table-cell table:formula="of:=MOD([.C77];16)+1" office:value-type="float" office:value="12">
            <text:p>12</text:p>
          </table:table-cell>
          <table:table-cell table:style-name="ce40" office:value-type="float" office:value="75">
            <text:p>75</text:p>
          </table:table-cell>
          <table:table-cell table:number-columns-repeated="1021"/>
        </table:table-row>
        <table:table-row table:style-name="ro18">
          <table:table-cell table:style-name="ce37" table:formula="of:=UPPER(CHAR(TRUNC([.C78]/16)+97))" office:value-type="string" office:string-value="E">
            <text:p>E</text:p>
          </table:table-cell>
          <table:table-cell table:formula="of:=MOD([.C78];16)+1" office:value-type="float" office:value="13">
            <text:p>13</text:p>
          </table:table-cell>
          <table:table-cell table:style-name="ce40" office:value-type="float" office:value="76">
            <text:p>76</text:p>
          </table:table-cell>
          <table:table-cell table:number-columns-repeated="1021"/>
        </table:table-row>
        <table:table-row table:style-name="ro18">
          <table:table-cell table:style-name="ce37" table:formula="of:=UPPER(CHAR(TRUNC([.C79]/16)+97))" office:value-type="string" office:string-value="E">
            <text:p>E</text:p>
          </table:table-cell>
          <table:table-cell table:formula="of:=MOD([.C79];16)+1" office:value-type="float" office:value="14">
            <text:p>14</text:p>
          </table:table-cell>
          <table:table-cell table:style-name="ce40" office:value-type="float" office:value="77">
            <text:p>77</text:p>
          </table:table-cell>
          <table:table-cell table:number-columns-repeated="1021"/>
        </table:table-row>
        <table:table-row table:style-name="ro18">
          <table:table-cell table:style-name="ce37" table:formula="of:=UPPER(CHAR(TRUNC([.C80]/16)+97))" office:value-type="string" office:string-value="E">
            <text:p>E</text:p>
          </table:table-cell>
          <table:table-cell table:formula="of:=MOD([.C80];16)+1" office:value-type="float" office:value="15">
            <text:p>15</text:p>
          </table:table-cell>
          <table:table-cell table:style-name="ce40" office:value-type="float" office:value="78">
            <text:p>78</text:p>
          </table:table-cell>
          <table:table-cell table:number-columns-repeated="1021"/>
        </table:table-row>
        <table:table-row table:style-name="ro18">
          <table:table-cell table:style-name="ce37" table:formula="of:=UPPER(CHAR(TRUNC([.C81]/16)+97))" office:value-type="string" office:string-value="E">
            <text:p>E</text:p>
          </table:table-cell>
          <table:table-cell table:formula="of:=MOD([.C81];16)+1" office:value-type="float" office:value="16">
            <text:p>16</text:p>
          </table:table-cell>
          <table:table-cell table:style-name="ce40" office:value-type="float" office:value="79">
            <text:p>79</text:p>
          </table:table-cell>
          <table:table-cell table:number-columns-repeated="1021"/>
        </table:table-row>
        <table:table-row table:style-name="ro18">
          <table:table-cell table:style-name="ce37" table:formula="of:=UPPER(CHAR(TRUNC([.C82]/16)+97))" office:value-type="string" office:string-value="F">
            <text:p>F</text:p>
          </table:table-cell>
          <table:table-cell table:formula="of:=MOD([.C82];16)+1" office:value-type="float" office:value="1">
            <text:p>1</text:p>
          </table:table-cell>
          <table:table-cell table:style-name="ce40" office:value-type="float" office:value="80">
            <text:p>80</text:p>
          </table:table-cell>
          <table:table-cell table:number-columns-repeated="1021"/>
        </table:table-row>
        <table:table-row table:style-name="ro18">
          <table:table-cell table:style-name="ce37" table:formula="of:=UPPER(CHAR(TRUNC([.C83]/16)+97))" office:value-type="string" office:string-value="F">
            <text:p>F</text:p>
          </table:table-cell>
          <table:table-cell table:formula="of:=MOD([.C83];16)+1" office:value-type="float" office:value="2">
            <text:p>2</text:p>
          </table:table-cell>
          <table:table-cell table:style-name="ce40" office:value-type="float" office:value="81">
            <text:p>81</text:p>
          </table:table-cell>
          <table:table-cell table:number-columns-repeated="1021"/>
        </table:table-row>
        <table:table-row table:style-name="ro18">
          <table:table-cell table:style-name="ce37" table:formula="of:=UPPER(CHAR(TRUNC([.C84]/16)+97))" office:value-type="string" office:string-value="F">
            <text:p>F</text:p>
          </table:table-cell>
          <table:table-cell table:formula="of:=MOD([.C84];16)+1" office:value-type="float" office:value="3">
            <text:p>3</text:p>
          </table:table-cell>
          <table:table-cell table:style-name="ce40" office:value-type="float" office:value="82">
            <text:p>82</text:p>
          </table:table-cell>
          <table:table-cell table:number-columns-repeated="1021"/>
        </table:table-row>
        <table:table-row table:style-name="ro18">
          <table:table-cell table:style-name="ce37" table:formula="of:=UPPER(CHAR(TRUNC([.C85]/16)+97))" office:value-type="string" office:string-value="F">
            <text:p>F</text:p>
          </table:table-cell>
          <table:table-cell table:formula="of:=MOD([.C85];16)+1" office:value-type="float" office:value="4">
            <text:p>4</text:p>
          </table:table-cell>
          <table:table-cell table:style-name="ce40" office:value-type="float" office:value="83">
            <text:p>83</text:p>
          </table:table-cell>
          <table:table-cell table:number-columns-repeated="1021"/>
        </table:table-row>
        <table:table-row table:style-name="ro18">
          <table:table-cell table:style-name="ce37" table:formula="of:=UPPER(CHAR(TRUNC([.C86]/16)+97))" office:value-type="string" office:string-value="F">
            <text:p>F</text:p>
          </table:table-cell>
          <table:table-cell table:formula="of:=MOD([.C86];16)+1" office:value-type="float" office:value="5">
            <text:p>5</text:p>
          </table:table-cell>
          <table:table-cell table:style-name="ce40" office:value-type="float" office:value="84">
            <text:p>84</text:p>
          </table:table-cell>
          <table:table-cell table:number-columns-repeated="1021"/>
        </table:table-row>
        <table:table-row table:style-name="ro18">
          <table:table-cell table:style-name="ce37" table:formula="of:=UPPER(CHAR(TRUNC([.C87]/16)+97))" office:value-type="string" office:string-value="F">
            <text:p>F</text:p>
          </table:table-cell>
          <table:table-cell table:formula="of:=MOD([.C87];16)+1" office:value-type="float" office:value="6">
            <text:p>6</text:p>
          </table:table-cell>
          <table:table-cell table:style-name="ce40" office:value-type="float" office:value="85">
            <text:p>85</text:p>
          </table:table-cell>
          <table:table-cell table:number-columns-repeated="1021"/>
        </table:table-row>
        <table:table-row table:style-name="ro18">
          <table:table-cell table:style-name="ce37" table:formula="of:=UPPER(CHAR(TRUNC([.C88]/16)+97))" office:value-type="string" office:string-value="F">
            <text:p>F</text:p>
          </table:table-cell>
          <table:table-cell table:formula="of:=MOD([.C88];16)+1" office:value-type="float" office:value="7">
            <text:p>7</text:p>
          </table:table-cell>
          <table:table-cell table:style-name="ce40" office:value-type="float" office:value="86">
            <text:p>86</text:p>
          </table:table-cell>
          <table:table-cell table:number-columns-repeated="1021"/>
        </table:table-row>
        <table:table-row table:style-name="ro18">
          <table:table-cell table:style-name="ce37" table:formula="of:=UPPER(CHAR(TRUNC([.C89]/16)+97))" office:value-type="string" office:string-value="F">
            <text:p>F</text:p>
          </table:table-cell>
          <table:table-cell table:formula="of:=MOD([.C89];16)+1" office:value-type="float" office:value="8">
            <text:p>8</text:p>
          </table:table-cell>
          <table:table-cell table:style-name="ce40" office:value-type="float" office:value="87">
            <text:p>87</text:p>
          </table:table-cell>
          <table:table-cell table:number-columns-repeated="1021"/>
        </table:table-row>
        <table:table-row table:style-name="ro18">
          <table:table-cell table:style-name="ce37" table:formula="of:=UPPER(CHAR(TRUNC([.C90]/16)+97))" office:value-type="string" office:string-value="F">
            <text:p>F</text:p>
          </table:table-cell>
          <table:table-cell table:formula="of:=MOD([.C90];16)+1" office:value-type="float" office:value="9">
            <text:p>9</text:p>
          </table:table-cell>
          <table:table-cell table:style-name="ce40" office:value-type="float" office:value="88">
            <text:p>88</text:p>
          </table:table-cell>
          <table:table-cell table:number-columns-repeated="1021"/>
        </table:table-row>
        <table:table-row table:style-name="ro18">
          <table:table-cell table:style-name="ce37" table:formula="of:=UPPER(CHAR(TRUNC([.C91]/16)+97))" office:value-type="string" office:string-value="F">
            <text:p>F</text:p>
          </table:table-cell>
          <table:table-cell table:formula="of:=MOD([.C91];16)+1" office:value-type="float" office:value="10">
            <text:p>10</text:p>
          </table:table-cell>
          <table:table-cell table:style-name="ce40" office:value-type="float" office:value="89">
            <text:p>89</text:p>
          </table:table-cell>
          <table:table-cell table:number-columns-repeated="1021"/>
        </table:table-row>
        <table:table-row table:style-name="ro18">
          <table:table-cell table:style-name="ce37" table:formula="of:=UPPER(CHAR(TRUNC([.C92]/16)+97))" office:value-type="string" office:string-value="F">
            <text:p>F</text:p>
          </table:table-cell>
          <table:table-cell table:formula="of:=MOD([.C92];16)+1" office:value-type="float" office:value="11">
            <text:p>11</text:p>
          </table:table-cell>
          <table:table-cell table:style-name="ce40" office:value-type="float" office:value="90">
            <text:p>90</text:p>
          </table:table-cell>
          <table:table-cell table:number-columns-repeated="1021"/>
        </table:table-row>
        <table:table-row table:style-name="ro18">
          <table:table-cell table:style-name="ce37" table:formula="of:=UPPER(CHAR(TRUNC([.C93]/16)+97))" office:value-type="string" office:string-value="F">
            <text:p>F</text:p>
          </table:table-cell>
          <table:table-cell table:formula="of:=MOD([.C93];16)+1" office:value-type="float" office:value="12">
            <text:p>12</text:p>
          </table:table-cell>
          <table:table-cell table:style-name="ce40" office:value-type="float" office:value="91">
            <text:p>91</text:p>
          </table:table-cell>
          <table:table-cell table:number-columns-repeated="1021"/>
        </table:table-row>
        <table:table-row table:style-name="ro18">
          <table:table-cell table:style-name="ce37" table:formula="of:=UPPER(CHAR(TRUNC([.C94]/16)+97))" office:value-type="string" office:string-value="F">
            <text:p>F</text:p>
          </table:table-cell>
          <table:table-cell table:formula="of:=MOD([.C94];16)+1" office:value-type="float" office:value="13">
            <text:p>13</text:p>
          </table:table-cell>
          <table:table-cell table:style-name="ce40" office:value-type="float" office:value="92">
            <text:p>92</text:p>
          </table:table-cell>
          <table:table-cell table:number-columns-repeated="1021"/>
        </table:table-row>
        <table:table-row table:style-name="ro18">
          <table:table-cell table:style-name="ce37" table:formula="of:=UPPER(CHAR(TRUNC([.C95]/16)+97))" office:value-type="string" office:string-value="F">
            <text:p>F</text:p>
          </table:table-cell>
          <table:table-cell table:formula="of:=MOD([.C95];16)+1" office:value-type="float" office:value="14">
            <text:p>14</text:p>
          </table:table-cell>
          <table:table-cell table:style-name="ce40" office:value-type="float" office:value="93">
            <text:p>93</text:p>
          </table:table-cell>
          <table:table-cell table:number-columns-repeated="1021"/>
        </table:table-row>
        <table:table-row table:style-name="ro18">
          <table:table-cell table:style-name="ce37" table:formula="of:=UPPER(CHAR(TRUNC([.C96]/16)+97))" office:value-type="string" office:string-value="F">
            <text:p>F</text:p>
          </table:table-cell>
          <table:table-cell table:formula="of:=MOD([.C96];16)+1" office:value-type="float" office:value="15">
            <text:p>15</text:p>
          </table:table-cell>
          <table:table-cell table:style-name="ce40" office:value-type="float" office:value="94">
            <text:p>94</text:p>
          </table:table-cell>
          <table:table-cell table:number-columns-repeated="1021"/>
        </table:table-row>
        <table:table-row table:style-name="ro18">
          <table:table-cell table:style-name="ce37" table:formula="of:=UPPER(CHAR(TRUNC([.C97]/16)+97))" office:value-type="string" office:string-value="F">
            <text:p>F</text:p>
          </table:table-cell>
          <table:table-cell table:formula="of:=MOD([.C97];16)+1" office:value-type="float" office:value="16">
            <text:p>16</text:p>
          </table:table-cell>
          <table:table-cell table:style-name="ce40" office:value-type="float" office:value="95">
            <text:p>95</text:p>
          </table:table-cell>
          <table:table-cell table:number-columns-repeated="1021"/>
        </table:table-row>
        <table:table-row table:style-name="ro18">
          <table:table-cell table:style-name="ce37" table:formula="of:=UPPER(CHAR(TRUNC([.C98]/16)+97))" office:value-type="string" office:string-value="G">
            <text:p>G</text:p>
          </table:table-cell>
          <table:table-cell table:formula="of:=MOD([.C98];16)+1" office:value-type="float" office:value="1">
            <text:p>1</text:p>
          </table:table-cell>
          <table:table-cell table:style-name="ce40" office:value-type="float" office:value="96">
            <text:p>96</text:p>
          </table:table-cell>
          <table:table-cell table:number-columns-repeated="1021"/>
        </table:table-row>
        <table:table-row table:style-name="ro18">
          <table:table-cell table:style-name="ce37" table:formula="of:=UPPER(CHAR(TRUNC([.C99]/16)+97))" office:value-type="string" office:string-value="G">
            <text:p>G</text:p>
          </table:table-cell>
          <table:table-cell table:formula="of:=MOD([.C99];16)+1" office:value-type="float" office:value="2">
            <text:p>2</text:p>
          </table:table-cell>
          <table:table-cell table:style-name="ce40" office:value-type="float" office:value="97">
            <text:p>97</text:p>
          </table:table-cell>
          <table:table-cell table:number-columns-repeated="1021"/>
        </table:table-row>
        <table:table-row table:style-name="ro18">
          <table:table-cell table:style-name="ce37" table:formula="of:=UPPER(CHAR(TRUNC([.C100]/16)+97))" office:value-type="string" office:string-value="G">
            <text:p>G</text:p>
          </table:table-cell>
          <table:table-cell table:formula="of:=MOD([.C100];16)+1" office:value-type="float" office:value="3">
            <text:p>3</text:p>
          </table:table-cell>
          <table:table-cell table:style-name="ce40" office:value-type="float" office:value="98">
            <text:p>98</text:p>
          </table:table-cell>
          <table:table-cell table:number-columns-repeated="1021"/>
        </table:table-row>
        <table:table-row table:style-name="ro18">
          <table:table-cell table:style-name="ce37" table:formula="of:=UPPER(CHAR(TRUNC([.C101]/16)+97))" office:value-type="string" office:string-value="G">
            <text:p>G</text:p>
          </table:table-cell>
          <table:table-cell table:formula="of:=MOD([.C101];16)+1" office:value-type="float" office:value="4">
            <text:p>4</text:p>
          </table:table-cell>
          <table:table-cell table:style-name="ce40" office:value-type="float" office:value="99">
            <text:p>99</text:p>
          </table:table-cell>
          <table:table-cell table:number-columns-repeated="1021"/>
        </table:table-row>
        <table:table-row table:style-name="ro18">
          <table:table-cell table:style-name="ce37" table:formula="of:=UPPER(CHAR(TRUNC([.C102]/16)+97))" office:value-type="string" office:string-value="G">
            <text:p>G</text:p>
          </table:table-cell>
          <table:table-cell table:formula="of:=MOD([.C102];16)+1" office:value-type="float" office:value="5">
            <text:p>5</text:p>
          </table:table-cell>
          <table:table-cell table:style-name="ce40" office:value-type="float" office:value="100">
            <text:p>100</text:p>
          </table:table-cell>
          <table:table-cell table:number-columns-repeated="1021"/>
        </table:table-row>
        <table:table-row table:style-name="ro18">
          <table:table-cell table:style-name="ce37" table:formula="of:=UPPER(CHAR(TRUNC([.C103]/16)+97))" office:value-type="string" office:string-value="G">
            <text:p>G</text:p>
          </table:table-cell>
          <table:table-cell table:formula="of:=MOD([.C103];16)+1" office:value-type="float" office:value="6">
            <text:p>6</text:p>
          </table:table-cell>
          <table:table-cell table:style-name="ce40" office:value-type="float" office:value="101">
            <text:p>101</text:p>
          </table:table-cell>
          <table:table-cell table:number-columns-repeated="1021"/>
        </table:table-row>
        <table:table-row table:style-name="ro18">
          <table:table-cell table:style-name="ce37" table:formula="of:=UPPER(CHAR(TRUNC([.C104]/16)+97))" office:value-type="string" office:string-value="G">
            <text:p>G</text:p>
          </table:table-cell>
          <table:table-cell table:formula="of:=MOD([.C104];16)+1" office:value-type="float" office:value="7">
            <text:p>7</text:p>
          </table:table-cell>
          <table:table-cell table:style-name="ce40" office:value-type="float" office:value="102">
            <text:p>102</text:p>
          </table:table-cell>
          <table:table-cell table:number-columns-repeated="1021"/>
        </table:table-row>
        <table:table-row table:style-name="ro18">
          <table:table-cell table:style-name="ce37" table:formula="of:=UPPER(CHAR(TRUNC([.C105]/16)+97))" office:value-type="string" office:string-value="G">
            <text:p>G</text:p>
          </table:table-cell>
          <table:table-cell table:formula="of:=MOD([.C105];16)+1" office:value-type="float" office:value="8">
            <text:p>8</text:p>
          </table:table-cell>
          <table:table-cell table:style-name="ce40" office:value-type="float" office:value="103">
            <text:p>103</text:p>
          </table:table-cell>
          <table:table-cell table:number-columns-repeated="1021"/>
        </table:table-row>
        <table:table-row table:style-name="ro18">
          <table:table-cell table:style-name="ce37" table:formula="of:=UPPER(CHAR(TRUNC([.C106]/16)+97))" office:value-type="string" office:string-value="G">
            <text:p>G</text:p>
          </table:table-cell>
          <table:table-cell table:formula="of:=MOD([.C106];16)+1" office:value-type="float" office:value="9">
            <text:p>9</text:p>
          </table:table-cell>
          <table:table-cell table:style-name="ce40" office:value-type="float" office:value="104">
            <text:p>104</text:p>
          </table:table-cell>
          <table:table-cell table:number-columns-repeated="1021"/>
        </table:table-row>
        <table:table-row table:style-name="ro18">
          <table:table-cell table:style-name="ce37" table:formula="of:=UPPER(CHAR(TRUNC([.C107]/16)+97))" office:value-type="string" office:string-value="G">
            <text:p>G</text:p>
          </table:table-cell>
          <table:table-cell table:formula="of:=MOD([.C107];16)+1" office:value-type="float" office:value="10">
            <text:p>10</text:p>
          </table:table-cell>
          <table:table-cell table:style-name="ce40" office:value-type="float" office:value="105">
            <text:p>105</text:p>
          </table:table-cell>
          <table:table-cell table:number-columns-repeated="1021"/>
        </table:table-row>
        <table:table-row table:style-name="ro18">
          <table:table-cell table:style-name="ce37" table:formula="of:=UPPER(CHAR(TRUNC([.C108]/16)+97))" office:value-type="string" office:string-value="G">
            <text:p>G</text:p>
          </table:table-cell>
          <table:table-cell table:formula="of:=MOD([.C108];16)+1" office:value-type="float" office:value="11">
            <text:p>11</text:p>
          </table:table-cell>
          <table:table-cell table:style-name="ce40" office:value-type="float" office:value="106">
            <text:p>106</text:p>
          </table:table-cell>
          <table:table-cell table:number-columns-repeated="1021"/>
        </table:table-row>
        <table:table-row table:style-name="ro18">
          <table:table-cell table:style-name="ce37" table:formula="of:=UPPER(CHAR(TRUNC([.C109]/16)+97))" office:value-type="string" office:string-value="G">
            <text:p>G</text:p>
          </table:table-cell>
          <table:table-cell table:formula="of:=MOD([.C109];16)+1" office:value-type="float" office:value="12">
            <text:p>12</text:p>
          </table:table-cell>
          <table:table-cell table:style-name="ce40" office:value-type="float" office:value="107">
            <text:p>107</text:p>
          </table:table-cell>
          <table:table-cell table:number-columns-repeated="1021"/>
        </table:table-row>
        <table:table-row table:style-name="ro18">
          <table:table-cell table:style-name="ce37" table:formula="of:=UPPER(CHAR(TRUNC([.C110]/16)+97))" office:value-type="string" office:string-value="G">
            <text:p>G</text:p>
          </table:table-cell>
          <table:table-cell table:formula="of:=MOD([.C110];16)+1" office:value-type="float" office:value="13">
            <text:p>13</text:p>
          </table:table-cell>
          <table:table-cell table:style-name="ce40" office:value-type="float" office:value="108">
            <text:p>108</text:p>
          </table:table-cell>
          <table:table-cell table:number-columns-repeated="1021"/>
        </table:table-row>
        <table:table-row table:style-name="ro18">
          <table:table-cell table:style-name="ce37" table:formula="of:=UPPER(CHAR(TRUNC([.C111]/16)+97))" office:value-type="string" office:string-value="G">
            <text:p>G</text:p>
          </table:table-cell>
          <table:table-cell table:formula="of:=MOD([.C111];16)+1" office:value-type="float" office:value="14">
            <text:p>14</text:p>
          </table:table-cell>
          <table:table-cell table:style-name="ce40" office:value-type="float" office:value="109">
            <text:p>109</text:p>
          </table:table-cell>
          <table:table-cell table:number-columns-repeated="1021"/>
        </table:table-row>
        <table:table-row table:style-name="ro18">
          <table:table-cell table:style-name="ce37" table:formula="of:=UPPER(CHAR(TRUNC([.C112]/16)+97))" office:value-type="string" office:string-value="G">
            <text:p>G</text:p>
          </table:table-cell>
          <table:table-cell table:formula="of:=MOD([.C112];16)+1" office:value-type="float" office:value="15">
            <text:p>15</text:p>
          </table:table-cell>
          <table:table-cell table:style-name="ce40" office:value-type="float" office:value="110">
            <text:p>110</text:p>
          </table:table-cell>
          <table:table-cell table:number-columns-repeated="1021"/>
        </table:table-row>
        <table:table-row table:style-name="ro18">
          <table:table-cell table:style-name="ce37" table:formula="of:=UPPER(CHAR(TRUNC([.C113]/16)+97))" office:value-type="string" office:string-value="G">
            <text:p>G</text:p>
          </table:table-cell>
          <table:table-cell table:formula="of:=MOD([.C113];16)+1" office:value-type="float" office:value="16">
            <text:p>16</text:p>
          </table:table-cell>
          <table:table-cell table:style-name="ce40" office:value-type="float" office:value="111">
            <text:p>111</text:p>
          </table:table-cell>
          <table:table-cell table:number-columns-repeated="1021"/>
        </table:table-row>
        <table:table-row table:style-name="ro18">
          <table:table-cell table:style-name="ce37" table:formula="of:=UPPER(CHAR(TRUNC([.C114]/16)+97))" office:value-type="string" office:string-value="H">
            <text:p>H</text:p>
          </table:table-cell>
          <table:table-cell table:formula="of:=MOD([.C114];16)+1" office:value-type="float" office:value="1">
            <text:p>1</text:p>
          </table:table-cell>
          <table:table-cell table:style-name="ce40" office:value-type="float" office:value="112">
            <text:p>112</text:p>
          </table:table-cell>
          <table:table-cell table:number-columns-repeated="1021"/>
        </table:table-row>
        <table:table-row table:style-name="ro18">
          <table:table-cell table:style-name="ce37" table:formula="of:=UPPER(CHAR(TRUNC([.C115]/16)+97))" office:value-type="string" office:string-value="H">
            <text:p>H</text:p>
          </table:table-cell>
          <table:table-cell table:formula="of:=MOD([.C115];16)+1" office:value-type="float" office:value="2">
            <text:p>2</text:p>
          </table:table-cell>
          <table:table-cell table:style-name="ce40" office:value-type="float" office:value="113">
            <text:p>113</text:p>
          </table:table-cell>
          <table:table-cell table:number-columns-repeated="1021"/>
        </table:table-row>
        <table:table-row table:style-name="ro18">
          <table:table-cell table:style-name="ce37" table:formula="of:=UPPER(CHAR(TRUNC([.C116]/16)+97))" office:value-type="string" office:string-value="H">
            <text:p>H</text:p>
          </table:table-cell>
          <table:table-cell table:formula="of:=MOD([.C116];16)+1" office:value-type="float" office:value="3">
            <text:p>3</text:p>
          </table:table-cell>
          <table:table-cell table:style-name="ce40" office:value-type="float" office:value="114">
            <text:p>114</text:p>
          </table:table-cell>
          <table:table-cell table:number-columns-repeated="1021"/>
        </table:table-row>
        <table:table-row table:style-name="ro18">
          <table:table-cell table:style-name="ce37" table:formula="of:=UPPER(CHAR(TRUNC([.C117]/16)+97))" office:value-type="string" office:string-value="H">
            <text:p>H</text:p>
          </table:table-cell>
          <table:table-cell table:formula="of:=MOD([.C117];16)+1" office:value-type="float" office:value="4">
            <text:p>4</text:p>
          </table:table-cell>
          <table:table-cell table:style-name="ce40" office:value-type="float" office:value="115">
            <text:p>115</text:p>
          </table:table-cell>
          <table:table-cell table:number-columns-repeated="1021"/>
        </table:table-row>
        <table:table-row table:style-name="ro18">
          <table:table-cell table:style-name="ce37" table:formula="of:=UPPER(CHAR(TRUNC([.C118]/16)+97))" office:value-type="string" office:string-value="H">
            <text:p>H</text:p>
          </table:table-cell>
          <table:table-cell table:formula="of:=MOD([.C118];16)+1" office:value-type="float" office:value="5">
            <text:p>5</text:p>
          </table:table-cell>
          <table:table-cell table:style-name="ce40" office:value-type="float" office:value="116">
            <text:p>116</text:p>
          </table:table-cell>
          <table:table-cell table:number-columns-repeated="1021"/>
        </table:table-row>
        <table:table-row table:style-name="ro18">
          <table:table-cell table:style-name="ce37" table:formula="of:=UPPER(CHAR(TRUNC([.C119]/16)+97))" office:value-type="string" office:string-value="H">
            <text:p>H</text:p>
          </table:table-cell>
          <table:table-cell table:formula="of:=MOD([.C119];16)+1" office:value-type="float" office:value="6">
            <text:p>6</text:p>
          </table:table-cell>
          <table:table-cell table:style-name="ce40" office:value-type="float" office:value="117">
            <text:p>117</text:p>
          </table:table-cell>
          <table:table-cell table:number-columns-repeated="1021"/>
        </table:table-row>
        <table:table-row table:style-name="ro18">
          <table:table-cell table:style-name="ce37" table:formula="of:=UPPER(CHAR(TRUNC([.C120]/16)+97))" office:value-type="string" office:string-value="H">
            <text:p>H</text:p>
          </table:table-cell>
          <table:table-cell table:formula="of:=MOD([.C120];16)+1" office:value-type="float" office:value="7">
            <text:p>7</text:p>
          </table:table-cell>
          <table:table-cell table:style-name="ce40" office:value-type="float" office:value="118">
            <text:p>118</text:p>
          </table:table-cell>
          <table:table-cell table:number-columns-repeated="1021"/>
        </table:table-row>
        <table:table-row table:style-name="ro18">
          <table:table-cell table:style-name="ce37" table:formula="of:=UPPER(CHAR(TRUNC([.C121]/16)+97))" office:value-type="string" office:string-value="H">
            <text:p>H</text:p>
          </table:table-cell>
          <table:table-cell table:formula="of:=MOD([.C121];16)+1" office:value-type="float" office:value="8">
            <text:p>8</text:p>
          </table:table-cell>
          <table:table-cell table:style-name="ce40" office:value-type="float" office:value="119">
            <text:p>119</text:p>
          </table:table-cell>
          <table:table-cell table:number-columns-repeated="1021"/>
        </table:table-row>
        <table:table-row table:style-name="ro18">
          <table:table-cell table:style-name="ce37" table:formula="of:=UPPER(CHAR(TRUNC([.C122]/16)+97))" office:value-type="string" office:string-value="H">
            <text:p>H</text:p>
          </table:table-cell>
          <table:table-cell table:formula="of:=MOD([.C122];16)+1" office:value-type="float" office:value="9">
            <text:p>9</text:p>
          </table:table-cell>
          <table:table-cell table:style-name="ce40" office:value-type="float" office:value="120">
            <text:p>120</text:p>
          </table:table-cell>
          <table:table-cell table:number-columns-repeated="1021"/>
        </table:table-row>
        <table:table-row table:style-name="ro18">
          <table:table-cell table:style-name="ce37" table:formula="of:=UPPER(CHAR(TRUNC([.C123]/16)+97))" office:value-type="string" office:string-value="H">
            <text:p>H</text:p>
          </table:table-cell>
          <table:table-cell table:formula="of:=MOD([.C123];16)+1" office:value-type="float" office:value="10">
            <text:p>10</text:p>
          </table:table-cell>
          <table:table-cell table:style-name="ce40" office:value-type="float" office:value="121">
            <text:p>121</text:p>
          </table:table-cell>
          <table:table-cell table:number-columns-repeated="1021"/>
        </table:table-row>
        <table:table-row table:style-name="ro18">
          <table:table-cell table:style-name="ce37" table:formula="of:=UPPER(CHAR(TRUNC([.C124]/16)+97))" office:value-type="string" office:string-value="H">
            <text:p>H</text:p>
          </table:table-cell>
          <table:table-cell table:formula="of:=MOD([.C124];16)+1" office:value-type="float" office:value="11">
            <text:p>11</text:p>
          </table:table-cell>
          <table:table-cell table:style-name="ce40" office:value-type="float" office:value="122">
            <text:p>122</text:p>
          </table:table-cell>
          <table:table-cell table:number-columns-repeated="1021"/>
        </table:table-row>
        <table:table-row table:style-name="ro18">
          <table:table-cell table:style-name="ce37" table:formula="of:=UPPER(CHAR(TRUNC([.C125]/16)+97))" office:value-type="string" office:string-value="H">
            <text:p>H</text:p>
          </table:table-cell>
          <table:table-cell table:formula="of:=MOD([.C125];16)+1" office:value-type="float" office:value="12">
            <text:p>12</text:p>
          </table:table-cell>
          <table:table-cell table:style-name="ce40" office:value-type="float" office:value="123">
            <text:p>123</text:p>
          </table:table-cell>
          <table:table-cell table:number-columns-repeated="1021"/>
        </table:table-row>
        <table:table-row table:style-name="ro18">
          <table:table-cell table:style-name="ce37" table:formula="of:=UPPER(CHAR(TRUNC([.C126]/16)+97))" office:value-type="string" office:string-value="H">
            <text:p>H</text:p>
          </table:table-cell>
          <table:table-cell table:formula="of:=MOD([.C126];16)+1" office:value-type="float" office:value="13">
            <text:p>13</text:p>
          </table:table-cell>
          <table:table-cell table:style-name="ce40" office:value-type="float" office:value="124">
            <text:p>124</text:p>
          </table:table-cell>
          <table:table-cell table:number-columns-repeated="1021"/>
        </table:table-row>
        <table:table-row table:style-name="ro18">
          <table:table-cell table:style-name="ce37" table:formula="of:=UPPER(CHAR(TRUNC([.C127]/16)+97))" office:value-type="string" office:string-value="H">
            <text:p>H</text:p>
          </table:table-cell>
          <table:table-cell table:formula="of:=MOD([.C127];16)+1" office:value-type="float" office:value="14">
            <text:p>14</text:p>
          </table:table-cell>
          <table:table-cell table:style-name="ce40" office:value-type="float" office:value="125">
            <text:p>125</text:p>
          </table:table-cell>
          <table:table-cell table:number-columns-repeated="1021"/>
        </table:table-row>
        <table:table-row table:style-name="ro18">
          <table:table-cell table:style-name="ce37" table:formula="of:=UPPER(CHAR(TRUNC([.C128]/16)+97))" office:value-type="string" office:string-value="H">
            <text:p>H</text:p>
          </table:table-cell>
          <table:table-cell table:formula="of:=MOD([.C128];16)+1" office:value-type="float" office:value="15">
            <text:p>15</text:p>
          </table:table-cell>
          <table:table-cell table:style-name="ce40" office:value-type="float" office:value="126">
            <text:p>126</text:p>
          </table:table-cell>
          <table:table-cell table:number-columns-repeated="1021"/>
        </table:table-row>
        <table:table-row table:style-name="ro18">
          <table:table-cell table:style-name="ce37" table:formula="of:=UPPER(CHAR(TRUNC([.C129]/16)+97))" office:value-type="string" office:string-value="H">
            <text:p>H</text:p>
          </table:table-cell>
          <table:table-cell table:formula="of:=MOD([.C129];16)+1" office:value-type="float" office:value="16">
            <text:p>16</text:p>
          </table:table-cell>
          <table:table-cell table:style-name="ce40" office:value-type="float" office:value="127">
            <text:p>127</text:p>
          </table:table-cell>
          <table:table-cell table:number-columns-repeated="1021"/>
        </table:table-row>
        <table:table-row table:style-name="ro18">
          <table:table-cell table:style-name="ce37" table:formula="of:=UPPER(CHAR(TRUNC([.C130]/16)+97))" office:value-type="string" office:string-value="I">
            <text:p>I</text:p>
          </table:table-cell>
          <table:table-cell table:formula="of:=MOD([.C130];16)+1" office:value-type="float" office:value="1">
            <text:p>1</text:p>
          </table:table-cell>
          <table:table-cell table:style-name="ce40" office:value-type="float" office:value="128">
            <text:p>128</text:p>
          </table:table-cell>
          <table:table-cell table:number-columns-repeated="1021"/>
        </table:table-row>
        <table:table-row table:style-name="ro18">
          <table:table-cell table:style-name="ce37" table:formula="of:=UPPER(CHAR(TRUNC([.C131]/16)+97))" office:value-type="string" office:string-value="I">
            <text:p>I</text:p>
          </table:table-cell>
          <table:table-cell table:formula="of:=MOD([.C131];16)+1" office:value-type="float" office:value="2">
            <text:p>2</text:p>
          </table:table-cell>
          <table:table-cell table:style-name="ce40" office:value-type="float" office:value="129">
            <text:p>129</text:p>
          </table:table-cell>
          <table:table-cell table:number-columns-repeated="1021"/>
        </table:table-row>
        <table:table-row table:style-name="ro18">
          <table:table-cell table:style-name="ce37" table:formula="of:=UPPER(CHAR(TRUNC([.C132]/16)+97))" office:value-type="string" office:string-value="I">
            <text:p>I</text:p>
          </table:table-cell>
          <table:table-cell table:formula="of:=MOD([.C132];16)+1" office:value-type="float" office:value="3">
            <text:p>3</text:p>
          </table:table-cell>
          <table:table-cell table:style-name="ce40" office:value-type="float" office:value="130">
            <text:p>130</text:p>
          </table:table-cell>
          <table:table-cell table:number-columns-repeated="1021"/>
        </table:table-row>
        <table:table-row table:style-name="ro18">
          <table:table-cell table:style-name="ce37" table:formula="of:=UPPER(CHAR(TRUNC([.C133]/16)+97))" office:value-type="string" office:string-value="I">
            <text:p>I</text:p>
          </table:table-cell>
          <table:table-cell table:formula="of:=MOD([.C133];16)+1" office:value-type="float" office:value="4">
            <text:p>4</text:p>
          </table:table-cell>
          <table:table-cell table:style-name="ce40" office:value-type="float" office:value="131">
            <text:p>131</text:p>
          </table:table-cell>
          <table:table-cell table:number-columns-repeated="1021"/>
        </table:table-row>
        <table:table-row table:style-name="ro18">
          <table:table-cell table:style-name="ce37" table:formula="of:=UPPER(CHAR(TRUNC([.C134]/16)+97))" office:value-type="string" office:string-value="I">
            <text:p>I</text:p>
          </table:table-cell>
          <table:table-cell table:formula="of:=MOD([.C134];16)+1" office:value-type="float" office:value="5">
            <text:p>5</text:p>
          </table:table-cell>
          <table:table-cell table:style-name="ce40" office:value-type="float" office:value="132">
            <text:p>132</text:p>
          </table:table-cell>
          <table:table-cell table:number-columns-repeated="1021"/>
        </table:table-row>
        <table:table-row table:style-name="ro18">
          <table:table-cell table:style-name="ce37" table:formula="of:=UPPER(CHAR(TRUNC([.C135]/16)+97))" office:value-type="string" office:string-value="I">
            <text:p>I</text:p>
          </table:table-cell>
          <table:table-cell table:formula="of:=MOD([.C135];16)+1" office:value-type="float" office:value="6">
            <text:p>6</text:p>
          </table:table-cell>
          <table:table-cell table:style-name="ce40" office:value-type="float" office:value="133">
            <text:p>133</text:p>
          </table:table-cell>
          <table:table-cell table:number-columns-repeated="1021"/>
        </table:table-row>
        <table:table-row table:style-name="ro18">
          <table:table-cell table:style-name="ce37" table:formula="of:=UPPER(CHAR(TRUNC([.C136]/16)+97))" office:value-type="string" office:string-value="I">
            <text:p>I</text:p>
          </table:table-cell>
          <table:table-cell table:formula="of:=MOD([.C136];16)+1" office:value-type="float" office:value="7">
            <text:p>7</text:p>
          </table:table-cell>
          <table:table-cell table:style-name="ce40" office:value-type="float" office:value="134">
            <text:p>134</text:p>
          </table:table-cell>
          <table:table-cell table:number-columns-repeated="1021"/>
        </table:table-row>
        <table:table-row table:style-name="ro18">
          <table:table-cell table:style-name="ce37" table:formula="of:=UPPER(CHAR(TRUNC([.C137]/16)+97))" office:value-type="string" office:string-value="I">
            <text:p>I</text:p>
          </table:table-cell>
          <table:table-cell table:formula="of:=MOD([.C137];16)+1" office:value-type="float" office:value="8">
            <text:p>8</text:p>
          </table:table-cell>
          <table:table-cell table:style-name="ce40" office:value-type="float" office:value="135">
            <text:p>135</text:p>
          </table:table-cell>
          <table:table-cell table:number-columns-repeated="1021"/>
        </table:table-row>
        <table:table-row table:style-name="ro18">
          <table:table-cell table:style-name="ce37" table:formula="of:=UPPER(CHAR(TRUNC([.C138]/16)+97))" office:value-type="string" office:string-value="I">
            <text:p>I</text:p>
          </table:table-cell>
          <table:table-cell table:formula="of:=MOD([.C138];16)+1" office:value-type="float" office:value="9">
            <text:p>9</text:p>
          </table:table-cell>
          <table:table-cell table:style-name="ce40" office:value-type="float" office:value="136">
            <text:p>136</text:p>
          </table:table-cell>
          <table:table-cell table:number-columns-repeated="1021"/>
        </table:table-row>
        <table:table-row table:style-name="ro18">
          <table:table-cell table:style-name="ce37" table:formula="of:=UPPER(CHAR(TRUNC([.C139]/16)+97))" office:value-type="string" office:string-value="I">
            <text:p>I</text:p>
          </table:table-cell>
          <table:table-cell table:formula="of:=MOD([.C139];16)+1" office:value-type="float" office:value="10">
            <text:p>10</text:p>
          </table:table-cell>
          <table:table-cell table:style-name="ce40" office:value-type="float" office:value="137">
            <text:p>137</text:p>
          </table:table-cell>
          <table:table-cell table:number-columns-repeated="1021"/>
        </table:table-row>
        <table:table-row table:style-name="ro18">
          <table:table-cell table:style-name="ce37" table:formula="of:=UPPER(CHAR(TRUNC([.C140]/16)+97))" office:value-type="string" office:string-value="I">
            <text:p>I</text:p>
          </table:table-cell>
          <table:table-cell table:formula="of:=MOD([.C140];16)+1" office:value-type="float" office:value="11">
            <text:p>11</text:p>
          </table:table-cell>
          <table:table-cell table:style-name="ce40" office:value-type="float" office:value="138">
            <text:p>138</text:p>
          </table:table-cell>
          <table:table-cell table:number-columns-repeated="1021"/>
        </table:table-row>
        <table:table-row table:style-name="ro18">
          <table:table-cell table:style-name="ce37" table:formula="of:=UPPER(CHAR(TRUNC([.C141]/16)+97))" office:value-type="string" office:string-value="I">
            <text:p>I</text:p>
          </table:table-cell>
          <table:table-cell table:formula="of:=MOD([.C141];16)+1" office:value-type="float" office:value="12">
            <text:p>12</text:p>
          </table:table-cell>
          <table:table-cell table:style-name="ce40" office:value-type="float" office:value="139">
            <text:p>139</text:p>
          </table:table-cell>
          <table:table-cell table:number-columns-repeated="1021"/>
        </table:table-row>
        <table:table-row table:style-name="ro18">
          <table:table-cell table:style-name="ce37" table:formula="of:=UPPER(CHAR(TRUNC([.C142]/16)+97))" office:value-type="string" office:string-value="I">
            <text:p>I</text:p>
          </table:table-cell>
          <table:table-cell table:formula="of:=MOD([.C142];16)+1" office:value-type="float" office:value="13">
            <text:p>13</text:p>
          </table:table-cell>
          <table:table-cell table:style-name="ce40" office:value-type="float" office:value="140">
            <text:p>140</text:p>
          </table:table-cell>
          <table:table-cell table:number-columns-repeated="1021"/>
        </table:table-row>
        <table:table-row table:style-name="ro18">
          <table:table-cell table:style-name="ce37" table:formula="of:=UPPER(CHAR(TRUNC([.C143]/16)+97))" office:value-type="string" office:string-value="I">
            <text:p>I</text:p>
          </table:table-cell>
          <table:table-cell table:formula="of:=MOD([.C143];16)+1" office:value-type="float" office:value="14">
            <text:p>14</text:p>
          </table:table-cell>
          <table:table-cell table:style-name="ce40" office:value-type="float" office:value="141">
            <text:p>141</text:p>
          </table:table-cell>
          <table:table-cell table:number-columns-repeated="1021"/>
        </table:table-row>
        <table:table-row table:style-name="ro18">
          <table:table-cell table:style-name="ce37" table:formula="of:=UPPER(CHAR(TRUNC([.C144]/16)+97))" office:value-type="string" office:string-value="I">
            <text:p>I</text:p>
          </table:table-cell>
          <table:table-cell table:formula="of:=MOD([.C144];16)+1" office:value-type="float" office:value="15">
            <text:p>15</text:p>
          </table:table-cell>
          <table:table-cell table:style-name="ce40" office:value-type="float" office:value="142">
            <text:p>142</text:p>
          </table:table-cell>
          <table:table-cell table:number-columns-repeated="1021"/>
        </table:table-row>
        <table:table-row table:style-name="ro18">
          <table:table-cell table:style-name="ce37" table:formula="of:=UPPER(CHAR(TRUNC([.C145]/16)+97))" office:value-type="string" office:string-value="I">
            <text:p>I</text:p>
          </table:table-cell>
          <table:table-cell table:formula="of:=MOD([.C145];16)+1" office:value-type="float" office:value="16">
            <text:p>16</text:p>
          </table:table-cell>
          <table:table-cell table:style-name="ce40" office:value-type="float" office:value="143">
            <text:p>143</text:p>
          </table:table-cell>
          <table:table-cell table:number-columns-repeated="1021"/>
        </table:table-row>
        <table:table-row table:style-name="ro18">
          <table:table-cell table:style-name="ce37" table:formula="of:=UPPER(CHAR(TRUNC([.C146]/16)+97))" office:value-type="string" office:string-value="J">
            <text:p>J</text:p>
          </table:table-cell>
          <table:table-cell table:formula="of:=MOD([.C146];16)+1" office:value-type="float" office:value="1">
            <text:p>1</text:p>
          </table:table-cell>
          <table:table-cell table:style-name="ce40" office:value-type="float" office:value="144">
            <text:p>144</text:p>
          </table:table-cell>
          <table:table-cell table:number-columns-repeated="1021"/>
        </table:table-row>
        <table:table-row table:style-name="ro18">
          <table:table-cell table:style-name="ce37" table:formula="of:=UPPER(CHAR(TRUNC([.C147]/16)+97))" office:value-type="string" office:string-value="J">
            <text:p>J</text:p>
          </table:table-cell>
          <table:table-cell table:formula="of:=MOD([.C147];16)+1" office:value-type="float" office:value="2">
            <text:p>2</text:p>
          </table:table-cell>
          <table:table-cell table:style-name="ce40" office:value-type="float" office:value="145">
            <text:p>145</text:p>
          </table:table-cell>
          <table:table-cell table:number-columns-repeated="1021"/>
        </table:table-row>
        <table:table-row table:style-name="ro18">
          <table:table-cell table:style-name="ce37" table:formula="of:=UPPER(CHAR(TRUNC([.C148]/16)+97))" office:value-type="string" office:string-value="J">
            <text:p>J</text:p>
          </table:table-cell>
          <table:table-cell table:formula="of:=MOD([.C148];16)+1" office:value-type="float" office:value="3">
            <text:p>3</text:p>
          </table:table-cell>
          <table:table-cell table:style-name="ce40" office:value-type="float" office:value="146">
            <text:p>146</text:p>
          </table:table-cell>
          <table:table-cell table:number-columns-repeated="1021"/>
        </table:table-row>
        <table:table-row table:style-name="ro18">
          <table:table-cell table:style-name="ce37" table:formula="of:=UPPER(CHAR(TRUNC([.C149]/16)+97))" office:value-type="string" office:string-value="J">
            <text:p>J</text:p>
          </table:table-cell>
          <table:table-cell table:formula="of:=MOD([.C149];16)+1" office:value-type="float" office:value="4">
            <text:p>4</text:p>
          </table:table-cell>
          <table:table-cell table:style-name="ce40" office:value-type="float" office:value="147">
            <text:p>147</text:p>
          </table:table-cell>
          <table:table-cell table:number-columns-repeated="1021"/>
        </table:table-row>
        <table:table-row table:style-name="ro18">
          <table:table-cell table:style-name="ce37" table:formula="of:=UPPER(CHAR(TRUNC([.C150]/16)+97))" office:value-type="string" office:string-value="J">
            <text:p>J</text:p>
          </table:table-cell>
          <table:table-cell table:formula="of:=MOD([.C150];16)+1" office:value-type="float" office:value="5">
            <text:p>5</text:p>
          </table:table-cell>
          <table:table-cell table:style-name="ce40" office:value-type="float" office:value="148">
            <text:p>148</text:p>
          </table:table-cell>
          <table:table-cell table:number-columns-repeated="1021"/>
        </table:table-row>
        <table:table-row table:style-name="ro18">
          <table:table-cell table:style-name="ce37" table:formula="of:=UPPER(CHAR(TRUNC([.C151]/16)+97))" office:value-type="string" office:string-value="J">
            <text:p>J</text:p>
          </table:table-cell>
          <table:table-cell table:formula="of:=MOD([.C151];16)+1" office:value-type="float" office:value="6">
            <text:p>6</text:p>
          </table:table-cell>
          <table:table-cell table:style-name="ce40" office:value-type="float" office:value="149">
            <text:p>149</text:p>
          </table:table-cell>
          <table:table-cell table:number-columns-repeated="1021"/>
        </table:table-row>
        <table:table-row table:style-name="ro18">
          <table:table-cell table:style-name="ce37" table:formula="of:=UPPER(CHAR(TRUNC([.C152]/16)+97))" office:value-type="string" office:string-value="J">
            <text:p>J</text:p>
          </table:table-cell>
          <table:table-cell table:formula="of:=MOD([.C152];16)+1" office:value-type="float" office:value="7">
            <text:p>7</text:p>
          </table:table-cell>
          <table:table-cell table:style-name="ce40" office:value-type="float" office:value="150">
            <text:p>150</text:p>
          </table:table-cell>
          <table:table-cell table:number-columns-repeated="1021"/>
        </table:table-row>
        <table:table-row table:style-name="ro18">
          <table:table-cell table:style-name="ce37" table:formula="of:=UPPER(CHAR(TRUNC([.C153]/16)+97))" office:value-type="string" office:string-value="J">
            <text:p>J</text:p>
          </table:table-cell>
          <table:table-cell table:formula="of:=MOD([.C153];16)+1" office:value-type="float" office:value="8">
            <text:p>8</text:p>
          </table:table-cell>
          <table:table-cell table:style-name="ce40" office:value-type="float" office:value="151">
            <text:p>151</text:p>
          </table:table-cell>
          <table:table-cell table:number-columns-repeated="1021"/>
        </table:table-row>
        <table:table-row table:style-name="ro18">
          <table:table-cell table:style-name="ce37" table:formula="of:=UPPER(CHAR(TRUNC([.C154]/16)+97))" office:value-type="string" office:string-value="J">
            <text:p>J</text:p>
          </table:table-cell>
          <table:table-cell table:formula="of:=MOD([.C154];16)+1" office:value-type="float" office:value="9">
            <text:p>9</text:p>
          </table:table-cell>
          <table:table-cell table:style-name="ce40" office:value-type="float" office:value="152">
            <text:p>152</text:p>
          </table:table-cell>
          <table:table-cell table:number-columns-repeated="1021"/>
        </table:table-row>
        <table:table-row table:style-name="ro18">
          <table:table-cell table:style-name="ce37" table:formula="of:=UPPER(CHAR(TRUNC([.C155]/16)+97))" office:value-type="string" office:string-value="J">
            <text:p>J</text:p>
          </table:table-cell>
          <table:table-cell table:formula="of:=MOD([.C155];16)+1" office:value-type="float" office:value="10">
            <text:p>10</text:p>
          </table:table-cell>
          <table:table-cell table:style-name="ce40" office:value-type="float" office:value="153">
            <text:p>153</text:p>
          </table:table-cell>
          <table:table-cell table:number-columns-repeated="1021"/>
        </table:table-row>
        <table:table-row table:style-name="ro18">
          <table:table-cell table:style-name="ce37" table:formula="of:=UPPER(CHAR(TRUNC([.C156]/16)+97))" office:value-type="string" office:string-value="J">
            <text:p>J</text:p>
          </table:table-cell>
          <table:table-cell table:formula="of:=MOD([.C156];16)+1" office:value-type="float" office:value="11">
            <text:p>11</text:p>
          </table:table-cell>
          <table:table-cell table:style-name="ce40" office:value-type="float" office:value="154">
            <text:p>154</text:p>
          </table:table-cell>
          <table:table-cell table:number-columns-repeated="1021"/>
        </table:table-row>
        <table:table-row table:style-name="ro18">
          <table:table-cell table:style-name="ce37" table:formula="of:=UPPER(CHAR(TRUNC([.C157]/16)+97))" office:value-type="string" office:string-value="J">
            <text:p>J</text:p>
          </table:table-cell>
          <table:table-cell table:formula="of:=MOD([.C157];16)+1" office:value-type="float" office:value="12">
            <text:p>12</text:p>
          </table:table-cell>
          <table:table-cell table:style-name="ce40" office:value-type="float" office:value="155">
            <text:p>155</text:p>
          </table:table-cell>
          <table:table-cell table:number-columns-repeated="1021"/>
        </table:table-row>
        <table:table-row table:style-name="ro18">
          <table:table-cell table:style-name="ce37" table:formula="of:=UPPER(CHAR(TRUNC([.C158]/16)+97))" office:value-type="string" office:string-value="J">
            <text:p>J</text:p>
          </table:table-cell>
          <table:table-cell table:formula="of:=MOD([.C158];16)+1" office:value-type="float" office:value="13">
            <text:p>13</text:p>
          </table:table-cell>
          <table:table-cell table:style-name="ce40" office:value-type="float" office:value="156">
            <text:p>156</text:p>
          </table:table-cell>
          <table:table-cell table:number-columns-repeated="1021"/>
        </table:table-row>
        <table:table-row table:style-name="ro18">
          <table:table-cell table:style-name="ce37" table:formula="of:=UPPER(CHAR(TRUNC([.C159]/16)+97))" office:value-type="string" office:string-value="J">
            <text:p>J</text:p>
          </table:table-cell>
          <table:table-cell table:formula="of:=MOD([.C159];16)+1" office:value-type="float" office:value="14">
            <text:p>14</text:p>
          </table:table-cell>
          <table:table-cell table:style-name="ce40" office:value-type="float" office:value="157">
            <text:p>157</text:p>
          </table:table-cell>
          <table:table-cell table:number-columns-repeated="1021"/>
        </table:table-row>
        <table:table-row table:style-name="ro18">
          <table:table-cell table:style-name="ce37" table:formula="of:=UPPER(CHAR(TRUNC([.C160]/16)+97))" office:value-type="string" office:string-value="J">
            <text:p>J</text:p>
          </table:table-cell>
          <table:table-cell table:formula="of:=MOD([.C160];16)+1" office:value-type="float" office:value="15">
            <text:p>15</text:p>
          </table:table-cell>
          <table:table-cell table:style-name="ce40" office:value-type="float" office:value="158">
            <text:p>158</text:p>
          </table:table-cell>
          <table:table-cell table:number-columns-repeated="1021"/>
        </table:table-row>
        <table:table-row table:style-name="ro18">
          <table:table-cell table:style-name="ce37" table:formula="of:=UPPER(CHAR(TRUNC([.C161]/16)+97))" office:value-type="string" office:string-value="J">
            <text:p>J</text:p>
          </table:table-cell>
          <table:table-cell table:formula="of:=MOD([.C161];16)+1" office:value-type="float" office:value="16">
            <text:p>16</text:p>
          </table:table-cell>
          <table:table-cell table:style-name="ce40" office:value-type="float" office:value="159">
            <text:p>159</text:p>
          </table:table-cell>
          <table:table-cell table:number-columns-repeated="1021"/>
        </table:table-row>
        <table:table-row table:style-name="ro18">
          <table:table-cell table:style-name="ce37" table:formula="of:=UPPER(CHAR(TRUNC([.C162]/16)+97))" office:value-type="string" office:string-value="K">
            <text:p>K</text:p>
          </table:table-cell>
          <table:table-cell table:formula="of:=MOD([.C162];16)+1" office:value-type="float" office:value="1">
            <text:p>1</text:p>
          </table:table-cell>
          <table:table-cell table:style-name="ce40" office:value-type="float" office:value="160">
            <text:p>160</text:p>
          </table:table-cell>
          <table:table-cell table:number-columns-repeated="1021"/>
        </table:table-row>
        <table:table-row table:style-name="ro18">
          <table:table-cell table:style-name="ce37" table:formula="of:=UPPER(CHAR(TRUNC([.C163]/16)+97))" office:value-type="string" office:string-value="K">
            <text:p>K</text:p>
          </table:table-cell>
          <table:table-cell table:formula="of:=MOD([.C163];16)+1" office:value-type="float" office:value="2">
            <text:p>2</text:p>
          </table:table-cell>
          <table:table-cell table:style-name="ce40" office:value-type="float" office:value="161">
            <text:p>161</text:p>
          </table:table-cell>
          <table:table-cell table:number-columns-repeated="1021"/>
        </table:table-row>
        <table:table-row table:style-name="ro18">
          <table:table-cell table:style-name="ce37" table:formula="of:=UPPER(CHAR(TRUNC([.C164]/16)+97))" office:value-type="string" office:string-value="K">
            <text:p>K</text:p>
          </table:table-cell>
          <table:table-cell table:formula="of:=MOD([.C164];16)+1" office:value-type="float" office:value="3">
            <text:p>3</text:p>
          </table:table-cell>
          <table:table-cell table:style-name="ce40" office:value-type="float" office:value="162">
            <text:p>162</text:p>
          </table:table-cell>
          <table:table-cell table:number-columns-repeated="1021"/>
        </table:table-row>
        <table:table-row table:style-name="ro18">
          <table:table-cell table:style-name="ce37" table:formula="of:=UPPER(CHAR(TRUNC([.C165]/16)+97))" office:value-type="string" office:string-value="K">
            <text:p>K</text:p>
          </table:table-cell>
          <table:table-cell table:formula="of:=MOD([.C165];16)+1" office:value-type="float" office:value="4">
            <text:p>4</text:p>
          </table:table-cell>
          <table:table-cell table:style-name="ce40" office:value-type="float" office:value="163">
            <text:p>163</text:p>
          </table:table-cell>
          <table:table-cell table:number-columns-repeated="1021"/>
        </table:table-row>
        <table:table-row table:style-name="ro18">
          <table:table-cell table:style-name="ce37" table:formula="of:=UPPER(CHAR(TRUNC([.C166]/16)+97))" office:value-type="string" office:string-value="K">
            <text:p>K</text:p>
          </table:table-cell>
          <table:table-cell table:formula="of:=MOD([.C166];16)+1" office:value-type="float" office:value="5">
            <text:p>5</text:p>
          </table:table-cell>
          <table:table-cell table:style-name="ce40" office:value-type="float" office:value="164">
            <text:p>164</text:p>
          </table:table-cell>
          <table:table-cell table:number-columns-repeated="1021"/>
        </table:table-row>
        <table:table-row table:style-name="ro18">
          <table:table-cell table:style-name="ce37" table:formula="of:=UPPER(CHAR(TRUNC([.C167]/16)+97))" office:value-type="string" office:string-value="K">
            <text:p>K</text:p>
          </table:table-cell>
          <table:table-cell table:formula="of:=MOD([.C167];16)+1" office:value-type="float" office:value="6">
            <text:p>6</text:p>
          </table:table-cell>
          <table:table-cell table:style-name="ce40" office:value-type="float" office:value="165">
            <text:p>165</text:p>
          </table:table-cell>
          <table:table-cell table:number-columns-repeated="1021"/>
        </table:table-row>
        <table:table-row table:style-name="ro18">
          <table:table-cell table:style-name="ce37" table:formula="of:=UPPER(CHAR(TRUNC([.C168]/16)+97))" office:value-type="string" office:string-value="K">
            <text:p>K</text:p>
          </table:table-cell>
          <table:table-cell table:formula="of:=MOD([.C168];16)+1" office:value-type="float" office:value="7">
            <text:p>7</text:p>
          </table:table-cell>
          <table:table-cell table:style-name="ce40" office:value-type="float" office:value="166">
            <text:p>166</text:p>
          </table:table-cell>
          <table:table-cell table:number-columns-repeated="1021"/>
        </table:table-row>
        <table:table-row table:style-name="ro18">
          <table:table-cell table:style-name="ce37" table:formula="of:=UPPER(CHAR(TRUNC([.C169]/16)+97))" office:value-type="string" office:string-value="K">
            <text:p>K</text:p>
          </table:table-cell>
          <table:table-cell table:formula="of:=MOD([.C169];16)+1" office:value-type="float" office:value="8">
            <text:p>8</text:p>
          </table:table-cell>
          <table:table-cell table:style-name="ce40" office:value-type="float" office:value="167">
            <text:p>167</text:p>
          </table:table-cell>
          <table:table-cell table:number-columns-repeated="1021"/>
        </table:table-row>
        <table:table-row table:style-name="ro18">
          <table:table-cell table:style-name="ce37" table:formula="of:=UPPER(CHAR(TRUNC([.C170]/16)+97))" office:value-type="string" office:string-value="K">
            <text:p>K</text:p>
          </table:table-cell>
          <table:table-cell table:formula="of:=MOD([.C170];16)+1" office:value-type="float" office:value="9">
            <text:p>9</text:p>
          </table:table-cell>
          <table:table-cell table:style-name="ce40" office:value-type="float" office:value="168">
            <text:p>168</text:p>
          </table:table-cell>
          <table:table-cell table:number-columns-repeated="1021"/>
        </table:table-row>
        <table:table-row table:style-name="ro18">
          <table:table-cell table:style-name="ce37" table:formula="of:=UPPER(CHAR(TRUNC([.C171]/16)+97))" office:value-type="string" office:string-value="K">
            <text:p>K</text:p>
          </table:table-cell>
          <table:table-cell table:formula="of:=MOD([.C171];16)+1" office:value-type="float" office:value="10">
            <text:p>10</text:p>
          </table:table-cell>
          <table:table-cell table:style-name="ce40" office:value-type="float" office:value="169">
            <text:p>169</text:p>
          </table:table-cell>
          <table:table-cell table:number-columns-repeated="1021"/>
        </table:table-row>
        <table:table-row table:style-name="ro18">
          <table:table-cell table:style-name="ce37" table:formula="of:=UPPER(CHAR(TRUNC([.C172]/16)+97))" office:value-type="string" office:string-value="K">
            <text:p>K</text:p>
          </table:table-cell>
          <table:table-cell table:formula="of:=MOD([.C172];16)+1" office:value-type="float" office:value="11">
            <text:p>11</text:p>
          </table:table-cell>
          <table:table-cell table:style-name="ce40" office:value-type="float" office:value="170">
            <text:p>170</text:p>
          </table:table-cell>
          <table:table-cell table:number-columns-repeated="1021"/>
        </table:table-row>
        <table:table-row table:style-name="ro18">
          <table:table-cell table:style-name="ce37" table:formula="of:=UPPER(CHAR(TRUNC([.C173]/16)+97))" office:value-type="string" office:string-value="K">
            <text:p>K</text:p>
          </table:table-cell>
          <table:table-cell table:formula="of:=MOD([.C173];16)+1" office:value-type="float" office:value="12">
            <text:p>12</text:p>
          </table:table-cell>
          <table:table-cell table:style-name="ce40" office:value-type="float" office:value="171">
            <text:p>171</text:p>
          </table:table-cell>
          <table:table-cell table:number-columns-repeated="1021"/>
        </table:table-row>
        <table:table-row table:style-name="ro18">
          <table:table-cell table:style-name="ce37" table:formula="of:=UPPER(CHAR(TRUNC([.C174]/16)+97))" office:value-type="string" office:string-value="K">
            <text:p>K</text:p>
          </table:table-cell>
          <table:table-cell table:formula="of:=MOD([.C174];16)+1" office:value-type="float" office:value="13">
            <text:p>13</text:p>
          </table:table-cell>
          <table:table-cell table:style-name="ce40" office:value-type="float" office:value="172">
            <text:p>172</text:p>
          </table:table-cell>
          <table:table-cell table:number-columns-repeated="1021"/>
        </table:table-row>
        <table:table-row table:style-name="ro18">
          <table:table-cell table:style-name="ce37" table:formula="of:=UPPER(CHAR(TRUNC([.C175]/16)+97))" office:value-type="string" office:string-value="K">
            <text:p>K</text:p>
          </table:table-cell>
          <table:table-cell table:formula="of:=MOD([.C175];16)+1" office:value-type="float" office:value="14">
            <text:p>14</text:p>
          </table:table-cell>
          <table:table-cell table:style-name="ce40" office:value-type="float" office:value="173">
            <text:p>173</text:p>
          </table:table-cell>
          <table:table-cell table:number-columns-repeated="1021"/>
        </table:table-row>
        <table:table-row table:style-name="ro18">
          <table:table-cell table:style-name="ce37" table:formula="of:=UPPER(CHAR(TRUNC([.C176]/16)+97))" office:value-type="string" office:string-value="K">
            <text:p>K</text:p>
          </table:table-cell>
          <table:table-cell table:formula="of:=MOD([.C176];16)+1" office:value-type="float" office:value="15">
            <text:p>15</text:p>
          </table:table-cell>
          <table:table-cell table:style-name="ce40" office:value-type="float" office:value="174">
            <text:p>174</text:p>
          </table:table-cell>
          <table:table-cell table:number-columns-repeated="1021"/>
        </table:table-row>
        <table:table-row table:style-name="ro18">
          <table:table-cell table:style-name="ce37" table:formula="of:=UPPER(CHAR(TRUNC([.C177]/16)+97))" office:value-type="string" office:string-value="K">
            <text:p>K</text:p>
          </table:table-cell>
          <table:table-cell table:formula="of:=MOD([.C177];16)+1" office:value-type="float" office:value="16">
            <text:p>16</text:p>
          </table:table-cell>
          <table:table-cell table:style-name="ce40" office:value-type="float" office:value="175">
            <text:p>175</text:p>
          </table:table-cell>
          <table:table-cell table:number-columns-repeated="1021"/>
        </table:table-row>
        <table:table-row table:style-name="ro18">
          <table:table-cell table:style-name="ce37" table:formula="of:=UPPER(CHAR(TRUNC([.C178]/16)+97))" office:value-type="string" office:string-value="L">
            <text:p>L</text:p>
          </table:table-cell>
          <table:table-cell table:formula="of:=MOD([.C178];16)+1" office:value-type="float" office:value="1">
            <text:p>1</text:p>
          </table:table-cell>
          <table:table-cell table:style-name="ce40" office:value-type="float" office:value="176">
            <text:p>176</text:p>
          </table:table-cell>
          <table:table-cell table:number-columns-repeated="1021"/>
        </table:table-row>
        <table:table-row table:style-name="ro18">
          <table:table-cell table:style-name="ce37" table:formula="of:=UPPER(CHAR(TRUNC([.C179]/16)+97))" office:value-type="string" office:string-value="L">
            <text:p>L</text:p>
          </table:table-cell>
          <table:table-cell table:formula="of:=MOD([.C179];16)+1" office:value-type="float" office:value="2">
            <text:p>2</text:p>
          </table:table-cell>
          <table:table-cell table:style-name="ce40" office:value-type="float" office:value="177">
            <text:p>177</text:p>
          </table:table-cell>
          <table:table-cell table:number-columns-repeated="1021"/>
        </table:table-row>
        <table:table-row table:style-name="ro18">
          <table:table-cell table:style-name="ce37" table:formula="of:=UPPER(CHAR(TRUNC([.C180]/16)+97))" office:value-type="string" office:string-value="L">
            <text:p>L</text:p>
          </table:table-cell>
          <table:table-cell table:formula="of:=MOD([.C180];16)+1" office:value-type="float" office:value="3">
            <text:p>3</text:p>
          </table:table-cell>
          <table:table-cell table:style-name="ce40" office:value-type="float" office:value="178">
            <text:p>178</text:p>
          </table:table-cell>
          <table:table-cell table:number-columns-repeated="1021"/>
        </table:table-row>
        <table:table-row table:style-name="ro18">
          <table:table-cell table:style-name="ce37" table:formula="of:=UPPER(CHAR(TRUNC([.C181]/16)+97))" office:value-type="string" office:string-value="L">
            <text:p>L</text:p>
          </table:table-cell>
          <table:table-cell table:formula="of:=MOD([.C181];16)+1" office:value-type="float" office:value="4">
            <text:p>4</text:p>
          </table:table-cell>
          <table:table-cell table:style-name="ce40" office:value-type="float" office:value="179">
            <text:p>179</text:p>
          </table:table-cell>
          <table:table-cell table:number-columns-repeated="1021"/>
        </table:table-row>
        <table:table-row table:style-name="ro18">
          <table:table-cell table:style-name="ce37" table:formula="of:=UPPER(CHAR(TRUNC([.C182]/16)+97))" office:value-type="string" office:string-value="L">
            <text:p>L</text:p>
          </table:table-cell>
          <table:table-cell table:formula="of:=MOD([.C182];16)+1" office:value-type="float" office:value="5">
            <text:p>5</text:p>
          </table:table-cell>
          <table:table-cell table:style-name="ce40" office:value-type="float" office:value="180">
            <text:p>180</text:p>
          </table:table-cell>
          <table:table-cell table:number-columns-repeated="1021"/>
        </table:table-row>
        <table:table-row table:style-name="ro18">
          <table:table-cell table:style-name="ce37" table:formula="of:=UPPER(CHAR(TRUNC([.C183]/16)+97))" office:value-type="string" office:string-value="L">
            <text:p>L</text:p>
          </table:table-cell>
          <table:table-cell table:formula="of:=MOD([.C183];16)+1" office:value-type="float" office:value="6">
            <text:p>6</text:p>
          </table:table-cell>
          <table:table-cell table:style-name="ce40" office:value-type="float" office:value="181">
            <text:p>181</text:p>
          </table:table-cell>
          <table:table-cell table:number-columns-repeated="1021"/>
        </table:table-row>
        <table:table-row table:style-name="ro18">
          <table:table-cell table:style-name="ce37" table:formula="of:=UPPER(CHAR(TRUNC([.C184]/16)+97))" office:value-type="string" office:string-value="L">
            <text:p>L</text:p>
          </table:table-cell>
          <table:table-cell table:formula="of:=MOD([.C184];16)+1" office:value-type="float" office:value="7">
            <text:p>7</text:p>
          </table:table-cell>
          <table:table-cell table:style-name="ce40" office:value-type="float" office:value="182">
            <text:p>182</text:p>
          </table:table-cell>
          <table:table-cell table:number-columns-repeated="1021"/>
        </table:table-row>
        <table:table-row table:style-name="ro18">
          <table:table-cell table:style-name="ce37" table:formula="of:=UPPER(CHAR(TRUNC([.C185]/16)+97))" office:value-type="string" office:string-value="L">
            <text:p>L</text:p>
          </table:table-cell>
          <table:table-cell table:formula="of:=MOD([.C185];16)+1" office:value-type="float" office:value="8">
            <text:p>8</text:p>
          </table:table-cell>
          <table:table-cell table:style-name="ce40" office:value-type="float" office:value="183">
            <text:p>183</text:p>
          </table:table-cell>
          <table:table-cell table:number-columns-repeated="1021"/>
        </table:table-row>
        <table:table-row table:style-name="ro18">
          <table:table-cell table:style-name="ce37" table:formula="of:=UPPER(CHAR(TRUNC([.C186]/16)+97))" office:value-type="string" office:string-value="L">
            <text:p>L</text:p>
          </table:table-cell>
          <table:table-cell table:formula="of:=MOD([.C186];16)+1" office:value-type="float" office:value="9">
            <text:p>9</text:p>
          </table:table-cell>
          <table:table-cell table:style-name="ce40" office:value-type="float" office:value="184">
            <text:p>184</text:p>
          </table:table-cell>
          <table:table-cell table:number-columns-repeated="1021"/>
        </table:table-row>
        <table:table-row table:style-name="ro18">
          <table:table-cell table:style-name="ce37" table:formula="of:=UPPER(CHAR(TRUNC([.C187]/16)+97))" office:value-type="string" office:string-value="L">
            <text:p>L</text:p>
          </table:table-cell>
          <table:table-cell table:formula="of:=MOD([.C187];16)+1" office:value-type="float" office:value="10">
            <text:p>10</text:p>
          </table:table-cell>
          <table:table-cell table:style-name="ce40" office:value-type="float" office:value="185">
            <text:p>185</text:p>
          </table:table-cell>
          <table:table-cell table:number-columns-repeated="1021"/>
        </table:table-row>
        <table:table-row table:style-name="ro18">
          <table:table-cell table:style-name="ce37" table:formula="of:=UPPER(CHAR(TRUNC([.C188]/16)+97))" office:value-type="string" office:string-value="L">
            <text:p>L</text:p>
          </table:table-cell>
          <table:table-cell table:formula="of:=MOD([.C188];16)+1" office:value-type="float" office:value="11">
            <text:p>11</text:p>
          </table:table-cell>
          <table:table-cell table:style-name="ce40" office:value-type="float" office:value="186">
            <text:p>186</text:p>
          </table:table-cell>
          <table:table-cell table:number-columns-repeated="1021"/>
        </table:table-row>
        <table:table-row table:style-name="ro18">
          <table:table-cell table:style-name="ce37" table:formula="of:=UPPER(CHAR(TRUNC([.C189]/16)+97))" office:value-type="string" office:string-value="L">
            <text:p>L</text:p>
          </table:table-cell>
          <table:table-cell table:formula="of:=MOD([.C189];16)+1" office:value-type="float" office:value="12">
            <text:p>12</text:p>
          </table:table-cell>
          <table:table-cell table:style-name="ce40" office:value-type="float" office:value="187">
            <text:p>187</text:p>
          </table:table-cell>
          <table:table-cell table:number-columns-repeated="1021"/>
        </table:table-row>
        <table:table-row table:style-name="ro18">
          <table:table-cell table:style-name="ce37" table:formula="of:=UPPER(CHAR(TRUNC([.C190]/16)+97))" office:value-type="string" office:string-value="L">
            <text:p>L</text:p>
          </table:table-cell>
          <table:table-cell table:formula="of:=MOD([.C190];16)+1" office:value-type="float" office:value="13">
            <text:p>13</text:p>
          </table:table-cell>
          <table:table-cell table:style-name="ce40" office:value-type="float" office:value="188">
            <text:p>188</text:p>
          </table:table-cell>
          <table:table-cell table:number-columns-repeated="1021"/>
        </table:table-row>
        <table:table-row table:style-name="ro18">
          <table:table-cell table:style-name="ce37" table:formula="of:=UPPER(CHAR(TRUNC([.C191]/16)+97))" office:value-type="string" office:string-value="L">
            <text:p>L</text:p>
          </table:table-cell>
          <table:table-cell table:formula="of:=MOD([.C191];16)+1" office:value-type="float" office:value="14">
            <text:p>14</text:p>
          </table:table-cell>
          <table:table-cell table:style-name="ce40" office:value-type="float" office:value="189">
            <text:p>189</text:p>
          </table:table-cell>
          <table:table-cell table:number-columns-repeated="1021"/>
        </table:table-row>
        <table:table-row table:style-name="ro18">
          <table:table-cell table:style-name="ce37" table:formula="of:=UPPER(CHAR(TRUNC([.C192]/16)+97))" office:value-type="string" office:string-value="L">
            <text:p>L</text:p>
          </table:table-cell>
          <table:table-cell table:formula="of:=MOD([.C192];16)+1" office:value-type="float" office:value="15">
            <text:p>15</text:p>
          </table:table-cell>
          <table:table-cell table:style-name="ce40" office:value-type="float" office:value="190">
            <text:p>190</text:p>
          </table:table-cell>
          <table:table-cell table:number-columns-repeated="1021"/>
        </table:table-row>
        <table:table-row table:style-name="ro18">
          <table:table-cell table:style-name="ce37" table:formula="of:=UPPER(CHAR(TRUNC([.C193]/16)+97))" office:value-type="string" office:string-value="L">
            <text:p>L</text:p>
          </table:table-cell>
          <table:table-cell table:formula="of:=MOD([.C193];16)+1" office:value-type="float" office:value="16">
            <text:p>16</text:p>
          </table:table-cell>
          <table:table-cell table:style-name="ce40" office:value-type="float" office:value="191">
            <text:p>191</text:p>
          </table:table-cell>
          <table:table-cell table:number-columns-repeated="1021"/>
        </table:table-row>
        <table:table-row table:style-name="ro18">
          <table:table-cell table:style-name="ce37" table:formula="of:=UPPER(CHAR(TRUNC([.C194]/16)+97))" office:value-type="string" office:string-value="M">
            <text:p>M</text:p>
          </table:table-cell>
          <table:table-cell table:formula="of:=MOD([.C194];16)+1" office:value-type="float" office:value="1">
            <text:p>1</text:p>
          </table:table-cell>
          <table:table-cell table:style-name="ce40" office:value-type="float" office:value="192">
            <text:p>192</text:p>
          </table:table-cell>
          <table:table-cell table:number-columns-repeated="1021"/>
        </table:table-row>
        <table:table-row table:style-name="ro18">
          <table:table-cell table:style-name="ce37" table:formula="of:=UPPER(CHAR(TRUNC([.C195]/16)+97))" office:value-type="string" office:string-value="M">
            <text:p>M</text:p>
          </table:table-cell>
          <table:table-cell table:formula="of:=MOD([.C195];16)+1" office:value-type="float" office:value="2">
            <text:p>2</text:p>
          </table:table-cell>
          <table:table-cell table:style-name="ce40" office:value-type="float" office:value="193">
            <text:p>193</text:p>
          </table:table-cell>
          <table:table-cell table:number-columns-repeated="1021"/>
        </table:table-row>
        <table:table-row table:style-name="ro18">
          <table:table-cell table:style-name="ce37" table:formula="of:=UPPER(CHAR(TRUNC([.C196]/16)+97))" office:value-type="string" office:string-value="M">
            <text:p>M</text:p>
          </table:table-cell>
          <table:table-cell table:formula="of:=MOD([.C196];16)+1" office:value-type="float" office:value="3">
            <text:p>3</text:p>
          </table:table-cell>
          <table:table-cell table:style-name="ce40" office:value-type="float" office:value="194">
            <text:p>194</text:p>
          </table:table-cell>
          <table:table-cell table:number-columns-repeated="1021"/>
        </table:table-row>
        <table:table-row table:style-name="ro18">
          <table:table-cell table:style-name="ce37" table:formula="of:=UPPER(CHAR(TRUNC([.C197]/16)+97))" office:value-type="string" office:string-value="M">
            <text:p>M</text:p>
          </table:table-cell>
          <table:table-cell table:formula="of:=MOD([.C197];16)+1" office:value-type="float" office:value="4">
            <text:p>4</text:p>
          </table:table-cell>
          <table:table-cell table:style-name="ce40" office:value-type="float" office:value="195">
            <text:p>195</text:p>
          </table:table-cell>
          <table:table-cell table:number-columns-repeated="1021"/>
        </table:table-row>
        <table:table-row table:style-name="ro18">
          <table:table-cell table:style-name="ce37" table:formula="of:=UPPER(CHAR(TRUNC([.C198]/16)+97))" office:value-type="string" office:string-value="M">
            <text:p>M</text:p>
          </table:table-cell>
          <table:table-cell table:formula="of:=MOD([.C198];16)+1" office:value-type="float" office:value="5">
            <text:p>5</text:p>
          </table:table-cell>
          <table:table-cell table:style-name="ce40" office:value-type="float" office:value="196">
            <text:p>196</text:p>
          </table:table-cell>
          <table:table-cell table:number-columns-repeated="1021"/>
        </table:table-row>
        <table:table-row table:style-name="ro18">
          <table:table-cell table:style-name="ce37" table:formula="of:=UPPER(CHAR(TRUNC([.C199]/16)+97))" office:value-type="string" office:string-value="M">
            <text:p>M</text:p>
          </table:table-cell>
          <table:table-cell table:formula="of:=MOD([.C199];16)+1" office:value-type="float" office:value="6">
            <text:p>6</text:p>
          </table:table-cell>
          <table:table-cell table:style-name="ce40" office:value-type="float" office:value="197">
            <text:p>197</text:p>
          </table:table-cell>
          <table:table-cell table:number-columns-repeated="1021"/>
        </table:table-row>
        <table:table-row table:style-name="ro18">
          <table:table-cell table:style-name="ce37" table:formula="of:=UPPER(CHAR(TRUNC([.C200]/16)+97))" office:value-type="string" office:string-value="M">
            <text:p>M</text:p>
          </table:table-cell>
          <table:table-cell table:formula="of:=MOD([.C200];16)+1" office:value-type="float" office:value="7">
            <text:p>7</text:p>
          </table:table-cell>
          <table:table-cell table:style-name="ce40" office:value-type="float" office:value="198">
            <text:p>198</text:p>
          </table:table-cell>
          <table:table-cell table:number-columns-repeated="1021"/>
        </table:table-row>
        <table:table-row table:style-name="ro18">
          <table:table-cell table:style-name="ce37" table:formula="of:=UPPER(CHAR(TRUNC([.C201]/16)+97))" office:value-type="string" office:string-value="M">
            <text:p>M</text:p>
          </table:table-cell>
          <table:table-cell table:formula="of:=MOD([.C201];16)+1" office:value-type="float" office:value="8">
            <text:p>8</text:p>
          </table:table-cell>
          <table:table-cell table:style-name="ce40" office:value-type="float" office:value="199">
            <text:p>199</text:p>
          </table:table-cell>
          <table:table-cell table:number-columns-repeated="1021"/>
        </table:table-row>
        <table:table-row table:style-name="ro18">
          <table:table-cell table:style-name="ce37" table:formula="of:=UPPER(CHAR(TRUNC([.C202]/16)+97))" office:value-type="string" office:string-value="M">
            <text:p>M</text:p>
          </table:table-cell>
          <table:table-cell table:formula="of:=MOD([.C202];16)+1" office:value-type="float" office:value="9">
            <text:p>9</text:p>
          </table:table-cell>
          <table:table-cell table:style-name="ce40" office:value-type="float" office:value="200">
            <text:p>200</text:p>
          </table:table-cell>
          <table:table-cell table:number-columns-repeated="1021"/>
        </table:table-row>
        <table:table-row table:style-name="ro18">
          <table:table-cell table:style-name="ce37" table:formula="of:=UPPER(CHAR(TRUNC([.C203]/16)+97))" office:value-type="string" office:string-value="M">
            <text:p>M</text:p>
          </table:table-cell>
          <table:table-cell table:formula="of:=MOD([.C203];16)+1" office:value-type="float" office:value="10">
            <text:p>10</text:p>
          </table:table-cell>
          <table:table-cell table:style-name="ce40" office:value-type="float" office:value="201">
            <text:p>201</text:p>
          </table:table-cell>
          <table:table-cell table:number-columns-repeated="1021"/>
        </table:table-row>
        <table:table-row table:style-name="ro18">
          <table:table-cell table:style-name="ce37" table:formula="of:=UPPER(CHAR(TRUNC([.C204]/16)+97))" office:value-type="string" office:string-value="M">
            <text:p>M</text:p>
          </table:table-cell>
          <table:table-cell table:formula="of:=MOD([.C204];16)+1" office:value-type="float" office:value="11">
            <text:p>11</text:p>
          </table:table-cell>
          <table:table-cell table:style-name="ce40" office:value-type="float" office:value="202">
            <text:p>202</text:p>
          </table:table-cell>
          <table:table-cell table:number-columns-repeated="1021"/>
        </table:table-row>
        <table:table-row table:style-name="ro18">
          <table:table-cell table:style-name="ce37" table:formula="of:=UPPER(CHAR(TRUNC([.C205]/16)+97))" office:value-type="string" office:string-value="M">
            <text:p>M</text:p>
          </table:table-cell>
          <table:table-cell table:formula="of:=MOD([.C205];16)+1" office:value-type="float" office:value="12">
            <text:p>12</text:p>
          </table:table-cell>
          <table:table-cell table:style-name="ce40" office:value-type="float" office:value="203">
            <text:p>203</text:p>
          </table:table-cell>
          <table:table-cell table:number-columns-repeated="1021"/>
        </table:table-row>
        <table:table-row table:style-name="ro18">
          <table:table-cell table:style-name="ce37" table:formula="of:=UPPER(CHAR(TRUNC([.C206]/16)+97))" office:value-type="string" office:string-value="M">
            <text:p>M</text:p>
          </table:table-cell>
          <table:table-cell table:formula="of:=MOD([.C206];16)+1" office:value-type="float" office:value="13">
            <text:p>13</text:p>
          </table:table-cell>
          <table:table-cell table:style-name="ce40" office:value-type="float" office:value="204">
            <text:p>204</text:p>
          </table:table-cell>
          <table:table-cell table:number-columns-repeated="1021"/>
        </table:table-row>
        <table:table-row table:style-name="ro18">
          <table:table-cell table:style-name="ce37" table:formula="of:=UPPER(CHAR(TRUNC([.C207]/16)+97))" office:value-type="string" office:string-value="M">
            <text:p>M</text:p>
          </table:table-cell>
          <table:table-cell table:formula="of:=MOD([.C207];16)+1" office:value-type="float" office:value="14">
            <text:p>14</text:p>
          </table:table-cell>
          <table:table-cell table:style-name="ce40" office:value-type="float" office:value="205">
            <text:p>205</text:p>
          </table:table-cell>
          <table:table-cell table:number-columns-repeated="1021"/>
        </table:table-row>
        <table:table-row table:style-name="ro18">
          <table:table-cell table:style-name="ce37" table:formula="of:=UPPER(CHAR(TRUNC([.C208]/16)+97))" office:value-type="string" office:string-value="M">
            <text:p>M</text:p>
          </table:table-cell>
          <table:table-cell table:formula="of:=MOD([.C208];16)+1" office:value-type="float" office:value="15">
            <text:p>15</text:p>
          </table:table-cell>
          <table:table-cell table:style-name="ce40" office:value-type="float" office:value="206">
            <text:p>206</text:p>
          </table:table-cell>
          <table:table-cell table:number-columns-repeated="1021"/>
        </table:table-row>
        <table:table-row table:style-name="ro18">
          <table:table-cell table:style-name="ce37" table:formula="of:=UPPER(CHAR(TRUNC([.C209]/16)+97))" office:value-type="string" office:string-value="M">
            <text:p>M</text:p>
          </table:table-cell>
          <table:table-cell table:formula="of:=MOD([.C209];16)+1" office:value-type="float" office:value="16">
            <text:p>16</text:p>
          </table:table-cell>
          <table:table-cell table:style-name="ce40" office:value-type="float" office:value="207">
            <text:p>207</text:p>
          </table:table-cell>
          <table:table-cell table:number-columns-repeated="1021"/>
        </table:table-row>
        <table:table-row table:style-name="ro18">
          <table:table-cell table:style-name="ce37" table:formula="of:=UPPER(CHAR(TRUNC([.C210]/16)+97))" office:value-type="string" office:string-value="N">
            <text:p>N</text:p>
          </table:table-cell>
          <table:table-cell table:formula="of:=MOD([.C210];16)+1" office:value-type="float" office:value="1">
            <text:p>1</text:p>
          </table:table-cell>
          <table:table-cell table:style-name="ce40" office:value-type="float" office:value="208">
            <text:p>208</text:p>
          </table:table-cell>
          <table:table-cell table:number-columns-repeated="1021"/>
        </table:table-row>
        <table:table-row table:style-name="ro18">
          <table:table-cell table:style-name="ce37" table:formula="of:=UPPER(CHAR(TRUNC([.C211]/16)+97))" office:value-type="string" office:string-value="N">
            <text:p>N</text:p>
          </table:table-cell>
          <table:table-cell table:formula="of:=MOD([.C211];16)+1" office:value-type="float" office:value="2">
            <text:p>2</text:p>
          </table:table-cell>
          <table:table-cell table:style-name="ce40" office:value-type="float" office:value="209">
            <text:p>209</text:p>
          </table:table-cell>
          <table:table-cell table:number-columns-repeated="1021"/>
        </table:table-row>
        <table:table-row table:style-name="ro18">
          <table:table-cell table:style-name="ce37" table:formula="of:=UPPER(CHAR(TRUNC([.C212]/16)+97))" office:value-type="string" office:string-value="N">
            <text:p>N</text:p>
          </table:table-cell>
          <table:table-cell table:formula="of:=MOD([.C212];16)+1" office:value-type="float" office:value="3">
            <text:p>3</text:p>
          </table:table-cell>
          <table:table-cell table:style-name="ce40" office:value-type="float" office:value="210">
            <text:p>210</text:p>
          </table:table-cell>
          <table:table-cell table:number-columns-repeated="1021"/>
        </table:table-row>
        <table:table-row table:style-name="ro18">
          <table:table-cell table:style-name="ce37" table:formula="of:=UPPER(CHAR(TRUNC([.C213]/16)+97))" office:value-type="string" office:string-value="N">
            <text:p>N</text:p>
          </table:table-cell>
          <table:table-cell table:formula="of:=MOD([.C213];16)+1" office:value-type="float" office:value="4">
            <text:p>4</text:p>
          </table:table-cell>
          <table:table-cell table:style-name="ce40" office:value-type="float" office:value="211">
            <text:p>211</text:p>
          </table:table-cell>
          <table:table-cell table:number-columns-repeated="1021"/>
        </table:table-row>
        <table:table-row table:style-name="ro18">
          <table:table-cell table:style-name="ce37" table:formula="of:=UPPER(CHAR(TRUNC([.C214]/16)+97))" office:value-type="string" office:string-value="N">
            <text:p>N</text:p>
          </table:table-cell>
          <table:table-cell table:formula="of:=MOD([.C214];16)+1" office:value-type="float" office:value="5">
            <text:p>5</text:p>
          </table:table-cell>
          <table:table-cell table:style-name="ce40" office:value-type="float" office:value="212">
            <text:p>212</text:p>
          </table:table-cell>
          <table:table-cell table:number-columns-repeated="1021"/>
        </table:table-row>
        <table:table-row table:style-name="ro18">
          <table:table-cell table:style-name="ce37" table:formula="of:=UPPER(CHAR(TRUNC([.C215]/16)+97))" office:value-type="string" office:string-value="N">
            <text:p>N</text:p>
          </table:table-cell>
          <table:table-cell table:formula="of:=MOD([.C215];16)+1" office:value-type="float" office:value="6">
            <text:p>6</text:p>
          </table:table-cell>
          <table:table-cell table:style-name="ce40" office:value-type="float" office:value="213">
            <text:p>213</text:p>
          </table:table-cell>
          <table:table-cell table:number-columns-repeated="1021"/>
        </table:table-row>
        <table:table-row table:style-name="ro18">
          <table:table-cell table:style-name="ce37" table:formula="of:=UPPER(CHAR(TRUNC([.C216]/16)+97))" office:value-type="string" office:string-value="N">
            <text:p>N</text:p>
          </table:table-cell>
          <table:table-cell table:formula="of:=MOD([.C216];16)+1" office:value-type="float" office:value="7">
            <text:p>7</text:p>
          </table:table-cell>
          <table:table-cell table:style-name="ce40" office:value-type="float" office:value="214">
            <text:p>214</text:p>
          </table:table-cell>
          <table:table-cell table:number-columns-repeated="1021"/>
        </table:table-row>
        <table:table-row table:style-name="ro18">
          <table:table-cell table:style-name="ce37" table:formula="of:=UPPER(CHAR(TRUNC([.C217]/16)+97))" office:value-type="string" office:string-value="N">
            <text:p>N</text:p>
          </table:table-cell>
          <table:table-cell table:formula="of:=MOD([.C217];16)+1" office:value-type="float" office:value="8">
            <text:p>8</text:p>
          </table:table-cell>
          <table:table-cell table:style-name="ce40" office:value-type="float" office:value="215">
            <text:p>215</text:p>
          </table:table-cell>
          <table:table-cell table:number-columns-repeated="1021"/>
        </table:table-row>
        <table:table-row table:style-name="ro18">
          <table:table-cell table:style-name="ce37" table:formula="of:=UPPER(CHAR(TRUNC([.C218]/16)+97))" office:value-type="string" office:string-value="N">
            <text:p>N</text:p>
          </table:table-cell>
          <table:table-cell table:formula="of:=MOD([.C218];16)+1" office:value-type="float" office:value="9">
            <text:p>9</text:p>
          </table:table-cell>
          <table:table-cell table:style-name="ce40" office:value-type="float" office:value="216">
            <text:p>216</text:p>
          </table:table-cell>
          <table:table-cell table:number-columns-repeated="1021"/>
        </table:table-row>
        <table:table-row table:style-name="ro18">
          <table:table-cell table:style-name="ce37" table:formula="of:=UPPER(CHAR(TRUNC([.C219]/16)+97))" office:value-type="string" office:string-value="N">
            <text:p>N</text:p>
          </table:table-cell>
          <table:table-cell table:formula="of:=MOD([.C219];16)+1" office:value-type="float" office:value="10">
            <text:p>10</text:p>
          </table:table-cell>
          <table:table-cell table:style-name="ce40" office:value-type="float" office:value="217">
            <text:p>217</text:p>
          </table:table-cell>
          <table:table-cell table:number-columns-repeated="1021"/>
        </table:table-row>
        <table:table-row table:style-name="ro18">
          <table:table-cell table:style-name="ce37" table:formula="of:=UPPER(CHAR(TRUNC([.C220]/16)+97))" office:value-type="string" office:string-value="N">
            <text:p>N</text:p>
          </table:table-cell>
          <table:table-cell table:formula="of:=MOD([.C220];16)+1" office:value-type="float" office:value="11">
            <text:p>11</text:p>
          </table:table-cell>
          <table:table-cell table:style-name="ce40" office:value-type="float" office:value="218">
            <text:p>218</text:p>
          </table:table-cell>
          <table:table-cell table:number-columns-repeated="1021"/>
        </table:table-row>
        <table:table-row table:style-name="ro18">
          <table:table-cell table:style-name="ce37" table:formula="of:=UPPER(CHAR(TRUNC([.C221]/16)+97))" office:value-type="string" office:string-value="N">
            <text:p>N</text:p>
          </table:table-cell>
          <table:table-cell table:formula="of:=MOD([.C221];16)+1" office:value-type="float" office:value="12">
            <text:p>12</text:p>
          </table:table-cell>
          <table:table-cell table:style-name="ce40" office:value-type="float" office:value="219">
            <text:p>219</text:p>
          </table:table-cell>
          <table:table-cell table:number-columns-repeated="1021"/>
        </table:table-row>
        <table:table-row table:style-name="ro18">
          <table:table-cell table:style-name="ce37" table:formula="of:=UPPER(CHAR(TRUNC([.C222]/16)+97))" office:value-type="string" office:string-value="N">
            <text:p>N</text:p>
          </table:table-cell>
          <table:table-cell table:formula="of:=MOD([.C222];16)+1" office:value-type="float" office:value="13">
            <text:p>13</text:p>
          </table:table-cell>
          <table:table-cell table:style-name="ce40" office:value-type="float" office:value="220">
            <text:p>220</text:p>
          </table:table-cell>
          <table:table-cell table:number-columns-repeated="1021"/>
        </table:table-row>
        <table:table-row table:style-name="ro18">
          <table:table-cell table:style-name="ce37" table:formula="of:=UPPER(CHAR(TRUNC([.C223]/16)+97))" office:value-type="string" office:string-value="N">
            <text:p>N</text:p>
          </table:table-cell>
          <table:table-cell table:formula="of:=MOD([.C223];16)+1" office:value-type="float" office:value="14">
            <text:p>14</text:p>
          </table:table-cell>
          <table:table-cell table:style-name="ce40" office:value-type="float" office:value="221">
            <text:p>221</text:p>
          </table:table-cell>
          <table:table-cell table:number-columns-repeated="1021"/>
        </table:table-row>
        <table:table-row table:style-name="ro18">
          <table:table-cell table:style-name="ce37" table:formula="of:=UPPER(CHAR(TRUNC([.C224]/16)+97))" office:value-type="string" office:string-value="N">
            <text:p>N</text:p>
          </table:table-cell>
          <table:table-cell table:formula="of:=MOD([.C224];16)+1" office:value-type="float" office:value="15">
            <text:p>15</text:p>
          </table:table-cell>
          <table:table-cell table:style-name="ce40" office:value-type="float" office:value="222">
            <text:p>222</text:p>
          </table:table-cell>
          <table:table-cell table:number-columns-repeated="1021"/>
        </table:table-row>
        <table:table-row table:style-name="ro18">
          <table:table-cell table:style-name="ce37" table:formula="of:=UPPER(CHAR(TRUNC([.C225]/16)+97))" office:value-type="string" office:string-value="N">
            <text:p>N</text:p>
          </table:table-cell>
          <table:table-cell table:formula="of:=MOD([.C225];16)+1" office:value-type="float" office:value="16">
            <text:p>16</text:p>
          </table:table-cell>
          <table:table-cell table:style-name="ce40" office:value-type="float" office:value="223">
            <text:p>223</text:p>
          </table:table-cell>
          <table:table-cell table:number-columns-repeated="1021"/>
        </table:table-row>
        <table:table-row table:style-name="ro18">
          <table:table-cell table:style-name="ce37" table:formula="of:=UPPER(CHAR(TRUNC([.C226]/16)+97))" office:value-type="string" office:string-value="O">
            <text:p>O</text:p>
          </table:table-cell>
          <table:table-cell table:formula="of:=MOD([.C226];16)+1" office:value-type="float" office:value="1">
            <text:p>1</text:p>
          </table:table-cell>
          <table:table-cell table:style-name="ce40" office:value-type="float" office:value="224">
            <text:p>224</text:p>
          </table:table-cell>
          <table:table-cell table:number-columns-repeated="1021"/>
        </table:table-row>
        <table:table-row table:style-name="ro18">
          <table:table-cell table:style-name="ce37" table:formula="of:=UPPER(CHAR(TRUNC([.C227]/16)+97))" office:value-type="string" office:string-value="O">
            <text:p>O</text:p>
          </table:table-cell>
          <table:table-cell table:formula="of:=MOD([.C227];16)+1" office:value-type="float" office:value="2">
            <text:p>2</text:p>
          </table:table-cell>
          <table:table-cell table:style-name="ce40" office:value-type="float" office:value="225">
            <text:p>225</text:p>
          </table:table-cell>
          <table:table-cell table:number-columns-repeated="1021"/>
        </table:table-row>
        <table:table-row table:style-name="ro18">
          <table:table-cell table:style-name="ce37" table:formula="of:=UPPER(CHAR(TRUNC([.C228]/16)+97))" office:value-type="string" office:string-value="O">
            <text:p>O</text:p>
          </table:table-cell>
          <table:table-cell table:formula="of:=MOD([.C228];16)+1" office:value-type="float" office:value="3">
            <text:p>3</text:p>
          </table:table-cell>
          <table:table-cell table:style-name="ce40" office:value-type="float" office:value="226">
            <text:p>226</text:p>
          </table:table-cell>
          <table:table-cell table:number-columns-repeated="1021"/>
        </table:table-row>
        <table:table-row table:style-name="ro18">
          <table:table-cell table:style-name="ce37" table:formula="of:=UPPER(CHAR(TRUNC([.C229]/16)+97))" office:value-type="string" office:string-value="O">
            <text:p>O</text:p>
          </table:table-cell>
          <table:table-cell table:formula="of:=MOD([.C229];16)+1" office:value-type="float" office:value="4">
            <text:p>4</text:p>
          </table:table-cell>
          <table:table-cell table:style-name="ce40" office:value-type="float" office:value="227">
            <text:p>227</text:p>
          </table:table-cell>
          <table:table-cell table:number-columns-repeated="1021"/>
        </table:table-row>
        <table:table-row table:style-name="ro18">
          <table:table-cell table:style-name="ce37" table:formula="of:=UPPER(CHAR(TRUNC([.C230]/16)+97))" office:value-type="string" office:string-value="O">
            <text:p>O</text:p>
          </table:table-cell>
          <table:table-cell table:formula="of:=MOD([.C230];16)+1" office:value-type="float" office:value="5">
            <text:p>5</text:p>
          </table:table-cell>
          <table:table-cell table:style-name="ce40" office:value-type="float" office:value="228">
            <text:p>228</text:p>
          </table:table-cell>
          <table:table-cell table:number-columns-repeated="1021"/>
        </table:table-row>
        <table:table-row table:style-name="ro18">
          <table:table-cell table:style-name="ce37" table:formula="of:=UPPER(CHAR(TRUNC([.C231]/16)+97))" office:value-type="string" office:string-value="O">
            <text:p>O</text:p>
          </table:table-cell>
          <table:table-cell table:formula="of:=MOD([.C231];16)+1" office:value-type="float" office:value="6">
            <text:p>6</text:p>
          </table:table-cell>
          <table:table-cell table:style-name="ce40" office:value-type="float" office:value="229">
            <text:p>229</text:p>
          </table:table-cell>
          <table:table-cell table:number-columns-repeated="1021"/>
        </table:table-row>
        <table:table-row table:style-name="ro18">
          <table:table-cell table:style-name="ce37" table:formula="of:=UPPER(CHAR(TRUNC([.C232]/16)+97))" office:value-type="string" office:string-value="O">
            <text:p>O</text:p>
          </table:table-cell>
          <table:table-cell table:formula="of:=MOD([.C232];16)+1" office:value-type="float" office:value="7">
            <text:p>7</text:p>
          </table:table-cell>
          <table:table-cell table:style-name="ce40" office:value-type="float" office:value="230">
            <text:p>230</text:p>
          </table:table-cell>
          <table:table-cell table:number-columns-repeated="1021"/>
        </table:table-row>
        <table:table-row table:style-name="ro18">
          <table:table-cell table:style-name="ce37" table:formula="of:=UPPER(CHAR(TRUNC([.C233]/16)+97))" office:value-type="string" office:string-value="O">
            <text:p>O</text:p>
          </table:table-cell>
          <table:table-cell table:formula="of:=MOD([.C233];16)+1" office:value-type="float" office:value="8">
            <text:p>8</text:p>
          </table:table-cell>
          <table:table-cell table:style-name="ce40" office:value-type="float" office:value="231">
            <text:p>231</text:p>
          </table:table-cell>
          <table:table-cell table:number-columns-repeated="1021"/>
        </table:table-row>
        <table:table-row table:style-name="ro18">
          <table:table-cell table:style-name="ce37" table:formula="of:=UPPER(CHAR(TRUNC([.C234]/16)+97))" office:value-type="string" office:string-value="O">
            <text:p>O</text:p>
          </table:table-cell>
          <table:table-cell table:formula="of:=MOD([.C234];16)+1" office:value-type="float" office:value="9">
            <text:p>9</text:p>
          </table:table-cell>
          <table:table-cell table:style-name="ce40" office:value-type="float" office:value="232">
            <text:p>232</text:p>
          </table:table-cell>
          <table:table-cell table:number-columns-repeated="1021"/>
        </table:table-row>
        <table:table-row table:style-name="ro18">
          <table:table-cell table:style-name="ce37" table:formula="of:=UPPER(CHAR(TRUNC([.C235]/16)+97))" office:value-type="string" office:string-value="O">
            <text:p>O</text:p>
          </table:table-cell>
          <table:table-cell table:formula="of:=MOD([.C235];16)+1" office:value-type="float" office:value="10">
            <text:p>10</text:p>
          </table:table-cell>
          <table:table-cell table:style-name="ce40" office:value-type="float" office:value="233">
            <text:p>233</text:p>
          </table:table-cell>
          <table:table-cell table:number-columns-repeated="1021"/>
        </table:table-row>
        <table:table-row table:style-name="ro18">
          <table:table-cell table:style-name="ce37" table:formula="of:=UPPER(CHAR(TRUNC([.C236]/16)+97))" office:value-type="string" office:string-value="O">
            <text:p>O</text:p>
          </table:table-cell>
          <table:table-cell table:formula="of:=MOD([.C236];16)+1" office:value-type="float" office:value="11">
            <text:p>11</text:p>
          </table:table-cell>
          <table:table-cell table:style-name="ce40" office:value-type="float" office:value="234">
            <text:p>234</text:p>
          </table:table-cell>
          <table:table-cell table:number-columns-repeated="1021"/>
        </table:table-row>
        <table:table-row table:style-name="ro18">
          <table:table-cell table:style-name="ce37" table:formula="of:=UPPER(CHAR(TRUNC([.C237]/16)+97))" office:value-type="string" office:string-value="O">
            <text:p>O</text:p>
          </table:table-cell>
          <table:table-cell table:formula="of:=MOD([.C237];16)+1" office:value-type="float" office:value="12">
            <text:p>12</text:p>
          </table:table-cell>
          <table:table-cell table:style-name="ce40" office:value-type="float" office:value="235">
            <text:p>235</text:p>
          </table:table-cell>
          <table:table-cell table:number-columns-repeated="1021"/>
        </table:table-row>
        <table:table-row table:style-name="ro18">
          <table:table-cell table:style-name="ce37" table:formula="of:=UPPER(CHAR(TRUNC([.C238]/16)+97))" office:value-type="string" office:string-value="O">
            <text:p>O</text:p>
          </table:table-cell>
          <table:table-cell table:formula="of:=MOD([.C238];16)+1" office:value-type="float" office:value="13">
            <text:p>13</text:p>
          </table:table-cell>
          <table:table-cell table:style-name="ce40" office:value-type="float" office:value="236">
            <text:p>236</text:p>
          </table:table-cell>
          <table:table-cell table:number-columns-repeated="1021"/>
        </table:table-row>
        <table:table-row table:style-name="ro18">
          <table:table-cell table:style-name="ce37" table:formula="of:=UPPER(CHAR(TRUNC([.C239]/16)+97))" office:value-type="string" office:string-value="O">
            <text:p>O</text:p>
          </table:table-cell>
          <table:table-cell table:formula="of:=MOD([.C239];16)+1" office:value-type="float" office:value="14">
            <text:p>14</text:p>
          </table:table-cell>
          <table:table-cell table:style-name="ce40" office:value-type="float" office:value="237">
            <text:p>237</text:p>
          </table:table-cell>
          <table:table-cell table:number-columns-repeated="1021"/>
        </table:table-row>
        <table:table-row table:style-name="ro18">
          <table:table-cell table:style-name="ce37" table:formula="of:=UPPER(CHAR(TRUNC([.C240]/16)+97))" office:value-type="string" office:string-value="O">
            <text:p>O</text:p>
          </table:table-cell>
          <table:table-cell table:formula="of:=MOD([.C240];16)+1" office:value-type="float" office:value="15">
            <text:p>15</text:p>
          </table:table-cell>
          <table:table-cell table:style-name="ce40" office:value-type="float" office:value="238">
            <text:p>238</text:p>
          </table:table-cell>
          <table:table-cell table:number-columns-repeated="1021"/>
        </table:table-row>
        <table:table-row table:style-name="ro18">
          <table:table-cell table:style-name="ce37" table:formula="of:=UPPER(CHAR(TRUNC([.C241]/16)+97))" office:value-type="string" office:string-value="O">
            <text:p>O</text:p>
          </table:table-cell>
          <table:table-cell table:formula="of:=MOD([.C241];16)+1" office:value-type="float" office:value="16">
            <text:p>16</text:p>
          </table:table-cell>
          <table:table-cell table:style-name="ce40" office:value-type="float" office:value="239">
            <text:p>239</text:p>
          </table:table-cell>
          <table:table-cell table:number-columns-repeated="1021"/>
        </table:table-row>
        <table:table-row table:style-name="ro18">
          <table:table-cell table:style-name="ce37" table:formula="of:=UPPER(CHAR(TRUNC([.C242]/16)+97))" office:value-type="string" office:string-value="P">
            <text:p>P</text:p>
          </table:table-cell>
          <table:table-cell table:formula="of:=MOD([.C242];16)+1" office:value-type="float" office:value="1">
            <text:p>1</text:p>
          </table:table-cell>
          <table:table-cell table:style-name="ce40" office:value-type="float" office:value="240">
            <text:p>240</text:p>
          </table:table-cell>
          <table:table-cell table:number-columns-repeated="1021"/>
        </table:table-row>
        <table:table-row table:style-name="ro18">
          <table:table-cell table:style-name="ce37" table:formula="of:=UPPER(CHAR(TRUNC([.C243]/16)+97))" office:value-type="string" office:string-value="P">
            <text:p>P</text:p>
          </table:table-cell>
          <table:table-cell table:formula="of:=MOD([.C243];16)+1" office:value-type="float" office:value="2">
            <text:p>2</text:p>
          </table:table-cell>
          <table:table-cell table:style-name="ce40" office:value-type="float" office:value="241">
            <text:p>241</text:p>
          </table:table-cell>
          <table:table-cell table:number-columns-repeated="1021"/>
        </table:table-row>
        <table:table-row table:style-name="ro18">
          <table:table-cell table:style-name="ce37" table:formula="of:=UPPER(CHAR(TRUNC([.C244]/16)+97))" office:value-type="string" office:string-value="P">
            <text:p>P</text:p>
          </table:table-cell>
          <table:table-cell table:formula="of:=MOD([.C244];16)+1" office:value-type="float" office:value="3">
            <text:p>3</text:p>
          </table:table-cell>
          <table:table-cell table:style-name="ce40" office:value-type="float" office:value="242">
            <text:p>242</text:p>
          </table:table-cell>
          <table:table-cell table:number-columns-repeated="1021"/>
        </table:table-row>
        <table:table-row table:style-name="ro18">
          <table:table-cell table:style-name="ce37" table:formula="of:=UPPER(CHAR(TRUNC([.C245]/16)+97))" office:value-type="string" office:string-value="P">
            <text:p>P</text:p>
          </table:table-cell>
          <table:table-cell table:formula="of:=MOD([.C245];16)+1" office:value-type="float" office:value="4">
            <text:p>4</text:p>
          </table:table-cell>
          <table:table-cell table:style-name="ce40" office:value-type="float" office:value="243">
            <text:p>243</text:p>
          </table:table-cell>
          <table:table-cell table:number-columns-repeated="1021"/>
        </table:table-row>
        <table:table-row table:style-name="ro18">
          <table:table-cell table:style-name="ce37" table:formula="of:=UPPER(CHAR(TRUNC([.C246]/16)+97))" office:value-type="string" office:string-value="P">
            <text:p>P</text:p>
          </table:table-cell>
          <table:table-cell table:formula="of:=MOD([.C246];16)+1" office:value-type="float" office:value="5">
            <text:p>5</text:p>
          </table:table-cell>
          <table:table-cell table:style-name="ce40" office:value-type="float" office:value="244">
            <text:p>244</text:p>
          </table:table-cell>
          <table:table-cell table:number-columns-repeated="1021"/>
        </table:table-row>
        <table:table-row table:style-name="ro18">
          <table:table-cell table:style-name="ce37" table:formula="of:=UPPER(CHAR(TRUNC([.C247]/16)+97))" office:value-type="string" office:string-value="P">
            <text:p>P</text:p>
          </table:table-cell>
          <table:table-cell table:formula="of:=MOD([.C247];16)+1" office:value-type="float" office:value="6">
            <text:p>6</text:p>
          </table:table-cell>
          <table:table-cell table:style-name="ce40" office:value-type="float" office:value="245">
            <text:p>245</text:p>
          </table:table-cell>
          <table:table-cell table:number-columns-repeated="1021"/>
        </table:table-row>
        <table:table-row table:style-name="ro18">
          <table:table-cell table:style-name="ce37" table:formula="of:=UPPER(CHAR(TRUNC([.C248]/16)+97))" office:value-type="string" office:string-value="P">
            <text:p>P</text:p>
          </table:table-cell>
          <table:table-cell table:formula="of:=MOD([.C248];16)+1" office:value-type="float" office:value="7">
            <text:p>7</text:p>
          </table:table-cell>
          <table:table-cell table:style-name="ce40" office:value-type="float" office:value="246">
            <text:p>246</text:p>
          </table:table-cell>
          <table:table-cell table:number-columns-repeated="1021"/>
        </table:table-row>
        <table:table-row table:style-name="ro18">
          <table:table-cell table:style-name="ce37" table:formula="of:=UPPER(CHAR(TRUNC([.C249]/16)+97))" office:value-type="string" office:string-value="P">
            <text:p>P</text:p>
          </table:table-cell>
          <table:table-cell table:formula="of:=MOD([.C249];16)+1" office:value-type="float" office:value="8">
            <text:p>8</text:p>
          </table:table-cell>
          <table:table-cell table:style-name="ce40" office:value-type="float" office:value="247">
            <text:p>247</text:p>
          </table:table-cell>
          <table:table-cell table:number-columns-repeated="1021"/>
        </table:table-row>
        <table:table-row table:style-name="ro18">
          <table:table-cell table:style-name="ce37" table:formula="of:=UPPER(CHAR(TRUNC([.C250]/16)+97))" office:value-type="string" office:string-value="P">
            <text:p>P</text:p>
          </table:table-cell>
          <table:table-cell table:formula="of:=MOD([.C250];16)+1" office:value-type="float" office:value="9">
            <text:p>9</text:p>
          </table:table-cell>
          <table:table-cell table:style-name="ce40" office:value-type="float" office:value="248">
            <text:p>248</text:p>
          </table:table-cell>
          <table:table-cell table:number-columns-repeated="1021"/>
        </table:table-row>
        <table:table-row table:style-name="ro18">
          <table:table-cell table:style-name="ce37" table:formula="of:=UPPER(CHAR(TRUNC([.C251]/16)+97))" office:value-type="string" office:string-value="P">
            <text:p>P</text:p>
          </table:table-cell>
          <table:table-cell table:formula="of:=MOD([.C251];16)+1" office:value-type="float" office:value="10">
            <text:p>10</text:p>
          </table:table-cell>
          <table:table-cell table:style-name="ce40" office:value-type="float" office:value="249">
            <text:p>249</text:p>
          </table:table-cell>
          <table:table-cell table:number-columns-repeated="1021"/>
        </table:table-row>
        <table:table-row table:style-name="ro18">
          <table:table-cell table:style-name="ce37" table:formula="of:=UPPER(CHAR(TRUNC([.C252]/16)+97))" office:value-type="string" office:string-value="P">
            <text:p>P</text:p>
          </table:table-cell>
          <table:table-cell table:formula="of:=MOD([.C252];16)+1" office:value-type="float" office:value="11">
            <text:p>11</text:p>
          </table:table-cell>
          <table:table-cell table:style-name="ce40" office:value-type="float" office:value="250">
            <text:p>250</text:p>
          </table:table-cell>
          <table:table-cell table:number-columns-repeated="1021"/>
        </table:table-row>
        <table:table-row table:style-name="ro18">
          <table:table-cell table:style-name="ce37" table:formula="of:=UPPER(CHAR(TRUNC([.C253]/16)+97))" office:value-type="string" office:string-value="P">
            <text:p>P</text:p>
          </table:table-cell>
          <table:table-cell table:formula="of:=MOD([.C253];16)+1" office:value-type="float" office:value="12">
            <text:p>12</text:p>
          </table:table-cell>
          <table:table-cell table:style-name="ce40" office:value-type="float" office:value="251">
            <text:p>251</text:p>
          </table:table-cell>
          <table:table-cell table:number-columns-repeated="1021"/>
        </table:table-row>
        <table:table-row table:style-name="ro18">
          <table:table-cell table:style-name="ce37" table:formula="of:=UPPER(CHAR(TRUNC([.C254]/16)+97))" office:value-type="string" office:string-value="P">
            <text:p>P</text:p>
          </table:table-cell>
          <table:table-cell table:formula="of:=MOD([.C254];16)+1" office:value-type="float" office:value="13">
            <text:p>13</text:p>
          </table:table-cell>
          <table:table-cell table:style-name="ce40" office:value-type="float" office:value="252">
            <text:p>252</text:p>
          </table:table-cell>
          <table:table-cell table:number-columns-repeated="1021"/>
        </table:table-row>
        <table:table-row table:style-name="ro18">
          <table:table-cell table:style-name="ce37" table:formula="of:=UPPER(CHAR(TRUNC([.C255]/16)+97))" office:value-type="string" office:string-value="P">
            <text:p>P</text:p>
          </table:table-cell>
          <table:table-cell table:formula="of:=MOD([.C255];16)+1" office:value-type="float" office:value="14">
            <text:p>14</text:p>
          </table:table-cell>
          <table:table-cell table:style-name="ce40" office:value-type="float" office:value="253">
            <text:p>253</text:p>
          </table:table-cell>
          <table:table-cell table:number-columns-repeated="1021"/>
        </table:table-row>
        <table:table-row table:style-name="ro18">
          <table:table-cell table:style-name="ce37" table:formula="of:=UPPER(CHAR(TRUNC([.C256]/16)+97))" office:value-type="string" office:string-value="P">
            <text:p>P</text:p>
          </table:table-cell>
          <table:table-cell table:formula="of:=MOD([.C256];16)+1" office:value-type="float" office:value="15">
            <text:p>15</text:p>
          </table:table-cell>
          <table:table-cell table:style-name="ce40" office:value-type="float" office:value="254">
            <text:p>254</text:p>
          </table:table-cell>
          <table:table-cell table:number-columns-repeated="1021"/>
        </table:table-row>
        <table:table-row table:style-name="ro18">
          <table:table-cell table:style-name="ce38" table:formula="of:=UPPER(CHAR(TRUNC([.C257]/16)+97))" office:value-type="string" office:string-value="P">
            <text:p>P</text:p>
          </table:table-cell>
          <table:table-cell table:style-name="ce39" table:formula="of:=MOD([.C257];16)+1" office:value-type="float" office:value="16">
            <text:p>16</text:p>
          </table:table-cell>
          <table:table-cell table:style-name="ce41" office:value-type="float" office:value="255">
            <text:p>255</text:p>
          </table:table-cell>
          <table:table-cell table:number-columns-repeated="1021"/>
        </table:table-row>
        <table:table-row table:style-name="ro18" table:number-rows-repeated="65278">
          <table:table-cell table:number-columns-repeated="1024"/>
        </table:table-row>
        <table:table-row table:style-name="ro18">
          <table:table-cell table:number-columns-repeated="1024"/>
        </table:table-row>
      </table:table>
      <table:named-expressions>
        <table:named-range table:name="_FilterDatabase" table:base-cell-address="$Command.$A$1" table:cell-range-address="$Command.$A$2:.$Q$65"/>
      </table:named-expressions>
      <table:database-ranges>
        <table:database-range table:name="Commando" table:target-range-address="Command.B1:Command.O88"/>
        <table:database-range table:target-range-address="Command.A2:Command.AMJ87" table:contains-header="false">
          <table:sort>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nl" fo:country="NL" style:font-name-asian="Arial"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9P0" style:volatile="true">
      <number:text>$ </number:text>
      <number:number number:decimal-places="2" number:min-integer-digits="1" number:grouping="true"/>
      <number:text> </number:text>
    </number:number-style>
    <number:number-style style:name="N109P1" style:volatile="true">
      <number:text>$ (</number:text>
      <number:number number:decimal-places="2" number:min-integer-digits="1" number:grouping="true"/>
      <number:text>)</number:text>
    </number:number-style>
    <number:number-style style:name="N109P2" style:volatile="true">
      <number:text>$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2P0" style:volatile="true">
      <number:text>$ </number:text>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2" number:min-integer-digits="1" number:grouping="true"/>
      <number:text> </number:text>
    </number:number-style>
    <number:number-style style:name="N116P1" style:volatile="true">
      <number:text>(</number:text>
      <number:number number:decimal-places="2" number:min-integer-digits="1" number:grouping="true"/>
      <number:text>)</number:text>
    </number:number-style>
    <number:number-style style:name="N116P2" style:volatile="true">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0" number:min-integer-digits="1" number:grouping="true"/>
      <number:text> </number:text>
    </number:number-style>
    <number:number-style style:name="N119P1" style:volatile="true">
      <number:text>(</number:text>
      <number:number number:decimal-places="0" number:min-integer-digits="1" number:grouping="true"/>
      <number:text>)</number:text>
    </number:number-style>
    <number:number-style style:name="N119P2" style:volatile="true">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currency-symbol number:language="nl" number:country="NL">€</number:currency-symbol>
      <number:text> </number:text>
      <number:number number:decimal-places="2" number:min-integer-digits="1" number:grouping="true"/>
    </number:currency-style>
    <number:currency-style style:name="N121">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1P0"/>
    </number:currency-style>
    <number:number-style style:name="N106">
      <number:text>$ </number:text>
      <number:number number:decimal-places="2" number:min-integer-digits="1" number:grouping="true"/>
      <number:text> </number:text>
    </number:number-style>
    <number:number-style style:name="N107">
      <number:text>$ (</number:text>
      <number:number number:decimal-places="2" number:min-integer-digits="1" number:grouping="true"/>
      <number:text>)</number:text>
    </number:number-style>
    <number:number-style style:name="N108">
      <number:text>$ - </number:text>
    </number:number-style>
    <number:number-style style:name="N110">
      <number:text>$ </number:text>
      <number:number number:decimal-places="0" number:min-integer-digits="1" number:grouping="true"/>
      <number:text> </number:text>
    </number:number-style>
    <number:number-style style:name="N111">
      <number:text>$ (</number:text>
      <number:number number:decimal-places="0" number:min-integer-digits="1" number:grouping="true"/>
      <number:text>)</number:text>
    </number:number-style>
    <number:number-style style:name="N113">
      <number:number number:decimal-places="2" number:min-integer-digits="1" number:grouping="true"/>
      <number:text> </number:text>
    </number:number-style>
    <number:number-style style:name="N114">
      <number:text>(</number:text>
      <number:number number:decimal-places="2" number:min-integer-digits="1" number:grouping="true"/>
      <number:text>)</number:text>
    </number:number-style>
    <number:number-style style:name="N115">
      <number:text>- </number:text>
    </number:number-style>
    <number:number-style style:name="N117">
      <number:number number:decimal-places="0" number:min-integer-digits="1" number:grouping="true"/>
      <number:text> </number:text>
    </number:number-style>
    <number:number-style style:name="N118">
      <number:text>(</number:text>
      <number:number number:decimal-places="0" number:min-integer-digits="1" number:grouping="true"/>
      <number:text>)</number:text>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9"/>
    <style:style style:name="Currency_5b_0_5d_" style:display-name="Currency[0]" style:family="table-cell" style:parent-style-name="Default" style:data-style-name="N112"/>
    <style:style style:name="Comma" style:family="table-cell" style:parent-style-name="Default" style:data-style-name="N116"/>
    <style:style style:name="Comma_5b_0_5d_" style:display-name="Comma[0]" style:family="table-cell" style:parent-style-name="Default" style:data-style-name="N119"/>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cm" fo:margin-bottom="1cm" fo:margin-left="1.905cm" fo:margin-right="1.905cm" style:shadow="none" fo:background-color="transparent" style:print-page-order="ttb" style:first-page-number="continue" style:scale-to-X="1" style:scale-to-Y="19">
        <style:background-image/>
      </style:page-layout-properties>
      <style:header-style>
        <style:header-footer-properties fo:min-height="2.101cm" fo:margin-left="2cm" fo:margin-right="2cm" fo:margin-bottom="2cm"/>
      </style:header-style>
      <style:footer-style>
        <style:header-footer-properties fo:min-height="2.101cm" fo:margin-left="2cm" fo:margin-right="2cm" fo:margin-top="2cm"/>
      </style:footer-style>
    </style:page-layout>
    <style:style style:name="MT1" style:family="text">
      <style:text-properties fo:font-size="12pt" fo:font-weight="bold"/>
    </style:style>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4">04-07-2010</text:date>, <text:time>00:25:23</text:time></text:p>
        </style:region-right>
      </style:header>
      <style:header-left style:display="false"/>
      <style:footer>
        <text:p>Pagina <text:page-number>1</text:page-number> / <text:page-count>99</text:page-count></text:p>
      </style:footer>
      <style:footer-left style:display="false"/>
    </style:master-page>
    <style:master-page style:name="Paul" style:page-layout-name="Mpm3">
      <style:header>
        <text:p><text:span text:style-name="MT1">Commando's Nodo Due</text:span></text:p>
      </style:header>
      <style:header-left style:display="false"/>
      <style:footer>
        <style:region-left>
          <text:p>p.k.tonkes@gmail.com</text:p>
        </style:region-left>
        <style:region-right>
          <text:p>Pagina <text:page-number>1</text:page-number> van <text:page-count>99</text:page-count></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69-12-31T16:00:00</meta:creation-date>
    <dc:date>2010-07-04T00:25:22.94</dc:date>
    <meta:print-date>2010-04-05T20:25:22.73</meta:print-date>
    <meta:editing-duration>PT71H50M57S</meta:editing-duration>
    <meta:editing-cycles>63</meta:editing-cycles>
    <meta:generator>OpenOffice.org/3.2$Win32 OpenOffice.org_project/320m12$Build-9483</meta:generator>
    <meta:document-statistic meta:table-count="2" meta:cell-count="2033" meta:object-count="0"/>
  </office:meta>
</office:document-meta>
</file>